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4.05mm"/>
    </style:style>
    <style:style style:name="co2" style:family="table-column">
      <style:table-column-properties fo:break-before="auto" style:column-width="15.88mm"/>
    </style:style>
    <style:style style:name="co3" style:family="table-column">
      <style:table-column-properties fo:break-before="auto" style:column-width="23.23mm"/>
    </style:style>
    <style:style style:name="co4" style:family="table-column">
      <style:table-column-properties fo:break-before="auto" style:column-width="16.69mm"/>
    </style:style>
    <style:style style:name="co5" style:family="table-column">
      <style:table-column-properties fo:break-before="auto" style:column-width="6.88mm"/>
    </style:style>
    <style:style style:name="co6" style:family="table-column">
      <style:table-column-properties fo:break-before="auto" style:column-width="7.97mm"/>
    </style:style>
    <style:style style:name="co7" style:family="table-column">
      <style:table-column-properties fo:break-before="auto" style:column-width="17.78mm"/>
    </style:style>
    <style:style style:name="co8" style:family="table-column">
      <style:table-column-properties fo:break-before="auto" style:column-width="17.52mm"/>
    </style:style>
    <style:style style:name="co9" style:family="table-column">
      <style:table-column-properties fo:break-before="auto" style:column-width="10.71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03w01n3n2n1N2" table:style-name="ta1">
        <table:shapes>
          <draw:frame draw:z-index="0" draw:style-name="gr1" draw:text-style-name="P1" svg:width="160.04mm" svg:height="90.05mm" svg:x="31.79mm" svg:y="23.64mm">
            <loext:p draw:notify-on-update-of-ranges="03w01n3n2n1N2.B5:03w01n3n2n1N2.B1332 03w01n3n2n1N2.C5:03w01n3n2n1N2.C133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input</text:p>
          </table:table-cell>
          <table:table-cell table:style-name="ce1" office:value-type="string" calcext:value-type="string">
            <text:p>0:</text:p>
          </table:table-cell>
          <table:table-cell office:value-type="float" office:value="-1.33542" calcext:value-type="float">
            <text:p>-1,3354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table:style-name="ce1" office:value-type="string" calcext:value-type="string">
            <text:p>1:</text:p>
          </table:table-cell>
          <table:table-cell office:value-type="float" office:value="1.93988" calcext:value-type="float">
            <text:p>1,93988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err0:</text:p>
          </table:table-cell>
          <table:table-cell table:style-name="Default" office:value-type="float" office:value="0.0881831" calcext:value-type="float">
            <text:p>0,0881831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rr1:</text:p>
          </table:table-cell>
          <table:table-cell table:style-name="Default" office:value-type="float" office:value="0.0151025" calcext:value-type="float">
            <text:p>0,0151025</text:p>
          </table:table-cell>
          <table:table-cell office:value-type="string" calcext:value-type="string">
            <text:p>cza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2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rr2:</text:p>
          </table:table-cell>
          <table:table-cell table:style-name="Default" office:value-type="float" office:value="0.00623519" calcext:value-type="float">
            <text:p>0,00623519</text:p>
          </table:table-cell>
          <table:table-cell office:value-type="string" calcext:value-type="string">
            <text:p>cza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0m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err3:</text:p>
          </table:table-cell>
          <table:table-cell table:style-name="Default" office:value-type="float" office:value="0.00513116" calcext:value-type="float">
            <text:p>0,00513116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7m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err4:</text:p>
          </table:table-cell>
          <table:table-cell table:style-name="Default" office:value-type="float" office:value="0.00493948" calcext:value-type="float">
            <text:p>0,00493948</text:p>
          </table:table-cell>
          <table:table-cell office:value-type="string" calcext:value-type="string">
            <text:p>cza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5m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err5:</text:p>
          </table:table-cell>
          <table:table-cell table:style-name="Default" office:value-type="float" office:value="0.00485382" calcext:value-type="float">
            <text:p>0,00485382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4m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err6:</text:p>
          </table:table-cell>
          <table:table-cell table:style-name="Default" office:value-type="float" office:value="0.00478038" calcext:value-type="float">
            <text:p>0,00478038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3m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err7:</text:p>
          </table:table-cell>
          <table:table-cell table:style-name="Default" office:value-type="float" office:value="0.00470839" calcext:value-type="float">
            <text:p>0,00470839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2m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err8:</text:p>
          </table:table-cell>
          <table:table-cell table:style-name="Default" office:value-type="float" office:value="0.00463667" calcext:value-type="float">
            <text:p>0,00463667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7m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err9:</text:p>
          </table:table-cell>
          <table:table-cell table:style-name="Default" office:value-type="float" office:value="0.00456513" calcext:value-type="float">
            <text:p>0,00456513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4m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err10:</text:p>
          </table:table-cell>
          <table:table-cell table:style-name="Default" office:value-type="float" office:value="0.0044938" calcext:value-type="float">
            <text:p>0,0044938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11m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err11:</text:p>
          </table:table-cell>
          <table:table-cell table:style-name="Default" office:value-type="float" office:value="0.00442274" calcext:value-type="float">
            <text:p>0,00442274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27m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err12:</text:p>
          </table:table-cell>
          <table:table-cell table:style-name="Default" office:value-type="float" office:value="0.00435198" calcext:value-type="float">
            <text:p>0,00435198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41m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err13:</text:p>
          </table:table-cell>
          <table:table-cell table:style-name="Default" office:value-type="float" office:value="0.00428158" calcext:value-type="float">
            <text:p>0,00428158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57m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err14:</text:p>
          </table:table-cell>
          <table:table-cell table:style-name="Default" office:value-type="float" office:value="0.00421157" calcext:value-type="float">
            <text:p>0,00421157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71m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err15:</text:p>
          </table:table-cell>
          <table:table-cell table:style-name="Default" office:value-type="float" office:value="0.00414199" calcext:value-type="float">
            <text:p>0,00414199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87m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err16:</text:p>
          </table:table-cell>
          <table:table-cell table:style-name="Default" office:value-type="float" office:value="0.00407288" calcext:value-type="float">
            <text:p>0,00407288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02m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err17:</text:p>
          </table:table-cell>
          <table:table-cell table:style-name="Default" office:value-type="float" office:value="0.00400427" calcext:value-type="float">
            <text:p>0,00400427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15m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err18:</text:p>
          </table:table-cell>
          <table:table-cell table:style-name="Default" office:value-type="float" office:value="0.00393619" calcext:value-type="float">
            <text:p>0,00393619</text:p>
          </table:table-cell>
          <table:table-cell office:value-type="string" calcext:value-type="string">
            <text:p>cz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25m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err19:</text:p>
          </table:table-cell>
          <table:table-cell table:style-name="Default" office:value-type="float" office:value="0.00386868" calcext:value-type="float">
            <text:p>0,00386868</text:p>
          </table:table-cell>
          <table:table-cell office:value-type="string" calcext:value-type="string">
            <text:p>cz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35m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string" calcext:value-type="string">
            <text:p>err20:</text:p>
          </table:table-cell>
          <table:table-cell table:style-name="Default" office:value-type="float" office:value="0.00380176" calcext:value-type="float">
            <text:p>0,00380176</text:p>
          </table:table-cell>
          <table:table-cell office:value-type="string" calcext:value-type="string">
            <text:p>cz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45m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err21:</text:p>
          </table:table-cell>
          <table:table-cell table:style-name="Default" office:value-type="float" office:value="0.00373546" calcext:value-type="float">
            <text:p>0,00373546</text:p>
          </table:table-cell>
          <table:table-cell office:value-type="string" calcext:value-type="string">
            <text:p>cz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55m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string" calcext:value-type="string">
            <text:p>err22:</text:p>
          </table:table-cell>
          <table:table-cell table:style-name="Default" office:value-type="float" office:value="0.0036698" calcext:value-type="float">
            <text:p>0,0036698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64m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string" calcext:value-type="string">
            <text:p>err23:</text:p>
          </table:table-cell>
          <table:table-cell table:style-name="Default" office:value-type="float" office:value="0.00360481" calcext:value-type="float">
            <text:p>0,00360481</text:p>
          </table:table-cell>
          <table:table-cell office:value-type="string" calcext:value-type="string">
            <text:p>cz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74m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string" calcext:value-type="string">
            <text:p>err24:</text:p>
          </table:table-cell>
          <table:table-cell table:style-name="Default" office:value-type="float" office:value="0.00354049" calcext:value-type="float">
            <text:p>0,00354049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84ms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err25:</text:p>
          </table:table-cell>
          <table:table-cell table:style-name="Default" office:value-type="float" office:value="0.00347688" calcext:value-type="float">
            <text:p>0,00347688</text:p>
          </table:table-cell>
          <table:table-cell office:value-type="string" calcext:value-type="string">
            <text:p>cz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93m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err26:</text:p>
          </table:table-cell>
          <table:table-cell table:style-name="Default" office:value-type="float" office:value="0.00341399" calcext:value-type="float">
            <text:p>0,00341399</text:p>
          </table:table-cell>
          <table:table-cell office:value-type="string" calcext:value-type="string">
            <text:p>cz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03ms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string" calcext:value-type="string">
            <text:p>err27:</text:p>
          </table:table-cell>
          <table:table-cell table:style-name="Default" office:value-type="float" office:value="0.00335182" calcext:value-type="float">
            <text:p>0,00335182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12m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err28:</text:p>
          </table:table-cell>
          <table:table-cell table:style-name="Default" office:value-type="float" office:value="0.00329041" calcext:value-type="float">
            <text:p>0,00329041</text:p>
          </table:table-cell>
          <table:table-cell office:value-type="string" calcext:value-type="string">
            <text:p>cz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22m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err29:</text:p>
          </table:table-cell>
          <table:table-cell table:style-name="Default" office:value-type="float" office:value="0.00322975" calcext:value-type="float">
            <text:p>0,00322975</text:p>
          </table:table-cell>
          <table:table-cell office:value-type="string" calcext:value-type="string">
            <text:p>cz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32m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string" calcext:value-type="string">
            <text:p>err30:</text:p>
          </table:table-cell>
          <table:table-cell table:style-name="Default" office:value-type="float" office:value="0.00316986" calcext:value-type="float">
            <text:p>0,00316986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41m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err31:</text:p>
          </table:table-cell>
          <table:table-cell table:style-name="Default" office:value-type="float" office:value="0.00311075" calcext:value-type="float">
            <text:p>0,00311075</text:p>
          </table:table-cell>
          <table:table-cell office:value-type="string" calcext:value-type="string">
            <text:p>cz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51m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string" calcext:value-type="string">
            <text:p>err32:</text:p>
          </table:table-cell>
          <table:table-cell table:style-name="Default" office:value-type="float" office:value="0.00305242" calcext:value-type="float">
            <text:p>0,00305242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61m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err33:</text:p>
          </table:table-cell>
          <table:table-cell table:style-name="Default" office:value-type="float" office:value="0.00299488" calcext:value-type="float">
            <text:p>0,00299488</text:p>
          </table:table-cell>
          <table:table-cell office:value-type="string" calcext:value-type="string">
            <text:p>cz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70m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string" calcext:value-type="string">
            <text:p>err34:</text:p>
          </table:table-cell>
          <table:table-cell table:style-name="Default" office:value-type="float" office:value="0.00293814" calcext:value-type="float">
            <text:p>0,00293814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82m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string" calcext:value-type="string">
            <text:p>err35:</text:p>
          </table:table-cell>
          <table:table-cell table:style-name="Default" office:value-type="float" office:value="0.00288221" calcext:value-type="float">
            <text:p>0,00288221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93m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string" calcext:value-type="string">
            <text:p>err36:</text:p>
          </table:table-cell>
          <table:table-cell table:style-name="Default" office:value-type="float" office:value="0.00282707" calcext:value-type="float">
            <text:p>0,00282707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05m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string" calcext:value-type="string">
            <text:p>err37:</text:p>
          </table:table-cell>
          <table:table-cell table:style-name="Default" office:value-type="float" office:value="0.00277275" calcext:value-type="float">
            <text:p>0,00277275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21ms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err38:</text:p>
          </table:table-cell>
          <table:table-cell table:style-name="Default" office:value-type="float" office:value="0.00271923" calcext:value-type="float">
            <text:p>0,00271923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36m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string" calcext:value-type="string">
            <text:p>err39:</text:p>
          </table:table-cell>
          <table:table-cell table:style-name="Default" office:value-type="float" office:value="0.00266652" calcext:value-type="float">
            <text:p>0,00266652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47m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err40:</text:p>
          </table:table-cell>
          <table:table-cell table:style-name="Default" office:value-type="float" office:value="0.00261462" calcext:value-type="float">
            <text:p>0,00261462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57m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err41:</text:p>
          </table:table-cell>
          <table:table-cell table:style-name="Default" office:value-type="float" office:value="0.00256353" calcext:value-type="float">
            <text:p>0,00256353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68m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string" calcext:value-type="string">
            <text:p>err42:</text:p>
          </table:table-cell>
          <table:table-cell table:style-name="Default" office:value-type="float" office:value="0.00251324" calcext:value-type="float">
            <text:p>0,00251324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79m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string" calcext:value-type="string">
            <text:p>err43:</text:p>
          </table:table-cell>
          <table:table-cell table:style-name="Default" office:value-type="float" office:value="0.00246376" calcext:value-type="float">
            <text:p>0,00246376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90m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string" calcext:value-type="string">
            <text:p>err44:</text:p>
          </table:table-cell>
          <table:table-cell table:style-name="Default" office:value-type="float" office:value="0.00241508" calcext:value-type="float">
            <text:p>0,00241508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00ms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string" calcext:value-type="string">
            <text:p>err45:</text:p>
          </table:table-cell>
          <table:table-cell table:style-name="Default" office:value-type="float" office:value="0.00236719" calcext:value-type="float">
            <text:p>0,00236719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11ms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string" calcext:value-type="string">
            <text:p>err46:</text:p>
          </table:table-cell>
          <table:table-cell table:style-name="Default" office:value-type="float" office:value="0.00232009" calcext:value-type="float">
            <text:p>0,00232009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22ms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string" calcext:value-type="string">
            <text:p>err47:</text:p>
          </table:table-cell>
          <table:table-cell table:style-name="Default" office:value-type="float" office:value="0.00227378" calcext:value-type="float">
            <text:p>0,00227378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32ms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string" calcext:value-type="string">
            <text:p>err48:</text:p>
          </table:table-cell>
          <table:table-cell table:style-name="Default" office:value-type="float" office:value="0.00222826" calcext:value-type="float">
            <text:p>0,00222826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43ms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string" calcext:value-type="string">
            <text:p>err49:</text:p>
          </table:table-cell>
          <table:table-cell table:style-name="Default" office:value-type="float" office:value="0.00218351" calcext:value-type="float">
            <text:p>0,00218351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54ms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string" calcext:value-type="string">
            <text:p>err50:</text:p>
          </table:table-cell>
          <table:table-cell table:style-name="Default" office:value-type="float" office:value="0.00213953" calcext:value-type="float">
            <text:p>0,00213953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65m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err51:</text:p>
          </table:table-cell>
          <table:table-cell table:style-name="Default" office:value-type="float" office:value="0.00209631" calcext:value-type="float">
            <text:p>0,00209631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75ms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string" calcext:value-type="string">
            <text:p>err52:</text:p>
          </table:table-cell>
          <table:table-cell table:style-name="Default" office:value-type="float" office:value="0.00205385" calcext:value-type="float">
            <text:p>0,00205385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86m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string" calcext:value-type="string">
            <text:p>err53:</text:p>
          </table:table-cell>
          <table:table-cell table:style-name="Default" office:value-type="float" office:value="0.00201213" calcext:value-type="float">
            <text:p>0,00201213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96ms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err54:</text:p>
          </table:table-cell>
          <table:table-cell table:style-name="Default" office:value-type="float" office:value="0.00197116" calcext:value-type="float">
            <text:p>0,00197116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08ms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string" calcext:value-type="string">
            <text:p>err55:</text:p>
          </table:table-cell>
          <table:table-cell table:style-name="Default" office:value-type="float" office:value="0.00193093" calcext:value-type="float">
            <text:p>0,00193093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18ms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string" calcext:value-type="string">
            <text:p>err56:</text:p>
          </table:table-cell>
          <table:table-cell table:style-name="Default" office:value-type="float" office:value="0.00189142" calcext:value-type="float">
            <text:p>0,00189142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29ms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string" calcext:value-type="string">
            <text:p>err57:</text:p>
          </table:table-cell>
          <table:table-cell table:style-name="Default" office:value-type="float" office:value="0.00185263" calcext:value-type="float">
            <text:p>0,00185263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40ms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string" calcext:value-type="string">
            <text:p>err58:</text:p>
          </table:table-cell>
          <table:table-cell table:style-name="Default" office:value-type="float" office:value="0.00181454" calcext:value-type="float">
            <text:p>0,00181454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50ms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err59:</text:p>
          </table:table-cell>
          <table:table-cell table:style-name="Default" office:value-type="float" office:value="0.00177716" calcext:value-type="float">
            <text:p>0,00177716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61ms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string" calcext:value-type="string">
            <text:p>err60:</text:p>
          </table:table-cell>
          <table:table-cell table:style-name="Default" office:value-type="float" office:value="0.00174047" calcext:value-type="float">
            <text:p>0,00174047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72ms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string" calcext:value-type="string">
            <text:p>err61:</text:p>
          </table:table-cell>
          <table:table-cell table:style-name="Default" office:value-type="float" office:value="0.00170447" calcext:value-type="float">
            <text:p>0,00170447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83ms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string" calcext:value-type="string">
            <text:p>err62:</text:p>
          </table:table-cell>
          <table:table-cell table:style-name="Default" office:value-type="float" office:value="0.00166914" calcext:value-type="float">
            <text:p>0,00166914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94ms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string" calcext:value-type="string">
            <text:p>err63:</text:p>
          </table:table-cell>
          <table:table-cell table:style-name="Default" office:value-type="float" office:value="0.00163447" calcext:value-type="float">
            <text:p>0,00163447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04ms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string" calcext:value-type="string">
            <text:p>err64:</text:p>
          </table:table-cell>
          <table:table-cell table:style-name="Default" office:value-type="float" office:value="0.00160046" calcext:value-type="float">
            <text:p>0,00160046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15ms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err65:</text:p>
          </table:table-cell>
          <table:table-cell table:style-name="Default" office:value-type="float" office:value="0.0015671" calcext:value-type="float">
            <text:p>0,0015671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26ms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err66:</text:p>
          </table:table-cell>
          <table:table-cell table:style-name="Default" office:value-type="float" office:value="0.00153437" calcext:value-type="float">
            <text:p>0,00153437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37ms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err67:</text:p>
          </table:table-cell>
          <table:table-cell table:style-name="Default" office:value-type="float" office:value="0.00150228" calcext:value-type="float">
            <text:p>0,00150228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48ms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string" calcext:value-type="string">
            <text:p>err68:</text:p>
          </table:table-cell>
          <table:table-cell table:style-name="Default" office:value-type="float" office:value="0.0014708" calcext:value-type="float">
            <text:p>0,0014708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59ms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string" calcext:value-type="string">
            <text:p>err69:</text:p>
          </table:table-cell>
          <table:table-cell table:style-name="Default" office:value-type="float" office:value="0.00143993" calcext:value-type="float">
            <text:p>0,00143993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69ms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string" calcext:value-type="string">
            <text:p>err70:</text:p>
          </table:table-cell>
          <table:table-cell table:style-name="Default" office:value-type="float" office:value="0.00140967" calcext:value-type="float">
            <text:p>0,00140967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80ms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string" calcext:value-type="string">
            <text:p>err71:</text:p>
          </table:table-cell>
          <table:table-cell table:style-name="Default" office:value-type="float" office:value="0.00137999" calcext:value-type="float">
            <text:p>0,00137999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90ms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string" calcext:value-type="string">
            <text:p>err72:</text:p>
          </table:table-cell>
          <table:table-cell table:style-name="Default" office:value-type="float" office:value="0.0013509" calcext:value-type="float">
            <text:p>0,0013509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01ms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string" calcext:value-type="string">
            <text:p>err73:</text:p>
          </table:table-cell>
          <table:table-cell table:style-name="Default" office:value-type="float" office:value="0.00132238" calcext:value-type="float">
            <text:p>0,00132238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12ms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string" calcext:value-type="string">
            <text:p>err74:</text:p>
          </table:table-cell>
          <table:table-cell table:style-name="Default" office:value-type="float" office:value="0.00129442" calcext:value-type="float">
            <text:p>0,00129442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23ms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string" calcext:value-type="string">
            <text:p>err75:</text:p>
          </table:table-cell>
          <table:table-cell table:style-name="Default" office:value-type="float" office:value="0.00126702" calcext:value-type="float">
            <text:p>0,00126702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34ms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string" calcext:value-type="string">
            <text:p>err76:</text:p>
          </table:table-cell>
          <table:table-cell table:style-name="Default" office:value-type="float" office:value="0.00124016" calcext:value-type="float">
            <text:p>0,00124016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44ms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string" calcext:value-type="string">
            <text:p>err77:</text:p>
          </table:table-cell>
          <table:table-cell table:style-name="Default" office:value-type="float" office:value="0.00121384" calcext:value-type="float">
            <text:p>0,00121384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55ms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string" calcext:value-type="string">
            <text:p>err78:</text:p>
          </table:table-cell>
          <table:table-cell table:style-name="Default" office:value-type="float" office:value="0.00118805" calcext:value-type="float">
            <text:p>0,00118805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66ms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string" calcext:value-type="string">
            <text:p>err79:</text:p>
          </table:table-cell>
          <table:table-cell table:style-name="Default" office:value-type="float" office:value="0.00116277" calcext:value-type="float">
            <text:p>0,00116277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77ms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string" calcext:value-type="string">
            <text:p>err80:</text:p>
          </table:table-cell>
          <table:table-cell table:style-name="Default" office:value-type="float" office:value="0.00113801" calcext:value-type="float">
            <text:p>0,0011380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90ms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err81:</text:p>
          </table:table-cell>
          <table:table-cell table:style-name="Default" office:value-type="float" office:value="0.00111374" calcext:value-type="float">
            <text:p>0,00111374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01ms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string" calcext:value-type="string">
            <text:p>err82:</text:p>
          </table:table-cell>
          <table:table-cell table:style-name="Default" office:value-type="float" office:value="0.00108996" calcext:value-type="float">
            <text:p>0,00108996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12ms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string" calcext:value-type="string">
            <text:p>err83:</text:p>
          </table:table-cell>
          <table:table-cell table:style-name="Default" office:value-type="float" office:value="0.00106667" calcext:value-type="float">
            <text:p>0,00106667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23ms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string" calcext:value-type="string">
            <text:p>err84:</text:p>
          </table:table-cell>
          <table:table-cell table:style-name="Default" office:value-type="float" office:value="0.00104385" calcext:value-type="float">
            <text:p>0,00104385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34ms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string" calcext:value-type="string">
            <text:p>err85:</text:p>
          </table:table-cell>
          <table:table-cell table:style-name="Default" office:value-type="float" office:value="0.0010215" calcext:value-type="float">
            <text:p>0,0010215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45ms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string" calcext:value-type="string">
            <text:p>err86:</text:p>
          </table:table-cell>
          <table:table-cell table:style-name="Default" office:value-type="float" office:value="0.000999605" calcext:value-type="float">
            <text:p>0,000999605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55ms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string" calcext:value-type="string">
            <text:p>err87:</text:p>
          </table:table-cell>
          <table:table-cell table:style-name="Default" office:value-type="float" office:value="0.000978159" calcext:value-type="float">
            <text:p>0,000978159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67ms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string" calcext:value-type="string">
            <text:p>err88:</text:p>
          </table:table-cell>
          <table:table-cell table:style-name="Default" office:value-type="float" office:value="0.000957154" calcext:value-type="float">
            <text:p>0,000957154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87ms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string" calcext:value-type="string">
            <text:p>err89:</text:p>
          </table:table-cell>
          <table:table-cell table:style-name="Default" office:value-type="float" office:value="0.000936582" calcext:value-type="float">
            <text:p>0,000936582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99ms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string" calcext:value-type="string">
            <text:p>err90:</text:p>
          </table:table-cell>
          <table:table-cell table:style-name="Default" office:value-type="float" office:value="0.000916434" calcext:value-type="float">
            <text:p>0,000916434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10ms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string" calcext:value-type="string">
            <text:p>err91:</text:p>
          </table:table-cell>
          <table:table-cell table:style-name="Default" office:value-type="float" office:value="0.000896703" calcext:value-type="float">
            <text:p>0,000896703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21ms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string" calcext:value-type="string">
            <text:p>err92:</text:p>
          </table:table-cell>
          <table:table-cell table:style-name="Default" office:value-type="float" office:value="0.00087738" calcext:value-type="float">
            <text:p>0,00087738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32ms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string" calcext:value-type="string">
            <text:p>err93:</text:p>
          </table:table-cell>
          <table:table-cell table:style-name="Default" office:value-type="float" office:value="0.000858459" calcext:value-type="float">
            <text:p>0,000858459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44ms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string" calcext:value-type="string">
            <text:p>err94:</text:p>
          </table:table-cell>
          <table:table-cell table:style-name="Default" office:value-type="float" office:value="0.000839932" calcext:value-type="float">
            <text:p>0,000839932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55ms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string" calcext:value-type="string">
            <text:p>err95:</text:p>
          </table:table-cell>
          <table:table-cell table:style-name="Default" office:value-type="float" office:value="0.000821791" calcext:value-type="float">
            <text:p>0,000821791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66ms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string" calcext:value-type="string">
            <text:p>err96:</text:p>
          </table:table-cell>
          <table:table-cell table:style-name="Default" office:value-type="float" office:value="0.000804028" calcext:value-type="float">
            <text:p>0,000804028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78ms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string" calcext:value-type="string">
            <text:p>err97:</text:p>
          </table:table-cell>
          <table:table-cell table:style-name="Default" office:value-type="float" office:value="0.000786637" calcext:value-type="float">
            <text:p>0,000786637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89ms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string" calcext:value-type="string">
            <text:p>err98:</text:p>
          </table:table-cell>
          <table:table-cell table:style-name="Default" office:value-type="float" office:value="0.000769611" calcext:value-type="float">
            <text:p>0,0007696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01ms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string" calcext:value-type="string">
            <text:p>err99:</text:p>
          </table:table-cell>
          <table:table-cell table:style-name="Default" office:value-type="float" office:value="0.000752941" calcext:value-type="float">
            <text:p>0,000752941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12ms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string" calcext:value-type="string">
            <text:p>err100:</text:p>
          </table:table-cell>
          <table:table-cell table:style-name="Default" office:value-type="float" office:value="0.000736622" calcext:value-type="float">
            <text:p>0,000736622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23m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err101:</text:p>
          </table:table-cell>
          <table:table-cell table:style-name="Default" office:value-type="float" office:value="0.000720646" calcext:value-type="float">
            <text:p>0,000720646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33ms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/>
          <table:table-cell office:value-type="string" calcext:value-type="string">
            <text:p>err102:</text:p>
          </table:table-cell>
          <table:table-cell table:style-name="Default" office:value-type="float" office:value="0.000705007" calcext:value-type="float">
            <text:p>0,000705007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44ms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string" calcext:value-type="string">
            <text:p>err103:</text:p>
          </table:table-cell>
          <table:table-cell table:style-name="Default" office:value-type="float" office:value="0.000689698" calcext:value-type="float">
            <text:p>0,000689698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55ms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err104:</text:p>
          </table:table-cell>
          <table:table-cell table:style-name="Default" office:value-type="float" office:value="0.000674713" calcext:value-type="float">
            <text:p>0,000674713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65ms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string" calcext:value-type="string">
            <text:p>err105:</text:p>
          </table:table-cell>
          <table:table-cell table:style-name="Default" office:value-type="float" office:value="0.000660045" calcext:value-type="float">
            <text:p>0,000660045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76ms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string" calcext:value-type="string">
            <text:p>err106:</text:p>
          </table:table-cell>
          <table:table-cell table:style-name="Default" office:value-type="float" office:value="0.000645687" calcext:value-type="float">
            <text:p>0,000645687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87ms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string" calcext:value-type="string">
            <text:p>err107:</text:p>
          </table:table-cell>
          <table:table-cell table:style-name="Default" office:value-type="float" office:value="0.000631634" calcext:value-type="float">
            <text:p>0,000631634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97ms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string" calcext:value-type="string">
            <text:p>err108:</text:p>
          </table:table-cell>
          <table:table-cell table:style-name="Default" office:value-type="float" office:value="0.00061788" calcext:value-type="float">
            <text:p>0,00061788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08ms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string" calcext:value-type="string">
            <text:p>err109:</text:p>
          </table:table-cell>
          <table:table-cell table:style-name="Default" office:value-type="float" office:value="0.000604418" calcext:value-type="float">
            <text:p>0,000604418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19ms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string" calcext:value-type="string">
            <text:p>err110:</text:p>
          </table:table-cell>
          <table:table-cell table:style-name="Default" office:value-type="float" office:value="0.000591243" calcext:value-type="float">
            <text:p>0,000591243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30ms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string" calcext:value-type="string">
            <text:p>err111:</text:p>
          </table:table-cell>
          <table:table-cell table:style-name="Default" office:value-type="float" office:value="0.000578349" calcext:value-type="float">
            <text:p>0,000578349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41ms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string" calcext:value-type="string">
            <text:p>err112:</text:p>
          </table:table-cell>
          <table:table-cell table:style-name="Default" office:value-type="float" office:value="0.00056573" calcext:value-type="float">
            <text:p>0,00056573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52ms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/>
          <table:table-cell office:value-type="string" calcext:value-type="string">
            <text:p>err113:</text:p>
          </table:table-cell>
          <table:table-cell table:style-name="Default" office:value-type="float" office:value="0.00055338" calcext:value-type="float">
            <text:p>0,00055338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63ms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string" calcext:value-type="string">
            <text:p>err114:</text:p>
          </table:table-cell>
          <table:table-cell table:style-name="Default" office:value-type="float" office:value="0.000541295" calcext:value-type="float">
            <text:p>0,000541295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74ms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err115:</text:p>
          </table:table-cell>
          <table:table-cell table:style-name="Default" office:value-type="float" office:value="0.000529468" calcext:value-type="float">
            <text:p>0,000529468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85ms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string" calcext:value-type="string">
            <text:p>err116:</text:p>
          </table:table-cell>
          <table:table-cell table:style-name="Default" office:value-type="float" office:value="0.000517895" calcext:value-type="float">
            <text:p>0,000517895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96ms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string" calcext:value-type="string">
            <text:p>err117:</text:p>
          </table:table-cell>
          <table:table-cell table:style-name="Default" office:value-type="float" office:value="0.00050657" calcext:value-type="float">
            <text:p>0,00050657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06ms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string" calcext:value-type="string">
            <text:p>err118:</text:p>
          </table:table-cell>
          <table:table-cell table:style-name="Default" office:value-type="float" office:value="0.000495488" calcext:value-type="float">
            <text:p>0,000495488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18ms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string" calcext:value-type="string">
            <text:p>err119:</text:p>
          </table:table-cell>
          <table:table-cell table:style-name="Default" office:value-type="float" office:value="0.000484644" calcext:value-type="float">
            <text:p>0,000484644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29ms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string" calcext:value-type="string">
            <text:p>err120:</text:p>
          </table:table-cell>
          <table:table-cell table:style-name="Default" office:value-type="float" office:value="0.000474033" calcext:value-type="float">
            <text:p>0,000474033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41ms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string" calcext:value-type="string">
            <text:p>err121:</text:p>
          </table:table-cell>
          <table:table-cell table:style-name="Default" office:value-type="float" office:value="0.000463651" calcext:value-type="float">
            <text:p>0,000463651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52ms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string" calcext:value-type="string">
            <text:p>err122:</text:p>
          </table:table-cell>
          <table:table-cell table:style-name="Default" office:value-type="float" office:value="0.000453492" calcext:value-type="float">
            <text:p>0,000453492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63ms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string" calcext:value-type="string">
            <text:p>err123:</text:p>
          </table:table-cell>
          <table:table-cell table:style-name="Default" office:value-type="float" office:value="0.000443552" calcext:value-type="float">
            <text:p>0,000443552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74ms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string" calcext:value-type="string">
            <text:p>err124:</text:p>
          </table:table-cell>
          <table:table-cell table:style-name="Default" office:value-type="float" office:value="0.000433827" calcext:value-type="float">
            <text:p>0,000433827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84ms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string" calcext:value-type="string">
            <text:p>err125:</text:p>
          </table:table-cell>
          <table:table-cell table:style-name="Default" office:value-type="float" office:value="0.000424312" calcext:value-type="float">
            <text:p>0,000424312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95ms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string" calcext:value-type="string">
            <text:p>err126:</text:p>
          </table:table-cell>
          <table:table-cell table:style-name="Default" office:value-type="float" office:value="0.000415002" calcext:value-type="float">
            <text:p>0,000415002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05ms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string" calcext:value-type="string">
            <text:p>err127:</text:p>
          </table:table-cell>
          <table:table-cell table:style-name="Default" office:value-type="float" office:value="0.000405894" calcext:value-type="float">
            <text:p>0,000405894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16ms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string" calcext:value-type="string">
            <text:p>err128:</text:p>
          </table:table-cell>
          <table:table-cell table:style-name="Default" office:value-type="float" office:value="0.000396982" calcext:value-type="float">
            <text:p>0,000396982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27ms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string" calcext:value-type="string">
            <text:p>err129:</text:p>
          </table:table-cell>
          <table:table-cell table:style-name="Default" office:value-type="float" office:value="0.000388264" calcext:value-type="float">
            <text:p>0,000388264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38ms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string" calcext:value-type="string">
            <text:p>err130:</text:p>
          </table:table-cell>
          <table:table-cell table:style-name="Default" office:value-type="float" office:value="0.000379734" calcext:value-type="float">
            <text:p>0,000379734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48ms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string" calcext:value-type="string">
            <text:p>err131:</text:p>
          </table:table-cell>
          <table:table-cell table:style-name="Default" office:value-type="float" office:value="0.00037139" calcext:value-type="float">
            <text:p>0,00037139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59ms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/>
          <table:table-cell office:value-type="string" calcext:value-type="string">
            <text:p>err132:</text:p>
          </table:table-cell>
          <table:table-cell table:style-name="Default" office:value-type="float" office:value="0.000363226" calcext:value-type="float">
            <text:p>0,000363226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70ms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/>
          <table:table-cell office:value-type="string" calcext:value-type="string">
            <text:p>err133:</text:p>
          </table:table-cell>
          <table:table-cell table:style-name="Default" office:value-type="float" office:value="0.00035524" calcext:value-type="float">
            <text:p>0,00035524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81ms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string" calcext:value-type="string">
            <text:p>err134:</text:p>
          </table:table-cell>
          <table:table-cell table:style-name="Default" office:value-type="float" office:value="0.000347427" calcext:value-type="float">
            <text:p>0,000347427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91ms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string" calcext:value-type="string">
            <text:p>err135:</text:p>
          </table:table-cell>
          <table:table-cell table:style-name="Default" office:value-type="float" office:value="0.000339784" calcext:value-type="float">
            <text:p>0,000339784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02ms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/>
          <table:table-cell office:value-type="string" calcext:value-type="string">
            <text:p>err136:</text:p>
          </table:table-cell>
          <table:table-cell table:style-name="Default" office:value-type="float" office:value="0.000332307" calcext:value-type="float">
            <text:p>0,000332307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14ms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string" calcext:value-type="string">
            <text:p>err137:</text:p>
          </table:table-cell>
          <table:table-cell table:style-name="Default" office:value-type="float" office:value="0.000324993" calcext:value-type="float">
            <text:p>0,000324993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26ms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/>
          <table:table-cell office:value-type="string" calcext:value-type="string">
            <text:p>err138:</text:p>
          </table:table-cell>
          <table:table-cell table:style-name="Default" office:value-type="float" office:value="0.000317838" calcext:value-type="float">
            <text:p>0,000317838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36ms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/>
          <table:table-cell office:value-type="string" calcext:value-type="string">
            <text:p>err139:</text:p>
          </table:table-cell>
          <table:table-cell table:style-name="Default" office:value-type="float" office:value="0.000310839" calcext:value-type="float">
            <text:p>0,000310839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47ms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string" calcext:value-type="string">
            <text:p>err140:</text:p>
          </table:table-cell>
          <table:table-cell table:style-name="Default" office:value-type="float" office:value="0.000303992" calcext:value-type="float">
            <text:p>0,000303992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57ms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/>
          <table:table-cell office:value-type="string" calcext:value-type="string">
            <text:p>err141:</text:p>
          </table:table-cell>
          <table:table-cell table:style-name="Default" office:value-type="float" office:value="0.000297295" calcext:value-type="float">
            <text:p>0,000297295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68ms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string" calcext:value-type="string">
            <text:p>err142:</text:p>
          </table:table-cell>
          <table:table-cell table:style-name="Default" office:value-type="float" office:value="0.000290743" calcext:value-type="float">
            <text:p>0,000290743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79ms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/>
          <table:table-cell office:value-type="string" calcext:value-type="string">
            <text:p>err143:</text:p>
          </table:table-cell>
          <table:table-cell table:style-name="Default" office:value-type="float" office:value="0.000284335" calcext:value-type="float">
            <text:p>0,000284335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89ms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string" calcext:value-type="string">
            <text:p>err144:</text:p>
          </table:table-cell>
          <table:table-cell table:style-name="Default" office:value-type="float" office:value="0.000278067" calcext:value-type="float">
            <text:p>0,000278067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99ms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/>
          <table:table-cell office:value-type="string" calcext:value-type="string">
            <text:p>err145:</text:p>
          </table:table-cell>
          <table:table-cell table:style-name="Default" office:value-type="float" office:value="0.000271935" calcext:value-type="float">
            <text:p>0,000271935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11ms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string" calcext:value-type="string">
            <text:p>err146:</text:p>
          </table:table-cell>
          <table:table-cell table:style-name="Default" office:value-type="float" office:value="0.000265937" calcext:value-type="float">
            <text:p>0,000265937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22ms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/>
          <table:table-cell office:value-type="string" calcext:value-type="string">
            <text:p>err147:</text:p>
          </table:table-cell>
          <table:table-cell table:style-name="Default" office:value-type="float" office:value="0.000260071" calcext:value-type="float">
            <text:p>0,000260071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33ms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/>
          <table:table-cell office:value-type="string" calcext:value-type="string">
            <text:p>err148:</text:p>
          </table:table-cell>
          <table:table-cell table:style-name="Default" office:value-type="float" office:value="0.000254333" calcext:value-type="float">
            <text:p>0,000254333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44ms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/>
          <table:table-cell office:value-type="string" calcext:value-type="string">
            <text:p>err149:</text:p>
          </table:table-cell>
          <table:table-cell table:style-name="Default" office:value-type="float" office:value="0.00024872" calcext:value-type="float">
            <text:p>0,00024872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55ms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/>
          <table:table-cell office:value-type="string" calcext:value-type="string">
            <text:p>err150:</text:p>
          </table:table-cell>
          <table:table-cell table:style-name="Default" office:value-type="float" office:value="0.000243231" calcext:value-type="float">
            <text:p>0,000243231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66ms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string" calcext:value-type="string">
            <text:p>err151:</text:p>
          </table:table-cell>
          <table:table-cell table:style-name="Default" office:value-type="float" office:value="0.000237861" calcext:value-type="float">
            <text:p>0,000237861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76ms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string" calcext:value-type="string">
            <text:p>err152:</text:p>
          </table:table-cell>
          <table:table-cell table:style-name="Default" office:value-type="float" office:value="0.000232609" calcext:value-type="float">
            <text:p>0,000232609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87ms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/>
          <table:table-cell office:value-type="string" calcext:value-type="string">
            <text:p>err153:</text:p>
          </table:table-cell>
          <table:table-cell table:style-name="Default" office:value-type="float" office:value="0.000227472" calcext:value-type="float">
            <text:p>0,000227472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97ms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string" calcext:value-type="string">
            <text:p>err154:</text:p>
          </table:table-cell>
          <table:table-cell table:style-name="Default" office:value-type="float" office:value="0.000222448" calcext:value-type="float">
            <text:p>0,000222448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08ms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/>
          <table:table-cell office:value-type="string" calcext:value-type="string">
            <text:p>err155:</text:p>
          </table:table-cell>
          <table:table-cell table:style-name="Default" office:value-type="float" office:value="0.000217534" calcext:value-type="float">
            <text:p>0,000217534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19ms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/>
          <table:table-cell office:value-type="string" calcext:value-type="string">
            <text:p>err156:</text:p>
          </table:table-cell>
          <table:table-cell table:style-name="Default" office:value-type="float" office:value="0.000212728" calcext:value-type="float">
            <text:p>0,000212728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29ms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string" calcext:value-type="string">
            <text:p>err157:</text:p>
          </table:table-cell>
          <table:table-cell table:style-name="Default" office:value-type="float" office:value="0.000208027" calcext:value-type="float">
            <text:p>0,000208027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41ms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/>
          <table:table-cell office:value-type="string" calcext:value-type="string">
            <text:p>err158:</text:p>
          </table:table-cell>
          <table:table-cell table:style-name="Default" office:value-type="float" office:value="0.000203429" calcext:value-type="float">
            <text:p>0,000203429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52ms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/>
          <table:table-cell office:value-type="string" calcext:value-type="string">
            <text:p>err159:</text:p>
          </table:table-cell>
          <table:table-cell table:style-name="Default" office:value-type="float" office:value="0.000198933" calcext:value-type="float">
            <text:p>0,000198933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63ms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err160:</text:p>
          </table:table-cell>
          <table:table-cell table:style-name="Default" office:value-type="float" office:value="0.000194535" calcext:value-type="float">
            <text:p>0,000194535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74ms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string" calcext:value-type="string">
            <text:p>err161:</text:p>
          </table:table-cell>
          <table:table-cell table:style-name="Default" office:value-type="float" office:value="0.000190233" calcext:value-type="float">
            <text:p>0,000190233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84ms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string" calcext:value-type="string">
            <text:p>err162:</text:p>
          </table:table-cell>
          <table:table-cell table:style-name="Default" office:value-type="float" office:value="0.000186026" calcext:value-type="float">
            <text:p>0,000186026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96ms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string" calcext:value-type="string">
            <text:p>err163:</text:p>
          </table:table-cell>
          <table:table-cell table:style-name="Default" office:value-type="float" office:value="0.000181912" calcext:value-type="float">
            <text:p>0,000181912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06ms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string" calcext:value-type="string">
            <text:p>err164:</text:p>
          </table:table-cell>
          <table:table-cell table:style-name="Default" office:value-type="float" office:value="0.000177888" calcext:value-type="float">
            <text:p>0,000177888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17ms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/>
          <table:table-cell office:value-type="string" calcext:value-type="string">
            <text:p>err165:</text:p>
          </table:table-cell>
          <table:table-cell table:style-name="Default" office:value-type="float" office:value="0.000173953" calcext:value-type="float">
            <text:p>0,000173953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27ms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/>
          <table:table-cell office:value-type="string" calcext:value-type="string">
            <text:p>err166:</text:p>
          </table:table-cell>
          <table:table-cell table:style-name="Default" office:value-type="float" office:value="0.000170104" calcext:value-type="float">
            <text:p>0,000170104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37ms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string" calcext:value-type="string">
            <text:p>err167:</text:p>
          </table:table-cell>
          <table:table-cell table:style-name="Default" office:value-type="float" office:value="0.00016634" calcext:value-type="float">
            <text:p>0,00016634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48ms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/>
          <table:table-cell office:value-type="string" calcext:value-type="string">
            <text:p>err168:</text:p>
          </table:table-cell>
          <table:table-cell table:style-name="Default" office:value-type="float" office:value="0.000162659" calcext:value-type="float">
            <text:p>0,000162659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59ms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string" calcext:value-type="string">
            <text:p>err169:</text:p>
          </table:table-cell>
          <table:table-cell table:style-name="Default" office:value-type="float" office:value="0.000159059" calcext:value-type="float">
            <text:p>0,000159059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69ms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/>
          <table:table-cell office:value-type="string" calcext:value-type="string">
            <text:p>err170:</text:p>
          </table:table-cell>
          <table:table-cell table:style-name="Default" office:value-type="float" office:value="0.000155538" calcext:value-type="float">
            <text:p>0,000155538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80ms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string" calcext:value-type="string">
            <text:p>err171:</text:p>
          </table:table-cell>
          <table:table-cell table:style-name="Default" office:value-type="float" office:value="0.000152094" calcext:value-type="float">
            <text:p>0,000152094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91ms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/>
          <table:table-cell office:value-type="string" calcext:value-type="string">
            <text:p>err172:</text:p>
          </table:table-cell>
          <table:table-cell table:style-name="Default" office:value-type="float" office:value="0.000148727" calcext:value-type="float">
            <text:p>0,000148727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02ms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/>
          <table:table-cell office:value-type="string" calcext:value-type="string">
            <text:p>err173:</text:p>
          </table:table-cell>
          <table:table-cell table:style-name="Default" office:value-type="float" office:value="0.000145433" calcext:value-type="float">
            <text:p>0,00014543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13ms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string" calcext:value-type="string">
            <text:p>err174:</text:p>
          </table:table-cell>
          <table:table-cell table:style-name="Default" office:value-type="float" office:value="0.000142213" calcext:value-type="float">
            <text:p>0,000142213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25ms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/>
          <table:table-cell office:value-type="string" calcext:value-type="string">
            <text:p>err175:</text:p>
          </table:table-cell>
          <table:table-cell table:style-name="Default" office:value-type="float" office:value="0.000139063" calcext:value-type="float">
            <text:p>0,000139063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36ms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err176:</text:p>
          </table:table-cell>
          <table:table-cell table:style-name="Default" office:value-type="float" office:value="0.000135983" calcext:value-type="float">
            <text:p>0,000135983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46ms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string" calcext:value-type="string">
            <text:p>err177:</text:p>
          </table:table-cell>
          <table:table-cell table:style-name="Default" office:value-type="float" office:value="0.000132971" calcext:value-type="float">
            <text:p>0,000132971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58ms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/>
          <table:table-cell office:value-type="string" calcext:value-type="string">
            <text:p>err178:</text:p>
          </table:table-cell>
          <table:table-cell table:style-name="Default" office:value-type="float" office:value="0.000130025" calcext:value-type="float">
            <text:p>0,00013002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70ms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string" calcext:value-type="string">
            <text:p>err179:</text:p>
          </table:table-cell>
          <table:table-cell table:style-name="Default" office:value-type="float" office:value="0.000127144" calcext:value-type="float">
            <text:p>0,000127144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81ms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string" calcext:value-type="string">
            <text:p>err180:</text:p>
          </table:table-cell>
          <table:table-cell table:style-name="Default" office:value-type="float" office:value="0.000124326" calcext:value-type="float">
            <text:p>0,000124326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92ms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string" calcext:value-type="string">
            <text:p>err181:</text:p>
          </table:table-cell>
          <table:table-cell table:style-name="Default" office:value-type="float" office:value="0.000121571" calcext:value-type="float">
            <text:p>0,000121571</text:p>
          </table:table-cell>
          <table:table-cell office:value-type="string" calcext:value-type="string">
            <text:p>cza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167ms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/>
          <table:table-cell office:value-type="string" calcext:value-type="string">
            <text:p>err182:</text:p>
          </table:table-cell>
          <table:table-cell table:style-name="Default" office:value-type="float" office:value="0.000118877" calcext:value-type="float">
            <text:p>0,000118877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185ms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string" calcext:value-type="string">
            <text:p>err183:</text:p>
          </table:table-cell>
          <table:table-cell table:style-name="Default" office:value-type="float" office:value="0.000116242" calcext:value-type="float">
            <text:p>0,000116242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197ms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/>
          <table:table-cell office:value-type="string" calcext:value-type="string">
            <text:p>err184:</text:p>
          </table:table-cell>
          <table:table-cell table:style-name="Default" office:value-type="float" office:value="0.000113666" calcext:value-type="float">
            <text:p>0,000113666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208ms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string" calcext:value-type="string">
            <text:p>err185:</text:p>
          </table:table-cell>
          <table:table-cell table:style-name="Default" office:value-type="float" office:value="0.000111146" calcext:value-type="float">
            <text:p>0,000111146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219ms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/>
          <table:table-cell office:value-type="string" calcext:value-type="string">
            <text:p>err186:</text:p>
          </table:table-cell>
          <table:table-cell table:style-name="Default" office:value-type="float" office:value="0.000108682" calcext:value-type="float">
            <text:p>0,000108682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230ms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/>
          <table:table-cell office:value-type="string" calcext:value-type="string">
            <text:p>err187:</text:p>
          </table:table-cell>
          <table:table-cell table:style-name="Default" office:value-type="float" office:value="0.000106272" calcext:value-type="float">
            <text:p>0,000106272</text:p>
          </table:table-cell>
          <table:table-cell office:value-type="string" calcext:value-type="string">
            <text:p>cz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240ms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/>
          <table:table-cell office:value-type="string" calcext:value-type="string">
            <text:p>err188:</text:p>
          </table:table-cell>
          <table:table-cell table:style-name="Default" office:value-type="float" office:value="0.000103916" calcext:value-type="float">
            <text:p>0,000103916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251ms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/>
          <table:table-cell office:value-type="string" calcext:value-type="string">
            <text:p>err189:</text:p>
          </table:table-cell>
          <table:table-cell table:style-name="Default" office:value-type="float" office:value="0.000101612" calcext:value-type="float">
            <text:p>0,000101612</text:p>
          </table:table-cell>
          <table:table-cell office:value-type="string" calcext:value-type="string">
            <text:p>cz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261ms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/>
          <table:table-cell office:value-type="string" calcext:value-type="string">
            <text:p>err190:</text:p>
          </table:table-cell>
          <table:table-cell office:value-type="float" office:value="0.0000993584" calcext:value-type="float">
            <text:p>9,94E-0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273ms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/>
          <table:table-cell office:value-type="string" calcext:value-type="string">
            <text:p>err191:</text:p>
          </table:table-cell>
          <table:table-cell office:value-type="float" office:value="0.0000971548" calcext:value-type="float">
            <text:p>9,72E-05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283ms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err192:</text:p>
          </table:table-cell>
          <table:table-cell office:value-type="float" office:value="0.000095" calcext:value-type="float">
            <text:p>9,50E-05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295ms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/>
          <table:table-cell office:value-type="string" calcext:value-type="string">
            <text:p>err193:</text:p>
          </table:table-cell>
          <table:table-cell office:value-type="float" office:value="0.0000928929" calcext:value-type="float">
            <text:p>9,29E-05</text:p>
          </table:table-cell>
          <table:table-cell office:value-type="string" calcext:value-type="string">
            <text:p>cz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304ms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/>
          <table:table-cell office:value-type="string" calcext:value-type="string">
            <text:p>err194:</text:p>
          </table:table-cell>
          <table:table-cell office:value-type="float" office:value="0.0000908323" calcext:value-type="float">
            <text:p>9,08E-05</text:p>
          </table:table-cell>
          <table:table-cell office:value-type="string" calcext:value-type="string">
            <text:p>cz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314ms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/>
          <table:table-cell office:value-type="string" calcext:value-type="string">
            <text:p>err195:</text:p>
          </table:table-cell>
          <table:table-cell office:value-type="float" office:value="0.0000888174" calcext:value-type="float">
            <text:p>8,88E-0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326ms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/>
          <table:table-cell office:value-type="string" calcext:value-type="string">
            <text:p>err196:</text:p>
          </table:table-cell>
          <table:table-cell office:value-type="float" office:value="0.000086847" calcext:value-type="float">
            <text:p>8,68E-05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337ms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/>
          <table:table-cell office:value-type="string" calcext:value-type="string">
            <text:p>err197:</text:p>
          </table:table-cell>
          <table:table-cell office:value-type="float" office:value="0.0000849202" calcext:value-type="float">
            <text:p>8,49E-05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349ms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/>
          <table:table-cell office:value-type="string" calcext:value-type="string">
            <text:p>err198:</text:p>
          </table:table-cell>
          <table:table-cell office:value-type="float" office:value="0.000083036" calcext:value-type="float">
            <text:p>8,30E-0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361ms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/>
          <table:table-cell office:value-type="string" calcext:value-type="string">
            <text:p>err199:</text:p>
          </table:table-cell>
          <table:table-cell office:value-type="float" office:value="0.0000811935" calcext:value-type="float">
            <text:p>8,12E-0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373ms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/>
          <table:table-cell office:value-type="string" calcext:value-type="string">
            <text:p>err200:</text:p>
          </table:table-cell>
          <table:table-cell office:value-type="float" office:value="0.0000793919" calcext:value-type="float">
            <text:p>7,94E-0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384ms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string" calcext:value-type="string">
            <text:p>err201:</text:p>
          </table:table-cell>
          <table:table-cell office:value-type="float" office:value="0.00007763" calcext:value-type="float">
            <text:p>7,76E-0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396ms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string" calcext:value-type="string">
            <text:p>err202:</text:p>
          </table:table-cell>
          <table:table-cell office:value-type="float" office:value="0.0000759072" calcext:value-type="float">
            <text:p>7,59E-05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407ms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/>
          <table:table-cell office:value-type="string" calcext:value-type="string">
            <text:p>err203:</text:p>
          </table:table-cell>
          <table:table-cell office:value-type="float" office:value="0.0000742226" calcext:value-type="float">
            <text:p>7,42E-05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417ms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/>
          <table:table-cell office:value-type="string" calcext:value-type="string">
            <text:p>err204:</text:p>
          </table:table-cell>
          <table:table-cell office:value-type="float" office:value="0.0000725752" calcext:value-type="float">
            <text:p>7,26E-05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428ms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/>
          <table:table-cell office:value-type="string" calcext:value-type="string">
            <text:p>err205:</text:p>
          </table:table-cell>
          <table:table-cell office:value-type="float" office:value="0.0000709644" calcext:value-type="float">
            <text:p>7,10E-05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440ms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/>
          <table:table-cell office:value-type="string" calcext:value-type="string">
            <text:p>err206:</text:p>
          </table:table-cell>
          <table:table-cell office:value-type="float" office:value="0.0000693892" calcext:value-type="float">
            <text:p>6,94E-0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452ms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/>
          <table:table-cell office:value-type="string" calcext:value-type="string">
            <text:p>err207:</text:p>
          </table:table-cell>
          <table:table-cell office:value-type="float" office:value="0.0000678489" calcext:value-type="float">
            <text:p>6,78E-05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463ms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err208:</text:p>
          </table:table-cell>
          <table:table-cell office:value-type="float" office:value="0.0000663427" calcext:value-type="float">
            <text:p>6,63E-05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474ms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/>
          <table:table-cell office:value-type="string" calcext:value-type="string">
            <text:p>err209:</text:p>
          </table:table-cell>
          <table:table-cell office:value-type="float" office:value="0.0000648698" calcext:value-type="float">
            <text:p>6,49E-05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484ms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/>
          <table:table-cell office:value-type="string" calcext:value-type="string">
            <text:p>err210:</text:p>
          </table:table-cell>
          <table:table-cell office:value-type="float" office:value="0.0000634297" calcext:value-type="float">
            <text:p>6,34E-05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496ms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/>
          <table:table-cell office:value-type="string" calcext:value-type="string">
            <text:p>err211:</text:p>
          </table:table-cell>
          <table:table-cell office:value-type="float" office:value="0.0000620214" calcext:value-type="float">
            <text:p>6,20E-05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507ms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/>
          <table:table-cell office:value-type="string" calcext:value-type="string">
            <text:p>err212:</text:p>
          </table:table-cell>
          <table:table-cell office:value-type="float" office:value="0.0000606443" calcext:value-type="float">
            <text:p>6,06E-05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517ms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/>
          <table:table-cell office:value-type="string" calcext:value-type="string">
            <text:p>err213:</text:p>
          </table:table-cell>
          <table:table-cell office:value-type="float" office:value="0.0000592978" calcext:value-type="float">
            <text:p>5,93E-05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528ms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/>
          <table:table-cell office:value-type="string" calcext:value-type="string">
            <text:p>err214:</text:p>
          </table:table-cell>
          <table:table-cell office:value-type="float" office:value="0.0000579811" calcext:value-type="float">
            <text:p>5,80E-05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540ms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/>
          <table:table-cell office:value-type="string" calcext:value-type="string">
            <text:p>err215:</text:p>
          </table:table-cell>
          <table:table-cell office:value-type="float" office:value="0.0000566935" calcext:value-type="float">
            <text:p>5,67E-05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550ms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/>
          <table:table-cell office:value-type="string" calcext:value-type="string">
            <text:p>err216:</text:p>
          </table:table-cell>
          <table:table-cell office:value-type="float" office:value="0.0000554346" calcext:value-type="float">
            <text:p>5,54E-05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561ms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/>
          <table:table-cell office:value-type="string" calcext:value-type="string">
            <text:p>err217:</text:p>
          </table:table-cell>
          <table:table-cell office:value-type="float" office:value="0.0000542035" calcext:value-type="float">
            <text:p>5,42E-0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573ms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string" calcext:value-type="string">
            <text:p>err218:</text:p>
          </table:table-cell>
          <table:table-cell office:value-type="float" office:value="0.0000529997" calcext:value-type="float">
            <text:p>5,30E-05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584ms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/>
          <table:table-cell office:value-type="string" calcext:value-type="string">
            <text:p>err219:</text:p>
          </table:table-cell>
          <table:table-cell office:value-type="float" office:value="0.0000518226" calcext:value-type="float">
            <text:p>5,18E-05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594ms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/>
          <table:table-cell office:value-type="string" calcext:value-type="string">
            <text:p>err220:</text:p>
          </table:table-cell>
          <table:table-cell office:value-type="float" office:value="0.0000506717" calcext:value-type="float">
            <text:p>5,07E-05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605ms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/>
          <table:table-cell office:value-type="string" calcext:value-type="string">
            <text:p>err221:</text:p>
          </table:table-cell>
          <table:table-cell office:value-type="float" office:value="0.0000495462" calcext:value-type="float">
            <text:p>4,95E-05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616ms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/>
          <table:table-cell office:value-type="string" calcext:value-type="string">
            <text:p>err222:</text:p>
          </table:table-cell>
          <table:table-cell office:value-type="float" office:value="0.0000484457" calcext:value-type="float">
            <text:p>4,84E-05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626ms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/>
          <table:table-cell office:value-type="string" calcext:value-type="string">
            <text:p>err223:</text:p>
          </table:table-cell>
          <table:table-cell office:value-type="float" office:value="0.0000473696" calcext:value-type="float">
            <text:p>4,74E-05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637ms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rr224:</text:p>
          </table:table-cell>
          <table:table-cell office:value-type="float" office:value="0.0000463174" calcext:value-type="float">
            <text:p>4,63E-05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648ms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/>
          <table:table-cell office:value-type="string" calcext:value-type="string">
            <text:p>err225:</text:p>
          </table:table-cell>
          <table:table-cell office:value-type="float" office:value="0.0000452885" calcext:value-type="float">
            <text:p>4,53E-0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661ms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/>
          <table:table-cell office:value-type="string" calcext:value-type="string">
            <text:p>err226:</text:p>
          </table:table-cell>
          <table:table-cell office:value-type="float" office:value="0.0000442824" calcext:value-type="float">
            <text:p>4,43E-05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672ms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/>
          <table:table-cell office:value-type="string" calcext:value-type="string">
            <text:p>err227:</text:p>
          </table:table-cell>
          <table:table-cell office:value-type="float" office:value="0.0000432987" calcext:value-type="float">
            <text:p>4,33E-0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684ms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/>
          <table:table-cell office:value-type="string" calcext:value-type="string">
            <text:p>err228:</text:p>
          </table:table-cell>
          <table:table-cell office:value-type="float" office:value="0.0000423368" calcext:value-type="float">
            <text:p>4,23E-0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696ms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/>
          <table:table-cell office:value-type="string" calcext:value-type="string">
            <text:p>err229:</text:p>
          </table:table-cell>
          <table:table-cell office:value-type="float" office:value="0.0000413962" calcext:value-type="float">
            <text:p>4,14E-05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706ms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/>
          <table:table-cell office:value-type="string" calcext:value-type="string">
            <text:p>err230:</text:p>
          </table:table-cell>
          <table:table-cell office:value-type="float" office:value="0.0000404765" calcext:value-type="float">
            <text:p>4,05E-0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719ms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/>
          <table:table-cell office:value-type="string" calcext:value-type="string">
            <text:p>err231:</text:p>
          </table:table-cell>
          <table:table-cell office:value-type="float" office:value="0.0000395772" calcext:value-type="float">
            <text:p>3,96E-05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730ms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/>
          <table:table-cell office:value-type="string" calcext:value-type="string">
            <text:p>err232:</text:p>
          </table:table-cell>
          <table:table-cell office:value-type="float" office:value="0.0000386979" calcext:value-type="float">
            <text:p>3,87E-05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740ms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/>
          <table:table-cell office:value-type="string" calcext:value-type="string">
            <text:p>err233:</text:p>
          </table:table-cell>
          <table:table-cell office:value-type="float" office:value="0.0000378381" calcext:value-type="float">
            <text:p>3,78E-05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751ms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/>
          <table:table-cell office:value-type="string" calcext:value-type="string">
            <text:p>err234:</text:p>
          </table:table-cell>
          <table:table-cell office:value-type="float" office:value="0.0000369973" calcext:value-type="float">
            <text:p>3,70E-05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761ms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/>
          <table:table-cell office:value-type="string" calcext:value-type="string">
            <text:p>err235:</text:p>
          </table:table-cell>
          <table:table-cell office:value-type="float" office:value="0.0000361752" calcext:value-type="float">
            <text:p>3,62E-05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771ms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/>
          <table:table-cell office:value-type="string" calcext:value-type="string">
            <text:p>err236:</text:p>
          </table:table-cell>
          <table:table-cell office:value-type="float" office:value="0.0000353714" calcext:value-type="float">
            <text:p>3,54E-05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782ms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/>
          <table:table-cell office:value-type="string" calcext:value-type="string">
            <text:p>err237:</text:p>
          </table:table-cell>
          <table:table-cell office:value-type="float" office:value="0.0000345854" calcext:value-type="float">
            <text:p>3,46E-05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793ms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/>
          <table:table-cell office:value-type="string" calcext:value-type="string">
            <text:p>err238:</text:p>
          </table:table-cell>
          <table:table-cell office:value-type="float" office:value="0.0000338169" calcext:value-type="float">
            <text:p>3,38E-05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804ms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/>
          <table:table-cell office:value-type="string" calcext:value-type="string">
            <text:p>err239:</text:p>
          </table:table-cell>
          <table:table-cell office:value-type="float" office:value="0.0000330654" calcext:value-type="float">
            <text:p>3,31E-05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818ms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err240:</text:p>
          </table:table-cell>
          <table:table-cell office:value-type="float" office:value="0.0000323306" calcext:value-type="float">
            <text:p>3,23E-05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829ms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/>
          <table:table-cell office:value-type="string" calcext:value-type="string">
            <text:p>err241:</text:p>
          </table:table-cell>
          <table:table-cell office:value-type="float" office:value="0.0000316121" calcext:value-type="float">
            <text:p>3,16E-05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840ms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/>
          <table:table-cell office:value-type="string" calcext:value-type="string">
            <text:p>err242:</text:p>
          </table:table-cell>
          <table:table-cell office:value-type="float" office:value="0.0000309095" calcext:value-type="float">
            <text:p>3,09E-05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853ms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/>
          <table:table-cell office:value-type="string" calcext:value-type="string">
            <text:p>err243:</text:p>
          </table:table-cell>
          <table:table-cell office:value-type="float" office:value="0.0000302226" calcext:value-type="float">
            <text:p>3,02E-05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863ms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/>
          <table:table-cell office:value-type="string" calcext:value-type="string">
            <text:p>err244:</text:p>
          </table:table-cell>
          <table:table-cell office:value-type="float" office:value="0.0000295509" calcext:value-type="float">
            <text:p>2,96E-05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874ms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/>
          <table:table-cell office:value-type="string" calcext:value-type="string">
            <text:p>err245:</text:p>
          </table:table-cell>
          <table:table-cell office:value-type="float" office:value="0.0000288941" calcext:value-type="float">
            <text:p>2,89E-05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885ms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/>
          <table:table-cell office:value-type="string" calcext:value-type="string">
            <text:p>err246:</text:p>
          </table:table-cell>
          <table:table-cell office:value-type="float" office:value="0.000028252" calcext:value-type="float">
            <text:p>2,83E-05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896ms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/>
          <table:table-cell office:value-type="string" calcext:value-type="string">
            <text:p>err247:</text:p>
          </table:table-cell>
          <table:table-cell office:value-type="float" office:value="0.000027624" calcext:value-type="float">
            <text:p>2,76E-05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908ms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/>
          <table:table-cell office:value-type="string" calcext:value-type="string">
            <text:p>err248:</text:p>
          </table:table-cell>
          <table:table-cell office:value-type="float" office:value="0.00002701" calcext:value-type="float">
            <text:p>2,70E-05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919ms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/>
          <table:table-cell office:value-type="string" calcext:value-type="string">
            <text:p>err249:</text:p>
          </table:table-cell>
          <table:table-cell office:value-type="float" office:value="0.0000264097" calcext:value-type="float">
            <text:p>2,64E-0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931m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rr250:</text:p>
          </table:table-cell>
          <table:table-cell office:value-type="float" office:value="0.0000258227" calcext:value-type="float">
            <text:p>2,58E-05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942ms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string" calcext:value-type="string">
            <text:p>err251:</text:p>
          </table:table-cell>
          <table:table-cell office:value-type="float" office:value="0.0000252487" calcext:value-type="float">
            <text:p>2,52E-0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954ms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/>
          <table:table-cell office:value-type="string" calcext:value-type="string">
            <text:p>err252:</text:p>
          </table:table-cell>
          <table:table-cell office:value-type="float" office:value="0.0000246875" calcext:value-type="float">
            <text:p>2,47E-05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965ms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/>
          <table:table-cell office:value-type="string" calcext:value-type="string">
            <text:p>err253:</text:p>
          </table:table-cell>
          <table:table-cell office:value-type="float" office:value="0.0000241387" calcext:value-type="float">
            <text:p>2,41E-05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976ms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/>
          <table:table-cell office:value-type="string" calcext:value-type="string">
            <text:p>err254:</text:p>
          </table:table-cell>
          <table:table-cell office:value-type="float" office:value="0.0000236022" calcext:value-type="float">
            <text:p>2,36E-0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988ms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/>
          <table:table-cell office:value-type="string" calcext:value-type="string">
            <text:p>err255:</text:p>
          </table:table-cell>
          <table:table-cell office:value-type="float" office:value="0.0000230775" calcext:value-type="float">
            <text:p>2,31E-05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999ms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/>
          <table:table-cell office:value-type="string" calcext:value-type="string">
            <text:p>err256:</text:p>
          </table:table-cell>
          <table:table-cell office:value-type="float" office:value="0.0000225645" calcext:value-type="float">
            <text:p>2,26E-0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010ms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string" calcext:value-type="string">
            <text:p>err257:</text:p>
          </table:table-cell>
          <table:table-cell office:value-type="float" office:value="0.0000220629" calcext:value-type="float">
            <text:p>2,21E-05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022ms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/>
          <table:table-cell office:value-type="string" calcext:value-type="string">
            <text:p>err258:</text:p>
          </table:table-cell>
          <table:table-cell office:value-type="float" office:value="0.0000215724" calcext:value-type="float">
            <text:p>2,16E-05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034ms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/>
          <table:table-cell office:value-type="string" calcext:value-type="string">
            <text:p>err259:</text:p>
          </table:table-cell>
          <table:table-cell office:value-type="float" office:value="0.0000210929" calcext:value-type="float">
            <text:p>2,11E-0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046ms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/>
          <table:table-cell office:value-type="string" calcext:value-type="string">
            <text:p>err260:</text:p>
          </table:table-cell>
          <table:table-cell office:value-type="float" office:value="0.000020624" calcext:value-type="float">
            <text:p>2,06E-05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056ms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/>
          <table:table-cell office:value-type="string" calcext:value-type="string">
            <text:p>err261:</text:p>
          </table:table-cell>
          <table:table-cell office:value-type="float" office:value="0.0000201655" calcext:value-type="float">
            <text:p>2,02E-05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067ms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/>
          <table:table-cell office:value-type="string" calcext:value-type="string">
            <text:p>err262:</text:p>
          </table:table-cell>
          <table:table-cell office:value-type="float" office:value="0.0000197172" calcext:value-type="float">
            <text:p>1,97E-05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079ms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/>
          <table:table-cell office:value-type="string" calcext:value-type="string">
            <text:p>err263:</text:p>
          </table:table-cell>
          <table:table-cell office:value-type="float" office:value="0.0000192788" calcext:value-type="float">
            <text:p>1,93E-0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091ms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/>
          <table:table-cell office:value-type="string" calcext:value-type="string">
            <text:p>err264:</text:p>
          </table:table-cell>
          <table:table-cell office:value-type="float" office:value="0.0000188502" calcext:value-type="float">
            <text:p>1,89E-05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102ms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/>
          <table:table-cell office:value-type="string" calcext:value-type="string">
            <text:p>err265:</text:p>
          </table:table-cell>
          <table:table-cell office:value-type="float" office:value="0.0000184311" calcext:value-type="float">
            <text:p>1,84E-0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114ms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/>
          <table:table-cell office:value-type="string" calcext:value-type="string">
            <text:p>err266:</text:p>
          </table:table-cell>
          <table:table-cell office:value-type="float" office:value="0.0000180214" calcext:value-type="float">
            <text:p>1,80E-0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125ms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/>
          <table:table-cell office:value-type="string" calcext:value-type="string">
            <text:p>err267:</text:p>
          </table:table-cell>
          <table:table-cell office:value-type="float" office:value="0.0000176207" calcext:value-type="float">
            <text:p>1,76E-05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136ms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/>
          <table:table-cell office:value-type="string" calcext:value-type="string">
            <text:p>err268:</text:p>
          </table:table-cell>
          <table:table-cell office:value-type="float" office:value="0.0000172289" calcext:value-type="float">
            <text:p>1,72E-05</text:p>
          </table:table-cell>
          <table:table-cell office:value-type="string" calcext:value-type="string">
            <text:p>cza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188ms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string" calcext:value-type="string">
            <text:p>err269:</text:p>
          </table:table-cell>
          <table:table-cell office:value-type="float" office:value="0.0000168459" calcext:value-type="float">
            <text:p>1,68E-05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204ms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/>
          <table:table-cell office:value-type="string" calcext:value-type="string">
            <text:p>err270:</text:p>
          </table:table-cell>
          <table:table-cell office:value-type="float" office:value="0.0000164713" calcext:value-type="float">
            <text:p>1,65E-0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216ms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string" calcext:value-type="string">
            <text:p>err271:</text:p>
          </table:table-cell>
          <table:table-cell office:value-type="float" office:value="0.0000161051" calcext:value-type="float">
            <text:p>1,61E-05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227ms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/>
          <table:table-cell office:value-type="string" calcext:value-type="string">
            <text:p>err272:</text:p>
          </table:table-cell>
          <table:table-cell office:value-type="float" office:value="0.000015747" calcext:value-type="float">
            <text:p>1,57E-05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238ms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/>
          <table:table-cell office:value-type="string" calcext:value-type="string">
            <text:p>err273:</text:p>
          </table:table-cell>
          <table:table-cell office:value-type="float" office:value="0.0000153969" calcext:value-type="float">
            <text:p>1,54E-05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249ms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/>
          <table:table-cell office:value-type="string" calcext:value-type="string">
            <text:p>err274:</text:p>
          </table:table-cell>
          <table:table-cell office:value-type="float" office:value="0.0000150546" calcext:value-type="float">
            <text:p>1,51E-05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261ms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/>
          <table:table-cell office:value-type="string" calcext:value-type="string">
            <text:p>err275:</text:p>
          </table:table-cell>
          <table:table-cell office:value-type="float" office:value="0.0000147198" calcext:value-type="float">
            <text:p>1,47E-0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273ms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/>
          <table:table-cell office:value-type="string" calcext:value-type="string">
            <text:p>err276:</text:p>
          </table:table-cell>
          <table:table-cell office:value-type="float" office:value="0.0000143925" calcext:value-type="float">
            <text:p>1,44E-0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285ms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/>
          <table:table-cell office:value-type="string" calcext:value-type="string">
            <text:p>err277:</text:p>
          </table:table-cell>
          <table:table-cell office:value-type="float" office:value="0.0000140725" calcext:value-type="float">
            <text:p>1,41E-05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298ms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/>
          <table:table-cell office:value-type="string" calcext:value-type="string">
            <text:p>err278:</text:p>
          </table:table-cell>
          <table:table-cell office:value-type="float" office:value="0.0000137596" calcext:value-type="float">
            <text:p>1,38E-05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310ms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/>
          <table:table-cell office:value-type="string" calcext:value-type="string">
            <text:p>err279:</text:p>
          </table:table-cell>
          <table:table-cell office:value-type="float" office:value="0.0000134536" calcext:value-type="float">
            <text:p>1,35E-05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322ms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/>
          <table:table-cell office:value-type="string" calcext:value-type="string">
            <text:p>err280:</text:p>
          </table:table-cell>
          <table:table-cell office:value-type="float" office:value="0.0000131545" calcext:value-type="float">
            <text:p>1,32E-05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333ms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/>
          <table:table-cell office:value-type="string" calcext:value-type="string">
            <text:p>err281:</text:p>
          </table:table-cell>
          <table:table-cell office:value-type="float" office:value="0.000012862" calcext:value-type="float">
            <text:p>1,29E-05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345ms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/>
          <table:table-cell office:value-type="string" calcext:value-type="string">
            <text:p>err282:</text:p>
          </table:table-cell>
          <table:table-cell office:value-type="float" office:value="0.000012576" calcext:value-type="float">
            <text:p>1,26E-05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357ms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/>
          <table:table-cell office:value-type="string" calcext:value-type="string">
            <text:p>err283:</text:p>
          </table:table-cell>
          <table:table-cell office:value-type="float" office:value="0.0000122963" calcext:value-type="float">
            <text:p>1,23E-0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369ms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/>
          <table:table-cell office:value-type="string" calcext:value-type="string">
            <text:p>err284:</text:p>
          </table:table-cell>
          <table:table-cell office:value-type="float" office:value="0.0000120229" calcext:value-type="float">
            <text:p>1,20E-05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382ms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/>
          <table:table-cell office:value-type="string" calcext:value-type="string">
            <text:p>err285:</text:p>
          </table:table-cell>
          <table:table-cell office:value-type="float" office:value="0.0000117556" calcext:value-type="float">
            <text:p>1,18E-05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393ms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/>
          <table:table-cell office:value-type="string" calcext:value-type="string">
            <text:p>err286:</text:p>
          </table:table-cell>
          <table:table-cell office:value-type="float" office:value="0.0000114941" calcext:value-type="float">
            <text:p>1,15E-05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404ms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/>
          <table:table-cell office:value-type="string" calcext:value-type="string">
            <text:p>err287:</text:p>
          </table:table-cell>
          <table:table-cell office:value-type="float" office:value="0.0000112386" calcext:value-type="float">
            <text:p>1,12E-05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416ms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/>
          <table:table-cell office:value-type="string" calcext:value-type="string">
            <text:p>err288:</text:p>
          </table:table-cell>
          <table:table-cell office:value-type="float" office:value="0.0000109886" calcext:value-type="float">
            <text:p>1,10E-0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429ms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/>
          <table:table-cell office:value-type="string" calcext:value-type="string">
            <text:p>err289:</text:p>
          </table:table-cell>
          <table:table-cell office:value-type="float" office:value="0.0000107443" calcext:value-type="float">
            <text:p>1,07E-05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440ms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/>
          <table:table-cell office:value-type="string" calcext:value-type="string">
            <text:p>err290:</text:p>
          </table:table-cell>
          <table:table-cell office:value-type="float" office:value="0.0000105053" calcext:value-type="float">
            <text:p>1,05E-05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452ms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/>
          <table:table-cell office:value-type="string" calcext:value-type="string">
            <text:p>err291:</text:p>
          </table:table-cell>
          <table:table-cell office:value-type="float" office:value="0.0000102717" calcext:value-type="float">
            <text:p>1,03E-0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464ms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/>
          <table:table-cell office:value-type="string" calcext:value-type="string">
            <text:p>err292:</text:p>
          </table:table-cell>
          <table:table-cell office:value-type="float" office:value="0.0000100433" calcext:value-type="float">
            <text:p>1,00E-05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477ms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/>
          <table:table-cell office:value-type="string" calcext:value-type="string">
            <text:p>err293:</text:p>
          </table:table-cell>
          <table:table-cell office:value-type="float" office:value="0.00000981996" calcext:value-type="float">
            <text:p>9,82E-06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489ms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/>
          <table:table-cell office:value-type="string" calcext:value-type="string">
            <text:p>err294:</text:p>
          </table:table-cell>
          <table:table-cell office:value-type="float" office:value="0.00000960158" calcext:value-type="float">
            <text:p>9,60E-06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501ms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/>
          <table:table-cell office:value-type="string" calcext:value-type="string">
            <text:p>err295:</text:p>
          </table:table-cell>
          <table:table-cell office:value-type="float" office:value="0.00000938806" calcext:value-type="float">
            <text:p>9,39E-06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513ms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/>
          <table:table-cell office:value-type="string" calcext:value-type="string">
            <text:p>err296:</text:p>
          </table:table-cell>
          <table:table-cell office:value-type="float" office:value="0.00000917928" calcext:value-type="float">
            <text:p>9,18E-06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524ms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/>
          <table:table-cell office:value-type="string" calcext:value-type="string">
            <text:p>err297:</text:p>
          </table:table-cell>
          <table:table-cell office:value-type="float" office:value="0.00000897515" calcext:value-type="float">
            <text:p>8,98E-06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535ms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/>
          <table:table-cell office:value-type="string" calcext:value-type="string">
            <text:p>err298:</text:p>
          </table:table-cell>
          <table:table-cell office:value-type="float" office:value="0.00000877555" calcext:value-type="float">
            <text:p>8,78E-06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546ms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/>
          <table:table-cell office:value-type="string" calcext:value-type="string">
            <text:p>err299:</text:p>
          </table:table-cell>
          <table:table-cell office:value-type="float" office:value="0.00000858039" calcext:value-type="float">
            <text:p>8,58E-06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559ms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/>
          <table:table-cell office:value-type="string" calcext:value-type="string">
            <text:p>err300:</text:p>
          </table:table-cell>
          <table:table-cell office:value-type="float" office:value="0.00000838957" calcext:value-type="float">
            <text:p>8,39E-06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570ms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>
            <text:p>err301:</text:p>
          </table:table-cell>
          <table:table-cell office:value-type="float" office:value="0.00000820299" calcext:value-type="float">
            <text:p>8,20E-06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582ms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/>
          <table:table-cell office:value-type="string" calcext:value-type="string">
            <text:p>err302:</text:p>
          </table:table-cell>
          <table:table-cell office:value-type="float" office:value="0.00000802056" calcext:value-type="float">
            <text:p>8,02E-06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593ms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/>
          <table:table-cell office:value-type="string" calcext:value-type="string">
            <text:p>err303:</text:p>
          </table:table-cell>
          <table:table-cell office:value-type="float" office:value="0.00000784219" calcext:value-type="float">
            <text:p>7,84E-06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604ms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/>
          <table:table-cell office:value-type="string" calcext:value-type="string">
            <text:p>err304:</text:p>
          </table:table-cell>
          <table:table-cell office:value-type="float" office:value="0.00000766778" calcext:value-type="float">
            <text:p>7,67E-06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615ms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/>
          <table:table-cell office:value-type="string" calcext:value-type="string">
            <text:p>err305:</text:p>
          </table:table-cell>
          <table:table-cell office:value-type="float" office:value="0.00000749725" calcext:value-type="float">
            <text:p>7,50E-06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628ms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/>
          <table:table-cell office:value-type="string" calcext:value-type="string">
            <text:p>err306:</text:p>
          </table:table-cell>
          <table:table-cell office:value-type="float" office:value="0.00000733052" calcext:value-type="float">
            <text:p>7,33E-06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640ms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/>
          <table:table-cell office:value-type="string" calcext:value-type="string">
            <text:p>err307:</text:p>
          </table:table-cell>
          <table:table-cell office:value-type="float" office:value="0.00000716749" calcext:value-type="float">
            <text:p>7,17E-06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650ms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/>
          <table:table-cell office:value-type="string" calcext:value-type="string">
            <text:p>err308:</text:p>
          </table:table-cell>
          <table:table-cell office:value-type="float" office:value="0.00000700808" calcext:value-type="float">
            <text:p>7,01E-06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661ms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/>
          <table:table-cell office:value-type="string" calcext:value-type="string">
            <text:p>err309:</text:p>
          </table:table-cell>
          <table:table-cell office:value-type="float" office:value="0.00000685222" calcext:value-type="float">
            <text:p>6,85E-06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673ms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/>
          <table:table-cell office:value-type="string" calcext:value-type="string">
            <text:p>err310:</text:p>
          </table:table-cell>
          <table:table-cell office:value-type="float" office:value="0.00000669982" calcext:value-type="float">
            <text:p>6,70E-06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684ms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/>
          <table:table-cell office:value-type="string" calcext:value-type="string">
            <text:p>err311:</text:p>
          </table:table-cell>
          <table:table-cell office:value-type="float" office:value="0.00000655082" calcext:value-type="float">
            <text:p>6,55E-06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695ms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/>
          <table:table-cell office:value-type="string" calcext:value-type="string">
            <text:p>err312:</text:p>
          </table:table-cell>
          <table:table-cell office:value-type="float" office:value="0.00000640512" calcext:value-type="float">
            <text:p>6,41E-06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707ms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/>
          <table:table-cell office:value-type="string" calcext:value-type="string">
            <text:p>err313:</text:p>
          </table:table-cell>
          <table:table-cell office:value-type="float" office:value="0.00000626267" calcext:value-type="float">
            <text:p>6,26E-06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720ms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/>
          <table:table-cell office:value-type="string" calcext:value-type="string">
            <text:p>err314:</text:p>
          </table:table-cell>
          <table:table-cell office:value-type="float" office:value="0.00000612338" calcext:value-type="float">
            <text:p>6,12E-06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731ms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/>
          <table:table-cell office:value-type="string" calcext:value-type="string">
            <text:p>err315:</text:p>
          </table:table-cell>
          <table:table-cell office:value-type="float" office:value="0.0000059872" calcext:value-type="float">
            <text:p>5,99E-06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742ms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/>
          <table:table-cell office:value-type="string" calcext:value-type="string">
            <text:p>err316:</text:p>
          </table:table-cell>
          <table:table-cell office:value-type="float" office:value="0.00000585404" calcext:value-type="float">
            <text:p>5,85E-06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754ms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/>
          <table:table-cell office:value-type="string" calcext:value-type="string">
            <text:p>err317:</text:p>
          </table:table-cell>
          <table:table-cell office:value-type="float" office:value="0.00000572384" calcext:value-type="float">
            <text:p>5,72E-06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766ms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/>
          <table:table-cell office:value-type="string" calcext:value-type="string">
            <text:p>err318:</text:p>
          </table:table-cell>
          <table:table-cell office:value-type="float" office:value="0.00000559653" calcext:value-type="float">
            <text:p>5,60E-06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778ms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/>
          <table:table-cell office:value-type="string" calcext:value-type="string">
            <text:p>err319:</text:p>
          </table:table-cell>
          <table:table-cell office:value-type="float" office:value="0.00000547206" calcext:value-type="float">
            <text:p>5,47E-06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789ms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/>
          <table:table-cell office:value-type="string" calcext:value-type="string">
            <text:p>err320:</text:p>
          </table:table-cell>
          <table:table-cell office:value-type="float" office:value="0.00000535035" calcext:value-type="float">
            <text:p>5,35E-06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802ms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/>
          <table:table-cell office:value-type="string" calcext:value-type="string">
            <text:p>err321:</text:p>
          </table:table-cell>
          <table:table-cell office:value-type="float" office:value="0.00000523136" calcext:value-type="float">
            <text:p>5,23E-06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813ms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/>
          <table:table-cell office:value-type="string" calcext:value-type="string">
            <text:p>err322:</text:p>
          </table:table-cell>
          <table:table-cell office:value-type="float" office:value="0.000005115" calcext:value-type="float">
            <text:p>5,12E-06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825ms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/>
          <table:table-cell office:value-type="string" calcext:value-type="string">
            <text:p>err323:</text:p>
          </table:table-cell>
          <table:table-cell office:value-type="float" office:value="0.00000500124" calcext:value-type="float">
            <text:p>5,00E-06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838ms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/>
          <table:table-cell office:value-type="string" calcext:value-type="string">
            <text:p>err324:</text:p>
          </table:table-cell>
          <table:table-cell office:value-type="float" office:value="0.00000489" calcext:value-type="float">
            <text:p>4,89E-06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851ms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/>
          <table:table-cell office:value-type="string" calcext:value-type="string">
            <text:p>err325:</text:p>
          </table:table-cell>
          <table:table-cell office:value-type="float" office:value="0.00000478124" calcext:value-type="float">
            <text:p>4,78E-06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863ms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/>
          <table:table-cell office:value-type="string" calcext:value-type="string">
            <text:p>err326:</text:p>
          </table:table-cell>
          <table:table-cell office:value-type="float" office:value="0.0000046749" calcext:value-type="float">
            <text:p>4,67E-06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875ms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/>
          <table:table-cell office:value-type="string" calcext:value-type="string">
            <text:p>err327:</text:p>
          </table:table-cell>
          <table:table-cell office:value-type="float" office:value="0.00000457092" calcext:value-type="float">
            <text:p>4,57E-06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888ms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/>
          <table:table-cell office:value-type="string" calcext:value-type="string">
            <text:p>err328:</text:p>
          </table:table-cell>
          <table:table-cell office:value-type="float" office:value="0.00000446926" calcext:value-type="float">
            <text:p>4,47E-06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899ms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/>
          <table:table-cell office:value-type="string" calcext:value-type="string">
            <text:p>err329:</text:p>
          </table:table-cell>
          <table:table-cell office:value-type="float" office:value="0.00000436985" calcext:value-type="float">
            <text:p>4,37E-06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912ms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/>
          <table:table-cell office:value-type="string" calcext:value-type="string">
            <text:p>err330:</text:p>
          </table:table-cell>
          <table:table-cell office:value-type="float" office:value="0.00000427266" calcext:value-type="float">
            <text:p>4,27E-06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923ms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/>
          <table:table-cell office:value-type="string" calcext:value-type="string">
            <text:p>err331:</text:p>
          </table:table-cell>
          <table:table-cell office:value-type="float" office:value="0.00000417762" calcext:value-type="float">
            <text:p>4,18E-06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937ms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/>
          <table:table-cell office:value-type="string" calcext:value-type="string">
            <text:p>err332:</text:p>
          </table:table-cell>
          <table:table-cell office:value-type="float" office:value="0.00000408471" calcext:value-type="float">
            <text:p>4,08E-06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949ms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/>
          <table:table-cell office:value-type="string" calcext:value-type="string">
            <text:p>err333:</text:p>
          </table:table-cell>
          <table:table-cell office:value-type="float" office:value="0.00000399385" calcext:value-type="float">
            <text:p>3,99E-06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960ms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/>
          <table:table-cell office:value-type="string" calcext:value-type="string">
            <text:p>err334:</text:p>
          </table:table-cell>
          <table:table-cell office:value-type="float" office:value="0.00000390502" calcext:value-type="float">
            <text:p>3,91E-06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972ms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/>
          <table:table-cell office:value-type="string" calcext:value-type="string">
            <text:p>err335:</text:p>
          </table:table-cell>
          <table:table-cell office:value-type="float" office:value="0.00000381816" calcext:value-type="float">
            <text:p>3,82E-06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985ms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/>
          <table:table-cell office:value-type="string" calcext:value-type="string">
            <text:p>err336:</text:p>
          </table:table-cell>
          <table:table-cell office:value-type="float" office:value="0.00000373324" calcext:value-type="float">
            <text:p>3,73E-06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997ms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/>
          <table:table-cell office:value-type="string" calcext:value-type="string">
            <text:p>err337:</text:p>
          </table:table-cell>
          <table:table-cell office:value-type="float" office:value="0.0000036502" calcext:value-type="float">
            <text:p>3,65E-06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010ms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/>
          <table:table-cell office:value-type="string" calcext:value-type="string">
            <text:p>err338:</text:p>
          </table:table-cell>
          <table:table-cell office:value-type="float" office:value="0.00000356901" calcext:value-type="float">
            <text:p>3,57E-06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023ms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/>
          <table:table-cell office:value-type="string" calcext:value-type="string">
            <text:p>err339:</text:p>
          </table:table-cell>
          <table:table-cell office:value-type="float" office:value="0.00000348963" calcext:value-type="float">
            <text:p>3,49E-06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036ms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/>
          <table:table-cell office:value-type="string" calcext:value-type="string">
            <text:p>err340:</text:p>
          </table:table-cell>
          <table:table-cell office:value-type="float" office:value="0.00000341201" calcext:value-type="float">
            <text:p>3,41E-06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047ms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/>
          <table:table-cell office:value-type="string" calcext:value-type="string">
            <text:p>err341:</text:p>
          </table:table-cell>
          <table:table-cell office:value-type="float" office:value="0.00000333612" calcext:value-type="float">
            <text:p>3,34E-06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059ms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/>
          <table:table-cell office:value-type="string" calcext:value-type="string">
            <text:p>err342:</text:p>
          </table:table-cell>
          <table:table-cell office:value-type="float" office:value="0.00000326192" calcext:value-type="float">
            <text:p>3,26E-06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071ms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/>
          <table:table-cell office:value-type="string" calcext:value-type="string">
            <text:p>err343:</text:p>
          </table:table-cell>
          <table:table-cell office:value-type="float" office:value="0.00000318936" calcext:value-type="float">
            <text:p>3,19E-06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082ms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/>
          <table:table-cell office:value-type="string" calcext:value-type="string">
            <text:p>err344:</text:p>
          </table:table-cell>
          <table:table-cell office:value-type="float" office:value="0.00000311842" calcext:value-type="float">
            <text:p>3,12E-06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093ms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/>
          <table:table-cell office:value-type="string" calcext:value-type="string">
            <text:p>err345:</text:p>
          </table:table-cell>
          <table:table-cell office:value-type="float" office:value="0.00000304906" calcext:value-type="float">
            <text:p>3,05E-06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104ms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/>
          <table:table-cell office:value-type="string" calcext:value-type="string">
            <text:p>err346:</text:p>
          </table:table-cell>
          <table:table-cell office:value-type="float" office:value="0.00000298124" calcext:value-type="float">
            <text:p>2,98E-06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117ms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/>
          <table:table-cell office:value-type="string" calcext:value-type="string">
            <text:p>err347:</text:p>
          </table:table-cell>
          <table:table-cell office:value-type="float" office:value="0.00000291493" calcext:value-type="float">
            <text:p>2,91E-06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130ms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/>
          <table:table-cell office:value-type="string" calcext:value-type="string">
            <text:p>err348:</text:p>
          </table:table-cell>
          <table:table-cell office:value-type="float" office:value="0.00000285009" calcext:value-type="float">
            <text:p>2,85E-06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142ms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/>
          <table:table-cell office:value-type="string" calcext:value-type="string">
            <text:p>err349:</text:p>
          </table:table-cell>
          <table:table-cell office:value-type="float" office:value="0.0000027867" calcext:value-type="float">
            <text:p>2,79E-06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154ms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/>
          <table:table-cell office:value-type="string" calcext:value-type="string">
            <text:p>err350:</text:p>
          </table:table-cell>
          <table:table-cell office:value-type="float" office:value="0.00000272471" calcext:value-type="float">
            <text:p>2,72E-06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167ms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/>
          <table:table-cell office:value-type="string" calcext:value-type="string">
            <text:p>err351:</text:p>
          </table:table-cell>
          <table:table-cell office:value-type="float" office:value="0.00000266411" calcext:value-type="float">
            <text:p>2,66E-06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179ms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/>
          <table:table-cell office:value-type="string" calcext:value-type="string">
            <text:p>err352:</text:p>
          </table:table-cell>
          <table:table-cell office:value-type="float" office:value="0.00000260485" calcext:value-type="float">
            <text:p>2,60E-06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191ms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/>
          <table:table-cell office:value-type="string" calcext:value-type="string">
            <text:p>err353:</text:p>
          </table:table-cell>
          <table:table-cell office:value-type="float" office:value="0.00000254691" calcext:value-type="float">
            <text:p>2,55E-06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204ms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/>
          <table:table-cell office:value-type="string" calcext:value-type="string">
            <text:p>err354:</text:p>
          </table:table-cell>
          <table:table-cell office:value-type="float" office:value="0.00000249026" calcext:value-type="float">
            <text:p>2,49E-06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217ms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/>
          <table:table-cell office:value-type="string" calcext:value-type="string">
            <text:p>err355:</text:p>
          </table:table-cell>
          <table:table-cell office:value-type="float" office:value="0.00000243487" calcext:value-type="float">
            <text:p>2,43E-06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229ms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/>
          <table:table-cell office:value-type="string" calcext:value-type="string">
            <text:p>err356:</text:p>
          </table:table-cell>
          <table:table-cell office:value-type="float" office:value="0.00000238071" calcext:value-type="float">
            <text:p>2,38E-06</text:p>
          </table:table-cell>
          <table:table-cell office:value-type="string" calcext:value-type="string">
            <text:p>cza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284ms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/>
          <table:table-cell office:value-type="string" calcext:value-type="string">
            <text:p>err357:</text:p>
          </table:table-cell>
          <table:table-cell office:value-type="float" office:value="0.00000232775" calcext:value-type="float">
            <text:p>2,33E-06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302ms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/>
          <table:table-cell office:value-type="string" calcext:value-type="string">
            <text:p>err358:</text:p>
          </table:table-cell>
          <table:table-cell office:value-type="float" office:value="0.00000227598" calcext:value-type="float">
            <text:p>2,28E-06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314ms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/>
          <table:table-cell office:value-type="string" calcext:value-type="string">
            <text:p>err359:</text:p>
          </table:table-cell>
          <table:table-cell office:value-type="float" office:value="0.00000222535" calcext:value-type="float">
            <text:p>2,23E-06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327ms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/>
          <table:table-cell office:value-type="string" calcext:value-type="string">
            <text:p>err360:</text:p>
          </table:table-cell>
          <table:table-cell office:value-type="float" office:value="0.00000217585" calcext:value-type="float">
            <text:p>2,18E-06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340ms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/>
          <table:table-cell office:value-type="string" calcext:value-type="string">
            <text:p>err361:</text:p>
          </table:table-cell>
          <table:table-cell office:value-type="float" office:value="0.00000212745" calcext:value-type="float">
            <text:p>2,13E-06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352ms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/>
          <table:table-cell office:value-type="string" calcext:value-type="string">
            <text:p>err362:</text:p>
          </table:table-cell>
          <table:table-cell office:value-type="float" office:value="0.00000208013" calcext:value-type="float">
            <text:p>2,08E-06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364ms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/>
          <table:table-cell office:value-type="string" calcext:value-type="string">
            <text:p>err363:</text:p>
          </table:table-cell>
          <table:table-cell office:value-type="float" office:value="0.00000203386" calcext:value-type="float">
            <text:p>2,03E-06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376ms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/>
          <table:table-cell office:value-type="string" calcext:value-type="string">
            <text:p>err364:</text:p>
          </table:table-cell>
          <table:table-cell office:value-type="float" office:value="0.00000198862" calcext:value-type="float">
            <text:p>1,99E-06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389ms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/>
          <table:table-cell office:value-type="string" calcext:value-type="string">
            <text:p>err365:</text:p>
          </table:table-cell>
          <table:table-cell office:value-type="float" office:value="0.00000194439" calcext:value-type="float">
            <text:p>1,94E-06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401ms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/>
          <table:table-cell office:value-type="string" calcext:value-type="string">
            <text:p>err366:</text:p>
          </table:table-cell>
          <table:table-cell office:value-type="float" office:value="0.00000190114" calcext:value-type="float">
            <text:p>1,90E-06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413ms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/>
          <table:table-cell office:value-type="string" calcext:value-type="string">
            <text:p>err367:</text:p>
          </table:table-cell>
          <table:table-cell office:value-type="float" office:value="0.00000185885" calcext:value-type="float">
            <text:p>1,86E-06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426ms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/>
          <table:table-cell office:value-type="string" calcext:value-type="string">
            <text:p>err368:</text:p>
          </table:table-cell>
          <table:table-cell office:value-type="float" office:value="0.0000018175" calcext:value-type="float">
            <text:p>1,82E-06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440ms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/>
          <table:table-cell office:value-type="string" calcext:value-type="string">
            <text:p>err369:</text:p>
          </table:table-cell>
          <table:table-cell office:value-type="float" office:value="0.00000177707" calcext:value-type="float">
            <text:p>1,78E-06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455ms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/>
          <table:table-cell office:value-type="string" calcext:value-type="string">
            <text:p>err370:</text:p>
          </table:table-cell>
          <table:table-cell office:value-type="float" office:value="0.00000173755" calcext:value-type="float">
            <text:p>1,74E-06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470ms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/>
          <table:table-cell office:value-type="string" calcext:value-type="string">
            <text:p>err371:</text:p>
          </table:table-cell>
          <table:table-cell office:value-type="float" office:value="0.0000016989" calcext:value-type="float">
            <text:p>1,70E-06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485ms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/>
          <table:table-cell office:value-type="string" calcext:value-type="string">
            <text:p>err372:</text:p>
          </table:table-cell>
          <table:table-cell office:value-type="float" office:value="0.00000166111" calcext:value-type="float">
            <text:p>1,66E-06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500ms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/>
          <table:table-cell office:value-type="string" calcext:value-type="string">
            <text:p>err373:</text:p>
          </table:table-cell>
          <table:table-cell office:value-type="float" office:value="0.00000162416" calcext:value-type="float">
            <text:p>1,62E-06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513ms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/>
          <table:table-cell office:value-type="string" calcext:value-type="string">
            <text:p>err374:</text:p>
          </table:table-cell>
          <table:table-cell office:value-type="float" office:value="0.00000158803" calcext:value-type="float">
            <text:p>1,59E-06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523ms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/>
          <table:table-cell office:value-type="string" calcext:value-type="string">
            <text:p>err375:</text:p>
          </table:table-cell>
          <table:table-cell office:value-type="float" office:value="0.00000155271" calcext:value-type="float">
            <text:p>1,55E-06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534ms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/>
          <table:table-cell office:value-type="string" calcext:value-type="string">
            <text:p>err376:</text:p>
          </table:table-cell>
          <table:table-cell office:value-type="float" office:value="0.00000151817" calcext:value-type="float">
            <text:p>1,52E-06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544ms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/>
          <table:table-cell office:value-type="string" calcext:value-type="string">
            <text:p>err377:</text:p>
          </table:table-cell>
          <table:table-cell office:value-type="float" office:value="0.0000014844" calcext:value-type="float">
            <text:p>1,48E-06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554ms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/>
          <table:table-cell office:value-type="string" calcext:value-type="string">
            <text:p>err378:</text:p>
          </table:table-cell>
          <table:table-cell office:value-type="float" office:value="0.00000145138" calcext:value-type="float">
            <text:p>1,45E-06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565ms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/>
          <table:table-cell office:value-type="string" calcext:value-type="string">
            <text:p>err379:</text:p>
          </table:table-cell>
          <table:table-cell office:value-type="float" office:value="0.0000014191" calcext:value-type="float">
            <text:p>1,42E-06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575ms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/>
          <table:table-cell office:value-type="string" calcext:value-type="string">
            <text:p>err380:</text:p>
          </table:table-cell>
          <table:table-cell office:value-type="float" office:value="0.00000138753" calcext:value-type="float">
            <text:p>1,39E-06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585ms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/>
          <table:table-cell office:value-type="string" calcext:value-type="string">
            <text:p>err381:</text:p>
          </table:table-cell>
          <table:table-cell office:value-type="float" office:value="0.00000135667" calcext:value-type="float">
            <text:p>1,36E-06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596ms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/>
          <table:table-cell office:value-type="string" calcext:value-type="string">
            <text:p>err382:</text:p>
          </table:table-cell>
          <table:table-cell office:value-type="float" office:value="0.00000132649" calcext:value-type="float">
            <text:p>1,33E-06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606ms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/>
          <table:table-cell office:value-type="string" calcext:value-type="string">
            <text:p>err383:</text:p>
          </table:table-cell>
          <table:table-cell office:value-type="float" office:value="0.00000129698" calcext:value-type="float">
            <text:p>1,30E-06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617ms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/>
          <table:table-cell office:value-type="string" calcext:value-type="string">
            <text:p>err384:</text:p>
          </table:table-cell>
          <table:table-cell office:value-type="float" office:value="0.00000126813" calcext:value-type="float">
            <text:p>1,27E-06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627ms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/>
          <table:table-cell office:value-type="string" calcext:value-type="string">
            <text:p>err385:</text:p>
          </table:table-cell>
          <table:table-cell office:value-type="float" office:value="0.00000123992" calcext:value-type="float">
            <text:p>1,24E-06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637ms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/>
          <table:table-cell office:value-type="string" calcext:value-type="string">
            <text:p>err386:</text:p>
          </table:table-cell>
          <table:table-cell office:value-type="float" office:value="0.00000121234" calcext:value-type="float">
            <text:p>1,21E-06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648ms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/>
          <table:table-cell office:value-type="string" calcext:value-type="string">
            <text:p>err387:</text:p>
          </table:table-cell>
          <table:table-cell office:value-type="float" office:value="0.00000118537" calcext:value-type="float">
            <text:p>1,19E-06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658ms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/>
          <table:table-cell office:value-type="string" calcext:value-type="string">
            <text:p>err388:</text:p>
          </table:table-cell>
          <table:table-cell office:value-type="float" office:value="0.00000115901" calcext:value-type="float">
            <text:p>1,16E-06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669ms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/>
          <table:table-cell office:value-type="string" calcext:value-type="string">
            <text:p>err389:</text:p>
          </table:table-cell>
          <table:table-cell office:value-type="float" office:value="0.00000113323" calcext:value-type="float">
            <text:p>1,13E-06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679ms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/>
          <table:table-cell office:value-type="string" calcext:value-type="string">
            <text:p>err390:</text:p>
          </table:table-cell>
          <table:table-cell office:value-type="float" office:value="0.00000110802" calcext:value-type="float">
            <text:p>1,11E-06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692ms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/>
          <table:table-cell office:value-type="string" calcext:value-type="string">
            <text:p>err391:</text:p>
          </table:table-cell>
          <table:table-cell office:value-type="float" office:value="0.00000108337" calcext:value-type="float">
            <text:p>1,08E-06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706ms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/>
          <table:table-cell office:value-type="string" calcext:value-type="string">
            <text:p>err392:</text:p>
          </table:table-cell>
          <table:table-cell office:value-type="float" office:value="0.00000105927" calcext:value-type="float">
            <text:p>1,06E-06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722ms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/>
          <table:table-cell office:value-type="string" calcext:value-type="string">
            <text:p>err393:</text:p>
          </table:table-cell>
          <table:table-cell office:value-type="float" office:value="0.00000103571" calcext:value-type="float">
            <text:p>1,04E-06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734ms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/>
          <table:table-cell office:value-type="string" calcext:value-type="string">
            <text:p>err394:</text:p>
          </table:table-cell>
          <table:table-cell office:value-type="float" office:value="0.00000101267" calcext:value-type="float">
            <text:p>1,01E-06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745ms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/>
          <table:table-cell office:value-type="string" calcext:value-type="string">
            <text:p>err395:</text:p>
          </table:table-cell>
          <table:table-cell office:value-type="float" office:value="0.000000990146" calcext:value-type="float">
            <text:p>9,90E-07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755ms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/>
          <table:table-cell office:value-type="string" calcext:value-type="string">
            <text:p>err396:</text:p>
          </table:table-cell>
          <table:table-cell office:value-type="float" office:value="0.000000968121" calcext:value-type="float">
            <text:p>9,68E-07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767ms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/>
          <table:table-cell office:value-type="string" calcext:value-type="string">
            <text:p>err397:</text:p>
          </table:table-cell>
          <table:table-cell office:value-type="float" office:value="0.000000946586" calcext:value-type="float">
            <text:p>9,47E-07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782ms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/>
          <table:table-cell office:value-type="string" calcext:value-type="string">
            <text:p>err398:</text:p>
          </table:table-cell>
          <table:table-cell office:value-type="float" office:value="0.00000092553" calcext:value-type="float">
            <text:p>9,26E-07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798ms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/>
          <table:table-cell office:value-type="string" calcext:value-type="string">
            <text:p>err399:</text:p>
          </table:table-cell>
          <table:table-cell office:value-type="float" office:value="0.000000904942" calcext:value-type="float">
            <text:p>9,05E-07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814ms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/>
          <table:table-cell office:value-type="string" calcext:value-type="string">
            <text:p>err400:</text:p>
          </table:table-cell>
          <table:table-cell office:value-type="float" office:value="0.000000884812" calcext:value-type="float">
            <text:p>8,85E-07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827ms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/>
          <table:table-cell office:value-type="string" calcext:value-type="string">
            <text:p>err401:</text:p>
          </table:table-cell>
          <table:table-cell office:value-type="float" office:value="0.00000086513" calcext:value-type="float">
            <text:p>8,65E-07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837ms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/>
          <table:table-cell office:value-type="string" calcext:value-type="string">
            <text:p>err402:</text:p>
          </table:table-cell>
          <table:table-cell office:value-type="float" office:value="0.000000845886" calcext:value-type="float">
            <text:p>8,46E-07</text:p>
          </table:table-cell>
          <table:table-cell office:value-type="string" calcext:value-type="string">
            <text:p>cz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846ms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/>
          <table:table-cell office:value-type="string" calcext:value-type="string">
            <text:p>err403:</text:p>
          </table:table-cell>
          <table:table-cell office:value-type="float" office:value="0.00000082707" calcext:value-type="float">
            <text:p>8,27E-07</text:p>
          </table:table-cell>
          <table:table-cell office:value-type="string" calcext:value-type="string">
            <text:p>cz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856ms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/>
          <table:table-cell office:value-type="string" calcext:value-type="string">
            <text:p>err404:</text:p>
          </table:table-cell>
          <table:table-cell office:value-type="float" office:value="0.000000808672" calcext:value-type="float">
            <text:p>8,09E-07</text:p>
          </table:table-cell>
          <table:table-cell office:value-type="string" calcext:value-type="string">
            <text:p>cz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866ms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/>
          <table:table-cell office:value-type="string" calcext:value-type="string">
            <text:p>err405:</text:p>
          </table:table-cell>
          <table:table-cell office:value-type="float" office:value="0.000000790684" calcext:value-type="float">
            <text:p>7,91E-07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876ms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/>
          <table:table-cell office:value-type="string" calcext:value-type="string">
            <text:p>err406:</text:p>
          </table:table-cell>
          <table:table-cell office:value-type="float" office:value="0.000000773096" calcext:value-type="float">
            <text:p>7,73E-07</text:p>
          </table:table-cell>
          <table:table-cell office:value-type="string" calcext:value-type="string">
            <text:p>cz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885ms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/>
          <table:table-cell office:value-type="string" calcext:value-type="string">
            <text:p>err407:</text:p>
          </table:table-cell>
          <table:table-cell office:value-type="float" office:value="0.000000755899" calcext:value-type="float">
            <text:p>7,56E-07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898ms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/>
          <table:table-cell office:value-type="string" calcext:value-type="string">
            <text:p>err408:</text:p>
          </table:table-cell>
          <table:table-cell office:value-type="float" office:value="0.000000739084" calcext:value-type="float">
            <text:p>7,39E-07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911ms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/>
          <table:table-cell office:value-type="string" calcext:value-type="string">
            <text:p>err409:</text:p>
          </table:table-cell>
          <table:table-cell office:value-type="float" office:value="0.000000722644" calcext:value-type="float">
            <text:p>7,23E-07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925ms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/>
          <table:table-cell office:value-type="string" calcext:value-type="string">
            <text:p>err410:</text:p>
          </table:table-cell>
          <table:table-cell office:value-type="float" office:value="0.000000706569" calcext:value-type="float">
            <text:p>7,07E-07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939ms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/>
          <table:table-cell office:value-type="string" calcext:value-type="string">
            <text:p>err411:</text:p>
          </table:table-cell>
          <table:table-cell office:value-type="float" office:value="0.000000690852" calcext:value-type="float">
            <text:p>6,91E-07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952ms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/>
          <table:table-cell office:value-type="string" calcext:value-type="string">
            <text:p>err412:</text:p>
          </table:table-cell>
          <table:table-cell office:value-type="float" office:value="0.000000675484" calcext:value-type="float">
            <text:p>6,75E-07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966ms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/>
          <table:table-cell office:value-type="string" calcext:value-type="string">
            <text:p>err413:</text:p>
          </table:table-cell>
          <table:table-cell office:value-type="float" office:value="0.000000660459" calcext:value-type="float">
            <text:p>6,60E-07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981ms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/>
          <table:table-cell office:value-type="string" calcext:value-type="string">
            <text:p>err414:</text:p>
          </table:table-cell>
          <table:table-cell office:value-type="float" office:value="0.000000645767" calcext:value-type="float">
            <text:p>6,46E-07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996ms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/>
          <table:table-cell office:value-type="string" calcext:value-type="string">
            <text:p>err415:</text:p>
          </table:table-cell>
          <table:table-cell office:value-type="float" office:value="0.000000631402" calcext:value-type="float">
            <text:p>6,31E-07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010ms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/>
          <table:table-cell office:value-type="string" calcext:value-type="string">
            <text:p>err416:</text:p>
          </table:table-cell>
          <table:table-cell office:value-type="float" office:value="0.000000617357" calcext:value-type="float">
            <text:p>6,17E-07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024ms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/>
          <table:table-cell office:value-type="string" calcext:value-type="string">
            <text:p>err417:</text:p>
          </table:table-cell>
          <table:table-cell office:value-type="float" office:value="0.000000603625" calcext:value-type="float">
            <text:p>6,04E-07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039ms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/>
          <table:table-cell office:value-type="string" calcext:value-type="string">
            <text:p>err418:</text:p>
          </table:table-cell>
          <table:table-cell office:value-type="float" office:value="0.000000590197" calcext:value-type="float">
            <text:p>5,90E-07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050ms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/>
          <table:table-cell office:value-type="string" calcext:value-type="string">
            <text:p>err419:</text:p>
          </table:table-cell>
          <table:table-cell office:value-type="float" office:value="0.000000577069" calcext:value-type="float">
            <text:p>5,77E-07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062ms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/>
          <table:table-cell office:value-type="string" calcext:value-type="string">
            <text:p>err420:</text:p>
          </table:table-cell>
          <table:table-cell office:value-type="float" office:value="0.000000564232" calcext:value-type="float">
            <text:p>5,64E-07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072ms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/>
          <table:table-cell office:value-type="string" calcext:value-type="string">
            <text:p>err421:</text:p>
          </table:table-cell>
          <table:table-cell office:value-type="float" office:value="0.000000551681" calcext:value-type="float">
            <text:p>5,52E-07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086ms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/>
          <table:table-cell office:value-type="string" calcext:value-type="string">
            <text:p>err422:</text:p>
          </table:table-cell>
          <table:table-cell office:value-type="float" office:value="0.000000539409" calcext:value-type="float">
            <text:p>5,39E-07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103ms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/>
          <table:table-cell office:value-type="string" calcext:value-type="string">
            <text:p>err423:</text:p>
          </table:table-cell>
          <table:table-cell office:value-type="float" office:value="0.00000052741" calcext:value-type="float">
            <text:p>5,27E-07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113ms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/>
          <table:table-cell office:value-type="string" calcext:value-type="string">
            <text:p>err424:</text:p>
          </table:table-cell>
          <table:table-cell office:value-type="float" office:value="0.000000515678" calcext:value-type="float">
            <text:p>5,16E-07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123ms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/>
          <table:table-cell office:value-type="string" calcext:value-type="string">
            <text:p>err425:</text:p>
          </table:table-cell>
          <table:table-cell office:value-type="float" office:value="0.000000504207" calcext:value-type="float">
            <text:p>5,04E-07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133ms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/>
          <table:table-cell office:value-type="string" calcext:value-type="string">
            <text:p>err426:</text:p>
          </table:table-cell>
          <table:table-cell office:value-type="float" office:value="0.000000492991" calcext:value-type="float">
            <text:p>4,93E-07</text:p>
          </table:table-cell>
          <table:table-cell office:value-type="string" calcext:value-type="string">
            <text:p>cz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143ms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/>
          <table:table-cell office:value-type="string" calcext:value-type="string">
            <text:p>err427:</text:p>
          </table:table-cell>
          <table:table-cell office:value-type="float" office:value="0.000000482025" calcext:value-type="float">
            <text:p>4,82E-07</text:p>
          </table:table-cell>
          <table:table-cell office:value-type="string" calcext:value-type="string">
            <text:p>cza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194ms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/>
          <table:table-cell office:value-type="string" calcext:value-type="string">
            <text:p>err428:</text:p>
          </table:table-cell>
          <table:table-cell office:value-type="float" office:value="0.000000471303" calcext:value-type="float">
            <text:p>4,71E-07</text:p>
          </table:table-cell>
          <table:table-cell office:value-type="string" calcext:value-type="string">
            <text:p>czas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259ms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/>
          <table:table-cell office:value-type="string" calcext:value-type="string">
            <text:p>err429:</text:p>
          </table:table-cell>
          <table:table-cell office:value-type="float" office:value="0.000000460819" calcext:value-type="float">
            <text:p>4,61E-07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272ms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/>
          <table:table-cell office:value-type="string" calcext:value-type="string">
            <text:p>err430:</text:p>
          </table:table-cell>
          <table:table-cell office:value-type="float" office:value="0.000000450568" calcext:value-type="float">
            <text:p>4,51E-07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284ms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/>
          <table:table-cell office:value-type="string" calcext:value-type="string">
            <text:p>err431:</text:p>
          </table:table-cell>
          <table:table-cell office:value-type="float" office:value="0.000000440545" calcext:value-type="float">
            <text:p>4,41E-07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298ms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/>
          <table:table-cell office:value-type="string" calcext:value-type="string">
            <text:p>err432:</text:p>
          </table:table-cell>
          <table:table-cell office:value-type="float" office:value="0.000000430746" calcext:value-type="float">
            <text:p>4,31E-07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310ms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/>
          <table:table-cell office:value-type="string" calcext:value-type="string">
            <text:p>err433:</text:p>
          </table:table-cell>
          <table:table-cell office:value-type="float" office:value="0.000000421164" calcext:value-type="float">
            <text:p>4,21E-07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322ms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/>
          <table:table-cell office:value-type="string" calcext:value-type="string">
            <text:p>err434:</text:p>
          </table:table-cell>
          <table:table-cell office:value-type="float" office:value="0.000000411795" calcext:value-type="float">
            <text:p>4,12E-07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336ms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/>
          <table:table-cell office:value-type="string" calcext:value-type="string">
            <text:p>err435:</text:p>
          </table:table-cell>
          <table:table-cell office:value-type="float" office:value="0.000000402635" calcext:value-type="float">
            <text:p>4,03E-07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349ms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/>
          <table:table-cell office:value-type="string" calcext:value-type="string">
            <text:p>err436:</text:p>
          </table:table-cell>
          <table:table-cell office:value-type="float" office:value="0.000000393679" calcext:value-type="float">
            <text:p>3,94E-07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361ms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/>
          <table:table-cell office:value-type="string" calcext:value-type="string">
            <text:p>err437:</text:p>
          </table:table-cell>
          <table:table-cell office:value-type="float" office:value="0.000000384921" calcext:value-type="float">
            <text:p>3,85E-07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374ms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/>
          <table:table-cell office:value-type="string" calcext:value-type="string">
            <text:p>err438:</text:p>
          </table:table-cell>
          <table:table-cell office:value-type="float" office:value="0.000000376359" calcext:value-type="float">
            <text:p>3,76E-07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389ms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/>
          <table:table-cell office:value-type="string" calcext:value-type="string">
            <text:p>err439:</text:p>
          </table:table-cell>
          <table:table-cell office:value-type="float" office:value="0.000000367987" calcext:value-type="float">
            <text:p>3,68E-07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402ms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/>
          <table:table-cell office:value-type="string" calcext:value-type="string">
            <text:p>err440:</text:p>
          </table:table-cell>
          <table:table-cell office:value-type="float" office:value="0.000000359801" calcext:value-type="float">
            <text:p>3,60E-07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416ms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/>
          <table:table-cell office:value-type="string" calcext:value-type="string">
            <text:p>err441:</text:p>
          </table:table-cell>
          <table:table-cell office:value-type="float" office:value="0.000000351798" calcext:value-type="float">
            <text:p>3,52E-07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429ms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/>
          <table:table-cell office:value-type="string" calcext:value-type="string">
            <text:p>err442:</text:p>
          </table:table-cell>
          <table:table-cell office:value-type="float" office:value="0.000000343972" calcext:value-type="float">
            <text:p>3,44E-07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444ms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/>
          <table:table-cell office:value-type="string" calcext:value-type="string">
            <text:p>err443:</text:p>
          </table:table-cell>
          <table:table-cell office:value-type="float" office:value="0.000000336321" calcext:value-type="float">
            <text:p>3,36E-07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456ms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/>
          <table:table-cell office:value-type="string" calcext:value-type="string">
            <text:p>err444:</text:p>
          </table:table-cell>
          <table:table-cell office:value-type="float" office:value="0.000000328839" calcext:value-type="float">
            <text:p>3,29E-07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471ms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/>
          <table:table-cell office:value-type="string" calcext:value-type="string">
            <text:p>err445:</text:p>
          </table:table-cell>
          <table:table-cell office:value-type="float" office:value="0.000000321524" calcext:value-type="float">
            <text:p>3,22E-07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483ms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/>
          <table:table-cell office:value-type="string" calcext:value-type="string">
            <text:p>err446:</text:p>
          </table:table-cell>
          <table:table-cell office:value-type="float" office:value="0.000000314372" calcext:value-type="float">
            <text:p>3,14E-07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496ms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/>
          <table:table-cell office:value-type="string" calcext:value-type="string">
            <text:p>err447:</text:p>
          </table:table-cell>
          <table:table-cell office:value-type="float" office:value="0.000000307379" calcext:value-type="float">
            <text:p>3,07E-07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509ms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/>
          <table:table-cell office:value-type="string" calcext:value-type="string">
            <text:p>err448:</text:p>
          </table:table-cell>
          <table:table-cell office:value-type="float" office:value="0.000000300542" calcext:value-type="float">
            <text:p>3,01E-07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523ms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/>
          <table:table-cell office:value-type="string" calcext:value-type="string">
            <text:p>err449:</text:p>
          </table:table-cell>
          <table:table-cell office:value-type="float" office:value="0.000000293856" calcext:value-type="float">
            <text:p>2,94E-07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536ms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/>
          <table:table-cell office:value-type="string" calcext:value-type="string">
            <text:p>err450:</text:p>
          </table:table-cell>
          <table:table-cell office:value-type="float" office:value="0.000000287319" calcext:value-type="float">
            <text:p>2,87E-07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551ms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/>
          <table:table-cell office:value-type="string" calcext:value-type="string">
            <text:p>err451:</text:p>
          </table:table-cell>
          <table:table-cell office:value-type="float" office:value="0.000000280928" calcext:value-type="float">
            <text:p>2,81E-07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564ms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/>
          <table:table-cell office:value-type="string" calcext:value-type="string">
            <text:p>err452:</text:p>
          </table:table-cell>
          <table:table-cell office:value-type="float" office:value="0.000000274679" calcext:value-type="float">
            <text:p>2,75E-07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577ms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/>
          <table:table-cell office:value-type="string" calcext:value-type="string">
            <text:p>err453:</text:p>
          </table:table-cell>
          <table:table-cell office:value-type="float" office:value="0.000000268569" calcext:value-type="float">
            <text:p>2,69E-07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591ms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/>
          <table:table-cell office:value-type="string" calcext:value-type="string">
            <text:p>err454:</text:p>
          </table:table-cell>
          <table:table-cell office:value-type="float" office:value="0.000000262595" calcext:value-type="float">
            <text:p>2,63E-07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604ms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/>
          <table:table-cell office:value-type="string" calcext:value-type="string">
            <text:p>err455:</text:p>
          </table:table-cell>
          <table:table-cell office:value-type="float" office:value="0.000000256753" calcext:value-type="float">
            <text:p>2,57E-07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617ms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/>
          <table:table-cell office:value-type="string" calcext:value-type="string">
            <text:p>err456:</text:p>
          </table:table-cell>
          <table:table-cell office:value-type="float" office:value="0.000000251042" calcext:value-type="float">
            <text:p>2,51E-07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631ms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/>
          <table:table-cell office:value-type="string" calcext:value-type="string">
            <text:p>err457:</text:p>
          </table:table-cell>
          <table:table-cell office:value-type="float" office:value="0.000000245457" calcext:value-type="float">
            <text:p>2,45E-07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644ms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/>
          <table:table-cell office:value-type="string" calcext:value-type="string">
            <text:p>err458:</text:p>
          </table:table-cell>
          <table:table-cell office:value-type="float" office:value="0.000000239997" calcext:value-type="float">
            <text:p>2,40E-07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656ms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/>
          <table:table-cell office:value-type="string" calcext:value-type="string">
            <text:p>err459:</text:p>
          </table:table-cell>
          <table:table-cell office:value-type="float" office:value="0.000000234659" calcext:value-type="float">
            <text:p>2,35E-07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671ms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/>
          <table:table-cell office:value-type="string" calcext:value-type="string">
            <text:p>err460:</text:p>
          </table:table-cell>
          <table:table-cell office:value-type="float" office:value="0.000000229439" calcext:value-type="float">
            <text:p>2,29E-07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684ms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/>
          <table:table-cell office:value-type="string" calcext:value-type="string">
            <text:p>err461:</text:p>
          </table:table-cell>
          <table:table-cell office:value-type="float" office:value="0.000000224335" calcext:value-type="float">
            <text:p>2,24E-07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696ms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/>
          <table:table-cell office:value-type="string" calcext:value-type="string">
            <text:p>err462:</text:p>
          </table:table-cell>
          <table:table-cell office:value-type="float" office:value="0.000000219345" calcext:value-type="float">
            <text:p>2,19E-07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709ms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/>
          <table:table-cell office:value-type="string" calcext:value-type="string">
            <text:p>err463:</text:p>
          </table:table-cell>
          <table:table-cell office:value-type="float" office:value="0.000000214465" calcext:value-type="float">
            <text:p>2,14E-07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722ms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/>
          <table:table-cell office:value-type="string" calcext:value-type="string">
            <text:p>err464:</text:p>
          </table:table-cell>
          <table:table-cell office:value-type="float" office:value="0.000000209695" calcext:value-type="float">
            <text:p>2,10E-07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736ms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/>
          <table:table-cell office:value-type="string" calcext:value-type="string">
            <text:p>err465:</text:p>
          </table:table-cell>
          <table:table-cell office:value-type="float" office:value="0.00000020503" calcext:value-type="float">
            <text:p>2,05E-07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749ms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/>
          <table:table-cell office:value-type="string" calcext:value-type="string">
            <text:p>err466:</text:p>
          </table:table-cell>
          <table:table-cell office:value-type="float" office:value="0.000000200469" calcext:value-type="float">
            <text:p>2,00E-07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762ms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/>
          <table:table-cell office:value-type="string" calcext:value-type="string">
            <text:p>err467:</text:p>
          </table:table-cell>
          <table:table-cell office:value-type="float" office:value="0.00000019601" calcext:value-type="float">
            <text:p>1,96E-07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775ms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/>
          <table:table-cell office:value-type="string" calcext:value-type="string">
            <text:p>err468:</text:p>
          </table:table-cell>
          <table:table-cell office:value-type="float" office:value="0.00000019165" calcext:value-type="float">
            <text:p>1,92E-07</text:p>
          </table:table-cell>
          <table:table-cell office:value-type="string" calcext:value-type="string">
            <text:p>cza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804ms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/>
          <table:table-cell office:value-type="string" calcext:value-type="string">
            <text:p>err469:</text:p>
          </table:table-cell>
          <table:table-cell office:value-type="float" office:value="0.000000187387" calcext:value-type="float">
            <text:p>1,87E-07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818ms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/>
          <table:table-cell office:value-type="string" calcext:value-type="string">
            <text:p>err470:</text:p>
          </table:table-cell>
          <table:table-cell office:value-type="float" office:value="0.000000183218" calcext:value-type="float">
            <text:p>1,83E-07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833ms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/>
          <table:table-cell office:value-type="string" calcext:value-type="string">
            <text:p>err471:</text:p>
          </table:table-cell>
          <table:table-cell office:value-type="float" office:value="0.000000179143" calcext:value-type="float">
            <text:p>1,79E-07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848ms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/>
          <table:table-cell office:value-type="string" calcext:value-type="string">
            <text:p>err472:</text:p>
          </table:table-cell>
          <table:table-cell office:value-type="float" office:value="0.000000175158" calcext:value-type="float">
            <text:p>1,75E-07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864ms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/>
          <table:table-cell office:value-type="string" calcext:value-type="string">
            <text:p>err473:</text:p>
          </table:table-cell>
          <table:table-cell office:value-type="float" office:value="0.000000171261" calcext:value-type="float">
            <text:p>1,71E-07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880ms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/>
          <table:table-cell office:value-type="string" calcext:value-type="string">
            <text:p>err474:</text:p>
          </table:table-cell>
          <table:table-cell office:value-type="float" office:value="0.000000167452" calcext:value-type="float">
            <text:p>1,67E-07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896ms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/>
          <table:table-cell office:value-type="string" calcext:value-type="string">
            <text:p>err475:</text:p>
          </table:table-cell>
          <table:table-cell office:value-type="float" office:value="0.000000163727" calcext:value-type="float">
            <text:p>1,64E-07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913ms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/>
          <table:table-cell office:value-type="string" calcext:value-type="string">
            <text:p>err476:</text:p>
          </table:table-cell>
          <table:table-cell office:value-type="float" office:value="0.000000160085" calcext:value-type="float">
            <text:p>1,60E-07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928ms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/>
          <table:table-cell office:value-type="string" calcext:value-type="string">
            <text:p>err477:</text:p>
          </table:table-cell>
          <table:table-cell office:value-type="float" office:value="0.000000156524" calcext:value-type="float">
            <text:p>1,57E-07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944ms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/>
          <table:table-cell office:value-type="string" calcext:value-type="string">
            <text:p>err478:</text:p>
          </table:table-cell>
          <table:table-cell office:value-type="float" office:value="0.000000153042" calcext:value-type="float">
            <text:p>1,53E-07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960ms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/>
          <table:table-cell office:value-type="string" calcext:value-type="string">
            <text:p>err479:</text:p>
          </table:table-cell>
          <table:table-cell office:value-type="float" office:value="0.000000149637" calcext:value-type="float">
            <text:p>1,50E-07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975ms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/>
          <table:table-cell office:value-type="string" calcext:value-type="string">
            <text:p>err480:</text:p>
          </table:table-cell>
          <table:table-cell office:value-type="float" office:value="0.000000146309" calcext:value-type="float">
            <text:p>1,46E-07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990ms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/>
          <table:table-cell office:value-type="string" calcext:value-type="string">
            <text:p>err481:</text:p>
          </table:table-cell>
          <table:table-cell office:value-type="float" office:value="0.000000143054" calcext:value-type="float">
            <text:p>1,43E-07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005ms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/>
          <table:table-cell office:value-type="string" calcext:value-type="string">
            <text:p>err482:</text:p>
          </table:table-cell>
          <table:table-cell office:value-type="float" office:value="0.000000139872" calcext:value-type="float">
            <text:p>1,40E-07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020ms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/>
          <table:table-cell office:value-type="string" calcext:value-type="string">
            <text:p>err483:</text:p>
          </table:table-cell>
          <table:table-cell office:value-type="float" office:value="0.000000136761" calcext:value-type="float">
            <text:p>1,37E-07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036ms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/>
          <table:table-cell office:value-type="string" calcext:value-type="string">
            <text:p>err484:</text:p>
          </table:table-cell>
          <table:table-cell office:value-type="float" office:value="0.000000133718" calcext:value-type="float">
            <text:p>1,34E-07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051ms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/>
          <table:table-cell office:value-type="string" calcext:value-type="string">
            <text:p>err485:</text:p>
          </table:table-cell>
          <table:table-cell office:value-type="float" office:value="0.000000130744" calcext:value-type="float">
            <text:p>1,31E-07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066ms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/>
          <table:table-cell office:value-type="string" calcext:value-type="string">
            <text:p>err486:</text:p>
          </table:table-cell>
          <table:table-cell office:value-type="float" office:value="0.000000127835" calcext:value-type="float">
            <text:p>1,28E-07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082ms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/>
          <table:table-cell office:value-type="string" calcext:value-type="string">
            <text:p>err487:</text:p>
          </table:table-cell>
          <table:table-cell office:value-type="float" office:value="0.000000124992" calcext:value-type="float">
            <text:p>1,25E-07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097ms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/>
          <table:table-cell office:value-type="string" calcext:value-type="string">
            <text:p>err488:</text:p>
          </table:table-cell>
          <table:table-cell office:value-type="float" office:value="0.000000122211" calcext:value-type="float">
            <text:p>1,22E-07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112ms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/>
          <table:table-cell office:value-type="string" calcext:value-type="string">
            <text:p>err489:</text:p>
          </table:table-cell>
          <table:table-cell office:value-type="float" office:value="0.000000119493" calcext:value-type="float">
            <text:p>1,19E-07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128ms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/>
          <table:table-cell office:value-type="string" calcext:value-type="string">
            <text:p>err490:</text:p>
          </table:table-cell>
          <table:table-cell office:value-type="float" office:value="0.000000116835" calcext:value-type="float">
            <text:p>1,17E-07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143ms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/>
          <table:table-cell office:value-type="string" calcext:value-type="string">
            <text:p>err491:</text:p>
          </table:table-cell>
          <table:table-cell office:value-type="float" office:value="0.000000114236" calcext:value-type="float">
            <text:p>1,14E-07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158ms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/>
          <table:table-cell office:value-type="string" calcext:value-type="string">
            <text:p>err492:</text:p>
          </table:table-cell>
          <table:table-cell office:value-type="float" office:value="0.000000111695" calcext:value-type="float">
            <text:p>1,12E-07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173ms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/>
          <table:table-cell office:value-type="string" calcext:value-type="string">
            <text:p>err493:</text:p>
          </table:table-cell>
          <table:table-cell office:value-type="float" office:value="0.00000010921" calcext:value-type="float">
            <text:p>1,09E-07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188ms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/>
          <table:table-cell office:value-type="string" calcext:value-type="string">
            <text:p>err494:</text:p>
          </table:table-cell>
          <table:table-cell office:value-type="float" office:value="0.000000106781" calcext:value-type="float">
            <text:p>1,07E-07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204ms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/>
          <table:table-cell office:value-type="string" calcext:value-type="string">
            <text:p>err495:</text:p>
          </table:table-cell>
          <table:table-cell office:value-type="float" office:value="0.000000104405" calcext:value-type="float">
            <text:p>1,04E-07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219ms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/>
          <table:table-cell office:value-type="string" calcext:value-type="string">
            <text:p>err496:</text:p>
          </table:table-cell>
          <table:table-cell office:value-type="float" office:value="0.000000102083" calcext:value-type="float">
            <text:p>1,02E-07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234ms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/>
          <table:table-cell office:value-type="string" calcext:value-type="string">
            <text:p>err497:</text:p>
          </table:table-cell>
          <table:table-cell office:value-type="float" office:value="0.000000099812" calcext:value-type="float">
            <text:p>9,98E-08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249ms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/>
          <table:table-cell office:value-type="string" calcext:value-type="string">
            <text:p>err498:</text:p>
          </table:table-cell>
          <table:table-cell office:value-type="float" office:value="0.0000000975917" calcext:value-type="float">
            <text:p>9,76E-08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264ms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/>
          <table:table-cell office:value-type="string" calcext:value-type="string">
            <text:p>err499:</text:p>
          </table:table-cell>
          <table:table-cell office:value-type="float" office:value="0.0000000954208" calcext:value-type="float">
            <text:p>9,54E-08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280ms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/>
          <table:table-cell office:value-type="string" calcext:value-type="string">
            <text:p>err500:</text:p>
          </table:table-cell>
          <table:table-cell office:value-type="float" office:value="0.0000000932982" calcext:value-type="float">
            <text:p>9,33E-08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295ms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/>
          <table:table-cell office:value-type="string" calcext:value-type="string">
            <text:p>err501:</text:p>
          </table:table-cell>
          <table:table-cell office:value-type="float" office:value="0.0000000912228" calcext:value-type="float">
            <text:p>9,12E-08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310ms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/>
          <table:table-cell office:value-type="string" calcext:value-type="string">
            <text:p>err502:</text:p>
          </table:table-cell>
          <table:table-cell office:value-type="float" office:value="0.0000000891936" calcext:value-type="float">
            <text:p>8,92E-08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325ms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/>
          <table:table-cell office:value-type="string" calcext:value-type="string">
            <text:p>err503:</text:p>
          </table:table-cell>
          <table:table-cell office:value-type="float" office:value="0.0000000872095" calcext:value-type="float">
            <text:p>8,72E-08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340ms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/>
          <table:table-cell office:value-type="string" calcext:value-type="string">
            <text:p>err504:</text:p>
          </table:table-cell>
          <table:table-cell office:value-type="float" office:value="0.0000000852695" calcext:value-type="float">
            <text:p>8,53E-08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370ms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/>
          <table:table-cell office:value-type="string" calcext:value-type="string">
            <text:p>err505:</text:p>
          </table:table-cell>
          <table:table-cell office:value-type="float" office:value="0.0000000833727" calcext:value-type="float">
            <text:p>8,34E-08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392ms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/>
          <table:table-cell office:value-type="string" calcext:value-type="string">
            <text:p>err506:</text:p>
          </table:table-cell>
          <table:table-cell office:value-type="float" office:value="0.0000000815181" calcext:value-type="float">
            <text:p>8,15E-08</text:p>
          </table:table-cell>
          <table:table-cell office:value-type="string" calcext:value-type="string">
            <text:p>cza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412ms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/>
          <table:table-cell office:value-type="string" calcext:value-type="string">
            <text:p>err507:</text:p>
          </table:table-cell>
          <table:table-cell office:value-type="float" office:value="0.0000000797048" calcext:value-type="float">
            <text:p>7,97E-08</text:p>
          </table:table-cell>
          <table:table-cell office:value-type="string" calcext:value-type="string">
            <text:p>cza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435ms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/>
          <table:table-cell office:value-type="string" calcext:value-type="string">
            <text:p>err508:</text:p>
          </table:table-cell>
          <table:table-cell office:value-type="float" office:value="0.0000000779317" calcext:value-type="float">
            <text:p>7,79E-08</text:p>
          </table:table-cell>
          <table:table-cell office:value-type="string" calcext:value-type="string">
            <text:p>cza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456ms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/>
          <table:table-cell office:value-type="string" calcext:value-type="string">
            <text:p>err509:</text:p>
          </table:table-cell>
          <table:table-cell office:value-type="float" office:value="0.0000000761982" calcext:value-type="float">
            <text:p>7,62E-08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478ms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/>
          <table:table-cell office:value-type="string" calcext:value-type="string">
            <text:p>err510:</text:p>
          </table:table-cell>
          <table:table-cell office:value-type="float" office:value="0.0000000745032" calcext:value-type="float">
            <text:p>7,45E-08</text:p>
          </table:table-cell>
          <table:table-cell office:value-type="string" calcext:value-type="string">
            <text:p>cza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503ms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/>
          <table:table-cell office:value-type="string" calcext:value-type="string">
            <text:p>err511:</text:p>
          </table:table-cell>
          <table:table-cell office:value-type="float" office:value="0.0000000728458" calcext:value-type="float">
            <text:p>7,28E-08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516ms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/>
          <table:table-cell office:value-type="string" calcext:value-type="string">
            <text:p>err512:</text:p>
          </table:table-cell>
          <table:table-cell office:value-type="float" office:value="0.0000000712254" calcext:value-type="float">
            <text:p>7,12E-08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529ms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/>
          <table:table-cell office:value-type="string" calcext:value-type="string">
            <text:p>err513:</text:p>
          </table:table-cell>
          <table:table-cell office:value-type="float" office:value="0.000000069641" calcext:value-type="float">
            <text:p>6,96E-08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542ms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/>
          <table:table-cell office:value-type="string" calcext:value-type="string">
            <text:p>err514:</text:p>
          </table:table-cell>
          <table:table-cell office:value-type="float" office:value="0.0000000680919" calcext:value-type="float">
            <text:p>6,81E-08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556ms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/>
          <table:table-cell office:value-type="string" calcext:value-type="string">
            <text:p>err515:</text:p>
          </table:table-cell>
          <table:table-cell office:value-type="float" office:value="0.0000000665772" calcext:value-type="float">
            <text:p>6,66E-08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569ms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/>
          <table:table-cell office:value-type="string" calcext:value-type="string">
            <text:p>err516:</text:p>
          </table:table-cell>
          <table:table-cell office:value-type="float" office:value="0.0000000650962" calcext:value-type="float">
            <text:p>6,51E-08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583ms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/>
          <table:table-cell office:value-type="string" calcext:value-type="string">
            <text:p>err517:</text:p>
          </table:table-cell>
          <table:table-cell office:value-type="float" office:value="0.0000000636481" calcext:value-type="float">
            <text:p>6,36E-08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597ms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/>
          <table:table-cell office:value-type="string" calcext:value-type="string">
            <text:p>err518:</text:p>
          </table:table-cell>
          <table:table-cell office:value-type="float" office:value="0.0000000622323" calcext:value-type="float">
            <text:p>6,22E-08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611ms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/>
          <table:table-cell office:value-type="string" calcext:value-type="string">
            <text:p>err519:</text:p>
          </table:table-cell>
          <table:table-cell office:value-type="float" office:value="0.0000000608479" calcext:value-type="float">
            <text:p>6,08E-08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623ms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/>
          <table:table-cell office:value-type="string" calcext:value-type="string">
            <text:p>err520:</text:p>
          </table:table-cell>
          <table:table-cell office:value-type="float" office:value="0.0000000594944" calcext:value-type="float">
            <text:p>5,95E-08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637ms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/>
          <table:table-cell office:value-type="string" calcext:value-type="string">
            <text:p>err521:</text:p>
          </table:table-cell>
          <table:table-cell office:value-type="float" office:value="0.000000058171" calcext:value-type="float">
            <text:p>5,82E-08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650ms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/>
          <table:table-cell office:value-type="string" calcext:value-type="string">
            <text:p>err522:</text:p>
          </table:table-cell>
          <table:table-cell office:value-type="float" office:value="0.0000000568769" calcext:value-type="float">
            <text:p>5,69E-08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665ms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/>
          <table:table-cell office:value-type="string" calcext:value-type="string">
            <text:p>err523:</text:p>
          </table:table-cell>
          <table:table-cell office:value-type="float" office:value="0.0000000556117" calcext:value-type="float">
            <text:p>5,56E-08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679ms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/>
          <table:table-cell office:value-type="string" calcext:value-type="string">
            <text:p>err524:</text:p>
          </table:table-cell>
          <table:table-cell office:value-type="float" office:value="0.0000000543747" calcext:value-type="float">
            <text:p>5,44E-08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693ms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/>
          <table:table-cell office:value-type="string" calcext:value-type="string">
            <text:p>err525:</text:p>
          </table:table-cell>
          <table:table-cell office:value-type="float" office:value="0.0000000531651" calcext:value-type="float">
            <text:p>5,32E-08</text:p>
          </table:table-cell>
          <table:table-cell office:value-type="string" calcext:value-type="string">
            <text:p>cza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716ms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/>
          <table:table-cell office:value-type="string" calcext:value-type="string">
            <text:p>err526:</text:p>
          </table:table-cell>
          <table:table-cell office:value-type="float" office:value="0.0000000519825" calcext:value-type="float">
            <text:p>5,20E-08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729ms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/>
          <table:table-cell office:value-type="string" calcext:value-type="string">
            <text:p>err527:</text:p>
          </table:table-cell>
          <table:table-cell office:value-type="float" office:value="0.0000000508261" calcext:value-type="float">
            <text:p>5,08E-08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742ms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/>
          <table:table-cell office:value-type="string" calcext:value-type="string">
            <text:p>err528:</text:p>
          </table:table-cell>
          <table:table-cell office:value-type="float" office:value="0.0000000496955" calcext:value-type="float">
            <text:p>4,97E-08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755ms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/>
          <table:table-cell office:value-type="string" calcext:value-type="string">
            <text:p>err529:</text:p>
          </table:table-cell>
          <table:table-cell office:value-type="float" office:value="0.00000004859" calcext:value-type="float">
            <text:p>4,86E-08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768ms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/>
          <table:table-cell office:value-type="string" calcext:value-type="string">
            <text:p>err530:</text:p>
          </table:table-cell>
          <table:table-cell office:value-type="float" office:value="0.0000000475092" calcext:value-type="float">
            <text:p>4,75E-08</text:p>
          </table:table-cell>
          <table:table-cell office:value-type="string" calcext:value-type="string">
            <text:p>cza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792ms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/>
          <table:table-cell office:value-type="string" calcext:value-type="string">
            <text:p>err531:</text:p>
          </table:table-cell>
          <table:table-cell office:value-type="float" office:value="0.0000000464523" calcext:value-type="float">
            <text:p>4,65E-08</text:p>
          </table:table-cell>
          <table:table-cell office:value-type="string" calcext:value-type="string">
            <text:p>cza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848ms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/>
          <table:table-cell office:value-type="string" calcext:value-type="string">
            <text:p>err532:</text:p>
          </table:table-cell>
          <table:table-cell office:value-type="float" office:value="0.000000045419" calcext:value-type="float">
            <text:p>4,54E-08</text:p>
          </table:table-cell>
          <table:table-cell office:value-type="string" calcext:value-type="string">
            <text:p>cza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870ms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/>
          <table:table-cell office:value-type="string" calcext:value-type="string">
            <text:p>err533:</text:p>
          </table:table-cell>
          <table:table-cell office:value-type="float" office:value="0.0000000444087" calcext:value-type="float">
            <text:p>4,44E-08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882ms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/>
          <table:table-cell office:value-type="string" calcext:value-type="string">
            <text:p>err534:</text:p>
          </table:table-cell>
          <table:table-cell office:value-type="float" office:value="0.0000000434208" calcext:value-type="float">
            <text:p>4,34E-08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893ms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/>
          <table:table-cell office:value-type="string" calcext:value-type="string">
            <text:p>err535:</text:p>
          </table:table-cell>
          <table:table-cell office:value-type="float" office:value="0.0000000424549" calcext:value-type="float">
            <text:p>4,25E-08</text:p>
          </table:table-cell>
          <table:table-cell office:value-type="string" calcext:value-type="string">
            <text:p>cza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916ms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/>
          <table:table-cell office:value-type="string" calcext:value-type="string">
            <text:p>err536:</text:p>
          </table:table-cell>
          <table:table-cell office:value-type="float" office:value="0.0000000415105" calcext:value-type="float">
            <text:p>4,15E-08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926ms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/>
          <table:table-cell office:value-type="string" calcext:value-type="string">
            <text:p>err537:</text:p>
          </table:table-cell>
          <table:table-cell office:value-type="float" office:value="0.0000000405871" calcext:value-type="float">
            <text:p>4,06E-08</text:p>
          </table:table-cell>
          <table:table-cell office:value-type="string" calcext:value-type="string">
            <text:p>cz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936ms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/>
          <table:table-cell office:value-type="string" calcext:value-type="string">
            <text:p>err538:</text:p>
          </table:table-cell>
          <table:table-cell office:value-type="float" office:value="0.0000000396843" calcext:value-type="float">
            <text:p>3,97E-08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947ms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/>
          <table:table-cell office:value-type="string" calcext:value-type="string">
            <text:p>err539:</text:p>
          </table:table-cell>
          <table:table-cell office:value-type="float" office:value="0.0000000388015" calcext:value-type="float">
            <text:p>3,88E-08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957ms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/>
          <table:table-cell office:value-type="string" calcext:value-type="string">
            <text:p>err540:</text:p>
          </table:table-cell>
          <table:table-cell office:value-type="float" office:value="0.0000000379384" calcext:value-type="float">
            <text:p>3,79E-08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967ms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/>
          <table:table-cell office:value-type="string" calcext:value-type="string">
            <text:p>err541:</text:p>
          </table:table-cell>
          <table:table-cell office:value-type="float" office:value="0.0000000370944" calcext:value-type="float">
            <text:p>3,71E-08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978ms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/>
          <table:table-cell office:value-type="string" calcext:value-type="string">
            <text:p>err542:</text:p>
          </table:table-cell>
          <table:table-cell office:value-type="float" office:value="0.0000000362693" calcext:value-type="float">
            <text:p>3,63E-08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988ms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/>
          <table:table-cell office:value-type="string" calcext:value-type="string">
            <text:p>err543:</text:p>
          </table:table-cell>
          <table:table-cell office:value-type="float" office:value="0.0000000354625" calcext:value-type="float">
            <text:p>3,55E-08</text:p>
          </table:table-cell>
          <table:table-cell office:value-type="string" calcext:value-type="string">
            <text:p>cz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998ms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/>
          <table:table-cell office:value-type="string" calcext:value-type="string">
            <text:p>err544:</text:p>
          </table:table-cell>
          <table:table-cell office:value-type="float" office:value="0.0000000346736" calcext:value-type="float">
            <text:p>3,47E-08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009ms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/>
          <table:table-cell office:value-type="string" calcext:value-type="string">
            <text:p>err545:</text:p>
          </table:table-cell>
          <table:table-cell office:value-type="float" office:value="0.0000000339023" calcext:value-type="float">
            <text:p>3,39E-08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019ms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/>
          <table:table-cell office:value-type="string" calcext:value-type="string">
            <text:p>err546:</text:p>
          </table:table-cell>
          <table:table-cell office:value-type="float" office:value="0.0000000331482" calcext:value-type="float">
            <text:p>3,31E-08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029ms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/>
          <table:table-cell office:value-type="string" calcext:value-type="string">
            <text:p>err547:</text:p>
          </table:table-cell>
          <table:table-cell office:value-type="float" office:value="0.0000000324108" calcext:value-type="float">
            <text:p>3,24E-08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040ms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/>
          <table:table-cell office:value-type="string" calcext:value-type="string">
            <text:p>err548:</text:p>
          </table:table-cell>
          <table:table-cell office:value-type="float" office:value="0.0000000316898" calcext:value-type="float">
            <text:p>3,17E-08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050ms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/>
          <table:table-cell office:value-type="string" calcext:value-type="string">
            <text:p>err549:</text:p>
          </table:table-cell>
          <table:table-cell office:value-type="float" office:value="0.0000000309849" calcext:value-type="float">
            <text:p>3,10E-08</text:p>
          </table:table-cell>
          <table:table-cell office:value-type="string" calcext:value-type="string">
            <text:p>cz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060ms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/>
          <table:table-cell office:value-type="string" calcext:value-type="string">
            <text:p>err550:</text:p>
          </table:table-cell>
          <table:table-cell office:value-type="float" office:value="0.0000000302956" calcext:value-type="float">
            <text:p>3,03E-08</text:p>
          </table:table-cell>
          <table:table-cell office:value-type="string" calcext:value-type="string">
            <text:p>cz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070ms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/>
          <table:table-cell office:value-type="string" calcext:value-type="string">
            <text:p>err551:</text:p>
          </table:table-cell>
          <table:table-cell office:value-type="float" office:value="0.0000000296217" calcext:value-type="float">
            <text:p>2,96E-08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080ms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/>
          <table:table-cell office:value-type="string" calcext:value-type="string">
            <text:p>err552:</text:p>
          </table:table-cell>
          <table:table-cell office:value-type="float" office:value="0.0000000289628" calcext:value-type="float">
            <text:p>2,90E-08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090ms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/>
          <table:table-cell office:value-type="string" calcext:value-type="string">
            <text:p>err553:</text:p>
          </table:table-cell>
          <table:table-cell office:value-type="float" office:value="0.0000000283185" calcext:value-type="float">
            <text:p>2,83E-08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101ms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/>
          <table:table-cell office:value-type="string" calcext:value-type="string">
            <text:p>err554:</text:p>
          </table:table-cell>
          <table:table-cell office:value-type="float" office:value="0.0000000276886" calcext:value-type="float">
            <text:p>2,77E-08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111ms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/>
          <table:table-cell office:value-type="string" calcext:value-type="string">
            <text:p>err555:</text:p>
          </table:table-cell>
          <table:table-cell office:value-type="float" office:value="0.0000000270726" calcext:value-type="float">
            <text:p>2,71E-08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121ms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/>
          <table:table-cell office:value-type="string" calcext:value-type="string">
            <text:p>err556:</text:p>
          </table:table-cell>
          <table:table-cell office:value-type="float" office:value="0.0000000264704" calcext:value-type="float">
            <text:p>2,65E-08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143ms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/>
          <table:table-cell office:value-type="string" calcext:value-type="string">
            <text:p>err557:</text:p>
          </table:table-cell>
          <table:table-cell office:value-type="float" office:value="0.0000000258816" calcext:value-type="float">
            <text:p>2,59E-08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154ms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/>
          <table:table-cell office:value-type="string" calcext:value-type="string">
            <text:p>err558:</text:p>
          </table:table-cell>
          <table:table-cell office:value-type="float" office:value="0.0000000253058" calcext:value-type="float">
            <text:p>2,53E-08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166ms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/>
          <table:table-cell office:value-type="string" calcext:value-type="string">
            <text:p>err559:</text:p>
          </table:table-cell>
          <table:table-cell office:value-type="float" office:value="0.0000000247429" calcext:value-type="float">
            <text:p>2,47E-08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177ms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/>
          <table:table-cell office:value-type="string" calcext:value-type="string">
            <text:p>err560:</text:p>
          </table:table-cell>
          <table:table-cell office:value-type="float" office:value="0.0000000241925" calcext:value-type="float">
            <text:p>2,42E-08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188ms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/>
          <table:table-cell office:value-type="string" calcext:value-type="string">
            <text:p>err561:</text:p>
          </table:table-cell>
          <table:table-cell office:value-type="float" office:value="0.0000000236544" calcext:value-type="float">
            <text:p>2,37E-08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200ms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/>
          <table:table-cell office:value-type="string" calcext:value-type="string">
            <text:p>err562:</text:p>
          </table:table-cell>
          <table:table-cell office:value-type="float" office:value="0.0000000231282" calcext:value-type="float">
            <text:p>2,31E-08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211ms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/>
          <table:table-cell office:value-type="string" calcext:value-type="string">
            <text:p>err563:</text:p>
          </table:table-cell>
          <table:table-cell office:value-type="float" office:value="0.0000000226137" calcext:value-type="float">
            <text:p>2,26E-08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223ms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/>
          <table:table-cell office:value-type="string" calcext:value-type="string">
            <text:p>err564:</text:p>
          </table:table-cell>
          <table:table-cell office:value-type="float" office:value="0.0000000221107" calcext:value-type="float">
            <text:p>2,21E-08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234ms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/>
          <table:table-cell office:value-type="string" calcext:value-type="string">
            <text:p>err565:</text:p>
          </table:table-cell>
          <table:table-cell office:value-type="float" office:value="0.0000000216188" calcext:value-type="float">
            <text:p>2,16E-08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245ms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/>
          <table:table-cell office:value-type="string" calcext:value-type="string">
            <text:p>err566:</text:p>
          </table:table-cell>
          <table:table-cell office:value-type="float" office:value="0.0000000211379" calcext:value-type="float">
            <text:p>2,11E-08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256ms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/>
          <table:table-cell office:value-type="string" calcext:value-type="string">
            <text:p>err567:</text:p>
          </table:table-cell>
          <table:table-cell office:value-type="float" office:value="0.0000000206677" calcext:value-type="float">
            <text:p>2,07E-08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268ms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/>
          <table:table-cell office:value-type="string" calcext:value-type="string">
            <text:p>err568:</text:p>
          </table:table-cell>
          <table:table-cell office:value-type="float" office:value="0.0000000202079" calcext:value-type="float">
            <text:p>2,02E-08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279ms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/>
          <table:table-cell office:value-type="string" calcext:value-type="string">
            <text:p>err569:</text:p>
          </table:table-cell>
          <table:table-cell office:value-type="float" office:value="0.0000000197584" calcext:value-type="float">
            <text:p>1,98E-08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295ms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/>
          <table:table-cell office:value-type="string" calcext:value-type="string">
            <text:p>err570:</text:p>
          </table:table-cell>
          <table:table-cell office:value-type="float" office:value="0.0000000193189" calcext:value-type="float">
            <text:p>1,93E-08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317ms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/>
          <table:table-cell office:value-type="string" calcext:value-type="string">
            <text:p>err571:</text:p>
          </table:table-cell>
          <table:table-cell office:value-type="float" office:value="0.0000000188892" calcext:value-type="float">
            <text:p>1,89E-08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334ms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/>
          <table:table-cell office:value-type="string" calcext:value-type="string">
            <text:p>err572:</text:p>
          </table:table-cell>
          <table:table-cell office:value-type="float" office:value="0.000000018469" calcext:value-type="float">
            <text:p>1,85E-08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351ms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/>
          <table:table-cell office:value-type="string" calcext:value-type="string">
            <text:p>err573:</text:p>
          </table:table-cell>
          <table:table-cell office:value-type="float" office:value="0.0000000180581" calcext:value-type="float">
            <text:p>1,81E-08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368ms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/>
          <table:table-cell office:value-type="string" calcext:value-type="string">
            <text:p>err574:</text:p>
          </table:table-cell>
          <table:table-cell office:value-type="float" office:value="0.0000000176564" calcext:value-type="float">
            <text:p>1,77E-08</text:p>
          </table:table-cell>
          <table:table-cell office:value-type="string" calcext:value-type="string">
            <text:p>cza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412ms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/>
          <table:table-cell office:value-type="string" calcext:value-type="string">
            <text:p>err575:</text:p>
          </table:table-cell>
          <table:table-cell office:value-type="float" office:value="0.0000000172637" calcext:value-type="float">
            <text:p>1,73E-08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422ms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/>
          <table:table-cell office:value-type="string" calcext:value-type="string">
            <text:p>err576:</text:p>
          </table:table-cell>
          <table:table-cell office:value-type="float" office:value="0.0000000168796" calcext:value-type="float">
            <text:p>1,69E-08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431ms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/>
          <table:table-cell office:value-type="string" calcext:value-type="string">
            <text:p>err577:</text:p>
          </table:table-cell>
          <table:table-cell office:value-type="float" office:value="0.0000000165042" calcext:value-type="float">
            <text:p>1,65E-08</text:p>
          </table:table-cell>
          <table:table-cell office:value-type="string" calcext:value-type="string">
            <text:p>cz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441ms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/>
          <table:table-cell office:value-type="string" calcext:value-type="string">
            <text:p>err578:</text:p>
          </table:table-cell>
          <table:table-cell office:value-type="float" office:value="0.000000016137" calcext:value-type="float">
            <text:p>1,61E-08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455ms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/>
          <table:table-cell office:value-type="string" calcext:value-type="string">
            <text:p>err579:</text:p>
          </table:table-cell>
          <table:table-cell office:value-type="float" office:value="0.0000000157781" calcext:value-type="float">
            <text:p>1,58E-08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471ms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/>
          <table:table-cell office:value-type="string" calcext:value-type="string">
            <text:p>err580:</text:p>
          </table:table-cell>
          <table:table-cell office:value-type="float" office:value="0.0000000154271" calcext:value-type="float">
            <text:p>1,54E-08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487ms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/>
          <table:table-cell office:value-type="string" calcext:value-type="string">
            <text:p>err581:</text:p>
          </table:table-cell>
          <table:table-cell office:value-type="float" office:value="0.0000000150839" calcext:value-type="float">
            <text:p>1,51E-08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503ms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/>
          <table:table-cell office:value-type="string" calcext:value-type="string">
            <text:p>err582:</text:p>
          </table:table-cell>
          <table:table-cell office:value-type="float" office:value="0.0000000147484" calcext:value-type="float">
            <text:p>1,47E-08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520ms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/>
          <table:table-cell office:value-type="string" calcext:value-type="string">
            <text:p>err583:</text:p>
          </table:table-cell>
          <table:table-cell office:value-type="float" office:value="0.0000000144203" calcext:value-type="float">
            <text:p>1,44E-08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536ms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/>
          <table:table-cell office:value-type="string" calcext:value-type="string">
            <text:p>err584:</text:p>
          </table:table-cell>
          <table:table-cell office:value-type="float" office:value="0.0000000140995" calcext:value-type="float">
            <text:p>1,41E-08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552ms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/>
          <table:table-cell office:value-type="string" calcext:value-type="string">
            <text:p>err585:</text:p>
          </table:table-cell>
          <table:table-cell office:value-type="float" office:value="0.0000000137859" calcext:value-type="float">
            <text:p>1,38E-08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569ms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/>
          <table:table-cell office:value-type="string" calcext:value-type="string">
            <text:p>err586:</text:p>
          </table:table-cell>
          <table:table-cell office:value-type="float" office:value="0.0000000134792" calcext:value-type="float">
            <text:p>1,35E-08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585ms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/>
          <table:table-cell office:value-type="string" calcext:value-type="string">
            <text:p>err587:</text:p>
          </table:table-cell>
          <table:table-cell office:value-type="float" office:value="0.0000000131794" calcext:value-type="float">
            <text:p>1,32E-08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601ms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/>
          <table:table-cell office:value-type="string" calcext:value-type="string">
            <text:p>err588:</text:p>
          </table:table-cell>
          <table:table-cell office:value-type="float" office:value="0.0000000128862" calcext:value-type="float">
            <text:p>1,29E-08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617ms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/>
          <table:table-cell office:value-type="string" calcext:value-type="string">
            <text:p>err589:</text:p>
          </table:table-cell>
          <table:table-cell office:value-type="float" office:value="0.0000000125995" calcext:value-type="float">
            <text:p>1,26E-08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634ms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/>
          <table:table-cell office:value-type="string" calcext:value-type="string">
            <text:p>err590:</text:p>
          </table:table-cell>
          <table:table-cell office:value-type="float" office:value="0.0000000123193" calcext:value-type="float">
            <text:p>1,23E-08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650ms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/>
          <table:table-cell office:value-type="string" calcext:value-type="string">
            <text:p>err591:</text:p>
          </table:table-cell>
          <table:table-cell office:value-type="float" office:value="0.0000000120452" calcext:value-type="float">
            <text:p>1,20E-08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666ms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/>
          <table:table-cell office:value-type="string" calcext:value-type="string">
            <text:p>err592:</text:p>
          </table:table-cell>
          <table:table-cell office:value-type="float" office:value="0.0000000117773" calcext:value-type="float">
            <text:p>1,18E-08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682ms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/>
          <table:table-cell office:value-type="string" calcext:value-type="string">
            <text:p>err593:</text:p>
          </table:table-cell>
          <table:table-cell office:value-type="float" office:value="0.0000000115153" calcext:value-type="float">
            <text:p>1,15E-08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698ms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/>
          <table:table-cell office:value-type="string" calcext:value-type="string">
            <text:p>err594:</text:p>
          </table:table-cell>
          <table:table-cell office:value-type="float" office:value="0.0000000112591" calcext:value-type="float">
            <text:p>1,13E-08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715ms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/>
          <table:table-cell office:value-type="string" calcext:value-type="string">
            <text:p>err595:</text:p>
          </table:table-cell>
          <table:table-cell office:value-type="float" office:value="0.0000000110087" calcext:value-type="float">
            <text:p>1,10E-08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731ms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/>
          <table:table-cell office:value-type="string" calcext:value-type="string">
            <text:p>err596:</text:p>
          </table:table-cell>
          <table:table-cell office:value-type="float" office:value="0.0000000107638" calcext:value-type="float">
            <text:p>1,08E-08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747ms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/>
          <table:table-cell office:value-type="string" calcext:value-type="string">
            <text:p>err597:</text:p>
          </table:table-cell>
          <table:table-cell office:value-type="float" office:value="0.0000000105244" calcext:value-type="float">
            <text:p>1,05E-08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763ms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/>
          <table:table-cell office:value-type="string" calcext:value-type="string">
            <text:p>err598:</text:p>
          </table:table-cell>
          <table:table-cell office:value-type="float" office:value="0.0000000102902" calcext:value-type="float">
            <text:p>1,03E-08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779ms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/>
          <table:table-cell office:value-type="string" calcext:value-type="string">
            <text:p>err599:</text:p>
          </table:table-cell>
          <table:table-cell office:value-type="float" office:value="0.0000000100613" calcext:value-type="float">
            <text:p>1,01E-08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795ms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/>
          <table:table-cell office:value-type="string" calcext:value-type="string">
            <text:p>err600:</text:p>
          </table:table-cell>
          <table:table-cell office:value-type="float" office:value="0.00000000983753" calcext:value-type="float">
            <text:p>9,84E-09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812ms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/>
          <table:table-cell office:value-type="string" calcext:value-type="string">
            <text:p>err601:</text:p>
          </table:table-cell>
          <table:table-cell office:value-type="float" office:value="0.00000000961869" calcext:value-type="float">
            <text:p>9,62E-09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828ms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/>
          <table:table-cell office:value-type="string" calcext:value-type="string">
            <text:p>err602:</text:p>
          </table:table-cell>
          <table:table-cell office:value-type="float" office:value="0.00000000940473" calcext:value-type="float">
            <text:p>9,40E-09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845ms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/>
          <table:table-cell office:value-type="string" calcext:value-type="string">
            <text:p>err603:</text:p>
          </table:table-cell>
          <table:table-cell office:value-type="float" office:value="0.00000000919552" calcext:value-type="float">
            <text:p>9,20E-09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861ms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/>
          <table:table-cell office:value-type="string" calcext:value-type="string">
            <text:p>err604:</text:p>
          </table:table-cell>
          <table:table-cell office:value-type="float" office:value="0.00000000899097" calcext:value-type="float">
            <text:p>8,99E-09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877ms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/>
          <table:table-cell office:value-type="string" calcext:value-type="string">
            <text:p>err605:</text:p>
          </table:table-cell>
          <table:table-cell office:value-type="float" office:value="0.00000000879096" calcext:value-type="float">
            <text:p>8,79E-09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894ms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/>
          <table:table-cell office:value-type="string" calcext:value-type="string">
            <text:p>err606:</text:p>
          </table:table-cell>
          <table:table-cell office:value-type="float" office:value="0.00000000859541" calcext:value-type="float">
            <text:p>8,60E-09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904ms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/>
          <table:table-cell office:value-type="string" calcext:value-type="string">
            <text:p>err607:</text:p>
          </table:table-cell>
          <table:table-cell office:value-type="float" office:value="0.00000000840421" calcext:value-type="float">
            <text:p>8,40E-09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914ms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/>
          <table:table-cell office:value-type="string" calcext:value-type="string">
            <text:p>err608:</text:p>
          </table:table-cell>
          <table:table-cell office:value-type="float" office:value="0.00000000821726" calcext:value-type="float">
            <text:p>8,22E-09</text:p>
          </table:table-cell>
          <table:table-cell office:value-type="string" calcext:value-type="string">
            <text:p>cz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923ms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/>
          <table:table-cell office:value-type="string" calcext:value-type="string">
            <text:p>err609:</text:p>
          </table:table-cell>
          <table:table-cell office:value-type="float" office:value="0.00000000803447" calcext:value-type="float">
            <text:p>8,03E-09</text:p>
          </table:table-cell>
          <table:table-cell office:value-type="string" calcext:value-type="string">
            <text:p>cz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933ms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/>
          <table:table-cell office:value-type="string" calcext:value-type="string">
            <text:p>err610:</text:p>
          </table:table-cell>
          <table:table-cell office:value-type="float" office:value="0.00000000785574" calcext:value-type="float">
            <text:p>7,86E-09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942ms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/>
          <table:table-cell office:value-type="string" calcext:value-type="string">
            <text:p>err611:</text:p>
          </table:table-cell>
          <table:table-cell office:value-type="float" office:value="0.00000000768099" calcext:value-type="float">
            <text:p>7,68E-09</text:p>
          </table:table-cell>
          <table:table-cell office:value-type="string" calcext:value-type="string">
            <text:p>cz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952ms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/>
          <table:table-cell office:value-type="string" calcext:value-type="string">
            <text:p>err612:</text:p>
          </table:table-cell>
          <table:table-cell office:value-type="float" office:value="0.00000000751013" calcext:value-type="float">
            <text:p>7,51E-09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962ms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/>
          <table:table-cell office:value-type="string" calcext:value-type="string">
            <text:p>err613:</text:p>
          </table:table-cell>
          <table:table-cell office:value-type="float" office:value="0.00000000734307" calcext:value-type="float">
            <text:p>7,34E-09</text:p>
          </table:table-cell>
          <table:table-cell office:value-type="string" calcext:value-type="string">
            <text:p>cz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971ms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/>
          <table:table-cell office:value-type="string" calcext:value-type="string">
            <text:p>err614:</text:p>
          </table:table-cell>
          <table:table-cell office:value-type="float" office:value="0.00000000717972" calcext:value-type="float">
            <text:p>7,18E-09</text:p>
          </table:table-cell>
          <table:table-cell office:value-type="string" calcext:value-type="string">
            <text:p>cz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981ms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/>
          <table:table-cell office:value-type="string" calcext:value-type="string">
            <text:p>err615:</text:p>
          </table:table-cell>
          <table:table-cell office:value-type="float" office:value="0.00000000702001" calcext:value-type="float">
            <text:p>7,02E-09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991ms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/>
          <table:table-cell office:value-type="string" calcext:value-type="string">
            <text:p>err616:</text:p>
          </table:table-cell>
          <table:table-cell office:value-type="float" office:value="0.00000000686385" calcext:value-type="float">
            <text:p>6,86E-09</text:p>
          </table:table-cell>
          <table:table-cell office:value-type="string" calcext:value-type="string">
            <text:p>cz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000ms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/>
          <table:table-cell office:value-type="string" calcext:value-type="string">
            <text:p>err617:</text:p>
          </table:table-cell>
          <table:table-cell office:value-type="float" office:value="0.00000000671117" calcext:value-type="float">
            <text:p>6,71E-09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011ms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/>
          <table:table-cell office:value-type="string" calcext:value-type="string">
            <text:p>err618:</text:p>
          </table:table-cell>
          <table:table-cell office:value-type="float" office:value="0.00000000656188" calcext:value-type="float">
            <text:p>6,56E-09</text:p>
          </table:table-cell>
          <table:table-cell office:value-type="string" calcext:value-type="string">
            <text:p>cz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020ms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/>
          <table:table-cell office:value-type="string" calcext:value-type="string">
            <text:p>err619:</text:p>
          </table:table-cell>
          <table:table-cell office:value-type="float" office:value="0.00000000641591" calcext:value-type="float">
            <text:p>6,42E-09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029ms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/>
          <table:table-cell office:value-type="string" calcext:value-type="string">
            <text:p>err620:</text:p>
          </table:table-cell>
          <table:table-cell office:value-type="float" office:value="0.00000000627319" calcext:value-type="float">
            <text:p>6,27E-09</text:p>
          </table:table-cell>
          <table:table-cell office:value-type="string" calcext:value-type="string">
            <text:p>cz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039ms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/>
          <table:table-cell office:value-type="string" calcext:value-type="string">
            <text:p>err621:</text:p>
          </table:table-cell>
          <table:table-cell office:value-type="float" office:value="0.00000000613364" calcext:value-type="float">
            <text:p>6,13E-09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048ms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/>
          <table:table-cell office:value-type="string" calcext:value-type="string">
            <text:p>err622:</text:p>
          </table:table-cell>
          <table:table-cell office:value-type="float" office:value="0.0000000059972" calcext:value-type="float">
            <text:p>6,00E-09</text:p>
          </table:table-cell>
          <table:table-cell office:value-type="string" calcext:value-type="string">
            <text:p>cz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058ms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/>
          <table:table-cell office:value-type="string" calcext:value-type="string">
            <text:p>err623:</text:p>
          </table:table-cell>
          <table:table-cell office:value-type="float" office:value="0.00000000586379" calcext:value-type="float">
            <text:p>5,86E-09</text:p>
          </table:table-cell>
          <table:table-cell office:value-type="string" calcext:value-type="string">
            <text:p>cz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068ms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/>
          <table:table-cell office:value-type="string" calcext:value-type="string">
            <text:p>err624:</text:p>
          </table:table-cell>
          <table:table-cell office:value-type="float" office:value="0.00000000573335" calcext:value-type="float">
            <text:p>5,73E-09</text:p>
          </table:table-cell>
          <table:table-cell office:value-type="string" calcext:value-type="string">
            <text:p>cz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077ms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/>
          <table:table-cell office:value-type="string" calcext:value-type="string">
            <text:p>err625:</text:p>
          </table:table-cell>
          <table:table-cell office:value-type="float" office:value="0.00000000560582" calcext:value-type="float">
            <text:p>5,61E-09</text:p>
          </table:table-cell>
          <table:table-cell office:value-type="string" calcext:value-type="string">
            <text:p>cz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087ms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/>
          <table:table-cell office:value-type="string" calcext:value-type="string">
            <text:p>err626:</text:p>
          </table:table-cell>
          <table:table-cell office:value-type="float" office:value="0.00000000548112" calcext:value-type="float">
            <text:p>5,48E-09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096ms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/>
          <table:table-cell office:value-type="string" calcext:value-type="string">
            <text:p>err627:</text:p>
          </table:table-cell>
          <table:table-cell office:value-type="float" office:value="0.00000000535919" calcext:value-type="float">
            <text:p>5,36E-09</text:p>
          </table:table-cell>
          <table:table-cell office:value-type="string" calcext:value-type="string">
            <text:p>cz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106ms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/>
          <table:table-cell office:value-type="string" calcext:value-type="string">
            <text:p>err628:</text:p>
          </table:table-cell>
          <table:table-cell office:value-type="float" office:value="0.00000000523998" calcext:value-type="float">
            <text:p>5,24E-09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115ms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/>
          <table:table-cell office:value-type="string" calcext:value-type="string">
            <text:p>err629:</text:p>
          </table:table-cell>
          <table:table-cell office:value-type="float" office:value="0.00000000512341" calcext:value-type="float">
            <text:p>5,12E-09</text:p>
          </table:table-cell>
          <table:table-cell office:value-type="string" calcext:value-type="string">
            <text:p>cz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125ms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/>
          <table:table-cell office:value-type="string" calcext:value-type="string">
            <text:p>err630:</text:p>
          </table:table-cell>
          <table:table-cell office:value-type="float" office:value="0.00000000500944" calcext:value-type="float">
            <text:p>5,01E-09</text:p>
          </table:table-cell>
          <table:table-cell office:value-type="string" calcext:value-type="string">
            <text:p>cz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135ms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/>
          <table:table-cell office:value-type="string" calcext:value-type="string">
            <text:p>err631:</text:p>
          </table:table-cell>
          <table:table-cell office:value-type="float" office:value="0.00000000489801" calcext:value-type="float">
            <text:p>4,90E-09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145ms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/>
          <table:table-cell office:value-type="string" calcext:value-type="string">
            <text:p>err632:</text:p>
          </table:table-cell>
          <table:table-cell office:value-type="float" office:value="0.00000000478905" calcext:value-type="float">
            <text:p>4,79E-09</text:p>
          </table:table-cell>
          <table:table-cell office:value-type="string" calcext:value-type="string">
            <text:p>cz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155ms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/>
          <table:table-cell office:value-type="string" calcext:value-type="string">
            <text:p>err633:</text:p>
          </table:table-cell>
          <table:table-cell office:value-type="float" office:value="0.00000000468252" calcext:value-type="float">
            <text:p>4,68E-09</text:p>
          </table:table-cell>
          <table:table-cell office:value-type="string" calcext:value-type="string">
            <text:p>cz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164ms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/>
          <table:table-cell office:value-type="string" calcext:value-type="string">
            <text:p>err634:</text:p>
          </table:table-cell>
          <table:table-cell office:value-type="float" office:value="0.00000000457836" calcext:value-type="float">
            <text:p>4,58E-09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173ms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/>
          <table:table-cell office:value-type="string" calcext:value-type="string">
            <text:p>err635:</text:p>
          </table:table-cell>
          <table:table-cell office:value-type="float" office:value="0.00000000447652" calcext:value-type="float">
            <text:p>4,48E-09</text:p>
          </table:table-cell>
          <table:table-cell office:value-type="string" calcext:value-type="string">
            <text:p>cz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183ms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/>
          <table:table-cell office:value-type="string" calcext:value-type="string">
            <text:p>err636:</text:p>
          </table:table-cell>
          <table:table-cell office:value-type="float" office:value="0.00000000437694" calcext:value-type="float">
            <text:p>4,38E-09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193ms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/>
          <table:table-cell office:value-type="string" calcext:value-type="string">
            <text:p>err637:</text:p>
          </table:table-cell>
          <table:table-cell office:value-type="float" office:value="0.00000000427957" calcext:value-type="float">
            <text:p>4,28E-09</text:p>
          </table:table-cell>
          <table:table-cell office:value-type="string" calcext:value-type="string">
            <text:p>cz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202ms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/>
          <table:table-cell office:value-type="string" calcext:value-type="string">
            <text:p>err638:</text:p>
          </table:table-cell>
          <table:table-cell office:value-type="float" office:value="0.00000000418437" calcext:value-type="float">
            <text:p>4,18E-09</text:p>
          </table:table-cell>
          <table:table-cell office:value-type="string" calcext:value-type="string">
            <text:p>cz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212ms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/>
          <table:table-cell office:value-type="string" calcext:value-type="string">
            <text:p>err639:</text:p>
          </table:table-cell>
          <table:table-cell office:value-type="float" office:value="0.00000000409129" calcext:value-type="float">
            <text:p>4,09E-09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221ms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/>
          <table:table-cell office:value-type="string" calcext:value-type="string">
            <text:p>err640:</text:p>
          </table:table-cell>
          <table:table-cell office:value-type="float" office:value="0.00000000400028" calcext:value-type="float">
            <text:p>4,00E-09</text:p>
          </table:table-cell>
          <table:table-cell office:value-type="string" calcext:value-type="string">
            <text:p>cz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231ms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/>
          <table:table-cell office:value-type="string" calcext:value-type="string">
            <text:p>err641:</text:p>
          </table:table-cell>
          <table:table-cell office:value-type="float" office:value="0.0000000039113" calcext:value-type="float">
            <text:p>3,91E-09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240ms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/>
          <table:table-cell office:value-type="string" calcext:value-type="string">
            <text:p>err642:</text:p>
          </table:table-cell>
          <table:table-cell office:value-type="float" office:value="0.00000000382429" calcext:value-type="float">
            <text:p>3,82E-09</text:p>
          </table:table-cell>
          <table:table-cell office:value-type="string" calcext:value-type="string">
            <text:p>cz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250ms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/>
          <table:table-cell office:value-type="string" calcext:value-type="string">
            <text:p>err643:</text:p>
          </table:table-cell>
          <table:table-cell office:value-type="float" office:value="0.00000000373922" calcext:value-type="float">
            <text:p>3,74E-09</text:p>
          </table:table-cell>
          <table:table-cell office:value-type="string" calcext:value-type="string">
            <text:p>cz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259ms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/>
          <table:table-cell office:value-type="string" calcext:value-type="string">
            <text:p>err644:</text:p>
          </table:table-cell>
          <table:table-cell office:value-type="float" office:value="0.00000000365604" calcext:value-type="float">
            <text:p>3,66E-09</text:p>
          </table:table-cell>
          <table:table-cell office:value-type="string" calcext:value-type="string">
            <text:p>cz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269ms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/>
          <table:table-cell office:value-type="string" calcext:value-type="string">
            <text:p>err645:</text:p>
          </table:table-cell>
          <table:table-cell office:value-type="float" office:value="0.00000000357471" calcext:value-type="float">
            <text:p>3,57E-09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278ms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/>
          <table:table-cell office:value-type="string" calcext:value-type="string">
            <text:p>err646:</text:p>
          </table:table-cell>
          <table:table-cell office:value-type="float" office:value="0.0000000034952" calcext:value-type="float">
            <text:p>3,50E-09</text:p>
          </table:table-cell>
          <table:table-cell office:value-type="string" calcext:value-type="string">
            <text:p>cz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288ms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/>
          <table:table-cell office:value-type="string" calcext:value-type="string">
            <text:p>err647:</text:p>
          </table:table-cell>
          <table:table-cell office:value-type="float" office:value="0.00000000341744" calcext:value-type="float">
            <text:p>3,42E-09</text:p>
          </table:table-cell>
          <table:table-cell office:value-type="string" calcext:value-type="string">
            <text:p>cz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298ms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/>
          <table:table-cell office:value-type="string" calcext:value-type="string">
            <text:p>err648:</text:p>
          </table:table-cell>
          <table:table-cell office:value-type="float" office:value="0.00000000334142" calcext:value-type="float">
            <text:p>3,34E-09</text:p>
          </table:table-cell>
          <table:table-cell office:value-type="string" calcext:value-type="string">
            <text:p>cz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307ms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/>
          <table:table-cell office:value-type="string" calcext:value-type="string">
            <text:p>err649:</text:p>
          </table:table-cell>
          <table:table-cell office:value-type="float" office:value="0.0000000032671" calcext:value-type="float">
            <text:p>3,27E-09</text:p>
          </table:table-cell>
          <table:table-cell office:value-type="string" calcext:value-type="string">
            <text:p>cz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317ms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/>
          <table:table-cell office:value-type="string" calcext:value-type="string">
            <text:p>err650:</text:p>
          </table:table-cell>
          <table:table-cell office:value-type="float" office:value="0.00000000319442" calcext:value-type="float">
            <text:p>3,19E-09</text:p>
          </table:table-cell>
          <table:table-cell office:value-type="string" calcext:value-type="string">
            <text:p>cz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326ms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/>
          <table:table-cell office:value-type="string" calcext:value-type="string">
            <text:p>err651:</text:p>
          </table:table-cell>
          <table:table-cell office:value-type="float" office:value="0.00000000312336" calcext:value-type="float">
            <text:p>3,12E-09</text:p>
          </table:table-cell>
          <table:table-cell office:value-type="string" calcext:value-type="string">
            <text:p>cz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336ms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/>
          <table:table-cell office:value-type="string" calcext:value-type="string">
            <text:p>err652:</text:p>
          </table:table-cell>
          <table:table-cell office:value-type="float" office:value="0.00000000305388" calcext:value-type="float">
            <text:p>3,05E-09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345ms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/>
          <table:table-cell office:value-type="string" calcext:value-type="string">
            <text:p>err653:</text:p>
          </table:table-cell>
          <table:table-cell office:value-type="float" office:value="0.00000000298595" calcext:value-type="float">
            <text:p>2,99E-09</text:p>
          </table:table-cell>
          <table:table-cell office:value-type="string" calcext:value-type="string">
            <text:p>cz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355ms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/>
          <table:table-cell office:value-type="string" calcext:value-type="string">
            <text:p>err654:</text:p>
          </table:table-cell>
          <table:table-cell office:value-type="float" office:value="0.00000000291953" calcext:value-type="float">
            <text:p>2,92E-09</text:p>
          </table:table-cell>
          <table:table-cell office:value-type="string" calcext:value-type="string">
            <text:p>cz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365ms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/>
          <table:table-cell office:value-type="string" calcext:value-type="string">
            <text:p>err655:</text:p>
          </table:table-cell>
          <table:table-cell office:value-type="float" office:value="0.00000000285458" calcext:value-type="float">
            <text:p>2,85E-09</text:p>
          </table:table-cell>
          <table:table-cell office:value-type="string" calcext:value-type="string">
            <text:p>cz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374ms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/>
          <table:table-cell office:value-type="string" calcext:value-type="string">
            <text:p>err656:</text:p>
          </table:table-cell>
          <table:table-cell office:value-type="float" office:value="0.00000000279108" calcext:value-type="float">
            <text:p>2,79E-09</text:p>
          </table:table-cell>
          <table:table-cell office:value-type="string" calcext:value-type="string">
            <text:p>cz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384ms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/>
          <table:table-cell office:value-type="string" calcext:value-type="string">
            <text:p>err657:</text:p>
          </table:table-cell>
          <table:table-cell office:value-type="float" office:value="0.00000000272899" calcext:value-type="float">
            <text:p>2,73E-09</text:p>
          </table:table-cell>
          <table:table-cell office:value-type="string" calcext:value-type="string">
            <text:p>cz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393ms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/>
          <table:table-cell office:value-type="string" calcext:value-type="string">
            <text:p>err658:</text:p>
          </table:table-cell>
          <table:table-cell office:value-type="float" office:value="0.00000000266829" calcext:value-type="float">
            <text:p>2,67E-09</text:p>
          </table:table-cell>
          <table:table-cell office:value-type="string" calcext:value-type="string">
            <text:p>cz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403ms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/>
          <table:table-cell office:value-type="string" calcext:value-type="string">
            <text:p>err659:</text:p>
          </table:table-cell>
          <table:table-cell office:value-type="float" office:value="0.00000000260893" calcext:value-type="float">
            <text:p>2,61E-09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413ms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/>
          <table:table-cell office:value-type="string" calcext:value-type="string">
            <text:p>err660:</text:p>
          </table:table-cell>
          <table:table-cell office:value-type="float" office:value="0.0000000025509" calcext:value-type="float">
            <text:p>2,55E-09</text:p>
          </table:table-cell>
          <table:table-cell office:value-type="string" calcext:value-type="string">
            <text:p>cz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422ms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/>
          <table:table-cell office:value-type="string" calcext:value-type="string">
            <text:p>err661:</text:p>
          </table:table-cell>
          <table:table-cell office:value-type="float" office:value="0.00000000249415" calcext:value-type="float">
            <text:p>2,49E-09</text:p>
          </table:table-cell>
          <table:table-cell office:value-type="string" calcext:value-type="string">
            <text:p>cz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432ms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/>
          <table:table-cell office:value-type="string" calcext:value-type="string">
            <text:p>err662:</text:p>
          </table:table-cell>
          <table:table-cell office:value-type="float" office:value="0.00000000243867" calcext:value-type="float">
            <text:p>2,44E-09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441ms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/>
          <table:table-cell office:value-type="string" calcext:value-type="string">
            <text:p>err663:</text:p>
          </table:table-cell>
          <table:table-cell office:value-type="float" office:value="0.00000000238442" calcext:value-type="float">
            <text:p>2,38E-09</text:p>
          </table:table-cell>
          <table:table-cell office:value-type="string" calcext:value-type="string">
            <text:p>cz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451ms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/>
          <table:table-cell office:value-type="string" calcext:value-type="string">
            <text:p>err664:</text:p>
          </table:table-cell>
          <table:table-cell office:value-type="float" office:value="0.00000000233138" calcext:value-type="float">
            <text:p>2,33E-09</text:p>
          </table:table-cell>
          <table:table-cell office:value-type="string" calcext:value-type="string">
            <text:p>cz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461ms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string" calcext:value-type="string">
            <text:p>err665:</text:p>
          </table:table-cell>
          <table:table-cell office:value-type="float" office:value="0.00000000227952" calcext:value-type="float">
            <text:p>2,28E-09</text:p>
          </table:table-cell>
          <table:table-cell office:value-type="string" calcext:value-type="string">
            <text:p>cz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470ms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/>
          <table:table-cell office:value-type="string" calcext:value-type="string">
            <text:p>err666:</text:p>
          </table:table-cell>
          <table:table-cell office:value-type="float" office:value="0.00000000222881" calcext:value-type="float">
            <text:p>2,23E-09</text:p>
          </table:table-cell>
          <table:table-cell office:value-type="string" calcext:value-type="string">
            <text:p>cz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480ms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/>
          <table:table-cell office:value-type="string" calcext:value-type="string">
            <text:p>err667:</text:p>
          </table:table-cell>
          <table:table-cell office:value-type="float" office:value="0.00000000217923" calcext:value-type="float">
            <text:p>2,18E-09</text:p>
          </table:table-cell>
          <table:table-cell office:value-type="string" calcext:value-type="string">
            <text:p>cz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489ms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/>
          <table:table-cell office:value-type="string" calcext:value-type="string">
            <text:p>err668:</text:p>
          </table:table-cell>
          <table:table-cell office:value-type="float" office:value="0.00000000213076" calcext:value-type="float">
            <text:p>2,13E-09</text:p>
          </table:table-cell>
          <table:table-cell office:value-type="string" calcext:value-type="string">
            <text:p>cz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499ms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/>
          <table:table-cell office:value-type="string" calcext:value-type="string">
            <text:p>err669:</text:p>
          </table:table-cell>
          <table:table-cell office:value-type="float" office:value="0.00000000208336" calcext:value-type="float">
            <text:p>2,08E-09</text:p>
          </table:table-cell>
          <table:table-cell office:value-type="string" calcext:value-type="string">
            <text:p>cz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508ms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/>
          <table:table-cell office:value-type="string" calcext:value-type="string">
            <text:p>err670:</text:p>
          </table:table-cell>
          <table:table-cell office:value-type="float" office:value="0.00000000203702" calcext:value-type="float">
            <text:p>2,04E-09</text:p>
          </table:table-cell>
          <table:table-cell office:value-type="string" calcext:value-type="string">
            <text:p>cz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518ms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/>
          <table:table-cell office:value-type="string" calcext:value-type="string">
            <text:p>err671:</text:p>
          </table:table-cell>
          <table:table-cell office:value-type="float" office:value="0.0000000019917" calcext:value-type="float">
            <text:p>1,99E-09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527ms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/>
          <table:table-cell office:value-type="string" calcext:value-type="string">
            <text:p>err672:</text:p>
          </table:table-cell>
          <table:table-cell office:value-type="float" office:value="0.0000000019474" calcext:value-type="float">
            <text:p>1,95E-09</text:p>
          </table:table-cell>
          <table:table-cell office:value-type="string" calcext:value-type="string">
            <text:p>cz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537ms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/>
          <table:table-cell office:value-type="string" calcext:value-type="string">
            <text:p>err673:</text:p>
          </table:table-cell>
          <table:table-cell office:value-type="float" office:value="0.00000000190408" calcext:value-type="float">
            <text:p>1,90E-09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547ms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/>
          <table:table-cell office:value-type="string" calcext:value-type="string">
            <text:p>err674:</text:p>
          </table:table-cell>
          <table:table-cell office:value-type="float" office:value="0.00000000186172" calcext:value-type="float">
            <text:p>1,86E-09</text:p>
          </table:table-cell>
          <table:table-cell office:value-type="string" calcext:value-type="string">
            <text:p>cz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556ms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string" calcext:value-type="string">
            <text:p>err675:</text:p>
          </table:table-cell>
          <table:table-cell office:value-type="float" office:value="0.00000000182031" calcext:value-type="float">
            <text:p>1,82E-09</text:p>
          </table:table-cell>
          <table:table-cell office:value-type="string" calcext:value-type="string">
            <text:p>cz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566ms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/>
          <table:table-cell office:value-type="string" calcext:value-type="string">
            <text:p>err676:</text:p>
          </table:table-cell>
          <table:table-cell office:value-type="float" office:value="0.00000000177982" calcext:value-type="float">
            <text:p>1,78E-09</text:p>
          </table:table-cell>
          <table:table-cell office:value-type="string" calcext:value-type="string">
            <text:p>cz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575ms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/>
          <table:table-cell office:value-type="string" calcext:value-type="string">
            <text:p>err677:</text:p>
          </table:table-cell>
          <table:table-cell office:value-type="float" office:value="0.00000000174022" calcext:value-type="float">
            <text:p>1,74E-09</text:p>
          </table:table-cell>
          <table:table-cell office:value-type="string" calcext:value-type="string">
            <text:p>cz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585ms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/>
          <table:table-cell office:value-type="string" calcext:value-type="string">
            <text:p>err678:</text:p>
          </table:table-cell>
          <table:table-cell office:value-type="float" office:value="0.00000000170151" calcext:value-type="float">
            <text:p>1,70E-09</text:p>
          </table:table-cell>
          <table:table-cell office:value-type="string" calcext:value-type="string">
            <text:p>cz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594ms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/>
          <table:table-cell office:value-type="string" calcext:value-type="string">
            <text:p>err679:</text:p>
          </table:table-cell>
          <table:table-cell office:value-type="float" office:value="0.00000000166366" calcext:value-type="float">
            <text:p>1,66E-09</text:p>
          </table:table-cell>
          <table:table-cell office:value-type="string" calcext:value-type="string">
            <text:p>cz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604ms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/>
          <table:table-cell office:value-type="string" calcext:value-type="string">
            <text:p>err680:</text:p>
          </table:table-cell>
          <table:table-cell office:value-type="float" office:value="0.00000000162665" calcext:value-type="float">
            <text:p>1,63E-09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613ms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/>
          <table:table-cell office:value-type="string" calcext:value-type="string">
            <text:p>err681:</text:p>
          </table:table-cell>
          <table:table-cell office:value-type="float" office:value="0.00000000159047" calcext:value-type="float">
            <text:p>1,59E-09</text:p>
          </table:table-cell>
          <table:table-cell office:value-type="string" calcext:value-type="string">
            <text:p>cz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623ms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/>
          <table:table-cell office:value-type="string" calcext:value-type="string">
            <text:p>err682:</text:p>
          </table:table-cell>
          <table:table-cell office:value-type="float" office:value="0.00000000155509" calcext:value-type="float">
            <text:p>1,56E-09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633ms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/>
          <table:table-cell office:value-type="string" calcext:value-type="string">
            <text:p>err683:</text:p>
          </table:table-cell>
          <table:table-cell office:value-type="float" office:value="0.0000000015205" calcext:value-type="float">
            <text:p>1,52E-09</text:p>
          </table:table-cell>
          <table:table-cell office:value-type="string" calcext:value-type="string">
            <text:p>cz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642ms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/>
          <table:table-cell office:value-type="string" calcext:value-type="string">
            <text:p>err684:</text:p>
          </table:table-cell>
          <table:table-cell office:value-type="float" office:value="0.00000000148667" calcext:value-type="float">
            <text:p>1,49E-09</text:p>
          </table:table-cell>
          <table:table-cell office:value-type="string" calcext:value-type="string">
            <text:p>cz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652ms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/>
          <table:table-cell office:value-type="string" calcext:value-type="string">
            <text:p>err685:</text:p>
          </table:table-cell>
          <table:table-cell office:value-type="float" office:value="0.0000000014536" calcext:value-type="float">
            <text:p>1,45E-09</text:p>
          </table:table-cell>
          <table:table-cell office:value-type="string" calcext:value-type="string">
            <text:p>cz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661ms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/>
          <table:table-cell office:value-type="string" calcext:value-type="string">
            <text:p>err686:</text:p>
          </table:table-cell>
          <table:table-cell office:value-type="float" office:value="0.00000000142127" calcext:value-type="float">
            <text:p>1,42E-09</text:p>
          </table:table-cell>
          <table:table-cell office:value-type="string" calcext:value-type="string">
            <text:p>cz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671ms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/>
          <table:table-cell office:value-type="string" calcext:value-type="string">
            <text:p>err687:</text:p>
          </table:table-cell>
          <table:table-cell office:value-type="float" office:value="0.00000000138965" calcext:value-type="float">
            <text:p>1,39E-09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682ms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/>
          <table:table-cell office:value-type="string" calcext:value-type="string">
            <text:p>err688:</text:p>
          </table:table-cell>
          <table:table-cell office:value-type="float" office:value="0.00000000135874" calcext:value-type="float">
            <text:p>1,36E-09</text:p>
          </table:table-cell>
          <table:table-cell office:value-type="string" calcext:value-type="string">
            <text:p>cz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692ms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/>
          <table:table-cell office:value-type="string" calcext:value-type="string">
            <text:p>err689:</text:p>
          </table:table-cell>
          <table:table-cell office:value-type="float" office:value="0.00000000132851" calcext:value-type="float">
            <text:p>1,33E-09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705ms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/>
          <table:table-cell office:value-type="string" calcext:value-type="string">
            <text:p>err690:</text:p>
          </table:table-cell>
          <table:table-cell office:value-type="float" office:value="0.00000000129896" calcext:value-type="float">
            <text:p>1,30E-09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717ms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/>
          <table:table-cell office:value-type="string" calcext:value-type="string">
            <text:p>err691:</text:p>
          </table:table-cell>
          <table:table-cell office:value-type="float" office:value="0.00000000127007" calcext:value-type="float">
            <text:p>1,27E-09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730ms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/>
          <table:table-cell office:value-type="string" calcext:value-type="string">
            <text:p>err692:</text:p>
          </table:table-cell>
          <table:table-cell office:value-type="float" office:value="0.00000000124181" calcext:value-type="float">
            <text:p>1,24E-09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742ms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/>
          <table:table-cell office:value-type="string" calcext:value-type="string">
            <text:p>err693:</text:p>
          </table:table-cell>
          <table:table-cell office:value-type="float" office:value="0.00000000121419" calcext:value-type="float">
            <text:p>1,21E-09</text:p>
          </table:table-cell>
          <table:table-cell office:value-type="string" calcext:value-type="string">
            <text:p>cza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768ms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/>
          <table:table-cell office:value-type="string" calcext:value-type="string">
            <text:p>err694:</text:p>
          </table:table-cell>
          <table:table-cell office:value-type="float" office:value="0.00000000118718" calcext:value-type="float">
            <text:p>1,19E-09</text:p>
          </table:table-cell>
          <table:table-cell office:value-type="string" calcext:value-type="string">
            <text:p>cza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789ms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/>
          <table:table-cell office:value-type="string" calcext:value-type="string">
            <text:p>err695:</text:p>
          </table:table-cell>
          <table:table-cell office:value-type="float" office:value="0.00000000116077" calcext:value-type="float">
            <text:p>1,16E-09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811ms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/>
          <table:table-cell office:value-type="string" calcext:value-type="string">
            <text:p>err696:</text:p>
          </table:table-cell>
          <table:table-cell office:value-type="float" office:value="0.00000000113495" calcext:value-type="float">
            <text:p>1,13E-09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827ms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/>
          <table:table-cell office:value-type="string" calcext:value-type="string">
            <text:p>err697:</text:p>
          </table:table-cell>
          <table:table-cell office:value-type="float" office:value="0.0000000011097" calcext:value-type="float">
            <text:p>1,11E-09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845ms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/>
          <table:table-cell office:value-type="string" calcext:value-type="string">
            <text:p>err698:</text:p>
          </table:table-cell>
          <table:table-cell office:value-type="float" office:value="0.00000000108502" calcext:value-type="float">
            <text:p>1,09E-09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863ms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/>
          <table:table-cell office:value-type="string" calcext:value-type="string">
            <text:p>err699:</text:p>
          </table:table-cell>
          <table:table-cell office:value-type="float" office:value="0.00000000106088" calcext:value-type="float">
            <text:p>1,06E-09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881ms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/>
          <table:table-cell office:value-type="string" calcext:value-type="string">
            <text:p>err700:</text:p>
          </table:table-cell>
          <table:table-cell office:value-type="float" office:value="0.00000000103728" calcext:value-type="float">
            <text:p>1,04E-09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897ms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/>
          <table:table-cell office:value-type="string" calcext:value-type="string">
            <text:p>err701:</text:p>
          </table:table-cell>
          <table:table-cell office:value-type="float" office:value="0.00000000101421" calcext:value-type="float">
            <text:p>1,01E-09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914ms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/>
          <table:table-cell office:value-type="string" calcext:value-type="string">
            <text:p>err702:</text:p>
          </table:table-cell>
          <table:table-cell office:value-type="float" office:value="0.000000000991649" calcext:value-type="float">
            <text:p>9,92E-10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932ms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/>
          <table:table-cell office:value-type="string" calcext:value-type="string">
            <text:p>err703:</text:p>
          </table:table-cell>
          <table:table-cell office:value-type="float" office:value="0.00000000096959" calcext:value-type="float">
            <text:p>9,70E-10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949ms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/>
          <table:table-cell office:value-type="string" calcext:value-type="string">
            <text:p>err704:</text:p>
          </table:table-cell>
          <table:table-cell office:value-type="float" office:value="0.000000000948021" calcext:value-type="float">
            <text:p>9,48E-10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965ms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/>
          <table:table-cell office:value-type="string" calcext:value-type="string">
            <text:p>err705:</text:p>
          </table:table-cell>
          <table:table-cell office:value-type="float" office:value="0.000000000926933" calcext:value-type="float">
            <text:p>9,27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978ms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/>
          <table:table-cell office:value-type="string" calcext:value-type="string">
            <text:p>err706:</text:p>
          </table:table-cell>
          <table:table-cell office:value-type="float" office:value="0.000000000906313" calcext:value-type="float">
            <text:p>9,06E-10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990ms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/>
          <table:table-cell office:value-type="string" calcext:value-type="string">
            <text:p>err707:</text:p>
          </table:table-cell>
          <table:table-cell office:value-type="float" office:value="0.000000000886152" calcext:value-type="float">
            <text:p>8,86E-10</text:p>
          </table:table-cell>
          <table:table-cell office:value-type="string" calcext:value-type="string">
            <text:p>cza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022ms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/>
          <table:table-cell office:value-type="string" calcext:value-type="string">
            <text:p>err708:</text:p>
          </table:table-cell>
          <table:table-cell office:value-type="float" office:value="0.00000000086644" calcext:value-type="float">
            <text:p>8,66E-10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034ms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/>
          <table:table-cell office:value-type="string" calcext:value-type="string">
            <text:p>err709:</text:p>
          </table:table-cell>
          <table:table-cell office:value-type="float" office:value="0.000000000847166" calcext:value-type="float">
            <text:p>8,47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046ms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/>
          <table:table-cell office:value-type="string" calcext:value-type="string">
            <text:p>err710:</text:p>
          </table:table-cell>
          <table:table-cell office:value-type="float" office:value="0.000000000828321" calcext:value-type="float">
            <text:p>8,28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058ms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/>
          <table:table-cell office:value-type="string" calcext:value-type="string">
            <text:p>err711:</text:p>
          </table:table-cell>
          <table:table-cell office:value-type="float" office:value="0.000000000809895" calcext:value-type="float">
            <text:p>8,10E-10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070ms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/>
          <table:table-cell office:value-type="string" calcext:value-type="string">
            <text:p>err712:</text:p>
          </table:table-cell>
          <table:table-cell office:value-type="float" office:value="0.000000000791879" calcext:value-type="float">
            <text:p>7,92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083ms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/>
          <table:table-cell office:value-type="string" calcext:value-type="string">
            <text:p>err713:</text:p>
          </table:table-cell>
          <table:table-cell office:value-type="float" office:value="0.000000000774264" calcext:value-type="float">
            <text:p>7,74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095ms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/>
          <table:table-cell office:value-type="string" calcext:value-type="string">
            <text:p>err714:</text:p>
          </table:table-cell>
          <table:table-cell office:value-type="float" office:value="0.000000000757041" calcext:value-type="float">
            <text:p>7,57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107ms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/>
          <table:table-cell office:value-type="string" calcext:value-type="string">
            <text:p>err715:</text:p>
          </table:table-cell>
          <table:table-cell office:value-type="float" office:value="0.000000000740201" calcext:value-type="float">
            <text:p>7,40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119ms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/>
          <table:table-cell office:value-type="string" calcext:value-type="string">
            <text:p>err716:</text:p>
          </table:table-cell>
          <table:table-cell office:value-type="float" office:value="0.000000000723735" calcext:value-type="float">
            <text:p>7,24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130ms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/>
          <table:table-cell office:value-type="string" calcext:value-type="string">
            <text:p>err717:</text:p>
          </table:table-cell>
          <table:table-cell office:value-type="float" office:value="0.000000000707636" calcext:value-type="float">
            <text:p>7,08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142ms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/>
          <table:table-cell office:value-type="string" calcext:value-type="string">
            <text:p>err718:</text:p>
          </table:table-cell>
          <table:table-cell office:value-type="float" office:value="0.000000000691895" calcext:value-type="float">
            <text:p>6,92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154ms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/>
          <table:table-cell office:value-type="string" calcext:value-type="string">
            <text:p>err719:</text:p>
          </table:table-cell>
          <table:table-cell office:value-type="float" office:value="0.000000000676502" calcext:value-type="float">
            <text:p>6,77E-10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166ms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/>
          <table:table-cell office:value-type="string" calcext:value-type="string">
            <text:p>err720:</text:p>
          </table:table-cell>
          <table:table-cell office:value-type="float" office:value="0.000000000661455" calcext:value-type="float">
            <text:p>6,61E-10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178ms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/>
          <table:table-cell office:value-type="string" calcext:value-type="string">
            <text:p>err721:</text:p>
          </table:table-cell>
          <table:table-cell office:value-type="float" office:value="0.00000000064674" calcext:value-type="float">
            <text:p>6,47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190ms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/>
          <table:table-cell office:value-type="string" calcext:value-type="string">
            <text:p>err722:</text:p>
          </table:table-cell>
          <table:table-cell office:value-type="float" office:value="0.000000000632354" calcext:value-type="float">
            <text:p>6,32E-10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202ms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/>
          <table:table-cell office:value-type="string" calcext:value-type="string">
            <text:p>err723:</text:p>
          </table:table-cell>
          <table:table-cell office:value-type="float" office:value="0.000000000618288" calcext:value-type="float">
            <text:p>6,18E-10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214ms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/>
          <table:table-cell office:value-type="string" calcext:value-type="string">
            <text:p>err724:</text:p>
          </table:table-cell>
          <table:table-cell office:value-type="float" office:value="0.000000000604533" calcext:value-type="float">
            <text:p>6,05E-10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226ms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/>
          <table:table-cell office:value-type="string" calcext:value-type="string">
            <text:p>err725:</text:p>
          </table:table-cell>
          <table:table-cell office:value-type="float" office:value="0.000000000591086" calcext:value-type="float">
            <text:p>5,91E-10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238ms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/>
          <table:table-cell office:value-type="string" calcext:value-type="string">
            <text:p>err726:</text:p>
          </table:table-cell>
          <table:table-cell office:value-type="float" office:value="0.000000000577937" calcext:value-type="float">
            <text:p>5,78E-10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250ms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/>
          <table:table-cell office:value-type="string" calcext:value-type="string">
            <text:p>err727:</text:p>
          </table:table-cell>
          <table:table-cell office:value-type="float" office:value="0.000000000565081" calcext:value-type="float">
            <text:p>5,65E-10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262ms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/>
          <table:table-cell office:value-type="string" calcext:value-type="string">
            <text:p>err728:</text:p>
          </table:table-cell>
          <table:table-cell office:value-type="float" office:value="0.000000000552511" calcext:value-type="float">
            <text:p>5,53E-10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274ms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/>
          <table:table-cell office:value-type="string" calcext:value-type="string">
            <text:p>err729:</text:p>
          </table:table-cell>
          <table:table-cell office:value-type="float" office:value="0.00000000054022" calcext:value-type="float">
            <text:p>5,40E-10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286ms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/>
          <table:table-cell office:value-type="string" calcext:value-type="string">
            <text:p>err730:</text:p>
          </table:table-cell>
          <table:table-cell office:value-type="float" office:value="0.000000000528203" calcext:value-type="float">
            <text:p>5,28E-10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298ms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/>
          <table:table-cell office:value-type="string" calcext:value-type="string">
            <text:p>err731:</text:p>
          </table:table-cell>
          <table:table-cell office:value-type="float" office:value="0.000000000516454" calcext:value-type="float">
            <text:p>5,16E-10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310ms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/>
          <table:table-cell office:value-type="string" calcext:value-type="string">
            <text:p>err732:</text:p>
          </table:table-cell>
          <table:table-cell office:value-type="float" office:value="0.000000000504966" calcext:value-type="float">
            <text:p>5,05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322ms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/>
          <table:table-cell office:value-type="string" calcext:value-type="string">
            <text:p>err733:</text:p>
          </table:table-cell>
          <table:table-cell office:value-type="float" office:value="0.000000000493731" calcext:value-type="float">
            <text:p>4,94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333ms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/>
          <table:table-cell office:value-type="string" calcext:value-type="string">
            <text:p>err734:</text:p>
          </table:table-cell>
          <table:table-cell office:value-type="float" office:value="0.00000000048275" calcext:value-type="float">
            <text:p>4,83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345ms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/>
          <table:table-cell office:value-type="string" calcext:value-type="string">
            <text:p>err735:</text:p>
          </table:table-cell>
          <table:table-cell office:value-type="float" office:value="0.00000000047201" calcext:value-type="float">
            <text:p>4,72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357ms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/>
          <table:table-cell office:value-type="string" calcext:value-type="string">
            <text:p>err736:</text:p>
          </table:table-cell>
          <table:table-cell office:value-type="float" office:value="0.000000000461512" calcext:value-type="float">
            <text:p>4,62E-10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369ms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/>
          <table:table-cell office:value-type="string" calcext:value-type="string">
            <text:p>err737:</text:p>
          </table:table-cell>
          <table:table-cell office:value-type="float" office:value="0.000000000451244" calcext:value-type="float">
            <text:p>4,51E-10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381ms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/>
          <table:table-cell office:value-type="string" calcext:value-type="string">
            <text:p>err738:</text:p>
          </table:table-cell>
          <table:table-cell office:value-type="float" office:value="0.000000000441206" calcext:value-type="float">
            <text:p>4,41E-10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393ms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/>
          <table:table-cell office:value-type="string" calcext:value-type="string">
            <text:p>err739:</text:p>
          </table:table-cell>
          <table:table-cell office:value-type="float" office:value="0.000000000431393" calcext:value-type="float">
            <text:p>4,31E-10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405ms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/>
          <table:table-cell office:value-type="string" calcext:value-type="string">
            <text:p>err740:</text:p>
          </table:table-cell>
          <table:table-cell office:value-type="float" office:value="0.000000000421795" calcext:value-type="float">
            <text:p>4,22E-10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417ms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/>
          <table:table-cell office:value-type="string" calcext:value-type="string">
            <text:p>err741:</text:p>
          </table:table-cell>
          <table:table-cell office:value-type="float" office:value="0.000000000412413" calcext:value-type="float">
            <text:p>4,12E-10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429ms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/>
          <table:table-cell office:value-type="string" calcext:value-type="string">
            <text:p>err742:</text:p>
          </table:table-cell>
          <table:table-cell office:value-type="float" office:value="0.000000000403239" calcext:value-type="float">
            <text:p>4,03E-10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441ms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/>
          <table:table-cell office:value-type="string" calcext:value-type="string">
            <text:p>err743:</text:p>
          </table:table-cell>
          <table:table-cell office:value-type="float" office:value="0.00000000039427" calcext:value-type="float">
            <text:p>3,94E-10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457ms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/>
          <table:table-cell office:value-type="string" calcext:value-type="string">
            <text:p>err744:</text:p>
          </table:table-cell>
          <table:table-cell office:value-type="float" office:value="0.000000000385498" calcext:value-type="float">
            <text:p>3,85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469ms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/>
          <table:table-cell office:value-type="string" calcext:value-type="string">
            <text:p>err745:</text:p>
          </table:table-cell>
          <table:table-cell office:value-type="float" office:value="0.000000000376923" calcext:value-type="float">
            <text:p>3,77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481ms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/>
          <table:table-cell office:value-type="string" calcext:value-type="string">
            <text:p>err746:</text:p>
          </table:table-cell>
          <table:table-cell office:value-type="float" office:value="0.000000000368538" calcext:value-type="float">
            <text:p>3,69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494ms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/>
          <table:table-cell office:value-type="string" calcext:value-type="string">
            <text:p>err747:</text:p>
          </table:table-cell>
          <table:table-cell office:value-type="float" office:value="0.000000000360341" calcext:value-type="float">
            <text:p>3,60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507ms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/>
          <table:table-cell office:value-type="string" calcext:value-type="string">
            <text:p>err748:</text:p>
          </table:table-cell>
          <table:table-cell office:value-type="float" office:value="0.000000000352324" calcext:value-type="float">
            <text:p>3,52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520ms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/>
          <table:table-cell office:value-type="string" calcext:value-type="string">
            <text:p>err749:</text:p>
          </table:table-cell>
          <table:table-cell office:value-type="float" office:value="0.000000000344488" calcext:value-type="float">
            <text:p>3,44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532ms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/>
          <table:table-cell office:value-type="string" calcext:value-type="string">
            <text:p>err750:</text:p>
          </table:table-cell>
          <table:table-cell office:value-type="float" office:value="0.000000000336824" calcext:value-type="float">
            <text:p>3,37E-10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544ms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/>
          <table:table-cell office:value-type="string" calcext:value-type="string">
            <text:p>err751:</text:p>
          </table:table-cell>
          <table:table-cell office:value-type="float" office:value="0.000000000329332" calcext:value-type="float">
            <text:p>3,29E-10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556ms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/>
          <table:table-cell office:value-type="string" calcext:value-type="string">
            <text:p>err752:</text:p>
          </table:table-cell>
          <table:table-cell office:value-type="float" office:value="0.000000000322006" calcext:value-type="float">
            <text:p>3,22E-10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568ms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/>
          <table:table-cell office:value-type="string" calcext:value-type="string">
            <text:p>err753:</text:p>
          </table:table-cell>
          <table:table-cell office:value-type="float" office:value="0.000000000314843" calcext:value-type="float">
            <text:p>3,15E-10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579ms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/>
          <table:table-cell office:value-type="string" calcext:value-type="string">
            <text:p>err754:</text:p>
          </table:table-cell>
          <table:table-cell office:value-type="float" office:value="0.000000000307839" calcext:value-type="float">
            <text:p>3,08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591ms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/>
          <table:table-cell office:value-type="string" calcext:value-type="string">
            <text:p>err755:</text:p>
          </table:table-cell>
          <table:table-cell office:value-type="float" office:value="0.000000000300991" calcext:value-type="float">
            <text:p>3,01E-10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603ms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/>
          <table:table-cell office:value-type="string" calcext:value-type="string">
            <text:p>err756:</text:p>
          </table:table-cell>
          <table:table-cell office:value-type="float" office:value="0.000000000294296" calcext:value-type="float">
            <text:p>2,94E-10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615ms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/>
          <table:table-cell office:value-type="string" calcext:value-type="string">
            <text:p>err757:</text:p>
          </table:table-cell>
          <table:table-cell office:value-type="float" office:value="0.000000000287748" calcext:value-type="float">
            <text:p>2,88E-10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626ms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/>
          <table:table-cell office:value-type="string" calcext:value-type="string">
            <text:p>err758:</text:p>
          </table:table-cell>
          <table:table-cell office:value-type="float" office:value="0.000000000281349" calcext:value-type="float">
            <text:p>2,81E-10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638ms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/>
          <table:table-cell office:value-type="string" calcext:value-type="string">
            <text:p>err759:</text:p>
          </table:table-cell>
          <table:table-cell office:value-type="float" office:value="0.000000000275089" calcext:value-type="float">
            <text:p>2,75E-10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650ms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/>
          <table:table-cell office:value-type="string" calcext:value-type="string">
            <text:p>err760:</text:p>
          </table:table-cell>
          <table:table-cell office:value-type="float" office:value="0.000000000268971" calcext:value-type="float">
            <text:p>2,69E-10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662ms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/>
          <table:table-cell office:value-type="string" calcext:value-type="string">
            <text:p>err761:</text:p>
          </table:table-cell>
          <table:table-cell office:value-type="float" office:value="0.000000000262987" calcext:value-type="float">
            <text:p>2,63E-10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676ms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/>
          <table:table-cell office:value-type="string" calcext:value-type="string">
            <text:p>err762:</text:p>
          </table:table-cell>
          <table:table-cell office:value-type="float" office:value="0.000000000257137" calcext:value-type="float">
            <text:p>2,57E-10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688ms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/>
          <table:table-cell office:value-type="string" calcext:value-type="string">
            <text:p>err763:</text:p>
          </table:table-cell>
          <table:table-cell office:value-type="float" office:value="0.000000000251418" calcext:value-type="float">
            <text:p>2,51E-10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700ms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/>
          <table:table-cell office:value-type="string" calcext:value-type="string">
            <text:p>err764:</text:p>
          </table:table-cell>
          <table:table-cell office:value-type="float" office:value="0.000000000245824" calcext:value-type="float">
            <text:p>2,46E-10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711ms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/>
          <table:table-cell office:value-type="string" calcext:value-type="string">
            <text:p>err765:</text:p>
          </table:table-cell>
          <table:table-cell office:value-type="float" office:value="0.000000000240356" calcext:value-type="float">
            <text:p>2,40E-10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725ms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/>
          <table:table-cell office:value-type="string" calcext:value-type="string">
            <text:p>err766:</text:p>
          </table:table-cell>
          <table:table-cell office:value-type="float" office:value="0.000000000235009" calcext:value-type="float">
            <text:p>2,35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739ms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/>
          <table:table-cell office:value-type="string" calcext:value-type="string">
            <text:p>err767:</text:p>
          </table:table-cell>
          <table:table-cell office:value-type="float" office:value="0.000000000229782" calcext:value-type="float">
            <text:p>2,30E-10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753ms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/>
          <table:table-cell office:value-type="string" calcext:value-type="string">
            <text:p>err768:</text:p>
          </table:table-cell>
          <table:table-cell office:value-type="float" office:value="0.00000000022467" calcext:value-type="float">
            <text:p>2,25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765ms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/>
          <table:table-cell office:value-type="string" calcext:value-type="string">
            <text:p>err769:</text:p>
          </table:table-cell>
          <table:table-cell office:value-type="float" office:value="0.000000000219672" calcext:value-type="float">
            <text:p>2,20E-10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779ms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/>
          <table:table-cell office:value-type="string" calcext:value-type="string">
            <text:p>err770:</text:p>
          </table:table-cell>
          <table:table-cell office:value-type="float" office:value="0.000000000214786" calcext:value-type="float">
            <text:p>2,15E-10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794ms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/>
          <table:table-cell office:value-type="string" calcext:value-type="string">
            <text:p>err771:</text:p>
          </table:table-cell>
          <table:table-cell office:value-type="float" office:value="0.000000000210008" calcext:value-type="float">
            <text:p>2,10E-10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808ms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/>
          <table:table-cell office:value-type="string" calcext:value-type="string">
            <text:p>err772:</text:p>
          </table:table-cell>
          <table:table-cell office:value-type="float" office:value="0.000000000205336" calcext:value-type="float">
            <text:p>2,05E-10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826ms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/>
          <table:table-cell office:value-type="string" calcext:value-type="string">
            <text:p>err773:</text:p>
          </table:table-cell>
          <table:table-cell office:value-type="float" office:value="0.000000000200768" calcext:value-type="float">
            <text:p>2,01E-10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841ms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/>
          <table:table-cell office:value-type="string" calcext:value-type="string">
            <text:p>err774:</text:p>
          </table:table-cell>
          <table:table-cell office:value-type="float" office:value="0.000000000196303" calcext:value-type="float">
            <text:p>1,96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853ms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/>
          <table:table-cell office:value-type="string" calcext:value-type="string">
            <text:p>err775:</text:p>
          </table:table-cell>
          <table:table-cell office:value-type="float" office:value="0.000000000191935" calcext:value-type="float">
            <text:p>1,92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865ms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/>
          <table:table-cell office:value-type="string" calcext:value-type="string">
            <text:p>err776:</text:p>
          </table:table-cell>
          <table:table-cell office:value-type="float" office:value="0.000000000187667" calcext:value-type="float">
            <text:p>1,88E-10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877ms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/>
          <table:table-cell office:value-type="string" calcext:value-type="string">
            <text:p>err777:</text:p>
          </table:table-cell>
          <table:table-cell office:value-type="float" office:value="0.000000000183491" calcext:value-type="float">
            <text:p>1,83E-10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889ms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/>
          <table:table-cell office:value-type="string" calcext:value-type="string">
            <text:p>err778:</text:p>
          </table:table-cell>
          <table:table-cell office:value-type="float" office:value="0.00000000017941" calcext:value-type="float">
            <text:p>1,79E-10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901ms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/>
          <table:table-cell office:value-type="string" calcext:value-type="string">
            <text:p>err779:</text:p>
          </table:table-cell>
          <table:table-cell office:value-type="float" office:value="0.000000000175419" calcext:value-type="float">
            <text:p>1,75E-10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913ms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/>
          <table:table-cell office:value-type="string" calcext:value-type="string">
            <text:p>err780:</text:p>
          </table:table-cell>
          <table:table-cell office:value-type="float" office:value="0.000000000171517" calcext:value-type="float">
            <text:p>1,72E-10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925ms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/>
          <table:table-cell office:value-type="string" calcext:value-type="string">
            <text:p>err781:</text:p>
          </table:table-cell>
          <table:table-cell office:value-type="float" office:value="0.000000000167701" calcext:value-type="float">
            <text:p>1,68E-10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937ms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/>
          <table:table-cell office:value-type="string" calcext:value-type="string">
            <text:p>err782:</text:p>
          </table:table-cell>
          <table:table-cell office:value-type="float" office:value="0.000000000163971" calcext:value-type="float">
            <text:p>1,64E-10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948ms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/>
          <table:table-cell office:value-type="string" calcext:value-type="string">
            <text:p>err783:</text:p>
          </table:table-cell>
          <table:table-cell office:value-type="float" office:value="0.000000000160323" calcext:value-type="float">
            <text:p>1,60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961ms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/>
          <table:table-cell office:value-type="string" calcext:value-type="string">
            <text:p>err784:</text:p>
          </table:table-cell>
          <table:table-cell office:value-type="float" office:value="0.000000000156757" calcext:value-type="float">
            <text:p>1,57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973ms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/>
          <table:table-cell office:value-type="string" calcext:value-type="string">
            <text:p>err785:</text:p>
          </table:table-cell>
          <table:table-cell office:value-type="float" office:value="0.00000000015327" calcext:value-type="float">
            <text:p>1,53E-10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985ms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/>
          <table:table-cell office:value-type="string" calcext:value-type="string">
            <text:p>err786:</text:p>
          </table:table-cell>
          <table:table-cell office:value-type="float" office:value="0.000000000149861" calcext:value-type="float">
            <text:p>1,50E-10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997ms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/>
          <table:table-cell office:value-type="string" calcext:value-type="string">
            <text:p>err787:</text:p>
          </table:table-cell>
          <table:table-cell office:value-type="float" office:value="0.000000000146527" calcext:value-type="float">
            <text:p>1,47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009ms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/>
          <table:table-cell office:value-type="string" calcext:value-type="string">
            <text:p>err788:</text:p>
          </table:table-cell>
          <table:table-cell office:value-type="float" office:value="0.000000000143268" calcext:value-type="float">
            <text:p>1,43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022ms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/>
          <table:table-cell office:value-type="string" calcext:value-type="string">
            <text:p>err789:</text:p>
          </table:table-cell>
          <table:table-cell office:value-type="float" office:value="0.00000000014008" calcext:value-type="float">
            <text:p>1,40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034ms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/>
          <table:table-cell office:value-type="string" calcext:value-type="string">
            <text:p>err790:</text:p>
          </table:table-cell>
          <table:table-cell office:value-type="float" office:value="0.000000000136965" calcext:value-type="float">
            <text:p>1,37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046ms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/>
          <table:table-cell office:value-type="string" calcext:value-type="string">
            <text:p>err791:</text:p>
          </table:table-cell>
          <table:table-cell office:value-type="float" office:value="0.000000000133918" calcext:value-type="float">
            <text:p>1,34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057ms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/>
          <table:table-cell office:value-type="string" calcext:value-type="string">
            <text:p>err792:</text:p>
          </table:table-cell>
          <table:table-cell office:value-type="float" office:value="0.000000000130939" calcext:value-type="float">
            <text:p>1,31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069ms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/>
          <table:table-cell office:value-type="string" calcext:value-type="string">
            <text:p>err793:</text:p>
          </table:table-cell>
          <table:table-cell office:value-type="float" office:value="0.000000000128026" calcext:value-type="float">
            <text:p>1,28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081ms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/>
          <table:table-cell office:value-type="string" calcext:value-type="string">
            <text:p>err794:</text:p>
          </table:table-cell>
          <table:table-cell office:value-type="float" office:value="0.000000000125178" calcext:value-type="float">
            <text:p>1,25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093ms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/>
          <table:table-cell office:value-type="string" calcext:value-type="string">
            <text:p>err795:</text:p>
          </table:table-cell>
          <table:table-cell office:value-type="float" office:value="0.000000000122393" calcext:value-type="float">
            <text:p>1,22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105ms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/>
          <table:table-cell office:value-type="string" calcext:value-type="string">
            <text:p>err796:</text:p>
          </table:table-cell>
          <table:table-cell office:value-type="float" office:value="0.000000000119671" calcext:value-type="float">
            <text:p>1,20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117ms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/>
          <table:table-cell office:value-type="string" calcext:value-type="string">
            <text:p>err797:</text:p>
          </table:table-cell>
          <table:table-cell office:value-type="float" office:value="0.000000000117009" calcext:value-type="float">
            <text:p>1,17E-10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129ms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/>
          <table:table-cell office:value-type="string" calcext:value-type="string">
            <text:p>err798:</text:p>
          </table:table-cell>
          <table:table-cell office:value-type="float" office:value="0.000000000114406" calcext:value-type="float">
            <text:p>1,14E-10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141ms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/>
          <table:table-cell office:value-type="string" calcext:value-type="string">
            <text:p>err799:</text:p>
          </table:table-cell>
          <table:table-cell office:value-type="float" office:value="0.000000000111861" calcext:value-type="float">
            <text:p>1,12E-10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153ms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/>
          <table:table-cell office:value-type="string" calcext:value-type="string">
            <text:p>err800:</text:p>
          </table:table-cell>
          <table:table-cell office:value-type="float" office:value="0.000000000109373" calcext:value-type="float">
            <text:p>1,09E-10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165ms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/>
          <table:table-cell office:value-type="string" calcext:value-type="string">
            <text:p>err801:</text:p>
          </table:table-cell>
          <table:table-cell office:value-type="float" office:value="0.00000000010694" calcext:value-type="float">
            <text:p>1,07E-10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176ms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/>
          <table:table-cell office:value-type="string" calcext:value-type="string">
            <text:p>err802:</text:p>
          </table:table-cell>
          <table:table-cell office:value-type="float" office:value="0.000000000104561" calcext:value-type="float">
            <text:p>1,05E-10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188ms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/>
          <table:table-cell office:value-type="string" calcext:value-type="string">
            <text:p>err803:</text:p>
          </table:table-cell>
          <table:table-cell office:value-type="float" office:value="0.000000000102235" calcext:value-type="float">
            <text:p>1,02E-10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200ms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/>
          <table:table-cell office:value-type="string" calcext:value-type="string">
            <text:p>err804:</text:p>
          </table:table-cell>
          <table:table-cell office:value-type="float" office:value="0.0000000000999609" calcext:value-type="float">
            <text:p>1,00E-10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212ms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/>
          <table:table-cell office:value-type="string" calcext:value-type="string">
            <text:p>err805:</text:p>
          </table:table-cell>
          <table:table-cell office:value-type="float" office:value="0.0000000000977369" calcext:value-type="float">
            <text:p>9,77E-11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224ms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/>
          <table:table-cell office:value-type="string" calcext:value-type="string">
            <text:p>err806:</text:p>
          </table:table-cell>
          <table:table-cell office:value-type="float" office:value="0.0000000000955636" calcext:value-type="float">
            <text:p>9,56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236ms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/>
          <table:table-cell office:value-type="string" calcext:value-type="string">
            <text:p>err807:</text:p>
          </table:table-cell>
          <table:table-cell office:value-type="float" office:value="0.0000000000934373" calcext:value-type="float">
            <text:p>9,34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248ms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/>
          <table:table-cell office:value-type="string" calcext:value-type="string">
            <text:p>err808:</text:p>
          </table:table-cell>
          <table:table-cell office:value-type="float" office:value="0.0000000000913589" calcext:value-type="float">
            <text:p>9,14E-11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260ms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/>
          <table:table-cell office:value-type="string" calcext:value-type="string">
            <text:p>err809:</text:p>
          </table:table-cell>
          <table:table-cell office:value-type="float" office:value="0.0000000000893268" calcext:value-type="float">
            <text:p>8,93E-11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272ms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/>
          <table:table-cell office:value-type="string" calcext:value-type="string">
            <text:p>err810:</text:p>
          </table:table-cell>
          <table:table-cell office:value-type="float" office:value="0.000000000087339" calcext:value-type="float">
            <text:p>8,73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284ms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/>
          <table:table-cell office:value-type="string" calcext:value-type="string">
            <text:p>err811:</text:p>
          </table:table-cell>
          <table:table-cell office:value-type="float" office:value="0.0000000000853966" calcext:value-type="float">
            <text:p>8,54E-11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296ms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/>
          <table:table-cell office:value-type="string" calcext:value-type="string">
            <text:p>err812:</text:p>
          </table:table-cell>
          <table:table-cell office:value-type="float" office:value="0.0000000000834968" calcext:value-type="float">
            <text:p>8,35E-11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308ms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/>
          <table:table-cell office:value-type="string" calcext:value-type="string">
            <text:p>err813:</text:p>
          </table:table-cell>
          <table:table-cell office:value-type="float" office:value="0.0000000000816396" calcext:value-type="float">
            <text:p>8,16E-11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319ms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/>
          <table:table-cell office:value-type="string" calcext:value-type="string">
            <text:p>err814:</text:p>
          </table:table-cell>
          <table:table-cell office:value-type="float" office:value="0.0000000000798241" calcext:value-type="float">
            <text:p>7,98E-11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331ms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/>
          <table:table-cell office:value-type="string" calcext:value-type="string">
            <text:p>err815:</text:p>
          </table:table-cell>
          <table:table-cell office:value-type="float" office:value="0.0000000000780478" calcext:value-type="float">
            <text:p>7,80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344ms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/>
          <table:table-cell office:value-type="string" calcext:value-type="string">
            <text:p>err816:</text:p>
          </table:table-cell>
          <table:table-cell office:value-type="float" office:value="0.0000000000763114" calcext:value-type="float">
            <text:p>7,63E-11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356ms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/>
          <table:table-cell office:value-type="string" calcext:value-type="string">
            <text:p>err817:</text:p>
          </table:table-cell>
          <table:table-cell office:value-type="float" office:value="0.0000000000746141" calcext:value-type="float">
            <text:p>7,46E-11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367ms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/>
          <table:table-cell office:value-type="string" calcext:value-type="string">
            <text:p>err818:</text:p>
          </table:table-cell>
          <table:table-cell office:value-type="float" office:value="0.0000000000729541" calcext:value-type="float">
            <text:p>7,30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380ms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/>
          <table:table-cell office:value-type="string" calcext:value-type="string">
            <text:p>err819:</text:p>
          </table:table-cell>
          <table:table-cell office:value-type="float" office:value="0.0000000000713314" calcext:value-type="float">
            <text:p>7,13E-11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392ms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/>
          <table:table-cell office:value-type="string" calcext:value-type="string">
            <text:p>err820:</text:p>
          </table:table-cell>
          <table:table-cell office:value-type="float" office:value="0.0000000000697451" calcext:value-type="float">
            <text:p>6,97E-11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405ms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/>
          <table:table-cell office:value-type="string" calcext:value-type="string">
            <text:p>err821:</text:p>
          </table:table-cell>
          <table:table-cell office:value-type="float" office:value="0.0000000000681935" calcext:value-type="float">
            <text:p>6,82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417ms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/>
          <table:table-cell office:value-type="string" calcext:value-type="string">
            <text:p>err822:</text:p>
          </table:table-cell>
          <table:table-cell office:value-type="float" office:value="0.0000000000666764" calcext:value-type="float">
            <text:p>6,67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429ms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/>
          <table:table-cell office:value-type="string" calcext:value-type="string">
            <text:p>err823:</text:p>
          </table:table-cell>
          <table:table-cell office:value-type="float" office:value="0.0000000000651932" calcext:value-type="float">
            <text:p>6,52E-11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440ms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/>
          <table:table-cell office:value-type="string" calcext:value-type="string">
            <text:p>err824:</text:p>
          </table:table-cell>
          <table:table-cell office:value-type="float" office:value="0.0000000000637428" calcext:value-type="float">
            <text:p>6,37E-11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452ms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/>
          <table:table-cell office:value-type="string" calcext:value-type="string">
            <text:p>err825:</text:p>
          </table:table-cell>
          <table:table-cell office:value-type="float" office:value="0.0000000000623244" calcext:value-type="float">
            <text:p>6,23E-11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464ms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/>
          <table:table-cell office:value-type="string" calcext:value-type="string">
            <text:p>err826:</text:p>
          </table:table-cell>
          <table:table-cell office:value-type="float" office:value="0.0000000000609388" calcext:value-type="float">
            <text:p>6,09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475ms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/>
          <table:table-cell office:value-type="string" calcext:value-type="string">
            <text:p>err827:</text:p>
          </table:table-cell>
          <table:table-cell office:value-type="float" office:value="0.0000000000595834" calcext:value-type="float">
            <text:p>5,96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487ms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/>
          <table:table-cell office:value-type="string" calcext:value-type="string">
            <text:p>err828:</text:p>
          </table:table-cell>
          <table:table-cell office:value-type="float" office:value="0.0000000000582574" calcext:value-type="float">
            <text:p>5,83E-11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499ms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/>
          <table:table-cell office:value-type="string" calcext:value-type="string">
            <text:p>err829:</text:p>
          </table:table-cell>
          <table:table-cell office:value-type="float" office:value="0.0000000000569615" calcext:value-type="float">
            <text:p>5,70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511ms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/>
          <table:table-cell office:value-type="string" calcext:value-type="string">
            <text:p>err830:</text:p>
          </table:table-cell>
          <table:table-cell office:value-type="float" office:value="0.000000000055695" calcext:value-type="float">
            <text:p>5,57E-11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523ms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/>
          <table:table-cell office:value-type="string" calcext:value-type="string">
            <text:p>err831:</text:p>
          </table:table-cell>
          <table:table-cell office:value-type="float" office:value="0.0000000000544551" calcext:value-type="float">
            <text:p>5,45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535ms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/>
          <table:table-cell office:value-type="string" calcext:value-type="string">
            <text:p>err832:</text:p>
          </table:table-cell>
          <table:table-cell office:value-type="float" office:value="0.0000000000532445" calcext:value-type="float">
            <text:p>5,32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547ms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/>
          <table:table-cell office:value-type="string" calcext:value-type="string">
            <text:p>err833:</text:p>
          </table:table-cell>
          <table:table-cell office:value-type="float" office:value="0.0000000000520597" calcext:value-type="float">
            <text:p>5,21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560ms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/>
          <table:table-cell office:value-type="string" calcext:value-type="string">
            <text:p>err834:</text:p>
          </table:table-cell>
          <table:table-cell office:value-type="float" office:value="0.0000000000509024" calcext:value-type="float">
            <text:p>5,09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572ms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/>
          <table:table-cell office:value-type="string" calcext:value-type="string">
            <text:p>err835:</text:p>
          </table:table-cell>
          <table:table-cell office:value-type="float" office:value="0.0000000000497691" calcext:value-type="float">
            <text:p>4,98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583ms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/>
          <table:table-cell office:value-type="string" calcext:value-type="string">
            <text:p>err836:</text:p>
          </table:table-cell>
          <table:table-cell office:value-type="float" office:value="0.0000000000486624" calcext:value-type="float">
            <text:p>4,87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595ms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/>
          <table:table-cell office:value-type="string" calcext:value-type="string">
            <text:p>err837:</text:p>
          </table:table-cell>
          <table:table-cell office:value-type="float" office:value="0.0000000000475797" calcext:value-type="float">
            <text:p>4,76E-11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607ms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/>
          <table:table-cell office:value-type="string" calcext:value-type="string">
            <text:p>err838:</text:p>
          </table:table-cell>
          <table:table-cell office:value-type="float" office:value="0.0000000000465219" calcext:value-type="float">
            <text:p>4,65E-11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619ms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/>
          <table:table-cell office:value-type="string" calcext:value-type="string">
            <text:p>err839:</text:p>
          </table:table-cell>
          <table:table-cell office:value-type="float" office:value="0.0000000000454863" calcext:value-type="float">
            <text:p>4,55E-11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631ms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/>
          <table:table-cell office:value-type="string" calcext:value-type="string">
            <text:p>err840:</text:p>
          </table:table-cell>
          <table:table-cell office:value-type="float" office:value="0.0000000000444746" calcext:value-type="float">
            <text:p>4,45E-11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643ms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/>
          <table:table-cell office:value-type="string" calcext:value-type="string">
            <text:p>err841:</text:p>
          </table:table-cell>
          <table:table-cell office:value-type="float" office:value="0.0000000000434852" calcext:value-type="float">
            <text:p>4,35E-11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654ms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/>
          <table:table-cell office:value-type="string" calcext:value-type="string">
            <text:p>err842:</text:p>
          </table:table-cell>
          <table:table-cell office:value-type="float" office:value="0.0000000000425189" calcext:value-type="float">
            <text:p>4,25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667ms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/>
          <table:table-cell office:value-type="string" calcext:value-type="string">
            <text:p>err843:</text:p>
          </table:table-cell>
          <table:table-cell office:value-type="float" office:value="0.0000000000415721" calcext:value-type="float">
            <text:p>4,16E-11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678ms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/>
          <table:table-cell office:value-type="string" calcext:value-type="string">
            <text:p>err844:</text:p>
          </table:table-cell>
          <table:table-cell office:value-type="float" office:value="0.0000000000406475" calcext:value-type="float">
            <text:p>4,06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690ms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/>
          <table:table-cell office:value-type="string" calcext:value-type="string">
            <text:p>err845:</text:p>
          </table:table-cell>
          <table:table-cell office:value-type="float" office:value="0.0000000000397433" calcext:value-type="float">
            <text:p>3,97E-11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702ms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/>
          <table:table-cell office:value-type="string" calcext:value-type="string">
            <text:p>err846:</text:p>
          </table:table-cell>
          <table:table-cell office:value-type="float" office:value="0.0000000000388596" calcext:value-type="float">
            <text:p>3,89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714ms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/>
          <table:table-cell office:value-type="string" calcext:value-type="string">
            <text:p>err847:</text:p>
          </table:table-cell>
          <table:table-cell office:value-type="float" office:value="0.0000000000379945" calcext:value-type="float">
            <text:p>3,80E-11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726ms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/>
          <table:table-cell office:value-type="string" calcext:value-type="string">
            <text:p>err848:</text:p>
          </table:table-cell>
          <table:table-cell office:value-type="float" office:value="0.0000000000371498" calcext:value-type="float">
            <text:p>3,71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738ms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/>
          <table:table-cell office:value-type="string" calcext:value-type="string">
            <text:p>err849:</text:p>
          </table:table-cell>
          <table:table-cell office:value-type="float" office:value="0.0000000000363229" calcext:value-type="float">
            <text:p>3,63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751ms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/>
          <table:table-cell office:value-type="string" calcext:value-type="string">
            <text:p>err850:</text:p>
          </table:table-cell>
          <table:table-cell office:value-type="float" office:value="0.0000000000355156" calcext:value-type="float">
            <text:p>3,55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763ms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/>
          <table:table-cell office:value-type="string" calcext:value-type="string">
            <text:p>err851:</text:p>
          </table:table-cell>
          <table:table-cell office:value-type="float" office:value="0.0000000000347251" calcext:value-type="float">
            <text:p>3,47E-11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777ms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/>
          <table:table-cell office:value-type="string" calcext:value-type="string">
            <text:p>err852:</text:p>
          </table:table-cell>
          <table:table-cell office:value-type="float" office:value="0.0000000000339524" calcext:value-type="float">
            <text:p>3,40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790ms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/>
          <table:table-cell office:value-type="string" calcext:value-type="string">
            <text:p>err853:</text:p>
          </table:table-cell>
          <table:table-cell office:value-type="float" office:value="0.0000000000331983" calcext:value-type="float">
            <text:p>3,32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802ms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/>
          <table:table-cell office:value-type="string" calcext:value-type="string">
            <text:p>err854:</text:p>
          </table:table-cell>
          <table:table-cell office:value-type="float" office:value="0.0000000000324585" calcext:value-type="float">
            <text:p>3,25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815ms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/>
          <table:table-cell office:value-type="string" calcext:value-type="string">
            <text:p>err855:</text:p>
          </table:table-cell>
          <table:table-cell office:value-type="float" office:value="0.0000000000317373" calcext:value-type="float">
            <text:p>3,17E-11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828ms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/>
          <table:table-cell office:value-type="string" calcext:value-type="string">
            <text:p>err856:</text:p>
          </table:table-cell>
          <table:table-cell office:value-type="float" office:value="0.0000000000310312" calcext:value-type="float">
            <text:p>3,10E-11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840ms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/>
          <table:table-cell office:value-type="string" calcext:value-type="string">
            <text:p>err857:</text:p>
          </table:table-cell>
          <table:table-cell office:value-type="float" office:value="0.0000000000303402" calcext:value-type="float">
            <text:p>3,03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852ms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/>
          <table:table-cell office:value-type="string" calcext:value-type="string">
            <text:p>err858:</text:p>
          </table:table-cell>
          <table:table-cell office:value-type="float" office:value="0.000000000029666" calcext:value-type="float">
            <text:p>2,97E-11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866ms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/>
          <table:table-cell office:value-type="string" calcext:value-type="string">
            <text:p>err859:</text:p>
          </table:table-cell>
          <table:table-cell office:value-type="float" office:value="0.0000000000290052" calcext:value-type="float">
            <text:p>2,90E-11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880ms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/>
          <table:table-cell office:value-type="string" calcext:value-type="string">
            <text:p>err860:</text:p>
          </table:table-cell>
          <table:table-cell office:value-type="float" office:value="0.0000000000283613" calcext:value-type="float">
            <text:p>2,84E-11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891ms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/>
          <table:table-cell office:value-type="string" calcext:value-type="string">
            <text:p>err861:</text:p>
          </table:table-cell>
          <table:table-cell office:value-type="float" office:value="0.0000000000277298" calcext:value-type="float">
            <text:p>2,77E-11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902ms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/>
          <table:table-cell office:value-type="string" calcext:value-type="string">
            <text:p>err862:</text:p>
          </table:table-cell>
          <table:table-cell office:value-type="float" office:value="0.0000000000271125" calcext:value-type="float">
            <text:p>2,71E-11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914ms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/>
          <table:table-cell office:value-type="string" calcext:value-type="string">
            <text:p>err863:</text:p>
          </table:table-cell>
          <table:table-cell office:value-type="float" office:value="0.0000000000265103" calcext:value-type="float">
            <text:p>2,65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926ms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/>
          <table:table-cell office:value-type="string" calcext:value-type="string">
            <text:p>err864:</text:p>
          </table:table-cell>
          <table:table-cell office:value-type="float" office:value="0.0000000000259197" calcext:value-type="float">
            <text:p>2,59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938ms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/>
          <table:table-cell office:value-type="string" calcext:value-type="string">
            <text:p>err865:</text:p>
          </table:table-cell>
          <table:table-cell office:value-type="float" office:value="0.0000000000253433" calcext:value-type="float">
            <text:p>2,53E-11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950ms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/>
          <table:table-cell office:value-type="string" calcext:value-type="string">
            <text:p>err866:</text:p>
          </table:table-cell>
          <table:table-cell office:value-type="float" office:value="0.0000000000247802" calcext:value-type="float">
            <text:p>2,48E-11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962ms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/>
          <table:table-cell office:value-type="string" calcext:value-type="string">
            <text:p>err867:</text:p>
          </table:table-cell>
          <table:table-cell office:value-type="float" office:value="0.0000000000242286" calcext:value-type="float">
            <text:p>2,42E-11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973ms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/>
          <table:table-cell office:value-type="string" calcext:value-type="string">
            <text:p>err868:</text:p>
          </table:table-cell>
          <table:table-cell office:value-type="float" office:value="0.0000000000236895" calcext:value-type="float">
            <text:p>2,37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985ms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/>
          <table:table-cell office:value-type="string" calcext:value-type="string">
            <text:p>err869:</text:p>
          </table:table-cell>
          <table:table-cell office:value-type="float" office:value="0.0000000000231628" calcext:value-type="float">
            <text:p>2,32E-11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997ms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/>
          <table:table-cell office:value-type="string" calcext:value-type="string">
            <text:p>err870:</text:p>
          </table:table-cell>
          <table:table-cell office:value-type="float" office:value="0.0000000000226468" calcext:value-type="float">
            <text:p>2,26E-11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009ms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/>
          <table:table-cell office:value-type="string" calcext:value-type="string">
            <text:p>err871:</text:p>
          </table:table-cell>
          <table:table-cell office:value-type="float" office:value="0.0000000000221441" calcext:value-type="float">
            <text:p>2,21E-11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021ms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/>
          <table:table-cell office:value-type="string" calcext:value-type="string">
            <text:p>err872:</text:p>
          </table:table-cell>
          <table:table-cell office:value-type="float" office:value="0.0000000000216502" calcext:value-type="float">
            <text:p>2,17E-11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033ms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/>
          <table:table-cell office:value-type="string" calcext:value-type="string">
            <text:p>err873:</text:p>
          </table:table-cell>
          <table:table-cell office:value-type="float" office:value="0.0000000000211697" calcext:value-type="float">
            <text:p>2,12E-11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045ms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/>
          <table:table-cell office:value-type="string" calcext:value-type="string">
            <text:p>err874:</text:p>
          </table:table-cell>
          <table:table-cell office:value-type="float" office:value="0.000000000020699" calcext:value-type="float">
            <text:p>2,07E-11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057ms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/>
          <table:table-cell office:value-type="string" calcext:value-type="string">
            <text:p>err875:</text:p>
          </table:table-cell>
          <table:table-cell office:value-type="float" office:value="0.000000000020238" calcext:value-type="float">
            <text:p>2,02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069ms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/>
          <table:table-cell office:value-type="string" calcext:value-type="string">
            <text:p>err876:</text:p>
          </table:table-cell>
          <table:table-cell office:value-type="float" office:value="0.0000000000197868" calcext:value-type="float">
            <text:p>1,98E-11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081ms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/>
          <table:table-cell office:value-type="string" calcext:value-type="string">
            <text:p>err877:</text:p>
          </table:table-cell>
          <table:table-cell office:value-type="float" office:value="0.0000000000193481" calcext:value-type="float">
            <text:p>1,93E-11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097ms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/>
          <table:table-cell office:value-type="string" calcext:value-type="string">
            <text:p>err878:</text:p>
          </table:table-cell>
          <table:table-cell office:value-type="float" office:value="0.0000000000189173" calcext:value-type="float">
            <text:p>1,89E-11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113ms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/>
          <table:table-cell office:value-type="string" calcext:value-type="string">
            <text:p>err879:</text:p>
          </table:table-cell>
          <table:table-cell office:value-type="float" office:value="0.0000000000184963" calcext:value-type="float">
            <text:p>1,85E-11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127ms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/>
          <table:table-cell office:value-type="string" calcext:value-type="string">
            <text:p>err880:</text:p>
          </table:table-cell>
          <table:table-cell office:value-type="float" office:value="0.0000000000180851" calcext:value-type="float">
            <text:p>1,81E-11</text:p>
          </table:table-cell>
          <table:table-cell office:value-type="string" calcext:value-type="string">
            <text:p>cza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206ms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/>
          <table:table-cell office:value-type="string" calcext:value-type="string">
            <text:p>err881:</text:p>
          </table:table-cell>
          <table:table-cell office:value-type="float" office:value="0.0000000000176827" calcext:value-type="float">
            <text:p>1,77E-11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220ms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/>
          <table:table-cell office:value-type="string" calcext:value-type="string">
            <text:p>err882:</text:p>
          </table:table-cell>
          <table:table-cell office:value-type="float" office:value="0.0000000000172893" calcext:value-type="float">
            <text:p>1,73E-11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234ms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/>
          <table:table-cell office:value-type="string" calcext:value-type="string">
            <text:p>err883:</text:p>
          </table:table-cell>
          <table:table-cell office:value-type="float" office:value="0.0000000000169047" calcext:value-type="float">
            <text:p>1,69E-11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248ms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/>
          <table:table-cell office:value-type="string" calcext:value-type="string">
            <text:p>err884:</text:p>
          </table:table-cell>
          <table:table-cell office:value-type="float" office:value="0.000000000016529" calcext:value-type="float">
            <text:p>1,65E-11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263ms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/>
          <table:table-cell office:value-type="string" calcext:value-type="string">
            <text:p>err885:</text:p>
          </table:table-cell>
          <table:table-cell office:value-type="float" office:value="0.0000000000161613" calcext:value-type="float">
            <text:p>1,62E-11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304ms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/>
          <table:table-cell office:value-type="string" calcext:value-type="string">
            <text:p>err886:</text:p>
          </table:table-cell>
          <table:table-cell office:value-type="float" office:value="0.0000000000158007" calcext:value-type="float">
            <text:p>1,58E-11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319ms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/>
          <table:table-cell office:value-type="string" calcext:value-type="string">
            <text:p>err887:</text:p>
          </table:table-cell>
          <table:table-cell office:value-type="float" office:value="0.0000000000154508" calcext:value-type="float">
            <text:p>1,55E-11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334ms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/>
          <table:table-cell office:value-type="string" calcext:value-type="string">
            <text:p>err888:</text:p>
          </table:table-cell>
          <table:table-cell office:value-type="float" office:value="0.0000000000151061" calcext:value-type="float">
            <text:p>1,51E-11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348ms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err889:</text:p>
          </table:table-cell>
          <table:table-cell office:value-type="float" office:value="0.0000000000147704" calcext:value-type="float">
            <text:p>1,48E-11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362ms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/>
          <table:table-cell office:value-type="string" calcext:value-type="string">
            <text:p>err890:</text:p>
          </table:table-cell>
          <table:table-cell office:value-type="float" office:value="0.0000000000144418" calcext:value-type="float">
            <text:p>1,44E-11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378ms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/>
          <table:table-cell office:value-type="string" calcext:value-type="string">
            <text:p>err891:</text:p>
          </table:table-cell>
          <table:table-cell office:value-type="float" office:value="0.0000000000141203" calcext:value-type="float">
            <text:p>1,41E-11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393ms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/>
          <table:table-cell office:value-type="string" calcext:value-type="string">
            <text:p>err892:</text:p>
          </table:table-cell>
          <table:table-cell office:value-type="float" office:value="0.0000000000138067" calcext:value-type="float">
            <text:p>1,38E-11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409ms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/>
          <table:table-cell office:value-type="string" calcext:value-type="string">
            <text:p>err893:</text:p>
          </table:table-cell>
          <table:table-cell office:value-type="float" office:value="0.0000000000134994" calcext:value-type="float">
            <text:p>1,35E-11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424ms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/>
          <table:table-cell office:value-type="string" calcext:value-type="string">
            <text:p>err894:</text:p>
          </table:table-cell>
          <table:table-cell office:value-type="float" office:value="0.0000000000131983" calcext:value-type="float">
            <text:p>1,32E-11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435ms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/>
          <table:table-cell office:value-type="string" calcext:value-type="string">
            <text:p>err895:</text:p>
          </table:table-cell>
          <table:table-cell office:value-type="float" office:value="0.0000000000129052" calcext:value-type="float">
            <text:p>1,29E-11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446ms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/>
          <table:table-cell office:value-type="string" calcext:value-type="string">
            <text:p>err896:</text:p>
          </table:table-cell>
          <table:table-cell office:value-type="float" office:value="0.0000000000126184" calcext:value-type="float">
            <text:p>1,26E-11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463ms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/>
          <table:table-cell office:value-type="string" calcext:value-type="string">
            <text:p>err897:</text:p>
          </table:table-cell>
          <table:table-cell office:value-type="float" office:value="0.0000000000123377" calcext:value-type="float">
            <text:p>1,23E-11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481ms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/>
          <table:table-cell office:value-type="string" calcext:value-type="string">
            <text:p>err898:</text:p>
          </table:table-cell>
          <table:table-cell office:value-type="float" office:value="0.0000000000120632" calcext:value-type="float">
            <text:p>1,21E-11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499ms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/>
          <table:table-cell office:value-type="string" calcext:value-type="string">
            <text:p>err899:</text:p>
          </table:table-cell>
          <table:table-cell office:value-type="float" office:value="0.000000000011795" calcext:value-type="float">
            <text:p>1,18E-11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516ms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/>
          <table:table-cell office:value-type="string" calcext:value-type="string">
            <text:p>err900:</text:p>
          </table:table-cell>
          <table:table-cell office:value-type="float" office:value="0.0000000000115321" calcext:value-type="float">
            <text:p>1,15E-11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534ms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/>
          <table:table-cell office:value-type="string" calcext:value-type="string">
            <text:p>err901:</text:p>
          </table:table-cell>
          <table:table-cell office:value-type="float" office:value="0.0000000000112763" calcext:value-type="float">
            <text:p>1,13E-11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552ms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/>
          <table:table-cell office:value-type="string" calcext:value-type="string">
            <text:p>err902:</text:p>
          </table:table-cell>
          <table:table-cell office:value-type="float" office:value="0.000000000011025" calcext:value-type="float">
            <text:p>1,10E-11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570ms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/>
          <table:table-cell office:value-type="string" calcext:value-type="string">
            <text:p>err903:</text:p>
          </table:table-cell>
          <table:table-cell office:value-type="float" office:value="0.0000000000107798" calcext:value-type="float">
            <text:p>1,08E-11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587ms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/>
          <table:table-cell office:value-type="string" calcext:value-type="string">
            <text:p>err904:</text:p>
          </table:table-cell>
          <table:table-cell office:value-type="float" office:value="0.00000000001054" calcext:value-type="float">
            <text:p>1,05E-11</text:p>
          </table:table-cell>
          <table:table-cell office:value-type="string" calcext:value-type="string">
            <text:p>cza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608ms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/>
          <table:table-cell office:value-type="string" calcext:value-type="string">
            <text:p>err905:</text:p>
          </table:table-cell>
          <table:table-cell office:value-type="float" office:value="0.0000000000103055" calcext:value-type="float">
            <text:p>1,03E-11</text:p>
          </table:table-cell>
          <table:table-cell office:value-type="string" calcext:value-type="string">
            <text:p>cza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628ms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/>
          <table:table-cell office:value-type="string" calcext:value-type="string">
            <text:p>err906:</text:p>
          </table:table-cell>
          <table:table-cell office:value-type="float" office:value="0.0000000000100764" calcext:value-type="float">
            <text:p>1,01E-11</text:p>
          </table:table-cell>
          <table:table-cell office:value-type="string" calcext:value-type="string">
            <text:p>cza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650ms</text:p>
          </table:table-cell>
          <table:table-cell office:value-type="float" office:value="906" calcext:value-type="float">
            <text:p>906</text:p>
          </table:table-cell>
        </table:table-row>
        <table:table-row table:style-name="ro1">
          <table:table-cell/>
          <table:table-cell office:value-type="string" calcext:value-type="string">
            <text:p>err907:</text:p>
          </table:table-cell>
          <table:table-cell office:value-type="float" office:value="0.00000000000985168" calcext:value-type="float">
            <text:p>9,85E-12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672ms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/>
          <table:table-cell office:value-type="string" calcext:value-type="string">
            <text:p>err908:</text:p>
          </table:table-cell>
          <table:table-cell office:value-type="float" office:value="0.00000000000963318" calcext:value-type="float">
            <text:p>9,63E-12</text:p>
          </table:table-cell>
          <table:table-cell office:value-type="string" calcext:value-type="string">
            <text:p>cza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694ms</text:p>
          </table:table-cell>
          <table:table-cell office:value-type="float" office:value="908" calcext:value-type="float">
            <text:p>908</text:p>
          </table:table-cell>
        </table:table-row>
        <table:table-row table:style-name="ro1">
          <table:table-cell/>
          <table:table-cell office:value-type="string" calcext:value-type="string">
            <text:p>err909:</text:p>
          </table:table-cell>
          <table:table-cell office:value-type="float" office:value="0.00000000000941913" calcext:value-type="float">
            <text:p>9,42E-12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712ms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/>
          <table:table-cell office:value-type="string" calcext:value-type="string">
            <text:p>err910:</text:p>
          </table:table-cell>
          <table:table-cell office:value-type="float" office:value="0.00000000000920863" calcext:value-type="float">
            <text:p>9,21E-12</text:p>
          </table:table-cell>
          <table:table-cell office:value-type="string" calcext:value-type="string">
            <text:p>cza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736ms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/>
          <table:table-cell office:value-type="string" calcext:value-type="string">
            <text:p>err911:</text:p>
          </table:table-cell>
          <table:table-cell office:value-type="float" office:value="0.00000000000900435" calcext:value-type="float">
            <text:p>9,00E-12</text:p>
          </table:table-cell>
          <table:table-cell office:value-type="string" calcext:value-type="string">
            <text:p>cza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755ms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/>
          <table:table-cell office:value-type="string" calcext:value-type="string">
            <text:p>err912:</text:p>
          </table:table-cell>
          <table:table-cell office:value-type="float" office:value="0.00000000000880451" calcext:value-type="float">
            <text:p>8,80E-12</text:p>
          </table:table-cell>
          <table:table-cell office:value-type="string" calcext:value-type="string">
            <text:p>cza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775ms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/>
          <table:table-cell office:value-type="string" calcext:value-type="string">
            <text:p>err913:</text:p>
          </table:table-cell>
          <table:table-cell office:value-type="float" office:value="0.00000000000860823" calcext:value-type="float">
            <text:p>8,61E-12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792ms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/>
          <table:table-cell office:value-type="string" calcext:value-type="string">
            <text:p>err914:</text:p>
          </table:table-cell>
          <table:table-cell office:value-type="float" office:value="0.00000000000841638" calcext:value-type="float">
            <text:p>8,42E-12</text:p>
          </table:table-cell>
          <table:table-cell office:value-type="string" calcext:value-type="string">
            <text:p>cza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812ms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/>
          <table:table-cell office:value-type="string" calcext:value-type="string">
            <text:p>err915:</text:p>
          </table:table-cell>
          <table:table-cell office:value-type="float" office:value="0.00000000000822986" calcext:value-type="float">
            <text:p>8,23E-12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829ms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/>
          <table:table-cell office:value-type="string" calcext:value-type="string">
            <text:p>err916:</text:p>
          </table:table-cell>
          <table:table-cell office:value-type="float" office:value="0.00000000000804601" calcext:value-type="float">
            <text:p>8,05E-12</text:p>
          </table:table-cell>
          <table:table-cell office:value-type="string" calcext:value-type="string">
            <text:p>cza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852ms</text:p>
          </table:table-cell>
          <table:table-cell office:value-type="float" office:value="916" calcext:value-type="float">
            <text:p>916</text:p>
          </table:table-cell>
        </table:table-row>
        <table:table-row table:style-name="ro1">
          <table:table-cell/>
          <table:table-cell office:value-type="string" calcext:value-type="string">
            <text:p>err917:</text:p>
          </table:table-cell>
          <table:table-cell office:value-type="float" office:value="0.00000000000786748" calcext:value-type="float">
            <text:p>7,87E-12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868ms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/>
          <table:table-cell office:value-type="string" calcext:value-type="string">
            <text:p>err918:</text:p>
          </table:table-cell>
          <table:table-cell office:value-type="float" office:value="0.00000000000769251" calcext:value-type="float">
            <text:p>7,69E-12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886ms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/>
          <table:table-cell office:value-type="string" calcext:value-type="string">
            <text:p>err919:</text:p>
          </table:table-cell>
          <table:table-cell office:value-type="float" office:value="0.00000000000752109" calcext:value-type="float">
            <text:p>7,52E-12</text:p>
          </table:table-cell>
          <table:table-cell office:value-type="string" calcext:value-type="string">
            <text:p>cza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904ms</text:p>
          </table:table-cell>
          <table:table-cell office:value-type="float" office:value="919" calcext:value-type="float">
            <text:p>919</text:p>
          </table:table-cell>
        </table:table-row>
        <table:table-row table:style-name="ro1">
          <table:table-cell/>
          <table:table-cell office:value-type="string" calcext:value-type="string">
            <text:p>err920:</text:p>
          </table:table-cell>
          <table:table-cell office:value-type="float" office:value="0.00000000000735412" calcext:value-type="float">
            <text:p>7,35E-12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922ms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/>
          <table:table-cell office:value-type="string" calcext:value-type="string">
            <text:p>err921:</text:p>
          </table:table-cell>
          <table:table-cell office:value-type="float" office:value="0.00000000000719069" calcext:value-type="float">
            <text:p>7,19E-12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940ms</text:p>
          </table:table-cell>
          <table:table-cell office:value-type="float" office:value="921" calcext:value-type="float">
            <text:p>921</text:p>
          </table:table-cell>
        </table:table-row>
        <table:table-row table:style-name="ro1">
          <table:table-cell/>
          <table:table-cell office:value-type="string" calcext:value-type="string">
            <text:p>err922:</text:p>
          </table:table-cell>
          <table:table-cell office:value-type="float" office:value="0.00000000000702993" calcext:value-type="float">
            <text:p>7,03E-12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957ms</text:p>
          </table:table-cell>
          <table:table-cell office:value-type="float" office:value="922" calcext:value-type="float">
            <text:p>922</text:p>
          </table:table-cell>
        </table:table-row>
        <table:table-row table:style-name="ro1">
          <table:table-cell/>
          <table:table-cell office:value-type="string" calcext:value-type="string">
            <text:p>err923:</text:p>
          </table:table-cell>
          <table:table-cell office:value-type="float" office:value="0.0000000000068745" calcext:value-type="float">
            <text:p>6,87E-12</text:p>
          </table:table-cell>
          <table:table-cell office:value-type="string" calcext:value-type="string">
            <text:p>cza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977ms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/>
          <table:table-cell office:value-type="string" calcext:value-type="string">
            <text:p>err924:</text:p>
          </table:table-cell>
          <table:table-cell office:value-type="float" office:value="0.00000000000672085" calcext:value-type="float">
            <text:p>6,72E-12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994ms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/>
          <table:table-cell office:value-type="string" calcext:value-type="string">
            <text:p>err925:</text:p>
          </table:table-cell>
          <table:table-cell office:value-type="float" office:value="0.00000000000657163" calcext:value-type="float">
            <text:p>6,57E-12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012ms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/>
          <table:table-cell office:value-type="string" calcext:value-type="string">
            <text:p>err926:</text:p>
          </table:table-cell>
          <table:table-cell office:value-type="float" office:value="0.00000000000642508" calcext:value-type="float">
            <text:p>6,43E-12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030ms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/>
          <table:table-cell office:value-type="string" calcext:value-type="string">
            <text:p>err927:</text:p>
          </table:table-cell>
          <table:table-cell office:value-type="float" office:value="0.00000000000628297" calcext:value-type="float">
            <text:p>6,28E-12</text:p>
          </table:table-cell>
          <table:table-cell office:value-type="string" calcext:value-type="string">
            <text:p>cza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049ms</text:p>
          </table:table-cell>
          <table:table-cell office:value-type="float" office:value="927" calcext:value-type="float">
            <text:p>927</text:p>
          </table:table-cell>
        </table:table-row>
        <table:table-row table:style-name="ro1">
          <table:table-cell/>
          <table:table-cell office:value-type="string" calcext:value-type="string">
            <text:p>err928:</text:p>
          </table:table-cell>
          <table:table-cell office:value-type="float" office:value="0.00000000000614264" calcext:value-type="float">
            <text:p>6,14E-12</text:p>
          </table:table-cell>
          <table:table-cell office:value-type="string" calcext:value-type="string">
            <text:p>cza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070ms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/>
          <table:table-cell office:value-type="string" calcext:value-type="string">
            <text:p>err929:</text:p>
          </table:table-cell>
          <table:table-cell office:value-type="float" office:value="0.00000000000600586" calcext:value-type="float">
            <text:p>6,01E-12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088ms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/>
          <table:table-cell office:value-type="string" calcext:value-type="string">
            <text:p>err930:</text:p>
          </table:table-cell>
          <table:table-cell office:value-type="float" office:value="0.00000000000587264" calcext:value-type="float">
            <text:p>5,87E-12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107ms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/>
          <table:table-cell office:value-type="string" calcext:value-type="string">
            <text:p>err931:</text:p>
          </table:table-cell>
          <table:table-cell office:value-type="float" office:value="0.00000000000574207" calcext:value-type="float">
            <text:p>5,74E-12</text:p>
          </table:table-cell>
          <table:table-cell office:value-type="string" calcext:value-type="string">
            <text:p>cza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126ms</text:p>
          </table:table-cell>
          <table:table-cell office:value-type="float" office:value="931" calcext:value-type="float">
            <text:p>931</text:p>
          </table:table-cell>
        </table:table-row>
        <table:table-row table:style-name="ro1">
          <table:table-cell/>
          <table:table-cell office:value-type="string" calcext:value-type="string">
            <text:p>err932:</text:p>
          </table:table-cell>
          <table:table-cell office:value-type="float" office:value="0.00000000000561418" calcext:value-type="float">
            <text:p>5,61E-12</text:p>
          </table:table-cell>
          <table:table-cell office:value-type="string" calcext:value-type="string">
            <text:p>cza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147ms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/>
          <table:table-cell office:value-type="string" calcext:value-type="string">
            <text:p>err933:</text:p>
          </table:table-cell>
          <table:table-cell office:value-type="float" office:value="0.00000000000548894" calcext:value-type="float">
            <text:p>5,49E-12</text:p>
          </table:table-cell>
          <table:table-cell office:value-type="string" calcext:value-type="string">
            <text:p>cza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168ms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/>
          <table:table-cell office:value-type="string" calcext:value-type="string">
            <text:p>err934:</text:p>
          </table:table-cell>
          <table:table-cell office:value-type="float" office:value="0.00000000000536815" calcext:value-type="float">
            <text:p>5,37E-12</text:p>
          </table:table-cell>
          <table:table-cell office:value-type="string" calcext:value-type="string">
            <text:p>cza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189ms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/>
          <table:table-cell office:value-type="string" calcext:value-type="string">
            <text:p>err935:</text:p>
          </table:table-cell>
          <table:table-cell office:value-type="float" office:value="0.00000000000524736" calcext:value-type="float">
            <text:p>5,25E-12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207ms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/>
          <table:table-cell office:value-type="string" calcext:value-type="string">
            <text:p>err936:</text:p>
          </table:table-cell>
          <table:table-cell office:value-type="float" office:value="0.00000000000513101" calcext:value-type="float">
            <text:p>5,13E-12</text:p>
          </table:table-cell>
          <table:table-cell office:value-type="string" calcext:value-type="string">
            <text:p>cza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227ms</text:p>
          </table:table-cell>
          <table:table-cell office:value-type="float" office:value="936" calcext:value-type="float">
            <text:p>936</text:p>
          </table:table-cell>
        </table:table-row>
        <table:table-row table:style-name="ro1">
          <table:table-cell/>
          <table:table-cell office:value-type="string" calcext:value-type="string">
            <text:p>err937:</text:p>
          </table:table-cell>
          <table:table-cell office:value-type="float" office:value="0.00000000000501732" calcext:value-type="float">
            <text:p>5,02E-12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244ms</text:p>
          </table:table-cell>
          <table:table-cell office:value-type="float" office:value="937" calcext:value-type="float">
            <text:p>937</text:p>
          </table:table-cell>
        </table:table-row>
        <table:table-row table:style-name="ro1">
          <table:table-cell/>
          <table:table-cell office:value-type="string" calcext:value-type="string">
            <text:p>err938:</text:p>
          </table:table-cell>
          <table:table-cell office:value-type="float" office:value="0.00000000000490452" calcext:value-type="float">
            <text:p>4,90E-12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263ms</text:p>
          </table:table-cell>
          <table:table-cell office:value-type="float" office:value="938" calcext:value-type="float">
            <text:p>938</text:p>
          </table:table-cell>
        </table:table-row>
        <table:table-row table:style-name="ro1">
          <table:table-cell/>
          <table:table-cell office:value-type="string" calcext:value-type="string">
            <text:p>err939:</text:p>
          </table:table-cell>
          <table:table-cell office:value-type="float" office:value="0.00000000000479616" calcext:value-type="float">
            <text:p>4,80E-12</text:p>
          </table:table-cell>
          <table:table-cell office:value-type="string" calcext:value-type="string">
            <text:p>cza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283ms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/>
          <table:table-cell office:value-type="string" calcext:value-type="string">
            <text:p>err940:</text:p>
          </table:table-cell>
          <table:table-cell office:value-type="float" office:value="0.00000000000468958" calcext:value-type="float">
            <text:p>4,69E-12</text:p>
          </table:table-cell>
          <table:table-cell office:value-type="string" calcext:value-type="string">
            <text:p>cza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314ms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/>
          <table:table-cell office:value-type="string" calcext:value-type="string">
            <text:p>err941:</text:p>
          </table:table-cell>
          <table:table-cell office:value-type="float" office:value="0.00000000000458567" calcext:value-type="float">
            <text:p>4,59E-12</text:p>
          </table:table-cell>
          <table:table-cell office:value-type="string" calcext:value-type="string">
            <text:p>cza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343ms</text:p>
          </table:table-cell>
          <table:table-cell office:value-type="float" office:value="941" calcext:value-type="float">
            <text:p>941</text:p>
          </table:table-cell>
        </table:table-row>
        <table:table-row table:style-name="ro1">
          <table:table-cell/>
          <table:table-cell office:value-type="string" calcext:value-type="string">
            <text:p>err942:</text:p>
          </table:table-cell>
          <table:table-cell office:value-type="float" office:value="0.00000000000448264" calcext:value-type="float">
            <text:p>4,48E-12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362ms</text:p>
          </table:table-cell>
          <table:table-cell office:value-type="float" office:value="942" calcext:value-type="float">
            <text:p>942</text:p>
          </table:table-cell>
        </table:table-row>
        <table:table-row table:style-name="ro1">
          <table:table-cell/>
          <table:table-cell office:value-type="string" calcext:value-type="string">
            <text:p>err943:</text:p>
          </table:table-cell>
          <table:table-cell office:value-type="float" office:value="0.00000000000438405" calcext:value-type="float">
            <text:p>4,38E-12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380ms</text:p>
          </table:table-cell>
          <table:table-cell office:value-type="float" office:value="943" calcext:value-type="float">
            <text:p>943</text:p>
          </table:table-cell>
        </table:table-row>
        <table:table-row table:style-name="ro1">
          <table:table-cell/>
          <table:table-cell office:value-type="string" calcext:value-type="string">
            <text:p>err944:</text:p>
          </table:table-cell>
          <table:table-cell office:value-type="float" office:value="0.00000000000428546" calcext:value-type="float">
            <text:p>4,29E-12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397ms</text:p>
          </table:table-cell>
          <table:table-cell office:value-type="float" office:value="944" calcext:value-type="float">
            <text:p>944</text:p>
          </table:table-cell>
        </table:table-row>
        <table:table-row table:style-name="ro1">
          <table:table-cell/>
          <table:table-cell office:value-type="string" calcext:value-type="string">
            <text:p>err945:</text:p>
          </table:table-cell>
          <table:table-cell office:value-type="float" office:value="0.00000000000419043" calcext:value-type="float">
            <text:p>4,19E-12</text:p>
          </table:table-cell>
          <table:table-cell office:value-type="string" calcext:value-type="string">
            <text:p>cza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416ms</text:p>
          </table:table-cell>
          <table:table-cell office:value-type="float" office:value="945" calcext:value-type="float">
            <text:p>945</text:p>
          </table:table-cell>
        </table:table-row>
        <table:table-row table:style-name="ro1">
          <table:table-cell/>
          <table:table-cell office:value-type="string" calcext:value-type="string">
            <text:p>err946:</text:p>
          </table:table-cell>
          <table:table-cell office:value-type="float" office:value="0.00000000000409717" calcext:value-type="float">
            <text:p>4,10E-12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435ms</text:p>
          </table:table-cell>
          <table:table-cell office:value-type="float" office:value="946" calcext:value-type="float">
            <text:p>946</text:p>
          </table:table-cell>
        </table:table-row>
        <table:table-row table:style-name="ro1">
          <table:table-cell/>
          <table:table-cell office:value-type="string" calcext:value-type="string">
            <text:p>err947:</text:p>
          </table:table-cell>
          <table:table-cell office:value-type="float" office:value="0.00000000000400657" calcext:value-type="float">
            <text:p>4,01E-12</text:p>
          </table:table-cell>
          <table:table-cell office:value-type="string" calcext:value-type="string">
            <text:p>cza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466ms</text:p>
          </table:table-cell>
          <table:table-cell office:value-type="float" office:value="947" calcext:value-type="float">
            <text:p>947</text:p>
          </table:table-cell>
        </table:table-row>
        <table:table-row table:style-name="ro1">
          <table:table-cell/>
          <table:table-cell office:value-type="string" calcext:value-type="string">
            <text:p>err948:</text:p>
          </table:table-cell>
          <table:table-cell office:value-type="float" office:value="0.00000000000391776" calcext:value-type="float">
            <text:p>3,92E-12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483ms</text:p>
          </table:table-cell>
          <table:table-cell office:value-type="float" office:value="948" calcext:value-type="float">
            <text:p>948</text:p>
          </table:table-cell>
        </table:table-row>
        <table:table-row table:style-name="ro1">
          <table:table-cell/>
          <table:table-cell office:value-type="string" calcext:value-type="string">
            <text:p>err949:</text:p>
          </table:table-cell>
          <table:table-cell office:value-type="float" office:value="0.00000000000382983" calcext:value-type="float">
            <text:p>3,83E-12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500ms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/>
          <table:table-cell office:value-type="string" calcext:value-type="string">
            <text:p>err950:</text:p>
          </table:table-cell>
          <table:table-cell office:value-type="float" office:value="0.00000000000374456" calcext:value-type="float">
            <text:p>3,74E-12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516ms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/>
          <table:table-cell office:value-type="string" calcext:value-type="string">
            <text:p>err951:</text:p>
          </table:table-cell>
          <table:table-cell office:value-type="float" office:value="0.00000000000366107" calcext:value-type="float">
            <text:p>3,66E-12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529ms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/>
          <table:table-cell office:value-type="string" calcext:value-type="string">
            <text:p>err952:</text:p>
          </table:table-cell>
          <table:table-cell office:value-type="float" office:value="0.00000000000358025" calcext:value-type="float">
            <text:p>3,58E-12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543ms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/>
          <table:table-cell office:value-type="string" calcext:value-type="string">
            <text:p>err953:</text:p>
          </table:table-cell>
          <table:table-cell office:value-type="float" office:value="0.00000000000350031" calcext:value-type="float">
            <text:p>3,50E-12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557ms</text:p>
          </table:table-cell>
          <table:table-cell office:value-type="float" office:value="953" calcext:value-type="float">
            <text:p>953</text:p>
          </table:table-cell>
        </table:table-row>
        <table:table-row table:style-name="ro1">
          <table:table-cell/>
          <table:table-cell office:value-type="string" calcext:value-type="string">
            <text:p>err954:</text:p>
          </table:table-cell>
          <table:table-cell office:value-type="float" office:value="0.00000000000342304" calcext:value-type="float">
            <text:p>3,42E-12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571ms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/>
          <table:table-cell office:value-type="string" calcext:value-type="string">
            <text:p>err955:</text:p>
          </table:table-cell>
          <table:table-cell office:value-type="float" office:value="0.00000000000334577" calcext:value-type="float">
            <text:p>3,35E-12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583ms</text:p>
          </table:table-cell>
          <table:table-cell office:value-type="float" office:value="955" calcext:value-type="float">
            <text:p>955</text:p>
          </table:table-cell>
        </table:table-row>
        <table:table-row table:style-name="ro1">
          <table:table-cell/>
          <table:table-cell office:value-type="string" calcext:value-type="string">
            <text:p>err956:</text:p>
          </table:table-cell>
          <table:table-cell office:value-type="float" office:value="0.00000000000327205" calcext:value-type="float">
            <text:p>3,27E-12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598ms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/>
          <table:table-cell office:value-type="string" calcext:value-type="string">
            <text:p>err957:</text:p>
          </table:table-cell>
          <table:table-cell office:value-type="float" office:value="0.00000000000319922" calcext:value-type="float">
            <text:p>3,20E-12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613ms</text:p>
          </table:table-cell>
          <table:table-cell office:value-type="float" office:value="957" calcext:value-type="float">
            <text:p>957</text:p>
          </table:table-cell>
        </table:table-row>
        <table:table-row table:style-name="ro1">
          <table:table-cell/>
          <table:table-cell office:value-type="string" calcext:value-type="string">
            <text:p>err958:</text:p>
          </table:table-cell>
          <table:table-cell office:value-type="float" office:value="0.00000000000312816" calcext:value-type="float">
            <text:p>3,13E-12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627ms</text:p>
          </table:table-cell>
          <table:table-cell office:value-type="float" office:value="958" calcext:value-type="float">
            <text:p>958</text:p>
          </table:table-cell>
        </table:table-row>
        <table:table-row table:style-name="ro1">
          <table:table-cell/>
          <table:table-cell office:value-type="string" calcext:value-type="string">
            <text:p>err959:</text:p>
          </table:table-cell>
          <table:table-cell office:value-type="float" office:value="0.000000000003058" calcext:value-type="float">
            <text:p>3,06E-12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644ms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/>
          <table:table-cell office:value-type="string" calcext:value-type="string">
            <text:p>err960:</text:p>
          </table:table-cell>
          <table:table-cell office:value-type="float" office:value="0.0000000000029905" calcext:value-type="float">
            <text:p>2,99E-12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660ms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/>
          <table:table-cell office:value-type="string" calcext:value-type="string">
            <text:p>err961:</text:p>
          </table:table-cell>
          <table:table-cell office:value-type="float" office:value="0.00000000000292388" calcext:value-type="float">
            <text:p>2,92E-12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676ms</text:p>
          </table:table-cell>
          <table:table-cell office:value-type="float" office:value="961" calcext:value-type="float">
            <text:p>961</text:p>
          </table:table-cell>
        </table:table-row>
        <table:table-row table:style-name="ro1">
          <table:table-cell/>
          <table:table-cell office:value-type="string" calcext:value-type="string">
            <text:p>err962:</text:p>
          </table:table-cell>
          <table:table-cell office:value-type="float" office:value="0.00000000000285905" calcext:value-type="float">
            <text:p>2,86E-12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690ms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/>
          <table:table-cell office:value-type="string" calcext:value-type="string">
            <text:p>err963:</text:p>
          </table:table-cell>
          <table:table-cell office:value-type="float" office:value="0.0000000000027951" calcext:value-type="float">
            <text:p>2,80E-12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704ms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/>
          <table:table-cell office:value-type="string" calcext:value-type="string">
            <text:p>err964:</text:p>
          </table:table-cell>
          <table:table-cell office:value-type="float" office:value="0.00000000000273292" calcext:value-type="float">
            <text:p>2,73E-12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720ms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/>
          <table:table-cell office:value-type="string" calcext:value-type="string">
            <text:p>err965:</text:p>
          </table:table-cell>
          <table:table-cell office:value-type="float" office:value="0.00000000000267253" calcext:value-type="float">
            <text:p>2,67E-12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735ms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/>
          <table:table-cell office:value-type="string" calcext:value-type="string">
            <text:p>err966:</text:p>
          </table:table-cell>
          <table:table-cell office:value-type="float" office:value="0.00000000000261302" calcext:value-type="float">
            <text:p>2,61E-12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750ms</text:p>
          </table:table-cell>
          <table:table-cell office:value-type="float" office:value="966" calcext:value-type="float">
            <text:p>966</text:p>
          </table:table-cell>
        </table:table-row>
        <table:table-row table:style-name="ro1">
          <table:table-cell/>
          <table:table-cell office:value-type="string" calcext:value-type="string">
            <text:p>err967:</text:p>
          </table:table-cell>
          <table:table-cell office:value-type="float" office:value="0.0000000000025544" calcext:value-type="float">
            <text:p>2,55E-12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767ms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/>
          <table:table-cell office:value-type="string" calcext:value-type="string">
            <text:p>err968:</text:p>
          </table:table-cell>
          <table:table-cell office:value-type="float" office:value="0.00000000000249845" calcext:value-type="float">
            <text:p>2,50E-12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782ms</text:p>
          </table:table-cell>
          <table:table-cell office:value-type="float" office:value="968" calcext:value-type="float">
            <text:p>968</text:p>
          </table:table-cell>
        </table:table-row>
        <table:table-row table:style-name="ro1">
          <table:table-cell/>
          <table:table-cell office:value-type="string" calcext:value-type="string">
            <text:p>err969:</text:p>
          </table:table-cell>
          <table:table-cell office:value-type="float" office:value="0.0000000000024416" calcext:value-type="float">
            <text:p>2,44E-12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798ms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/>
          <table:table-cell office:value-type="string" calcext:value-type="string">
            <text:p>err970:</text:p>
          </table:table-cell>
          <table:table-cell office:value-type="float" office:value="0.00000000000238831" calcext:value-type="float">
            <text:p>2,39E-12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813ms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/>
          <table:table-cell office:value-type="string" calcext:value-type="string">
            <text:p>err971:</text:p>
          </table:table-cell>
          <table:table-cell office:value-type="float" office:value="0.00000000000233502" calcext:value-type="float">
            <text:p>2,34E-12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828ms</text:p>
          </table:table-cell>
          <table:table-cell office:value-type="float" office:value="971" calcext:value-type="float">
            <text:p>971</text:p>
          </table:table-cell>
        </table:table-row>
        <table:table-row table:style-name="ro1">
          <table:table-cell/>
          <table:table-cell office:value-type="string" calcext:value-type="string">
            <text:p>err972:</text:p>
          </table:table-cell>
          <table:table-cell office:value-type="float" office:value="0.00000000000228262" calcext:value-type="float">
            <text:p>2,28E-12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846ms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/>
          <table:table-cell office:value-type="string" calcext:value-type="string">
            <text:p>err973:</text:p>
          </table:table-cell>
          <table:table-cell office:value-type="float" office:value="0.00000000000223199" calcext:value-type="float">
            <text:p>2,23E-12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861ms</text:p>
          </table:table-cell>
          <table:table-cell office:value-type="float" office:value="973" calcext:value-type="float">
            <text:p>973</text:p>
          </table:table-cell>
        </table:table-row>
        <table:table-row table:style-name="ro1">
          <table:table-cell/>
          <table:table-cell office:value-type="string" calcext:value-type="string">
            <text:p>err974:</text:p>
          </table:table-cell>
          <table:table-cell office:value-type="float" office:value="0.00000000000218314" calcext:value-type="float">
            <text:p>2,18E-12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877ms</text:p>
          </table:table-cell>
          <table:table-cell office:value-type="float" office:value="974" calcext:value-type="float">
            <text:p>974</text:p>
          </table:table-cell>
        </table:table-row>
        <table:table-row table:style-name="ro1">
          <table:table-cell/>
          <table:table-cell office:value-type="string" calcext:value-type="string">
            <text:p>err975:</text:p>
          </table:table-cell>
          <table:table-cell office:value-type="float" office:value="0.0000000000021334" calcext:value-type="float">
            <text:p>2,13E-12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896ms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/>
          <table:table-cell office:value-type="string" calcext:value-type="string">
            <text:p>err976:</text:p>
          </table:table-cell>
          <table:table-cell office:value-type="float" office:value="0.00000000000208633" calcext:value-type="float">
            <text:p>2,09E-12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913ms</text:p>
          </table:table-cell>
          <table:table-cell office:value-type="float" office:value="976" calcext:value-type="float">
            <text:p>976</text:p>
          </table:table-cell>
        </table:table-row>
        <table:table-row table:style-name="ro1">
          <table:table-cell/>
          <table:table-cell office:value-type="string" calcext:value-type="string">
            <text:p>err977:</text:p>
          </table:table-cell>
          <table:table-cell office:value-type="float" office:value="0.00000000000204015" calcext:value-type="float">
            <text:p>2,04E-12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926ms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/>
          <table:table-cell office:value-type="string" calcext:value-type="string">
            <text:p>err978:</text:p>
          </table:table-cell>
          <table:table-cell office:value-type="float" office:value="0.00000000000199485" calcext:value-type="float">
            <text:p>1,99E-12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939ms</text:p>
          </table:table-cell>
          <table:table-cell office:value-type="float" office:value="978" calcext:value-type="float">
            <text:p>978</text:p>
          </table:table-cell>
        </table:table-row>
        <table:table-row table:style-name="ro1">
          <table:table-cell/>
          <table:table-cell office:value-type="string" calcext:value-type="string">
            <text:p>err979:</text:p>
          </table:table-cell>
          <table:table-cell office:value-type="float" office:value="0.00000000000195044" calcext:value-type="float">
            <text:p>1,95E-12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953ms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/>
          <table:table-cell office:value-type="string" calcext:value-type="string">
            <text:p>err980:</text:p>
          </table:table-cell>
          <table:table-cell office:value-type="float" office:value="0.00000000000190692" calcext:value-type="float">
            <text:p>1,91E-12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965ms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/>
          <table:table-cell office:value-type="string" calcext:value-type="string">
            <text:p>err981:</text:p>
          </table:table-cell>
          <table:table-cell office:value-type="float" office:value="0.00000000000186429" calcext:value-type="float">
            <text:p>1,86E-12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977ms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/>
          <table:table-cell office:value-type="string" calcext:value-type="string">
            <text:p>err982:</text:p>
          </table:table-cell>
          <table:table-cell office:value-type="float" office:value="0.00000000000182254" calcext:value-type="float">
            <text:p>1,82E-12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989ms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/>
          <table:table-cell office:value-type="string" calcext:value-type="string">
            <text:p>err983:</text:p>
          </table:table-cell>
          <table:table-cell office:value-type="float" office:value="0.00000000000178257" calcext:value-type="float">
            <text:p>1,78E-12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001ms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/>
          <table:table-cell office:value-type="string" calcext:value-type="string">
            <text:p>err984:</text:p>
          </table:table-cell>
          <table:table-cell office:value-type="float" office:value="0.00000000000174349" calcext:value-type="float">
            <text:p>1,74E-12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013ms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/>
          <table:table-cell office:value-type="string" calcext:value-type="string">
            <text:p>err985:</text:p>
          </table:table-cell>
          <table:table-cell office:value-type="float" office:value="0.00000000000170353" calcext:value-type="float">
            <text:p>1,70E-12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025ms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/>
          <table:table-cell office:value-type="string" calcext:value-type="string">
            <text:p>err986:</text:p>
          </table:table-cell>
          <table:table-cell office:value-type="float" office:value="0.00000000000166622" calcext:value-type="float">
            <text:p>1,67E-12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037ms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/>
          <table:table-cell office:value-type="string" calcext:value-type="string">
            <text:p>err987:</text:p>
          </table:table-cell>
          <table:table-cell office:value-type="float" office:value="0.00000000000162892" calcext:value-type="float">
            <text:p>1,63E-12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049ms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/>
          <table:table-cell office:value-type="string" calcext:value-type="string">
            <text:p>err988:</text:p>
          </table:table-cell>
          <table:table-cell office:value-type="float" office:value="0.00000000000159339" calcext:value-type="float">
            <text:p>1,59E-12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061ms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/>
          <table:table-cell office:value-type="string" calcext:value-type="string">
            <text:p>err989:</text:p>
          </table:table-cell>
          <table:table-cell office:value-type="float" office:value="0.00000000000155698" calcext:value-type="float">
            <text:p>1,56E-12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073ms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/>
          <table:table-cell office:value-type="string" calcext:value-type="string">
            <text:p>err990:</text:p>
          </table:table-cell>
          <table:table-cell office:value-type="float" office:value="0.00000000000152323" calcext:value-type="float">
            <text:p>1,52E-12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086ms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/>
          <table:table-cell office:value-type="string" calcext:value-type="string">
            <text:p>err991:</text:p>
          </table:table-cell>
          <table:table-cell office:value-type="float" office:value="0.00000000000148859" calcext:value-type="float">
            <text:p>1,49E-12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098ms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/>
          <table:table-cell office:value-type="string" calcext:value-type="string">
            <text:p>err992:</text:p>
          </table:table-cell>
          <table:table-cell office:value-type="float" office:value="0.00000000000145572" calcext:value-type="float">
            <text:p>1,46E-12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108ms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/>
          <table:table-cell office:value-type="string" calcext:value-type="string">
            <text:p>err993:</text:p>
          </table:table-cell>
          <table:table-cell office:value-type="float" office:value="0.00000000000142375" calcext:value-type="float">
            <text:p>1,42E-12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119ms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/>
          <table:table-cell office:value-type="string" calcext:value-type="string">
            <text:p>err994:</text:p>
          </table:table-cell>
          <table:table-cell office:value-type="float" office:value="0.00000000000139089" calcext:value-type="float">
            <text:p>1,39E-12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129ms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/>
          <table:table-cell office:value-type="string" calcext:value-type="string">
            <text:p>err995:</text:p>
          </table:table-cell>
          <table:table-cell office:value-type="float" office:value="0.00000000000136069" calcext:value-type="float">
            <text:p>1,36E-12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141ms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/>
          <table:table-cell office:value-type="string" calcext:value-type="string">
            <text:p>err996:</text:p>
          </table:table-cell>
          <table:table-cell office:value-type="float" office:value="0.00000000000133049" calcext:value-type="float">
            <text:p>1,33E-12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153ms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/>
          <table:table-cell office:value-type="string" calcext:value-type="string">
            <text:p>err997:</text:p>
          </table:table-cell>
          <table:table-cell office:value-type="float" office:value="0.00000000000130118" calcext:value-type="float">
            <text:p>1,30E-12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164ms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/>
          <table:table-cell office:value-type="string" calcext:value-type="string">
            <text:p>err998:</text:p>
          </table:table-cell>
          <table:table-cell office:value-type="float" office:value="0.00000000000127187" calcext:value-type="float">
            <text:p>1,27E-12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176ms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/>
          <table:table-cell office:value-type="string" calcext:value-type="string">
            <text:p>err999:</text:p>
          </table:table-cell>
          <table:table-cell office:value-type="float" office:value="0.00000000000124434" calcext:value-type="float">
            <text:p>1,24E-12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188ms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/>
          <table:table-cell office:value-type="string" calcext:value-type="string">
            <text:p>err1000:</text:p>
          </table:table-cell>
          <table:table-cell office:value-type="float" office:value="0.00000000000121592" calcext:value-type="float">
            <text:p>1,22E-12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200ms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string" calcext:value-type="string">
            <text:p>err1001:</text:p>
          </table:table-cell>
          <table:table-cell office:value-type="float" office:value="0.00000000000118838" calcext:value-type="float">
            <text:p>1,19E-12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213ms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/>
          <table:table-cell office:value-type="string" calcext:value-type="string">
            <text:p>err1002:</text:p>
          </table:table-cell>
          <table:table-cell office:value-type="float" office:value="0.00000000000116263" calcext:value-type="float">
            <text:p>1,16E-12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225ms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/>
          <table:table-cell office:value-type="string" calcext:value-type="string">
            <text:p>err1003:</text:p>
          </table:table-cell>
          <table:table-cell office:value-type="float" office:value="0.00000000000113687" calcext:value-type="float">
            <text:p>1,14E-12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237ms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/>
          <table:table-cell office:value-type="string" calcext:value-type="string">
            <text:p>err1004:</text:p>
          </table:table-cell>
          <table:table-cell office:value-type="float" office:value="0.00000000000111111" calcext:value-type="float">
            <text:p>1,11E-12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249ms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/>
          <table:table-cell office:value-type="string" calcext:value-type="string">
            <text:p>err1005:</text:p>
          </table:table-cell>
          <table:table-cell office:value-type="float" office:value="0.00000000000108624" calcext:value-type="float">
            <text:p>1,09E-12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261ms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/>
          <table:table-cell office:value-type="string" calcext:value-type="string">
            <text:p>err1006:</text:p>
          </table:table-cell>
          <table:table-cell office:value-type="float" office:value="0.00000000000106315" calcext:value-type="float">
            <text:p>1,06E-12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273ms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/>
          <table:table-cell office:value-type="string" calcext:value-type="string">
            <text:p>err1007:</text:p>
          </table:table-cell>
          <table:table-cell office:value-type="float" office:value="0.00000000000103828" calcext:value-type="float">
            <text:p>1,04E-12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285ms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/>
          <table:table-cell office:value-type="string" calcext:value-type="string">
            <text:p>err1008:</text:p>
          </table:table-cell>
          <table:table-cell office:value-type="float" office:value="0.00000000000101608" calcext:value-type="float">
            <text:p>1,02E-12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297ms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/>
          <table:table-cell office:value-type="string" calcext:value-type="string">
            <text:p>err1009:</text:p>
          </table:table-cell>
          <table:table-cell office:value-type="float" office:value="0.000000000000992983" calcext:value-type="float">
            <text:p>9,93E-13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309ms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/>
          <table:table-cell office:value-type="string" calcext:value-type="string">
            <text:p>err1010:</text:p>
          </table:table-cell>
          <table:table-cell office:value-type="float" office:value="0.000000000000971667" calcext:value-type="float">
            <text:p>9,72E-13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321ms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/>
          <table:table-cell office:value-type="string" calcext:value-type="string">
            <text:p>err1011:</text:p>
          </table:table-cell>
          <table:table-cell office:value-type="float" office:value="0.000000000000948575" calcext:value-type="float">
            <text:p>9,49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333ms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/>
          <table:table-cell office:value-type="string" calcext:value-type="string">
            <text:p>err1012:</text:p>
          </table:table-cell>
          <table:table-cell office:value-type="float" office:value="0.000000000000929035" calcext:value-type="float">
            <text:p>9,29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346ms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/>
          <table:table-cell office:value-type="string" calcext:value-type="string">
            <text:p>err1013:</text:p>
          </table:table-cell>
          <table:table-cell office:value-type="float" office:value="0.000000000000907718" calcext:value-type="float">
            <text:p>9,08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358ms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/>
          <table:table-cell office:value-type="string" calcext:value-type="string">
            <text:p>err1014:</text:p>
          </table:table-cell>
          <table:table-cell office:value-type="float" office:value="0.00000000000088729" calcext:value-type="float">
            <text:p>8,87E-13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370ms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/>
          <table:table-cell office:value-type="string" calcext:value-type="string">
            <text:p>err1015:</text:p>
          </table:table-cell>
          <table:table-cell office:value-type="float" office:value="0.00000000000086775" calcext:value-type="float">
            <text:p>8,68E-13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382ms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/>
          <table:table-cell office:value-type="string" calcext:value-type="string">
            <text:p>err1016:</text:p>
          </table:table-cell>
          <table:table-cell office:value-type="float" office:value="0.00000000000084821" calcext:value-type="float">
            <text:p>8,48E-13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394ms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/>
          <table:table-cell office:value-type="string" calcext:value-type="string">
            <text:p>err1017:</text:p>
          </table:table-cell>
          <table:table-cell office:value-type="float" office:value="0.000000000000829559" calcext:value-type="float">
            <text:p>8,30E-13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406ms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/>
          <table:table-cell office:value-type="string" calcext:value-type="string">
            <text:p>err1018:</text:p>
          </table:table-cell>
          <table:table-cell office:value-type="float" office:value="0.000000000000810907" calcext:value-type="float">
            <text:p>8,11E-13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418ms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/>
          <table:table-cell office:value-type="string" calcext:value-type="string">
            <text:p>err1019:</text:p>
          </table:table-cell>
          <table:table-cell office:value-type="float" office:value="0.000000000000793143" calcext:value-type="float">
            <text:p>7,93E-13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430ms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/>
          <table:table-cell office:value-type="string" calcext:value-type="string">
            <text:p>err1020:</text:p>
          </table:table-cell>
          <table:table-cell office:value-type="float" office:value="0.00000000000077538" calcext:value-type="float">
            <text:p>7,75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442ms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/>
          <table:table-cell office:value-type="string" calcext:value-type="string">
            <text:p>err1021:</text:p>
          </table:table-cell>
          <table:table-cell office:value-type="float" office:value="0.000000000000758504" calcext:value-type="float">
            <text:p>7,59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454ms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/>
          <table:table-cell office:value-type="string" calcext:value-type="string">
            <text:p>err1022:</text:p>
          </table:table-cell>
          <table:table-cell office:value-type="float" office:value="0.000000000000740741" calcext:value-type="float">
            <text:p>7,41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466ms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/>
          <table:table-cell office:value-type="string" calcext:value-type="string">
            <text:p>err1023:</text:p>
          </table:table-cell>
          <table:table-cell office:value-type="float" office:value="0.000000000000724754" calcext:value-type="float">
            <text:p>7,25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479ms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/>
          <table:table-cell office:value-type="string" calcext:value-type="string">
            <text:p>err1024:</text:p>
          </table:table-cell>
          <table:table-cell office:value-type="float" office:value="0.000000000000708766" calcext:value-type="float">
            <text:p>7,09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491ms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/>
          <table:table-cell office:value-type="string" calcext:value-type="string">
            <text:p>err1025:</text:p>
          </table:table-cell>
          <table:table-cell office:value-type="float" office:value="0.000000000000692779" calcext:value-type="float">
            <text:p>6,93E-13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503ms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/>
          <table:table-cell office:value-type="string" calcext:value-type="string">
            <text:p>err1026:</text:p>
          </table:table-cell>
          <table:table-cell office:value-type="float" office:value="0.00000000000067768" calcext:value-type="float">
            <text:p>6,78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515ms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/>
          <table:table-cell office:value-type="string" calcext:value-type="string">
            <text:p>err1027:</text:p>
          </table:table-cell>
          <table:table-cell office:value-type="float" office:value="0.000000000000662581" calcext:value-type="float">
            <text:p>6,63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528ms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/>
          <table:table-cell office:value-type="string" calcext:value-type="string">
            <text:p>err1028:</text:p>
          </table:table-cell>
          <table:table-cell office:value-type="float" office:value="0.000000000000647482" calcext:value-type="float">
            <text:p>6,47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540ms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/>
          <table:table-cell office:value-type="string" calcext:value-type="string">
            <text:p>err1029:</text:p>
          </table:table-cell>
          <table:table-cell office:value-type="float" office:value="0.000000000000634159" calcext:value-type="float">
            <text:p>6,34E-13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552ms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/>
          <table:table-cell office:value-type="string" calcext:value-type="string">
            <text:p>err1030:</text:p>
          </table:table-cell>
          <table:table-cell office:value-type="float" office:value="0.00000000000061906" calcext:value-type="float">
            <text:p>6,19E-13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564ms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/>
          <table:table-cell office:value-type="string" calcext:value-type="string">
            <text:p>err1031:</text:p>
          </table:table-cell>
          <table:table-cell office:value-type="float" office:value="0.00000000000060485" calcext:value-type="float">
            <text:p>6,05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576ms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/>
          <table:table-cell office:value-type="string" calcext:value-type="string">
            <text:p>err1032:</text:p>
          </table:table-cell>
          <table:table-cell office:value-type="float" office:value="0.000000000000592415" calcext:value-type="float">
            <text:p>5,92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589ms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/>
          <table:table-cell office:value-type="string" calcext:value-type="string">
            <text:p>err1033:</text:p>
          </table:table-cell>
          <table:table-cell office:value-type="float" office:value="0.000000000000578204" calcext:value-type="float">
            <text:p>5,78E-13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602ms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/>
          <table:table-cell office:value-type="string" calcext:value-type="string">
            <text:p>err1034:</text:p>
          </table:table-cell>
          <table:table-cell office:value-type="float" office:value="0.000000000000566658" calcext:value-type="float">
            <text:p>5,67E-13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614ms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/>
          <table:table-cell office:value-type="string" calcext:value-type="string">
            <text:p>err1035:</text:p>
          </table:table-cell>
          <table:table-cell office:value-type="float" office:value="0.000000000000552447" calcext:value-type="float">
            <text:p>5,52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627ms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/>
          <table:table-cell office:value-type="string" calcext:value-type="string">
            <text:p>err1036:</text:p>
          </table:table-cell>
          <table:table-cell office:value-type="float" office:value="0.000000000000541789" calcext:value-type="float">
            <text:p>5,42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639ms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/>
          <table:table-cell office:value-type="string" calcext:value-type="string">
            <text:p>err1037:</text:p>
          </table:table-cell>
          <table:table-cell office:value-type="float" office:value="0.000000000000528466" calcext:value-type="float">
            <text:p>5,28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651ms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/>
          <table:table-cell office:value-type="string" calcext:value-type="string">
            <text:p>err1038:</text:p>
          </table:table-cell>
          <table:table-cell office:value-type="float" office:value="0.000000000000517808" calcext:value-type="float">
            <text:p>5,18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664ms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/>
          <table:table-cell office:value-type="string" calcext:value-type="string">
            <text:p>err1039:</text:p>
          </table:table-cell>
          <table:table-cell office:value-type="float" office:value="0.000000000000505374" calcext:value-type="float">
            <text:p>5,05E-13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676ms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/>
          <table:table-cell office:value-type="string" calcext:value-type="string">
            <text:p>err1040:</text:p>
          </table:table-cell>
          <table:table-cell office:value-type="float" office:value="0.000000000000494715" calcext:value-type="float">
            <text:p>4,95E-13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689ms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/>
          <table:table-cell office:value-type="string" calcext:value-type="string">
            <text:p>err1041:</text:p>
          </table:table-cell>
          <table:table-cell office:value-type="float" office:value="0.000000000000483169" calcext:value-type="float">
            <text:p>4,83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702ms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/>
          <table:table-cell office:value-type="string" calcext:value-type="string">
            <text:p>err1042:</text:p>
          </table:table-cell>
          <table:table-cell office:value-type="float" office:value="0.000000000000472511" calcext:value-type="float">
            <text:p>4,73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714ms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/>
          <table:table-cell office:value-type="string" calcext:value-type="string">
            <text:p>err1043:</text:p>
          </table:table-cell>
          <table:table-cell office:value-type="float" office:value="0.000000000000462741" calcext:value-type="float">
            <text:p>4,63E-13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726ms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/>
          <table:table-cell office:value-type="string" calcext:value-type="string">
            <text:p>err1044:</text:p>
          </table:table-cell>
          <table:table-cell office:value-type="float" office:value="0.000000000000452083" calcext:value-type="float">
            <text:p>4,52E-13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738ms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/>
          <table:table-cell office:value-type="string" calcext:value-type="string">
            <text:p>err1045:</text:p>
          </table:table-cell>
          <table:table-cell office:value-type="float" office:value="0.000000000000441425" calcext:value-type="float">
            <text:p>4,41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751ms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/>
          <table:table-cell office:value-type="string" calcext:value-type="string">
            <text:p>err1046:</text:p>
          </table:table-cell>
          <table:table-cell office:value-type="float" office:value="0.000000000000432543" calcext:value-type="float">
            <text:p>4,33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763ms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/>
          <table:table-cell office:value-type="string" calcext:value-type="string">
            <text:p>err1047:</text:p>
          </table:table-cell>
          <table:table-cell office:value-type="float" office:value="0.000000000000421885" calcext:value-type="float">
            <text:p>4,22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775ms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/>
          <table:table-cell office:value-type="string" calcext:value-type="string">
            <text:p>err1048:</text:p>
          </table:table-cell>
          <table:table-cell office:value-type="float" office:value="0.000000000000413003" calcext:value-type="float">
            <text:p>4,13E-13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787ms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/>
          <table:table-cell office:value-type="string" calcext:value-type="string">
            <text:p>err1049:</text:p>
          </table:table-cell>
          <table:table-cell office:value-type="float" office:value="0.000000000000404121" calcext:value-type="float">
            <text:p>4,04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800ms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/>
          <table:table-cell office:value-type="string" calcext:value-type="string">
            <text:p>err1050:</text:p>
          </table:table-cell>
          <table:table-cell office:value-type="float" office:value="0.000000000000394351" calcext:value-type="float">
            <text:p>3,94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855ms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/>
          <table:table-cell office:value-type="string" calcext:value-type="string">
            <text:p>err1051:</text:p>
          </table:table-cell>
          <table:table-cell office:value-type="float" office:value="0.000000000000386358" calcext:value-type="float">
            <text:p>3,86E-13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869ms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/>
          <table:table-cell office:value-type="string" calcext:value-type="string">
            <text:p>err1052:</text:p>
          </table:table-cell>
          <table:table-cell office:value-type="float" office:value="0.000000000000377476" calcext:value-type="float">
            <text:p>3,77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881ms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/>
          <table:table-cell office:value-type="string" calcext:value-type="string">
            <text:p>err1053:</text:p>
          </table:table-cell>
          <table:table-cell office:value-type="float" office:value="0.000000000000368594" calcext:value-type="float">
            <text:p>3,69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893ms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/>
          <table:table-cell office:value-type="string" calcext:value-type="string">
            <text:p>err1054:</text:p>
          </table:table-cell>
          <table:table-cell office:value-type="float" office:value="0.000000000000361489" calcext:value-type="float">
            <text:p>3,61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906ms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/>
          <table:table-cell office:value-type="string" calcext:value-type="string">
            <text:p>err1055:</text:p>
          </table:table-cell>
          <table:table-cell office:value-type="float" office:value="0.000000000000352607" calcext:value-type="float">
            <text:p>3,53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918ms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/>
          <table:table-cell office:value-type="string" calcext:value-type="string">
            <text:p>err1056:</text:p>
          </table:table-cell>
          <table:table-cell office:value-type="float" office:value="0.000000000000344613" calcext:value-type="float">
            <text:p>3,45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931ms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/>
          <table:table-cell office:value-type="string" calcext:value-type="string">
            <text:p>err1057:</text:p>
          </table:table-cell>
          <table:table-cell office:value-type="float" office:value="0.000000000000337508" calcext:value-type="float">
            <text:p>3,38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943ms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/>
          <table:table-cell office:value-type="string" calcext:value-type="string">
            <text:p>err1058:</text:p>
          </table:table-cell>
          <table:table-cell office:value-type="float" office:value="0.000000000000330402" calcext:value-type="float">
            <text:p>3,30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955ms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/>
          <table:table-cell office:value-type="string" calcext:value-type="string">
            <text:p>err1059:</text:p>
          </table:table-cell>
          <table:table-cell office:value-type="float" office:value="0.000000000000322409" calcext:value-type="float">
            <text:p>3,22E-13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967ms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/>
          <table:table-cell office:value-type="string" calcext:value-type="string">
            <text:p>err1060:</text:p>
          </table:table-cell>
          <table:table-cell office:value-type="float" office:value="0.000000000000315303" calcext:value-type="float">
            <text:p>3,15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979ms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/>
          <table:table-cell office:value-type="string" calcext:value-type="string">
            <text:p>err1061:</text:p>
          </table:table-cell>
          <table:table-cell office:value-type="float" office:value="0.000000000000308198" calcext:value-type="float">
            <text:p>3,08E-13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993ms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/>
          <table:table-cell office:value-type="string" calcext:value-type="string">
            <text:p>err1062:</text:p>
          </table:table-cell>
          <table:table-cell office:value-type="float" office:value="0.000000000000301092" calcext:value-type="float">
            <text:p>3,01E-13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005ms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/>
          <table:table-cell office:value-type="string" calcext:value-type="string">
            <text:p>err1063:</text:p>
          </table:table-cell>
          <table:table-cell office:value-type="float" office:value="0.000000000000294875" calcext:value-type="float">
            <text:p>2,95E-13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017ms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/>
          <table:table-cell office:value-type="string" calcext:value-type="string">
            <text:p>err1064:</text:p>
          </table:table-cell>
          <table:table-cell office:value-type="float" office:value="0.000000000000288658" calcext:value-type="float">
            <text:p>2,89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029ms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/>
          <table:table-cell office:value-type="string" calcext:value-type="string">
            <text:p>err1065:</text:p>
          </table:table-cell>
          <table:table-cell office:value-type="float" office:value="0.000000000000281553" calcext:value-type="float">
            <text:p>2,82E-13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039ms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/>
          <table:table-cell office:value-type="string" calcext:value-type="string">
            <text:p>err1066:</text:p>
          </table:table-cell>
          <table:table-cell office:value-type="float" office:value="0.000000000000275335" calcext:value-type="float">
            <text:p>2,75E-13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050ms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/>
          <table:table-cell office:value-type="string" calcext:value-type="string">
            <text:p>err1067:</text:p>
          </table:table-cell>
          <table:table-cell office:value-type="float" office:value="0.000000000000269118" calcext:value-type="float">
            <text:p>2,69E-13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061ms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/>
          <table:table-cell office:value-type="string" calcext:value-type="string">
            <text:p>err1068:</text:p>
          </table:table-cell>
          <table:table-cell office:value-type="float" office:value="0.000000000000263789" calcext:value-type="float">
            <text:p>2,64E-13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071ms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/>
          <table:table-cell office:value-type="string" calcext:value-type="string">
            <text:p>err1069:</text:p>
          </table:table-cell>
          <table:table-cell office:value-type="float" office:value="0.000000000000257572" calcext:value-type="float">
            <text:p>2,58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084ms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/>
          <table:table-cell office:value-type="string" calcext:value-type="string">
            <text:p>err1070:</text:p>
          </table:table-cell>
          <table:table-cell office:value-type="float" office:value="0.000000000000251354" calcext:value-type="float">
            <text:p>2,51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096ms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/>
          <table:table-cell office:value-type="string" calcext:value-type="string">
            <text:p>err1071:</text:p>
          </table:table-cell>
          <table:table-cell office:value-type="float" office:value="0.000000000000246025" calcext:value-type="float">
            <text:p>2,46E-13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108ms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/>
          <table:table-cell office:value-type="string" calcext:value-type="string">
            <text:p>err1072:</text:p>
          </table:table-cell>
          <table:table-cell office:value-type="float" office:value="0.000000000000241585" calcext:value-type="float">
            <text:p>2,42E-13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120ms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/>
          <table:table-cell office:value-type="string" calcext:value-type="string">
            <text:p>err1073:</text:p>
          </table:table-cell>
          <table:table-cell office:value-type="float" office:value="0.000000000000234479" calcext:value-type="float">
            <text:p>2,34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132ms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/>
          <table:table-cell office:value-type="string" calcext:value-type="string">
            <text:p>err1074:</text:p>
          </table:table-cell>
          <table:table-cell office:value-type="float" office:value="0.000000000000230926" calcext:value-type="float">
            <text:p>2,31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144ms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/>
          <table:table-cell office:value-type="string" calcext:value-type="string">
            <text:p>err1075:</text:p>
          </table:table-cell>
          <table:table-cell office:value-type="float" office:value="0.000000000000224709" calcext:value-type="float">
            <text:p>2,25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157ms</text:p>
          </table:table-cell>
          <table:table-cell office:value-type="float" office:value="1075" calcext:value-type="float">
            <text:p>1075</text:p>
          </table:table-cell>
        </table:table-row>
        <table:table-row table:style-name="ro1">
          <table:table-cell/>
          <table:table-cell office:value-type="string" calcext:value-type="string">
            <text:p>err1076:</text:p>
          </table:table-cell>
          <table:table-cell office:value-type="float" office:value="0.000000000000220268" calcext:value-type="float">
            <text:p>2,20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169ms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/>
          <table:table-cell office:value-type="string" calcext:value-type="string">
            <text:p>err1077:</text:p>
          </table:table-cell>
          <table:table-cell office:value-type="float" office:value="0.000000000000214939" calcext:value-type="float">
            <text:p>2,15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182ms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/>
          <table:table-cell office:value-type="string" calcext:value-type="string">
            <text:p>err1078:</text:p>
          </table:table-cell>
          <table:table-cell office:value-type="float" office:value="0.000000000000210498" calcext:value-type="float">
            <text:p>2,10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194ms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/>
          <table:table-cell office:value-type="string" calcext:value-type="string">
            <text:p>err1079:</text:p>
          </table:table-cell>
          <table:table-cell office:value-type="float" office:value="0.000000000000205169" calcext:value-type="float">
            <text:p>2,05E-13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206ms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/>
          <table:table-cell office:value-type="string" calcext:value-type="string">
            <text:p>err1080:</text:p>
          </table:table-cell>
          <table:table-cell office:value-type="float" office:value="0.000000000000201617" calcext:value-type="float">
            <text:p>2,02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218ms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/>
          <table:table-cell office:value-type="string" calcext:value-type="string">
            <text:p>err1081:</text:p>
          </table:table-cell>
          <table:table-cell office:value-type="float" office:value="0.000000000000196287" calcext:value-type="float">
            <text:p>1,96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231ms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/>
          <table:table-cell office:value-type="string" calcext:value-type="string">
            <text:p>err1082:</text:p>
          </table:table-cell>
          <table:table-cell office:value-type="float" office:value="0.000000000000191847" calcext:value-type="float">
            <text:p>1,92E-13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243ms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/>
          <table:table-cell office:value-type="string" calcext:value-type="string">
            <text:p>err1083:</text:p>
          </table:table-cell>
          <table:table-cell office:value-type="float" office:value="0.000000000000188294" calcext:value-type="float">
            <text:p>1,88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256ms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/>
          <table:table-cell office:value-type="string" calcext:value-type="string">
            <text:p>err1084:</text:p>
          </table:table-cell>
          <table:table-cell office:value-type="float" office:value="0.000000000000183853" calcext:value-type="float">
            <text:p>1,84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268ms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/>
          <table:table-cell office:value-type="string" calcext:value-type="string">
            <text:p>err1085:</text:p>
          </table:table-cell>
          <table:table-cell office:value-type="float" office:value="0.000000000000179412" calcext:value-type="float">
            <text:p>1,79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281ms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/>
          <table:table-cell office:value-type="string" calcext:value-type="string">
            <text:p>err1086:</text:p>
          </table:table-cell>
          <table:table-cell office:value-type="float" office:value="0.000000000000175859" calcext:value-type="float">
            <text:p>1,76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293ms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/>
          <table:table-cell office:value-type="string" calcext:value-type="string">
            <text:p>err1087:</text:p>
          </table:table-cell>
          <table:table-cell office:value-type="float" office:value="0.000000000000171418" calcext:value-type="float">
            <text:p>1,71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305ms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/>
          <table:table-cell office:value-type="string" calcext:value-type="string">
            <text:p>err1088:</text:p>
          </table:table-cell>
          <table:table-cell office:value-type="float" office:value="0.000000000000167866" calcext:value-type="float">
            <text:p>1,68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317ms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/>
          <table:table-cell office:value-type="string" calcext:value-type="string">
            <text:p>err1089:</text:p>
          </table:table-cell>
          <table:table-cell office:value-type="float" office:value="0.000000000000164313" calcext:value-type="float">
            <text:p>1,64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330ms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/>
          <table:table-cell office:value-type="string" calcext:value-type="string">
            <text:p>err1090:</text:p>
          </table:table-cell>
          <table:table-cell office:value-type="float" office:value="0.00000000000016076" calcext:value-type="float">
            <text:p>1,61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343ms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/>
          <table:table-cell office:value-type="string" calcext:value-type="string">
            <text:p>err1091:</text:p>
          </table:table-cell>
          <table:table-cell office:value-type="float" office:value="0.000000000000157208" calcext:value-type="float">
            <text:p>1,57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355ms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/>
          <table:table-cell office:value-type="string" calcext:value-type="string">
            <text:p>err1092:</text:p>
          </table:table-cell>
          <table:table-cell office:value-type="float" office:value="0.000000000000153655" calcext:value-type="float">
            <text:p>1,54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367ms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/>
          <table:table-cell office:value-type="string" calcext:value-type="string">
            <text:p>err1093:</text:p>
          </table:table-cell>
          <table:table-cell office:value-type="float" office:value="0.000000000000150102" calcext:value-type="float">
            <text:p>1,50E-13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379ms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/>
          <table:table-cell office:value-type="string" calcext:value-type="string">
            <text:p>err1094:</text:p>
          </table:table-cell>
          <table:table-cell office:value-type="float" office:value="0.000000000000146549" calcext:value-type="float">
            <text:p>1,47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391ms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/>
          <table:table-cell office:value-type="string" calcext:value-type="string">
            <text:p>err1095:</text:p>
          </table:table-cell>
          <table:table-cell office:value-type="float" office:value="0.000000000000143885" calcext:value-type="float">
            <text:p>1,44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404ms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/>
          <table:table-cell office:value-type="string" calcext:value-type="string">
            <text:p>err1096:</text:p>
          </table:table-cell>
          <table:table-cell office:value-type="float" office:value="0.000000000000139444" calcext:value-type="float">
            <text:p>1,39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416ms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/>
          <table:table-cell office:value-type="string" calcext:value-type="string">
            <text:p>err1097:</text:p>
          </table:table-cell>
          <table:table-cell office:value-type="float" office:value="0.000000000000137668" calcext:value-type="float">
            <text:p>1,38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429ms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/>
          <table:table-cell office:value-type="string" calcext:value-type="string">
            <text:p>err1098:</text:p>
          </table:table-cell>
          <table:table-cell office:value-type="float" office:value="0.000000000000134115" calcext:value-type="float">
            <text:p>1,34E-13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441ms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/>
          <table:table-cell office:value-type="string" calcext:value-type="string">
            <text:p>err1099:</text:p>
          </table:table-cell>
          <table:table-cell office:value-type="float" office:value="0.000000000000130562" calcext:value-type="float">
            <text:p>1,31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454ms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/>
          <table:table-cell office:value-type="string" calcext:value-type="string">
            <text:p>err1100:</text:p>
          </table:table-cell>
          <table:table-cell office:value-type="float" office:value="0.000000000000128786" calcext:value-type="float">
            <text:p>1,29E-13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466ms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/>
          <table:table-cell office:value-type="string" calcext:value-type="string">
            <text:p>err1101:</text:p>
          </table:table-cell>
          <table:table-cell office:value-type="float" office:value="0.000000000000125233" calcext:value-type="float">
            <text:p>1,25E-13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478ms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/>
          <table:table-cell office:value-type="string" calcext:value-type="string">
            <text:p>err1102:</text:p>
          </table:table-cell>
          <table:table-cell office:value-type="float" office:value="0.000000000000122569" calcext:value-type="float">
            <text:p>1,23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491ms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/>
          <table:table-cell office:value-type="string" calcext:value-type="string">
            <text:p>err1103:</text:p>
          </table:table-cell>
          <table:table-cell office:value-type="float" office:value="0.000000000000119904" calcext:value-type="float">
            <text:p>1,20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503ms</text:p>
          </table:table-cell>
          <table:table-cell office:value-type="float" office:value="1103" calcext:value-type="float">
            <text:p>1103</text:p>
          </table:table-cell>
        </table:table-row>
        <table:table-row table:style-name="ro1">
          <table:table-cell/>
          <table:table-cell office:value-type="string" calcext:value-type="string">
            <text:p>err1104:</text:p>
          </table:table-cell>
          <table:table-cell office:value-type="float" office:value="0.00000000000011724" calcext:value-type="float">
            <text:p>1,17E-13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515ms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/>
          <table:table-cell office:value-type="string" calcext:value-type="string">
            <text:p>err1105:</text:p>
          </table:table-cell>
          <table:table-cell office:value-type="float" office:value="0.000000000000114575" calcext:value-type="float">
            <text:p>1,15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527ms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/>
          <table:table-cell office:value-type="string" calcext:value-type="string">
            <text:p>err1106:</text:p>
          </table:table-cell>
          <table:table-cell office:value-type="float" office:value="0.00000000000011191" calcext:value-type="float">
            <text:p>1,12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539ms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/>
          <table:table-cell office:value-type="string" calcext:value-type="string">
            <text:p>err1107:</text:p>
          </table:table-cell>
          <table:table-cell office:value-type="float" office:value="0.000000000000109246" calcext:value-type="float">
            <text:p>1,09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551ms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/>
          <table:table-cell office:value-type="string" calcext:value-type="string">
            <text:p>err1108:</text:p>
          </table:table-cell>
          <table:table-cell office:value-type="float" office:value="0.00000000000010747" calcext:value-type="float">
            <text:p>1,07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564ms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string" calcext:value-type="string">
            <text:p>err1109:</text:p>
          </table:table-cell>
          <table:table-cell office:value-type="float" office:value="0.000000000000104805" calcext:value-type="float">
            <text:p>1,05E-13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576ms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/>
          <table:table-cell office:value-type="string" calcext:value-type="string">
            <text:p>err1110:</text:p>
          </table:table-cell>
          <table:table-cell office:value-type="float" office:value="0.000000000000102141" calcext:value-type="float">
            <text:p>1,02E-13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588ms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/>
          <table:table-cell office:value-type="string" calcext:value-type="string">
            <text:p>err1111:</text:p>
          </table:table-cell>
          <table:table-cell office:value-type="float" office:value="0.000000000000100364" calcext:value-type="float">
            <text:p>1,00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600ms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/>
          <table:table-cell office:value-type="string" calcext:value-type="string">
            <text:p>err1112:</text:p>
          </table:table-cell>
          <table:table-cell office:value-type="float" office:value="0.0000000000000976996" calcext:value-type="float">
            <text:p>9,77E-14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613ms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/>
          <table:table-cell office:value-type="string" calcext:value-type="string">
            <text:p>err1113:</text:p>
          </table:table-cell>
          <table:table-cell office:value-type="float" office:value="0.0000000000000959233" calcext:value-type="float">
            <text:p>9,59E-14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625ms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/>
          <table:table-cell office:value-type="string" calcext:value-type="string">
            <text:p>err1114:</text:p>
          </table:table-cell>
          <table:table-cell office:value-type="float" office:value="0.0000000000000932587" calcext:value-type="float">
            <text:p>9,33E-14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637ms</text:p>
          </table:table-cell>
          <table:table-cell office:value-type="float" office:value="1114" calcext:value-type="float">
            <text:p>1114</text:p>
          </table:table-cell>
        </table:table-row>
        <table:table-row table:style-name="ro1">
          <table:table-cell/>
          <table:table-cell office:value-type="string" calcext:value-type="string">
            <text:p>err1115:</text:p>
          </table:table-cell>
          <table:table-cell office:value-type="float" office:value="0.0000000000000914824" calcext:value-type="float">
            <text:p>9,15E-14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650ms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/>
          <table:table-cell office:value-type="string" calcext:value-type="string">
            <text:p>err1116:</text:p>
          </table:table-cell>
          <table:table-cell office:value-type="float" office:value="0.000000000000089706" calcext:value-type="float">
            <text:p>8,97E-14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662ms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/>
          <table:table-cell office:value-type="string" calcext:value-type="string">
            <text:p>err1117:</text:p>
          </table:table-cell>
          <table:table-cell office:value-type="float" office:value="0.0000000000000870415" calcext:value-type="float">
            <text:p>8,70E-14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675ms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/>
          <table:table-cell office:value-type="string" calcext:value-type="string">
            <text:p>err1118:</text:p>
          </table:table-cell>
          <table:table-cell office:value-type="float" office:value="0.0000000000000861533" calcext:value-type="float">
            <text:p>8,62E-14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687ms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/>
          <table:table-cell office:value-type="string" calcext:value-type="string">
            <text:p>err1119:</text:p>
          </table:table-cell>
          <table:table-cell office:value-type="float" office:value="0.0000000000000834888" calcext:value-type="float">
            <text:p>8,35E-14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699ms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/>
          <table:table-cell office:value-type="string" calcext:value-type="string">
            <text:p>err1120:</text:p>
          </table:table-cell>
          <table:table-cell office:value-type="float" office:value="0.0000000000000817124" calcext:value-type="float">
            <text:p>8,17E-14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711ms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/>
          <table:table-cell office:value-type="string" calcext:value-type="string">
            <text:p>err1121:</text:p>
          </table:table-cell>
          <table:table-cell office:value-type="float" office:value="0.0000000000000799361" calcext:value-type="float">
            <text:p>7,99E-14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723ms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/>
          <table:table-cell office:value-type="string" calcext:value-type="string">
            <text:p>err1122:</text:p>
          </table:table-cell>
          <table:table-cell office:value-type="float" office:value="0.0000000000000781597" calcext:value-type="float">
            <text:p>7,82E-14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739ms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/>
          <table:table-cell office:value-type="string" calcext:value-type="string">
            <text:p>err1123:</text:p>
          </table:table-cell>
          <table:table-cell office:value-type="float" office:value="0.0000000000000763833" calcext:value-type="float">
            <text:p>7,64E-14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751ms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/>
          <table:table-cell office:value-type="string" calcext:value-type="string">
            <text:p>err1124:</text:p>
          </table:table-cell>
          <table:table-cell office:value-type="float" office:value="0.000000000000074607" calcext:value-type="float">
            <text:p>7,46E-14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761ms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/>
          <table:table-cell office:value-type="string" calcext:value-type="string">
            <text:p>err1125:</text:p>
          </table:table-cell>
          <table:table-cell office:value-type="float" office:value="0.0000000000000728306" calcext:value-type="float">
            <text:p>7,28E-14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773ms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/>
          <table:table-cell office:value-type="string" calcext:value-type="string">
            <text:p>err1126:</text:p>
          </table:table-cell>
          <table:table-cell office:value-type="float" office:value="0.0000000000000719425" calcext:value-type="float">
            <text:p>7,19E-14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784ms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/>
          <table:table-cell office:value-type="string" calcext:value-type="string">
            <text:p>err1127:</text:p>
          </table:table-cell>
          <table:table-cell office:value-type="float" office:value="0.0000000000000692779" calcext:value-type="float">
            <text:p>6,93E-14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795ms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/>
          <table:table-cell office:value-type="string" calcext:value-type="string">
            <text:p>err1128:</text:p>
          </table:table-cell>
          <table:table-cell office:value-type="float" office:value="0.0000000000000683897" calcext:value-type="float">
            <text:p>6,84E-14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807ms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/>
          <table:table-cell office:value-type="string" calcext:value-type="string">
            <text:p>err1129:</text:p>
          </table:table-cell>
          <table:table-cell office:value-type="float" office:value="0.0000000000000675016" calcext:value-type="float">
            <text:p>6,75E-14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818ms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/>
          <table:table-cell office:value-type="string" calcext:value-type="string">
            <text:p>err1130:</text:p>
          </table:table-cell>
          <table:table-cell office:value-type="float" office:value="0.000000000000064837" calcext:value-type="float">
            <text:p>6,48E-14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828ms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/>
          <table:table-cell office:value-type="string" calcext:value-type="string">
            <text:p>err1131:</text:p>
          </table:table-cell>
          <table:table-cell office:value-type="float" office:value="0.0000000000000639488" calcext:value-type="float">
            <text:p>6,39E-14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840ms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/>
          <table:table-cell office:value-type="string" calcext:value-type="string">
            <text:p>err1132:</text:p>
          </table:table-cell>
          <table:table-cell office:value-type="float" office:value="0.0000000000000621725" calcext:value-type="float">
            <text:p>6,22E-14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851ms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/>
          <table:table-cell office:value-type="string" calcext:value-type="string">
            <text:p>err1133:</text:p>
          </table:table-cell>
          <table:table-cell office:value-type="float" office:value="0.0000000000000612843" calcext:value-type="float">
            <text:p>6,13E-14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861ms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/>
          <table:table-cell office:value-type="string" calcext:value-type="string">
            <text:p>err1134:</text:p>
          </table:table-cell>
          <table:table-cell office:value-type="float" office:value="0.000000000000059508" calcext:value-type="float">
            <text:p>5,95E-14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872ms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/>
          <table:table-cell office:value-type="string" calcext:value-type="string">
            <text:p>err1135:</text:p>
          </table:table-cell>
          <table:table-cell office:value-type="float" office:value="0.0000000000000586198" calcext:value-type="float">
            <text:p>5,86E-14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884ms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/>
          <table:table-cell office:value-type="string" calcext:value-type="string">
            <text:p>err1136:</text:p>
          </table:table-cell>
          <table:table-cell office:value-type="float" office:value="0.0000000000000568434" calcext:value-type="float">
            <text:p>5,68E-14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895ms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/>
          <table:table-cell office:value-type="string" calcext:value-type="string">
            <text:p>err1137:</text:p>
          </table:table-cell>
          <table:table-cell office:value-type="float" office:value="0.0000000000000559552" calcext:value-type="float">
            <text:p>5,60E-14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905ms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/>
          <table:table-cell office:value-type="string" calcext:value-type="string">
            <text:p>err1138:</text:p>
          </table:table-cell>
          <table:table-cell office:value-type="float" office:value="0.0000000000000541789" calcext:value-type="float">
            <text:p>5,42E-14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916ms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/>
          <table:table-cell office:value-type="string" calcext:value-type="string">
            <text:p>err1139:</text:p>
          </table:table-cell>
          <table:table-cell office:value-type="float" office:value="0.0000000000000532907" calcext:value-type="float">
            <text:p>5,33E-14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928ms</text:p>
          </table:table-cell>
          <table:table-cell office:value-type="float" office:value="1139" calcext:value-type="float">
            <text:p>1139</text:p>
          </table:table-cell>
        </table:table-row>
        <table:table-row table:style-name="ro1">
          <table:table-cell/>
          <table:table-cell office:value-type="string" calcext:value-type="string">
            <text:p>err1140:</text:p>
          </table:table-cell>
          <table:table-cell office:value-type="float" office:value="0.0000000000000524025" calcext:value-type="float">
            <text:p>5,24E-14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939ms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/>
          <table:table-cell office:value-type="string" calcext:value-type="string">
            <text:p>err1141:</text:p>
          </table:table-cell>
          <table:table-cell office:value-type="float" office:value="0.0000000000000506262" calcext:value-type="float">
            <text:p>5,06E-14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951ms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/>
          <table:table-cell office:value-type="string" calcext:value-type="string">
            <text:p>err1142:</text:p>
          </table:table-cell>
          <table:table-cell office:value-type="float" office:value="0.000000000000049738" calcext:value-type="float">
            <text:p>4,97E-14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962ms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/>
          <table:table-cell office:value-type="string" calcext:value-type="string">
            <text:p>err1143:</text:p>
          </table:table-cell>
          <table:table-cell office:value-type="float" office:value="0.0000000000000488498" calcext:value-type="float">
            <text:p>4,88E-14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972ms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/>
          <table:table-cell office:value-type="string" calcext:value-type="string">
            <text:p>err1144:</text:p>
          </table:table-cell>
          <table:table-cell office:value-type="float" office:value="0.0000000000000479616" calcext:value-type="float">
            <text:p>4,80E-14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984ms</text:p>
          </table:table-cell>
          <table:table-cell office:value-type="float" office:value="1144" calcext:value-type="float">
            <text:p>1144</text:p>
          </table:table-cell>
        </table:table-row>
        <table:table-row table:style-name="ro1">
          <table:table-cell/>
          <table:table-cell office:value-type="string" calcext:value-type="string">
            <text:p>err1145:</text:p>
          </table:table-cell>
          <table:table-cell office:value-type="float" office:value="0.0000000000000461853" calcext:value-type="float">
            <text:p>4,62E-14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995ms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/>
          <table:table-cell office:value-type="string" calcext:value-type="string">
            <text:p>err1146:</text:p>
          </table:table-cell>
          <table:table-cell office:value-type="float" office:value="0.0000000000000461853" calcext:value-type="float">
            <text:p>4,62E-14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008ms</text:p>
          </table:table-cell>
          <table:table-cell office:value-type="float" office:value="1146" calcext:value-type="float">
            <text:p>1146</text:p>
          </table:table-cell>
        </table:table-row>
        <table:table-row table:style-name="ro1">
          <table:table-cell/>
          <table:table-cell office:value-type="string" calcext:value-type="string">
            <text:p>err1147:</text:p>
          </table:table-cell>
          <table:table-cell office:value-type="float" office:value="0.0000000000000444089" calcext:value-type="float">
            <text:p>4,44E-14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019ms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/>
          <table:table-cell office:value-type="string" calcext:value-type="string">
            <text:p>err1148:</text:p>
          </table:table-cell>
          <table:table-cell office:value-type="float" office:value="0.0000000000000435207" calcext:value-type="float">
            <text:p>4,35E-14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030ms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/>
          <table:table-cell office:value-type="string" calcext:value-type="string">
            <text:p>err1149:</text:p>
          </table:table-cell>
          <table:table-cell office:value-type="float" office:value="0.0000000000000426326" calcext:value-type="float">
            <text:p>4,26E-14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041ms</text:p>
          </table:table-cell>
          <table:table-cell office:value-type="float" office:value="1149" calcext:value-type="float">
            <text:p>1149</text:p>
          </table:table-cell>
        </table:table-row>
        <table:table-row table:style-name="ro1">
          <table:table-cell/>
          <table:table-cell office:value-type="string" calcext:value-type="string">
            <text:p>err1150:</text:p>
          </table:table-cell>
          <table:table-cell office:value-type="float" office:value="0.0000000000000417444" calcext:value-type="float">
            <text:p>4,17E-14</text:p>
          </table:table-cell>
          <table:table-cell office:value-type="string" calcext:value-type="string">
            <text:p>cz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052ms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/>
          <table:table-cell office:value-type="string" calcext:value-type="string">
            <text:p>err1151:</text:p>
          </table:table-cell>
          <table:table-cell office:value-type="float" office:value="0.0000000000000408562" calcext:value-type="float">
            <text:p>4,09E-14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064ms</text:p>
          </table:table-cell>
          <table:table-cell office:value-type="float" office:value="1151" calcext:value-type="float">
            <text:p>1151</text:p>
          </table:table-cell>
        </table:table-row>
        <table:table-row table:style-name="ro1">
          <table:table-cell/>
          <table:table-cell office:value-type="string" calcext:value-type="string">
            <text:p>err1152:</text:p>
          </table:table-cell>
          <table:table-cell office:value-type="float" office:value="0.0000000000000390799" calcext:value-type="float">
            <text:p>3,91E-14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077ms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/>
          <table:table-cell office:value-type="string" calcext:value-type="string">
            <text:p>err1153:</text:p>
          </table:table-cell>
          <table:table-cell office:value-type="float" office:value="0.0000000000000390799" calcext:value-type="float">
            <text:p>3,91E-14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090ms</text:p>
          </table:table-cell>
          <table:table-cell office:value-type="float" office:value="1153" calcext:value-type="float">
            <text:p>1153</text:p>
          </table:table-cell>
        </table:table-row>
        <table:table-row table:style-name="ro1">
          <table:table-cell/>
          <table:table-cell office:value-type="string" calcext:value-type="string">
            <text:p>err1154:</text:p>
          </table:table-cell>
          <table:table-cell office:value-type="float" office:value="0.0000000000000381917" calcext:value-type="float">
            <text:p>3,82E-14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103ms</text:p>
          </table:table-cell>
          <table:table-cell office:value-type="float" office:value="1154" calcext:value-type="float">
            <text:p>1154</text:p>
          </table:table-cell>
        </table:table-row>
        <table:table-row table:style-name="ro1">
          <table:table-cell/>
          <table:table-cell office:value-type="string" calcext:value-type="string">
            <text:p>err1155:</text:p>
          </table:table-cell>
          <table:table-cell office:value-type="float" office:value="0.0000000000000373035" calcext:value-type="float">
            <text:p>3,73E-14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115ms</text:p>
          </table:table-cell>
          <table:table-cell office:value-type="float" office:value="1155" calcext:value-type="float">
            <text:p>1155</text:p>
          </table:table-cell>
        </table:table-row>
        <table:table-row table:style-name="ro1">
          <table:table-cell/>
          <table:table-cell office:value-type="string" calcext:value-type="string">
            <text:p>err1156:</text:p>
          </table:table-cell>
          <table:table-cell office:value-type="float" office:value="0.0000000000000364153" calcext:value-type="float">
            <text:p>3,64E-14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128ms</text:p>
          </table:table-cell>
          <table:table-cell office:value-type="float" office:value="1156" calcext:value-type="float">
            <text:p>1156</text:p>
          </table:table-cell>
        </table:table-row>
        <table:table-row table:style-name="ro1">
          <table:table-cell/>
          <table:table-cell office:value-type="string" calcext:value-type="string">
            <text:p>err1157:</text:p>
          </table:table-cell>
          <table:table-cell office:value-type="float" office:value="0.0000000000000355271" calcext:value-type="float">
            <text:p>3,55E-14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141ms</text:p>
          </table:table-cell>
          <table:table-cell office:value-type="float" office:value="1157" calcext:value-type="float">
            <text:p>1157</text:p>
          </table:table-cell>
        </table:table-row>
        <table:table-row table:style-name="ro1">
          <table:table-cell/>
          <table:table-cell office:value-type="string" calcext:value-type="string">
            <text:p>err1158:</text:p>
          </table:table-cell>
          <table:table-cell office:value-type="float" office:value="0.000000000000034639" calcext:value-type="float">
            <text:p>3,46E-14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155ms</text:p>
          </table:table-cell>
          <table:table-cell office:value-type="float" office:value="1158" calcext:value-type="float">
            <text:p>1158</text:p>
          </table:table-cell>
        </table:table-row>
        <table:table-row table:style-name="ro1">
          <table:table-cell/>
          <table:table-cell office:value-type="string" calcext:value-type="string">
            <text:p>err1159:</text:p>
          </table:table-cell>
          <table:table-cell office:value-type="float" office:value="0.0000000000000337508" calcext:value-type="float">
            <text:p>3,38E-14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168ms</text:p>
          </table:table-cell>
          <table:table-cell office:value-type="float" office:value="1159" calcext:value-type="float">
            <text:p>1159</text:p>
          </table:table-cell>
        </table:table-row>
        <table:table-row table:style-name="ro1">
          <table:table-cell/>
          <table:table-cell office:value-type="string" calcext:value-type="string">
            <text:p>err1160:</text:p>
          </table:table-cell>
          <table:table-cell office:value-type="float" office:value="0.0000000000000337508" calcext:value-type="float">
            <text:p>3,38E-14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182ms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/>
          <table:table-cell office:value-type="string" calcext:value-type="string">
            <text:p>err1161:</text:p>
          </table:table-cell>
          <table:table-cell office:value-type="float" office:value="0.0000000000000319744" calcext:value-type="float">
            <text:p>3,20E-14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195ms</text:p>
          </table:table-cell>
          <table:table-cell office:value-type="float" office:value="1161" calcext:value-type="float">
            <text:p>1161</text:p>
          </table:table-cell>
        </table:table-row>
        <table:table-row table:style-name="ro1">
          <table:table-cell/>
          <table:table-cell office:value-type="string" calcext:value-type="string">
            <text:p>err1162:</text:p>
          </table:table-cell>
          <table:table-cell office:value-type="float" office:value="0.0000000000000319744" calcext:value-type="float">
            <text:p>3,20E-14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208ms</text:p>
          </table:table-cell>
          <table:table-cell office:value-type="float" office:value="1162" calcext:value-type="float">
            <text:p>1162</text:p>
          </table:table-cell>
        </table:table-row>
        <table:table-row table:style-name="ro1">
          <table:table-cell/>
          <table:table-cell office:value-type="string" calcext:value-type="string">
            <text:p>err1163:</text:p>
          </table:table-cell>
          <table:table-cell office:value-type="float" office:value="0.0000000000000310862" calcext:value-type="float">
            <text:p>3,11E-14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220ms</text:p>
          </table:table-cell>
          <table:table-cell office:value-type="float" office:value="1163" calcext:value-type="float">
            <text:p>1163</text:p>
          </table:table-cell>
        </table:table-row>
        <table:table-row table:style-name="ro1">
          <table:table-cell/>
          <table:table-cell office:value-type="string" calcext:value-type="string">
            <text:p>err1164:</text:p>
          </table:table-cell>
          <table:table-cell office:value-type="float" office:value="0.0000000000000301981" calcext:value-type="float">
            <text:p>3,02E-14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234ms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/>
          <table:table-cell office:value-type="string" calcext:value-type="string">
            <text:p>err1165:</text:p>
          </table:table-cell>
          <table:table-cell office:value-type="float" office:value="0.0000000000000301981" calcext:value-type="float">
            <text:p>3,02E-14</text:p>
          </table:table-cell>
          <table:table-cell office:value-type="string" calcext:value-type="string">
            <text:p>cza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286ms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/>
          <table:table-cell office:value-type="string" calcext:value-type="string">
            <text:p>err1166:</text:p>
          </table:table-cell>
          <table:table-cell office:value-type="float" office:value="0.0000000000000284217" calcext:value-type="float">
            <text:p>2,84E-14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302ms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/>
          <table:table-cell office:value-type="string" calcext:value-type="string">
            <text:p>err1167:</text:p>
          </table:table-cell>
          <table:table-cell office:value-type="float" office:value="0.0000000000000284217" calcext:value-type="float">
            <text:p>2,84E-14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315ms</text:p>
          </table:table-cell>
          <table:table-cell office:value-type="float" office:value="1167" calcext:value-type="float">
            <text:p>1167</text:p>
          </table:table-cell>
        </table:table-row>
        <table:table-row table:style-name="ro1">
          <table:table-cell/>
          <table:table-cell office:value-type="string" calcext:value-type="string">
            <text:p>err1168:</text:p>
          </table:table-cell>
          <table:table-cell office:value-type="float" office:value="0.0000000000000284217" calcext:value-type="float">
            <text:p>2,84E-14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328ms</text:p>
          </table:table-cell>
          <table:table-cell office:value-type="float" office:value="1168" calcext:value-type="float">
            <text:p>1168</text:p>
          </table:table-cell>
        </table:table-row>
        <table:table-row table:style-name="ro1">
          <table:table-cell/>
          <table:table-cell office:value-type="string" calcext:value-type="string">
            <text:p>err1169:</text:p>
          </table:table-cell>
          <table:table-cell office:value-type="float" office:value="0.0000000000000266454" calcext:value-type="float">
            <text:p>2,66E-14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341ms</text:p>
          </table:table-cell>
          <table:table-cell office:value-type="float" office:value="1169" calcext:value-type="float">
            <text:p>1169</text:p>
          </table:table-cell>
        </table:table-row>
        <table:table-row table:style-name="ro1">
          <table:table-cell/>
          <table:table-cell office:value-type="string" calcext:value-type="string">
            <text:p>err1170:</text:p>
          </table:table-cell>
          <table:table-cell office:value-type="float" office:value="0.0000000000000266454" calcext:value-type="float">
            <text:p>2,66E-14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356ms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/>
          <table:table-cell office:value-type="string" calcext:value-type="string">
            <text:p>err1171:</text:p>
          </table:table-cell>
          <table:table-cell office:value-type="float" office:value="0.0000000000000257572" calcext:value-type="float">
            <text:p>2,58E-14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371ms</text:p>
          </table:table-cell>
          <table:table-cell office:value-type="float" office:value="1171" calcext:value-type="float">
            <text:p>1171</text:p>
          </table:table-cell>
        </table:table-row>
        <table:table-row table:style-name="ro1">
          <table:table-cell/>
          <table:table-cell office:value-type="string" calcext:value-type="string">
            <text:p>err1172:</text:p>
          </table:table-cell>
          <table:table-cell office:value-type="float" office:value="0.0000000000000257572" calcext:value-type="float">
            <text:p>2,58E-14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384ms</text:p>
          </table:table-cell>
          <table:table-cell office:value-type="float" office:value="1172" calcext:value-type="float">
            <text:p>1172</text:p>
          </table:table-cell>
        </table:table-row>
        <table:table-row table:style-name="ro1">
          <table:table-cell/>
          <table:table-cell office:value-type="string" calcext:value-type="string">
            <text:p>err1173:</text:p>
          </table:table-cell>
          <table:table-cell office:value-type="float" office:value="0.000000000000024869" calcext:value-type="float">
            <text:p>2,49E-14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398ms</text:p>
          </table:table-cell>
          <table:table-cell office:value-type="float" office:value="1173" calcext:value-type="float">
            <text:p>1173</text:p>
          </table:table-cell>
        </table:table-row>
        <table:table-row table:style-name="ro1">
          <table:table-cell/>
          <table:table-cell office:value-type="string" calcext:value-type="string">
            <text:p>err1174:</text:p>
          </table:table-cell>
          <table:table-cell office:value-type="float" office:value="0.0000000000000239808" calcext:value-type="float">
            <text:p>2,40E-14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412ms</text:p>
          </table:table-cell>
          <table:table-cell office:value-type="float" office:value="1174" calcext:value-type="float">
            <text:p>1174</text:p>
          </table:table-cell>
        </table:table-row>
        <table:table-row table:style-name="ro1">
          <table:table-cell/>
          <table:table-cell office:value-type="string" calcext:value-type="string">
            <text:p>err1175:</text:p>
          </table:table-cell>
          <table:table-cell office:value-type="float" office:value="0.0000000000000239808" calcext:value-type="float">
            <text:p>2,40E-14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427ms</text:p>
          </table:table-cell>
          <table:table-cell office:value-type="float" office:value="1175" calcext:value-type="float">
            <text:p>1175</text:p>
          </table:table-cell>
        </table:table-row>
        <table:table-row table:style-name="ro1">
          <table:table-cell/>
          <table:table-cell office:value-type="string" calcext:value-type="string">
            <text:p>err1176:</text:p>
          </table:table-cell>
          <table:table-cell office:value-type="float" office:value="0.0000000000000230926" calcext:value-type="float">
            <text:p>2,31E-14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441ms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/>
          <table:table-cell office:value-type="string" calcext:value-type="string">
            <text:p>err1177:</text:p>
          </table:table-cell>
          <table:table-cell office:value-type="float" office:value="0.0000000000000230926" calcext:value-type="float">
            <text:p>2,31E-14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454ms</text:p>
          </table:table-cell>
          <table:table-cell office:value-type="float" office:value="1177" calcext:value-type="float">
            <text:p>1177</text:p>
          </table:table-cell>
        </table:table-row>
        <table:table-row table:style-name="ro1">
          <table:table-cell/>
          <table:table-cell office:value-type="string" calcext:value-type="string">
            <text:p>err1178:</text:p>
          </table:table-cell>
          <table:table-cell office:value-type="float" office:value="0.0000000000000213163" calcext:value-type="float">
            <text:p>2,13E-14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469ms</text:p>
          </table:table-cell>
          <table:table-cell office:value-type="float" office:value="1178" calcext:value-type="float">
            <text:p>1178</text:p>
          </table:table-cell>
        </table:table-row>
        <table:table-row table:style-name="ro1">
          <table:table-cell/>
          <table:table-cell office:value-type="string" calcext:value-type="string">
            <text:p>err1179:</text:p>
          </table:table-cell>
          <table:table-cell office:value-type="float" office:value="0.0000000000000222045" calcext:value-type="float">
            <text:p>2,22E-14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484ms</text:p>
          </table:table-cell>
          <table:table-cell office:value-type="float" office:value="1179" calcext:value-type="float">
            <text:p>1179</text:p>
          </table:table-cell>
        </table:table-row>
        <table:table-row table:style-name="ro1">
          <table:table-cell/>
          <table:table-cell office:value-type="string" calcext:value-type="string">
            <text:p>err1180:</text:p>
          </table:table-cell>
          <table:table-cell office:value-type="float" office:value="0.0000000000000213163" calcext:value-type="float">
            <text:p>2,13E-14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499ms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/>
          <table:table-cell office:value-type="string" calcext:value-type="string">
            <text:p>err1181:</text:p>
          </table:table-cell>
          <table:table-cell office:value-type="float" office:value="0.0000000000000204281" calcext:value-type="float">
            <text:p>2,04E-14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513ms</text:p>
          </table:table-cell>
          <table:table-cell office:value-type="float" office:value="1181" calcext:value-type="float">
            <text:p>1181</text:p>
          </table:table-cell>
        </table:table-row>
        <table:table-row table:style-name="ro1">
          <table:table-cell/>
          <table:table-cell office:value-type="string" calcext:value-type="string">
            <text:p>err1182:</text:p>
          </table:table-cell>
          <table:table-cell office:value-type="float" office:value="0.0000000000000204281" calcext:value-type="float">
            <text:p>2,04E-14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526ms</text:p>
          </table:table-cell>
          <table:table-cell office:value-type="float" office:value="1182" calcext:value-type="float">
            <text:p>1182</text:p>
          </table:table-cell>
        </table:table-row>
        <table:table-row table:style-name="ro1">
          <table:table-cell/>
          <table:table-cell office:value-type="string" calcext:value-type="string">
            <text:p>err1183:</text:p>
          </table:table-cell>
          <table:table-cell office:value-type="float" office:value="0.0000000000000195399" calcext:value-type="float">
            <text:p>1,95E-14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541ms</text:p>
          </table:table-cell>
          <table:table-cell office:value-type="float" office:value="1183" calcext:value-type="float">
            <text:p>1183</text:p>
          </table:table-cell>
        </table:table-row>
        <table:table-row table:style-name="ro1">
          <table:table-cell/>
          <table:table-cell office:value-type="string" calcext:value-type="string">
            <text:p>err1184:</text:p>
          </table:table-cell>
          <table:table-cell office:value-type="float" office:value="0.0000000000000195399" calcext:value-type="float">
            <text:p>1,95E-14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555ms</text:p>
          </table:table-cell>
          <table:table-cell office:value-type="float" office:value="1184" calcext:value-type="float">
            <text:p>1184</text:p>
          </table:table-cell>
        </table:table-row>
        <table:table-row table:style-name="ro1">
          <table:table-cell/>
          <table:table-cell office:value-type="string" calcext:value-type="string">
            <text:p>err1185:</text:p>
          </table:table-cell>
          <table:table-cell office:value-type="float" office:value="0.0000000000000186517" calcext:value-type="float">
            <text:p>1,87E-14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569ms</text:p>
          </table:table-cell>
          <table:table-cell office:value-type="float" office:value="1185" calcext:value-type="float">
            <text:p>1185</text:p>
          </table:table-cell>
        </table:table-row>
        <table:table-row table:style-name="ro1">
          <table:table-cell/>
          <table:table-cell office:value-type="string" calcext:value-type="string">
            <text:p>err1186:</text:p>
          </table:table-cell>
          <table:table-cell office:value-type="float" office:value="0.0000000000000186517" calcext:value-type="float">
            <text:p>1,87E-14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582ms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/>
          <table:table-cell office:value-type="string" calcext:value-type="string">
            <text:p>err1187:</text:p>
          </table:table-cell>
          <table:table-cell office:value-type="float" office:value="0.0000000000000186517" calcext:value-type="float">
            <text:p>1,87E-14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597ms</text:p>
          </table:table-cell>
          <table:table-cell office:value-type="float" office:value="1187" calcext:value-type="float">
            <text:p>1187</text:p>
          </table:table-cell>
        </table:table-row>
        <table:table-row table:style-name="ro1">
          <table:table-cell/>
          <table:table-cell office:value-type="string" calcext:value-type="string">
            <text:p>err1188:</text:p>
          </table:table-cell>
          <table:table-cell office:value-type="float" office:value="0.0000000000000177636" calcext:value-type="float">
            <text:p>1,78E-14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613ms</text:p>
          </table:table-cell>
          <table:table-cell office:value-type="float" office:value="1188" calcext:value-type="float">
            <text:p>1188</text:p>
          </table:table-cell>
        </table:table-row>
        <table:table-row table:style-name="ro1">
          <table:table-cell/>
          <table:table-cell office:value-type="string" calcext:value-type="string">
            <text:p>err1189:</text:p>
          </table:table-cell>
          <table:table-cell office:value-type="float" office:value="0.0000000000000168754" calcext:value-type="float">
            <text:p>1,69E-14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628ms</text:p>
          </table:table-cell>
          <table:table-cell office:value-type="float" office:value="1189" calcext:value-type="float">
            <text:p>1189</text:p>
          </table:table-cell>
        </table:table-row>
        <table:table-row table:style-name="ro1">
          <table:table-cell/>
          <table:table-cell office:value-type="string" calcext:value-type="string">
            <text:p>err1190:</text:p>
          </table:table-cell>
          <table:table-cell office:value-type="float" office:value="0.0000000000000168754" calcext:value-type="float">
            <text:p>1,69E-14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641ms</text:p>
          </table:table-cell>
          <table:table-cell office:value-type="float" office:value="1190" calcext:value-type="float">
            <text:p>1190</text:p>
          </table:table-cell>
        </table:table-row>
        <table:table-row table:style-name="ro1">
          <table:table-cell/>
          <table:table-cell office:value-type="string" calcext:value-type="string">
            <text:p>err1191:</text:p>
          </table:table-cell>
          <table:table-cell office:value-type="float" office:value="0.0000000000000168754" calcext:value-type="float">
            <text:p>1,69E-14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656ms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/>
          <table:table-cell office:value-type="string" calcext:value-type="string">
            <text:p>err1192:</text:p>
          </table:table-cell>
          <table:table-cell office:value-type="float" office:value="0.0000000000000159872" calcext:value-type="float">
            <text:p>1,60E-14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669ms</text:p>
          </table:table-cell>
          <table:table-cell office:value-type="float" office:value="1192" calcext:value-type="float">
            <text:p>1192</text:p>
          </table:table-cell>
        </table:table-row>
        <table:table-row table:style-name="ro1">
          <table:table-cell/>
          <table:table-cell office:value-type="string" calcext:value-type="string">
            <text:p>err1193:</text:p>
          </table:table-cell>
          <table:table-cell office:value-type="float" office:value="0.0000000000000159872" calcext:value-type="float">
            <text:p>1,60E-14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684ms</text:p>
          </table:table-cell>
          <table:table-cell office:value-type="float" office:value="1193" calcext:value-type="float">
            <text:p>1193</text:p>
          </table:table-cell>
        </table:table-row>
        <table:table-row table:style-name="ro1">
          <table:table-cell/>
          <table:table-cell office:value-type="string" calcext:value-type="string">
            <text:p>err1194:</text:p>
          </table:table-cell>
          <table:table-cell office:value-type="float" office:value="0.000000000000015099" calcext:value-type="float">
            <text:p>1,51E-14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698ms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/>
          <table:table-cell office:value-type="string" calcext:value-type="string">
            <text:p>err1195:</text:p>
          </table:table-cell>
          <table:table-cell office:value-type="float" office:value="0.000000000000015099" calcext:value-type="float">
            <text:p>1,51E-14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712ms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/>
          <table:table-cell office:value-type="string" calcext:value-type="string">
            <text:p>err1196:</text:p>
          </table:table-cell>
          <table:table-cell office:value-type="float" office:value="0.000000000000015099" calcext:value-type="float">
            <text:p>1,51E-14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726ms</text:p>
          </table:table-cell>
          <table:table-cell office:value-type="float" office:value="1196" calcext:value-type="float">
            <text:p>1196</text:p>
          </table:table-cell>
        </table:table-row>
        <table:table-row table:style-name="ro1">
          <table:table-cell/>
          <table:table-cell office:value-type="string" calcext:value-type="string">
            <text:p>err1197:</text:p>
          </table:table-cell>
          <table:table-cell office:value-type="float" office:value="0.0000000000000142109" calcext:value-type="float">
            <text:p>1,42E-14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740ms</text:p>
          </table:table-cell>
          <table:table-cell office:value-type="float" office:value="1197" calcext:value-type="float">
            <text:p>1197</text:p>
          </table:table-cell>
        </table:table-row>
        <table:table-row table:style-name="ro1">
          <table:table-cell/>
          <table:table-cell office:value-type="string" calcext:value-type="string">
            <text:p>err1198:</text:p>
          </table:table-cell>
          <table:table-cell office:value-type="float" office:value="0.0000000000000142109" calcext:value-type="float">
            <text:p>1,42E-14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755ms</text:p>
          </table:table-cell>
          <table:table-cell office:value-type="float" office:value="1198" calcext:value-type="float">
            <text:p>1198</text:p>
          </table:table-cell>
        </table:table-row>
        <table:table-row table:style-name="ro1">
          <table:table-cell/>
          <table:table-cell office:value-type="string" calcext:value-type="string">
            <text:p>err1199:</text:p>
          </table:table-cell>
          <table:table-cell office:value-type="float" office:value="0.0000000000000142109" calcext:value-type="float">
            <text:p>1,42E-14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770ms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/>
          <table:table-cell office:value-type="string" calcext:value-type="string">
            <text:p>err1200:</text:p>
          </table:table-cell>
          <table:table-cell office:value-type="float" office:value="0.0000000000000133227" calcext:value-type="float">
            <text:p>1,33E-14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783ms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/>
          <table:table-cell office:value-type="string" calcext:value-type="string">
            <text:p>err1201:</text:p>
          </table:table-cell>
          <table:table-cell office:value-type="float" office:value="0.0000000000000133227" calcext:value-type="float">
            <text:p>1,33E-14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799ms</text:p>
          </table:table-cell>
          <table:table-cell office:value-type="float" office:value="1201" calcext:value-type="float">
            <text:p>1201</text:p>
          </table:table-cell>
        </table:table-row>
        <table:table-row table:style-name="ro1">
          <table:table-cell/>
          <table:table-cell office:value-type="string" calcext:value-type="string">
            <text:p>err1202:</text:p>
          </table:table-cell>
          <table:table-cell office:value-type="float" office:value="0.0000000000000124345" calcext:value-type="float">
            <text:p>1,24E-14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813ms</text:p>
          </table:table-cell>
          <table:table-cell office:value-type="float" office:value="1202" calcext:value-type="float">
            <text:p>1202</text:p>
          </table:table-cell>
        </table:table-row>
        <table:table-row table:style-name="ro1">
          <table:table-cell/>
          <table:table-cell office:value-type="string" calcext:value-type="string">
            <text:p>err1203:</text:p>
          </table:table-cell>
          <table:table-cell office:value-type="float" office:value="0.0000000000000124345" calcext:value-type="float">
            <text:p>1,24E-14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829ms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/>
          <table:table-cell office:value-type="string" calcext:value-type="string">
            <text:p>err1204:</text:p>
          </table:table-cell>
          <table:table-cell office:value-type="float" office:value="0.0000000000000124345" calcext:value-type="float">
            <text:p>1,24E-14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844ms</text:p>
          </table:table-cell>
          <table:table-cell office:value-type="float" office:value="1204" calcext:value-type="float">
            <text:p>1204</text:p>
          </table:table-cell>
        </table:table-row>
        <table:table-row table:style-name="ro1">
          <table:table-cell/>
          <table:table-cell office:value-type="string" calcext:value-type="string">
            <text:p>err1205:</text:p>
          </table:table-cell>
          <table:table-cell office:value-type="float" office:value="0.0000000000000124345" calcext:value-type="float">
            <text:p>1,24E-14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859ms</text:p>
          </table:table-cell>
          <table:table-cell office:value-type="float" office:value="1205" calcext:value-type="float">
            <text:p>1205</text:p>
          </table:table-cell>
        </table:table-row>
        <table:table-row table:style-name="ro1">
          <table:table-cell/>
          <table:table-cell office:value-type="string" calcext:value-type="string">
            <text:p>err1206:</text:p>
          </table:table-cell>
          <table:table-cell office:value-type="float" office:value="0.0000000000000124345" calcext:value-type="float">
            <text:p>1,24E-14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873ms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/>
          <table:table-cell office:value-type="string" calcext:value-type="string">
            <text:p>err1207:</text:p>
          </table:table-cell>
          <table:table-cell office:value-type="float" office:value="0.0000000000000106581" calcext:value-type="float">
            <text:p>1,07E-14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886ms</text:p>
          </table:table-cell>
          <table:table-cell office:value-type="float" office:value="1207" calcext:value-type="float">
            <text:p>1207</text:p>
          </table:table-cell>
        </table:table-row>
        <table:table-row table:style-name="ro1">
          <table:table-cell/>
          <table:table-cell office:value-type="string" calcext:value-type="string">
            <text:p>err1208:</text:p>
          </table:table-cell>
          <table:table-cell office:value-type="float" office:value="0.0000000000000115463" calcext:value-type="float">
            <text:p>1,15E-14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902ms</text:p>
          </table:table-cell>
          <table:table-cell office:value-type="float" office:value="1208" calcext:value-type="float">
            <text:p>1208</text:p>
          </table:table-cell>
        </table:table-row>
        <table:table-row table:style-name="ro1">
          <table:table-cell/>
          <table:table-cell office:value-type="string" calcext:value-type="string">
            <text:p>err1209:</text:p>
          </table:table-cell>
          <table:table-cell office:value-type="float" office:value="0.0000000000000115463" calcext:value-type="float">
            <text:p>1,15E-14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918ms</text:p>
          </table:table-cell>
          <table:table-cell office:value-type="float" office:value="1209" calcext:value-type="float">
            <text:p>1209</text:p>
          </table:table-cell>
        </table:table-row>
        <table:table-row table:style-name="ro1">
          <table:table-cell/>
          <table:table-cell office:value-type="string" calcext:value-type="string">
            <text:p>err1210:</text:p>
          </table:table-cell>
          <table:table-cell office:value-type="float" office:value="0.0000000000000106581" calcext:value-type="float">
            <text:p>1,07E-14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931ms</text:p>
          </table:table-cell>
          <table:table-cell office:value-type="float" office:value="1210" calcext:value-type="float">
            <text:p>1210</text:p>
          </table:table-cell>
        </table:table-row>
        <table:table-row table:style-name="ro1">
          <table:table-cell/>
          <table:table-cell office:value-type="string" calcext:value-type="string">
            <text:p>err1211:</text:p>
          </table:table-cell>
          <table:table-cell office:value-type="float" office:value="0.0000000000000106581" calcext:value-type="float">
            <text:p>1,07E-14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947ms</text:p>
          </table:table-cell>
          <table:table-cell office:value-type="float" office:value="1211" calcext:value-type="float">
            <text:p>1211</text:p>
          </table:table-cell>
        </table:table-row>
        <table:table-row table:style-name="ro1">
          <table:table-cell/>
          <table:table-cell office:value-type="string" calcext:value-type="string">
            <text:p>err1212:</text:p>
          </table:table-cell>
          <table:table-cell office:value-type="float" office:value="9.76996E-015" calcext:value-type="float">
            <text:p>9,77E-15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961ms</text:p>
          </table:table-cell>
          <table:table-cell office:value-type="float" office:value="1212" calcext:value-type="float">
            <text:p>1212</text:p>
          </table:table-cell>
        </table:table-row>
        <table:table-row table:style-name="ro1">
          <table:table-cell/>
          <table:table-cell office:value-type="string" calcext:value-type="string">
            <text:p>err1213:</text:p>
          </table:table-cell>
          <table:table-cell office:value-type="float" office:value="9.76996E-015" calcext:value-type="float">
            <text:p>9,77E-15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975ms</text:p>
          </table:table-cell>
          <table:table-cell office:value-type="float" office:value="1213" calcext:value-type="float">
            <text:p>1213</text:p>
          </table:table-cell>
        </table:table-row>
        <table:table-row table:style-name="ro1">
          <table:table-cell/>
          <table:table-cell office:value-type="string" calcext:value-type="string">
            <text:p>err1214:</text:p>
          </table:table-cell>
          <table:table-cell office:value-type="float" office:value="0.0000000000000106581" calcext:value-type="float">
            <text:p>1,07E-14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989ms</text:p>
          </table:table-cell>
          <table:table-cell office:value-type="float" office:value="1214" calcext:value-type="float">
            <text:p>1214</text:p>
          </table:table-cell>
        </table:table-row>
        <table:table-row table:style-name="ro1">
          <table:table-cell/>
          <table:table-cell office:value-type="string" calcext:value-type="string">
            <text:p>err1215:</text:p>
          </table:table-cell>
          <table:table-cell office:value-type="float" office:value="8.88178E-015" calcext:value-type="float">
            <text:p>8,88E-15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003ms</text:p>
          </table:table-cell>
          <table:table-cell office:value-type="float" office:value="1215" calcext:value-type="float">
            <text:p>1215</text:p>
          </table:table-cell>
        </table:table-row>
        <table:table-row table:style-name="ro1">
          <table:table-cell/>
          <table:table-cell office:value-type="string" calcext:value-type="string">
            <text:p>err1216:</text:p>
          </table:table-cell>
          <table:table-cell office:value-type="float" office:value="9.76996E-015" calcext:value-type="float">
            <text:p>9,77E-15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019ms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/>
          <table:table-cell office:value-type="string" calcext:value-type="string">
            <text:p>err1217:</text:p>
          </table:table-cell>
          <table:table-cell office:value-type="float" office:value="9.76996E-015" calcext:value-type="float">
            <text:p>9,77E-15</text:p>
          </table:table-cell>
          <table:table-cell office:value-type="string" calcext:value-type="string">
            <text:p>cza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077ms</text:p>
          </table:table-cell>
          <table:table-cell office:value-type="float" office:value="1217" calcext:value-type="float">
            <text:p>1217</text:p>
          </table:table-cell>
        </table:table-row>
        <table:table-row table:style-name="ro1">
          <table:table-cell/>
          <table:table-cell office:value-type="string" calcext:value-type="string">
            <text:p>err1218:</text:p>
          </table:table-cell>
          <table:table-cell office:value-type="float" office:value="8.88178E-015" calcext:value-type="float">
            <text:p>8,88E-15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096ms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/>
          <table:table-cell office:value-type="string" calcext:value-type="string">
            <text:p>err1219:</text:p>
          </table:table-cell>
          <table:table-cell office:value-type="float" office:value="8.88178E-015" calcext:value-type="float">
            <text:p>8,88E-15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110ms</text:p>
          </table:table-cell>
          <table:table-cell office:value-type="float" office:value="1219" calcext:value-type="float">
            <text:p>1219</text:p>
          </table:table-cell>
        </table:table-row>
        <table:table-row table:style-name="ro1">
          <table:table-cell/>
          <table:table-cell office:value-type="string" calcext:value-type="string">
            <text:p>err1220:</text:p>
          </table:table-cell>
          <table:table-cell office:value-type="float" office:value="7.99361E-015" calcext:value-type="float">
            <text:p>7,99E-15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124ms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/>
          <table:table-cell office:value-type="string" calcext:value-type="string">
            <text:p>err1221:</text:p>
          </table:table-cell>
          <table:table-cell office:value-type="float" office:value="8.88178E-015" calcext:value-type="float">
            <text:p>8,88E-15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138ms</text:p>
          </table:table-cell>
          <table:table-cell office:value-type="float" office:value="1221" calcext:value-type="float">
            <text:p>1221</text:p>
          </table:table-cell>
        </table:table-row>
        <table:table-row table:style-name="ro1">
          <table:table-cell/>
          <table:table-cell office:value-type="string" calcext:value-type="string">
            <text:p>err1222:</text:p>
          </table:table-cell>
          <table:table-cell office:value-type="float" office:value="7.99361E-015" calcext:value-type="float">
            <text:p>7,99E-15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153ms</text:p>
          </table:table-cell>
          <table:table-cell office:value-type="float" office:value="1222" calcext:value-type="float">
            <text:p>1222</text:p>
          </table:table-cell>
        </table:table-row>
        <table:table-row table:style-name="ro1">
          <table:table-cell/>
          <table:table-cell office:value-type="string" calcext:value-type="string">
            <text:p>err1223:</text:p>
          </table:table-cell>
          <table:table-cell office:value-type="float" office:value="7.99361E-015" calcext:value-type="float">
            <text:p>7,99E-15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167ms</text:p>
          </table:table-cell>
          <table:table-cell office:value-type="float" office:value="1223" calcext:value-type="float">
            <text:p>1223</text:p>
          </table:table-cell>
        </table:table-row>
        <table:table-row table:style-name="ro1">
          <table:table-cell/>
          <table:table-cell office:value-type="string" calcext:value-type="string">
            <text:p>err1224:</text:p>
          </table:table-cell>
          <table:table-cell office:value-type="float" office:value="7.99361E-015" calcext:value-type="float">
            <text:p>7,99E-15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182ms</text:p>
          </table:table-cell>
          <table:table-cell office:value-type="float" office:value="1224" calcext:value-type="float">
            <text:p>1224</text:p>
          </table:table-cell>
        </table:table-row>
        <table:table-row table:style-name="ro1">
          <table:table-cell/>
          <table:table-cell office:value-type="string" calcext:value-type="string">
            <text:p>err1225:</text:p>
          </table:table-cell>
          <table:table-cell office:value-type="float" office:value="7.99361E-015" calcext:value-type="float">
            <text:p>7,99E-15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196ms</text:p>
          </table:table-cell>
          <table:table-cell office:value-type="float" office:value="1225" calcext:value-type="float">
            <text:p>1225</text:p>
          </table:table-cell>
        </table:table-row>
        <table:table-row table:style-name="ro1">
          <table:table-cell/>
          <table:table-cell office:value-type="string" calcext:value-type="string">
            <text:p>err1226:</text:p>
          </table:table-cell>
          <table:table-cell office:value-type="float" office:value="7.10543E-015" calcext:value-type="float">
            <text:p>7,11E-15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210ms</text:p>
          </table:table-cell>
          <table:table-cell office:value-type="float" office:value="1226" calcext:value-type="float">
            <text:p>1226</text:p>
          </table:table-cell>
        </table:table-row>
        <table:table-row table:style-name="ro1">
          <table:table-cell/>
          <table:table-cell office:value-type="string" calcext:value-type="string">
            <text:p>err1227:</text:p>
          </table:table-cell>
          <table:table-cell office:value-type="float" office:value="7.99361E-015" calcext:value-type="float">
            <text:p>7,99E-15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224ms</text:p>
          </table:table-cell>
          <table:table-cell office:value-type="float" office:value="1227" calcext:value-type="float">
            <text:p>1227</text:p>
          </table:table-cell>
        </table:table-row>
        <table:table-row table:style-name="ro1">
          <table:table-cell/>
          <table:table-cell office:value-type="string" calcext:value-type="string">
            <text:p>err1228:</text:p>
          </table:table-cell>
          <table:table-cell office:value-type="float" office:value="7.10543E-015" calcext:value-type="float">
            <text:p>7,11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237ms</text:p>
          </table:table-cell>
          <table:table-cell office:value-type="float" office:value="1228" calcext:value-type="float">
            <text:p>1228</text:p>
          </table:table-cell>
        </table:table-row>
        <table:table-row table:style-name="ro1">
          <table:table-cell/>
          <table:table-cell office:value-type="string" calcext:value-type="string">
            <text:p>err1229:</text:p>
          </table:table-cell>
          <table:table-cell office:value-type="float" office:value="7.10543E-015" calcext:value-type="float">
            <text:p>7,11E-15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250ms</text:p>
          </table:table-cell>
          <table:table-cell office:value-type="float" office:value="1229" calcext:value-type="float">
            <text:p>1229</text:p>
          </table:table-cell>
        </table:table-row>
        <table:table-row table:style-name="ro1">
          <table:table-cell/>
          <table:table-cell office:value-type="string" calcext:value-type="string">
            <text:p>err1230:</text:p>
          </table:table-cell>
          <table:table-cell office:value-type="float" office:value="6.21725E-015" calcext:value-type="float">
            <text:p>6,22E-15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266ms</text:p>
          </table:table-cell>
          <table:table-cell office:value-type="float" office:value="1230" calcext:value-type="float">
            <text:p>1230</text:p>
          </table:table-cell>
        </table:table-row>
        <table:table-row table:style-name="ro1">
          <table:table-cell/>
          <table:table-cell office:value-type="string" calcext:value-type="string">
            <text:p>err1231:</text:p>
          </table:table-cell>
          <table:table-cell office:value-type="float" office:value="7.10543E-015" calcext:value-type="float">
            <text:p>7,11E-15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281ms</text:p>
          </table:table-cell>
          <table:table-cell office:value-type="float" office:value="1231" calcext:value-type="float">
            <text:p>1231</text:p>
          </table:table-cell>
        </table:table-row>
        <table:table-row table:style-name="ro1">
          <table:table-cell/>
          <table:table-cell office:value-type="string" calcext:value-type="string">
            <text:p>err1232:</text:p>
          </table:table-cell>
          <table:table-cell office:value-type="float" office:value="6.21725E-015" calcext:value-type="float">
            <text:p>6,22E-15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296ms</text:p>
          </table:table-cell>
          <table:table-cell office:value-type="float" office:value="1232" calcext:value-type="float">
            <text:p>1232</text:p>
          </table:table-cell>
        </table:table-row>
        <table:table-row table:style-name="ro1">
          <table:table-cell/>
          <table:table-cell office:value-type="string" calcext:value-type="string">
            <text:p>err1233:</text:p>
          </table:table-cell>
          <table:table-cell office:value-type="float" office:value="7.10543E-015" calcext:value-type="float">
            <text:p>7,11E-15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310ms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/>
          <table:table-cell office:value-type="string" calcext:value-type="string">
            <text:p>err1234:</text:p>
          </table:table-cell>
          <table:table-cell office:value-type="float" office:value="6.21725E-015" calcext:value-type="float">
            <text:p>6,22E-15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327ms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/>
          <table:table-cell office:value-type="string" calcext:value-type="string">
            <text:p>err1235:</text:p>
          </table:table-cell>
          <table:table-cell office:value-type="float" office:value="6.21725E-015" calcext:value-type="float">
            <text:p>6,22E-15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341ms</text:p>
          </table:table-cell>
          <table:table-cell office:value-type="float" office:value="1235" calcext:value-type="float">
            <text:p>1235</text:p>
          </table:table-cell>
        </table:table-row>
        <table:table-row table:style-name="ro1">
          <table:table-cell/>
          <table:table-cell office:value-type="string" calcext:value-type="string">
            <text:p>err1236:</text:p>
          </table:table-cell>
          <table:table-cell office:value-type="float" office:value="5.32907E-015" calcext:value-type="float">
            <text:p>5,33E-15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356ms</text:p>
          </table:table-cell>
          <table:table-cell office:value-type="float" office:value="1236" calcext:value-type="float">
            <text:p>1236</text:p>
          </table:table-cell>
        </table:table-row>
        <table:table-row table:style-name="ro1">
          <table:table-cell/>
          <table:table-cell office:value-type="string" calcext:value-type="string">
            <text:p>err1237:</text:p>
          </table:table-cell>
          <table:table-cell office:value-type="float" office:value="6.21725E-015" calcext:value-type="float">
            <text:p>6,22E-15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372ms</text:p>
          </table:table-cell>
          <table:table-cell office:value-type="float" office:value="1237" calcext:value-type="float">
            <text:p>1237</text:p>
          </table:table-cell>
        </table:table-row>
        <table:table-row table:style-name="ro1">
          <table:table-cell/>
          <table:table-cell office:value-type="string" calcext:value-type="string">
            <text:p>err1238:</text:p>
          </table:table-cell>
          <table:table-cell office:value-type="float" office:value="6.21725E-015" calcext:value-type="float">
            <text:p>6,22E-15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388ms</text:p>
          </table:table-cell>
          <table:table-cell office:value-type="float" office:value="1238" calcext:value-type="float">
            <text:p>1238</text:p>
          </table:table-cell>
        </table:table-row>
        <table:table-row table:style-name="ro1">
          <table:table-cell/>
          <table:table-cell office:value-type="string" calcext:value-type="string">
            <text:p>err1239:</text:p>
          </table:table-cell>
          <table:table-cell office:value-type="float" office:value="5.32907E-015" calcext:value-type="float">
            <text:p>5,33E-15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403ms</text:p>
          </table:table-cell>
          <table:table-cell office:value-type="float" office:value="1239" calcext:value-type="float">
            <text:p>1239</text:p>
          </table:table-cell>
        </table:table-row>
        <table:table-row table:style-name="ro1">
          <table:table-cell/>
          <table:table-cell office:value-type="string" calcext:value-type="string">
            <text:p>err1240:</text:p>
          </table:table-cell>
          <table:table-cell office:value-type="float" office:value="5.32907E-015" calcext:value-type="float">
            <text:p>5,33E-15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417ms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/>
          <table:table-cell office:value-type="string" calcext:value-type="string">
            <text:p>err1241:</text:p>
          </table:table-cell>
          <table:table-cell office:value-type="float" office:value="5.32907E-015" calcext:value-type="float">
            <text:p>5,33E-15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432ms</text:p>
          </table:table-cell>
          <table:table-cell office:value-type="float" office:value="1241" calcext:value-type="float">
            <text:p>1241</text:p>
          </table:table-cell>
        </table:table-row>
        <table:table-row table:style-name="ro1">
          <table:table-cell/>
          <table:table-cell office:value-type="string" calcext:value-type="string">
            <text:p>err1242:</text:p>
          </table:table-cell>
          <table:table-cell office:value-type="float" office:value="5.32907E-015" calcext:value-type="float">
            <text:p>5,33E-15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448ms</text:p>
          </table:table-cell>
          <table:table-cell office:value-type="float" office:value="1242" calcext:value-type="float">
            <text:p>1242</text:p>
          </table:table-cell>
        </table:table-row>
        <table:table-row table:style-name="ro1">
          <table:table-cell/>
          <table:table-cell office:value-type="string" calcext:value-type="string">
            <text:p>err1243:</text:p>
          </table:table-cell>
          <table:table-cell office:value-type="float" office:value="5.32907E-015" calcext:value-type="float">
            <text:p>5,33E-15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465ms</text:p>
          </table:table-cell>
          <table:table-cell office:value-type="float" office:value="1243" calcext:value-type="float">
            <text:p>1243</text:p>
          </table:table-cell>
        </table:table-row>
        <table:table-row table:style-name="ro1">
          <table:table-cell/>
          <table:table-cell office:value-type="string" calcext:value-type="string">
            <text:p>err1244:</text:p>
          </table:table-cell>
          <table:table-cell office:value-type="float" office:value="4.44089E-015" calcext:value-type="float">
            <text:p>4,44E-15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480ms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/>
          <table:table-cell office:value-type="string" calcext:value-type="string">
            <text:p>err1245:</text:p>
          </table:table-cell>
          <table:table-cell office:value-type="float" office:value="5.32907E-015" calcext:value-type="float">
            <text:p>5,33E-15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496ms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/>
          <table:table-cell office:value-type="string" calcext:value-type="string">
            <text:p>err1246:</text:p>
          </table:table-cell>
          <table:table-cell office:value-type="float" office:value="4.44089E-015" calcext:value-type="float">
            <text:p>4,44E-15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514ms</text:p>
          </table:table-cell>
          <table:table-cell office:value-type="float" office:value="1246" calcext:value-type="float">
            <text:p>1246</text:p>
          </table:table-cell>
        </table:table-row>
        <table:table-row table:style-name="ro1">
          <table:table-cell/>
          <table:table-cell office:value-type="string" calcext:value-type="string">
            <text:p>err1247:</text:p>
          </table:table-cell>
          <table:table-cell office:value-type="float" office:value="5.32907E-015" calcext:value-type="float">
            <text:p>5,33E-15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528ms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/>
          <table:table-cell office:value-type="string" calcext:value-type="string">
            <text:p>err1248:</text:p>
          </table:table-cell>
          <table:table-cell office:value-type="float" office:value="4.44089E-015" calcext:value-type="float">
            <text:p>4,44E-15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543ms</text:p>
          </table:table-cell>
          <table:table-cell office:value-type="float" office:value="1248" calcext:value-type="float">
            <text:p>1248</text:p>
          </table:table-cell>
        </table:table-row>
        <table:table-row table:style-name="ro1">
          <table:table-cell/>
          <table:table-cell office:value-type="string" calcext:value-type="string">
            <text:p>err1249:</text:p>
          </table:table-cell>
          <table:table-cell office:value-type="float" office:value="4.44089E-015" calcext:value-type="float">
            <text:p>4,44E-15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559ms</text:p>
          </table:table-cell>
          <table:table-cell office:value-type="float" office:value="1249" calcext:value-type="float">
            <text:p>1249</text:p>
          </table:table-cell>
        </table:table-row>
        <table:table-row table:style-name="ro1">
          <table:table-cell/>
          <table:table-cell office:value-type="string" calcext:value-type="string">
            <text:p>err1250:</text:p>
          </table:table-cell>
          <table:table-cell office:value-type="float" office:value="4.44089E-015" calcext:value-type="float">
            <text:p>4,44E-15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576ms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/>
          <table:table-cell office:value-type="string" calcext:value-type="string">
            <text:p>err1251:</text:p>
          </table:table-cell>
          <table:table-cell office:value-type="float" office:value="4.44089E-015" calcext:value-type="float">
            <text:p>4,44E-15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592ms</text:p>
          </table:table-cell>
          <table:table-cell office:value-type="float" office:value="1251" calcext:value-type="float">
            <text:p>1251</text:p>
          </table:table-cell>
        </table:table-row>
        <table:table-row table:style-name="ro1">
          <table:table-cell/>
          <table:table-cell office:value-type="string" calcext:value-type="string">
            <text:p>err1252:</text:p>
          </table:table-cell>
          <table:table-cell office:value-type="float" office:value="3.55271E-015" calcext:value-type="float">
            <text:p>3,55E-15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608ms</text:p>
          </table:table-cell>
          <table:table-cell office:value-type="float" office:value="1252" calcext:value-type="float">
            <text:p>1252</text:p>
          </table:table-cell>
        </table:table-row>
        <table:table-row table:style-name="ro1">
          <table:table-cell/>
          <table:table-cell office:value-type="string" calcext:value-type="string">
            <text:p>err1253:</text:p>
          </table:table-cell>
          <table:table-cell office:value-type="float" office:value="4.44089E-015" calcext:value-type="float">
            <text:p>4,44E-15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624ms</text:p>
          </table:table-cell>
          <table:table-cell office:value-type="float" office:value="1253" calcext:value-type="float">
            <text:p>1253</text:p>
          </table:table-cell>
        </table:table-row>
        <table:table-row table:style-name="ro1">
          <table:table-cell/>
          <table:table-cell office:value-type="string" calcext:value-type="string">
            <text:p>err1254:</text:p>
          </table:table-cell>
          <table:table-cell office:value-type="float" office:value="4.44089E-015" calcext:value-type="float">
            <text:p>4,44E-15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640ms</text:p>
          </table:table-cell>
          <table:table-cell office:value-type="float" office:value="1254" calcext:value-type="float">
            <text:p>1254</text:p>
          </table:table-cell>
        </table:table-row>
        <table:table-row table:style-name="ro1">
          <table:table-cell/>
          <table:table-cell office:value-type="string" calcext:value-type="string">
            <text:p>err1255:</text:p>
          </table:table-cell>
          <table:table-cell office:value-type="float" office:value="3.55271E-015" calcext:value-type="float">
            <text:p>3,55E-15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655ms</text:p>
          </table:table-cell>
          <table:table-cell office:value-type="float" office:value="1255" calcext:value-type="float">
            <text:p>1255</text:p>
          </table:table-cell>
        </table:table-row>
        <table:table-row table:style-name="ro1">
          <table:table-cell/>
          <table:table-cell office:value-type="string" calcext:value-type="string">
            <text:p>err1256:</text:p>
          </table:table-cell>
          <table:table-cell office:value-type="float" office:value="3.55271E-015" calcext:value-type="float">
            <text:p>3,55E-15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671ms</text:p>
          </table:table-cell>
          <table:table-cell office:value-type="float" office:value="1256" calcext:value-type="float">
            <text:p>1256</text:p>
          </table:table-cell>
        </table:table-row>
        <table:table-row table:style-name="ro1">
          <table:table-cell/>
          <table:table-cell office:value-type="string" calcext:value-type="string">
            <text:p>err1257:</text:p>
          </table:table-cell>
          <table:table-cell office:value-type="float" office:value="3.55271E-015" calcext:value-type="float">
            <text:p>3,55E-15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687ms</text:p>
          </table:table-cell>
          <table:table-cell office:value-type="float" office:value="1257" calcext:value-type="float">
            <text:p>1257</text:p>
          </table:table-cell>
        </table:table-row>
        <table:table-row table:style-name="ro1">
          <table:table-cell/>
          <table:table-cell office:value-type="string" calcext:value-type="string">
            <text:p>err1258:</text:p>
          </table:table-cell>
          <table:table-cell office:value-type="float" office:value="3.55271E-015" calcext:value-type="float">
            <text:p>3,55E-15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704ms</text:p>
          </table:table-cell>
          <table:table-cell office:value-type="float" office:value="1258" calcext:value-type="float">
            <text:p>1258</text:p>
          </table:table-cell>
        </table:table-row>
        <table:table-row table:style-name="ro1">
          <table:table-cell/>
          <table:table-cell office:value-type="string" calcext:value-type="string">
            <text:p>err1259:</text:p>
          </table:table-cell>
          <table:table-cell office:value-type="float" office:value="3.55271E-015" calcext:value-type="float">
            <text:p>3,55E-15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719ms</text:p>
          </table:table-cell>
          <table:table-cell office:value-type="float" office:value="1259" calcext:value-type="float">
            <text:p>1259</text:p>
          </table:table-cell>
        </table:table-row>
        <table:table-row table:style-name="ro1">
          <table:table-cell/>
          <table:table-cell office:value-type="string" calcext:value-type="string">
            <text:p>err1260:</text:p>
          </table:table-cell>
          <table:table-cell office:value-type="float" office:value="3.55271E-015" calcext:value-type="float">
            <text:p>3,55E-15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735ms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/>
          <table:table-cell office:value-type="string" calcext:value-type="string">
            <text:p>err1261:</text:p>
          </table:table-cell>
          <table:table-cell office:value-type="float" office:value="3.55271E-015" calcext:value-type="float">
            <text:p>3,55E-15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751ms</text:p>
          </table:table-cell>
          <table:table-cell office:value-type="float" office:value="1261" calcext:value-type="float">
            <text:p>1261</text:p>
          </table:table-cell>
        </table:table-row>
        <table:table-row table:style-name="ro1">
          <table:table-cell/>
          <table:table-cell office:value-type="string" calcext:value-type="string">
            <text:p>err1262:</text:p>
          </table:table-cell>
          <table:table-cell office:value-type="float" office:value="3.55271E-015" calcext:value-type="float">
            <text:p>3,55E-15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766ms</text:p>
          </table:table-cell>
          <table:table-cell office:value-type="float" office:value="1262" calcext:value-type="float">
            <text:p>1262</text:p>
          </table:table-cell>
        </table:table-row>
        <table:table-row table:style-name="ro1">
          <table:table-cell/>
          <table:table-cell office:value-type="string" calcext:value-type="string">
            <text:p>err1263:</text:p>
          </table:table-cell>
          <table:table-cell office:value-type="float" office:value="3.55271E-015" calcext:value-type="float">
            <text:p>3,55E-15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782ms</text:p>
          </table:table-cell>
          <table:table-cell office:value-type="float" office:value="1263" calcext:value-type="float">
            <text:p>1263</text:p>
          </table:table-cell>
        </table:table-row>
        <table:table-row table:style-name="ro1">
          <table:table-cell/>
          <table:table-cell office:value-type="string" calcext:value-type="string">
            <text:p>err1264:</text:p>
          </table:table-cell>
          <table:table-cell office:value-type="float" office:value="3.55271E-015" calcext:value-type="float">
            <text:p>3,55E-15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798ms</text:p>
          </table:table-cell>
          <table:table-cell office:value-type="float" office:value="1264" calcext:value-type="float">
            <text:p>1264</text:p>
          </table:table-cell>
        </table:table-row>
        <table:table-row table:style-name="ro1">
          <table:table-cell/>
          <table:table-cell office:value-type="string" calcext:value-type="string">
            <text:p>err1265:</text:p>
          </table:table-cell>
          <table:table-cell office:value-type="float" office:value="2.66454E-015" calcext:value-type="float">
            <text:p>2,66E-15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812ms</text:p>
          </table:table-cell>
          <table:table-cell office:value-type="float" office:value="1265" calcext:value-type="float">
            <text:p>1265</text:p>
          </table:table-cell>
        </table:table-row>
        <table:table-row table:style-name="ro1">
          <table:table-cell/>
          <table:table-cell office:value-type="string" calcext:value-type="string">
            <text:p>err1266:</text:p>
          </table:table-cell>
          <table:table-cell office:value-type="float" office:value="2.66454E-015" calcext:value-type="float">
            <text:p>2,66E-15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829ms</text:p>
          </table:table-cell>
          <table:table-cell office:value-type="float" office:value="1266" calcext:value-type="float">
            <text:p>1266</text:p>
          </table:table-cell>
        </table:table-row>
        <table:table-row table:style-name="ro1">
          <table:table-cell/>
          <table:table-cell office:value-type="string" calcext:value-type="string">
            <text:p>err1267:</text:p>
          </table:table-cell>
          <table:table-cell office:value-type="float" office:value="3.55271E-015" calcext:value-type="float">
            <text:p>3,55E-15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844ms</text:p>
          </table:table-cell>
          <table:table-cell office:value-type="float" office:value="1267" calcext:value-type="float">
            <text:p>1267</text:p>
          </table:table-cell>
        </table:table-row>
        <table:table-row table:style-name="ro1">
          <table:table-cell/>
          <table:table-cell office:value-type="string" calcext:value-type="string">
            <text:p>err1268:</text:p>
          </table:table-cell>
          <table:table-cell office:value-type="float" office:value="2.66454E-015" calcext:value-type="float">
            <text:p>2,66E-15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860ms</text:p>
          </table:table-cell>
          <table:table-cell office:value-type="float" office:value="1268" calcext:value-type="float">
            <text:p>1268</text:p>
          </table:table-cell>
        </table:table-row>
        <table:table-row table:style-name="ro1">
          <table:table-cell/>
          <table:table-cell office:value-type="string" calcext:value-type="string">
            <text:p>err1269:</text:p>
          </table:table-cell>
          <table:table-cell office:value-type="float" office:value="2.66454E-015" calcext:value-type="float">
            <text:p>2,66E-15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876ms</text:p>
          </table:table-cell>
          <table:table-cell office:value-type="float" office:value="1269" calcext:value-type="float">
            <text:p>1269</text:p>
          </table:table-cell>
        </table:table-row>
        <table:table-row table:style-name="ro1">
          <table:table-cell/>
          <table:table-cell office:value-type="string" calcext:value-type="string">
            <text:p>err1270:</text:p>
          </table:table-cell>
          <table:table-cell office:value-type="float" office:value="3.55271E-015" calcext:value-type="float">
            <text:p>3,55E-15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890ms</text:p>
          </table:table-cell>
          <table:table-cell office:value-type="float" office:value="1270" calcext:value-type="float">
            <text:p>1270</text:p>
          </table:table-cell>
        </table:table-row>
        <table:table-row table:style-name="ro1">
          <table:table-cell/>
          <table:table-cell office:value-type="string" calcext:value-type="string">
            <text:p>err1271:</text:p>
          </table:table-cell>
          <table:table-cell office:value-type="float" office:value="1.77636E-015" calcext:value-type="float">
            <text:p>1,78E-15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906ms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/>
          <table:table-cell office:value-type="string" calcext:value-type="string">
            <text:p>err1272:</text:p>
          </table:table-cell>
          <table:table-cell office:value-type="float" office:value="3.55271E-015" calcext:value-type="float">
            <text:p>3,55E-15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922ms</text:p>
          </table:table-cell>
          <table:table-cell office:value-type="float" office:value="1272" calcext:value-type="float">
            <text:p>1272</text:p>
          </table:table-cell>
        </table:table-row>
        <table:table-row table:style-name="ro1">
          <table:table-cell/>
          <table:table-cell office:value-type="string" calcext:value-type="string">
            <text:p>err1273:</text:p>
          </table:table-cell>
          <table:table-cell office:value-type="float" office:value="1.77636E-015" calcext:value-type="float">
            <text:p>1,78E-15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938ms</text:p>
          </table:table-cell>
          <table:table-cell office:value-type="float" office:value="1273" calcext:value-type="float">
            <text:p>1273</text:p>
          </table:table-cell>
        </table:table-row>
        <table:table-row table:style-name="ro1">
          <table:table-cell/>
          <table:table-cell office:value-type="string" calcext:value-type="string">
            <text:p>err1274:</text:p>
          </table:table-cell>
          <table:table-cell office:value-type="float" office:value="3.55271E-015" calcext:value-type="float">
            <text:p>3,55E-15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955ms</text:p>
          </table:table-cell>
          <table:table-cell office:value-type="float" office:value="1274" calcext:value-type="float">
            <text:p>1274</text:p>
          </table:table-cell>
        </table:table-row>
        <table:table-row table:style-name="ro1">
          <table:table-cell/>
          <table:table-cell office:value-type="string" calcext:value-type="string">
            <text:p>err1275:</text:p>
          </table:table-cell>
          <table:table-cell office:value-type="float" office:value="1.77636E-015" calcext:value-type="float">
            <text:p>1,78E-15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969ms</text:p>
          </table:table-cell>
          <table:table-cell office:value-type="float" office:value="1275" calcext:value-type="float">
            <text:p>1275</text:p>
          </table:table-cell>
        </table:table-row>
        <table:table-row table:style-name="ro1">
          <table:table-cell/>
          <table:table-cell office:value-type="string" calcext:value-type="string">
            <text:p>err1276:</text:p>
          </table:table-cell>
          <table:table-cell office:value-type="float" office:value="2.66454E-015" calcext:value-type="float">
            <text:p>2,66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981ms</text:p>
          </table:table-cell>
          <table:table-cell office:value-type="float" office:value="1276" calcext:value-type="float">
            <text:p>1276</text:p>
          </table:table-cell>
        </table:table-row>
        <table:table-row table:style-name="ro1">
          <table:table-cell/>
          <table:table-cell office:value-type="string" calcext:value-type="string">
            <text:p>err1277:</text:p>
          </table:table-cell>
          <table:table-cell office:value-type="float" office:value="2.66454E-015" calcext:value-type="float">
            <text:p>2,66E-15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993ms</text:p>
          </table:table-cell>
          <table:table-cell office:value-type="float" office:value="1277" calcext:value-type="float">
            <text:p>1277</text:p>
          </table:table-cell>
        </table:table-row>
        <table:table-row table:style-name="ro1">
          <table:table-cell/>
          <table:table-cell office:value-type="string" calcext:value-type="string">
            <text:p>err1278:</text:p>
          </table:table-cell>
          <table:table-cell office:value-type="float" office:value="1.77636E-015" calcext:value-type="float">
            <text:p>1,78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005ms</text:p>
          </table:table-cell>
          <table:table-cell office:value-type="float" office:value="1278" calcext:value-type="float">
            <text:p>1278</text:p>
          </table:table-cell>
        </table:table-row>
        <table:table-row table:style-name="ro1">
          <table:table-cell/>
          <table:table-cell office:value-type="string" calcext:value-type="string">
            <text:p>err1279:</text:p>
          </table:table-cell>
          <table:table-cell office:value-type="float" office:value="2.66454E-015" calcext:value-type="float">
            <text:p>2,66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018ms</text:p>
          </table:table-cell>
          <table:table-cell office:value-type="float" office:value="1279" calcext:value-type="float">
            <text:p>1279</text:p>
          </table:table-cell>
        </table:table-row>
        <table:table-row table:style-name="ro1">
          <table:table-cell/>
          <table:table-cell office:value-type="string" calcext:value-type="string">
            <text:p>err1280:</text:p>
          </table:table-cell>
          <table:table-cell office:value-type="float" office:value="1.77636E-015" calcext:value-type="float">
            <text:p>1,78E-15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030ms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/>
          <table:table-cell office:value-type="string" calcext:value-type="string">
            <text:p>err1281:</text:p>
          </table:table-cell>
          <table:table-cell office:value-type="float" office:value="2.66454E-015" calcext:value-type="float">
            <text:p>2,66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042ms</text:p>
          </table:table-cell>
          <table:table-cell office:value-type="float" office:value="1281" calcext:value-type="float">
            <text:p>1281</text:p>
          </table:table-cell>
        </table:table-row>
        <table:table-row table:style-name="ro1">
          <table:table-cell/>
          <table:table-cell office:value-type="string" calcext:value-type="string">
            <text:p>err1282:</text:p>
          </table:table-cell>
          <table:table-cell office:value-type="float" office:value="1.77636E-015" calcext:value-type="float">
            <text:p>1,78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055ms</text:p>
          </table:table-cell>
          <table:table-cell office:value-type="float" office:value="1282" calcext:value-type="float">
            <text:p>1282</text:p>
          </table:table-cell>
        </table:table-row>
        <table:table-row table:style-name="ro1">
          <table:table-cell/>
          <table:table-cell office:value-type="string" calcext:value-type="string">
            <text:p>err1283:</text:p>
          </table:table-cell>
          <table:table-cell office:value-type="float" office:value="1.77636E-015" calcext:value-type="float">
            <text:p>1,78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067ms</text:p>
          </table:table-cell>
          <table:table-cell office:value-type="float" office:value="1283" calcext:value-type="float">
            <text:p>1283</text:p>
          </table:table-cell>
        </table:table-row>
        <table:table-row table:style-name="ro1">
          <table:table-cell/>
          <table:table-cell office:value-type="string" calcext:value-type="string">
            <text:p>err1284:</text:p>
          </table:table-cell>
          <table:table-cell office:value-type="float" office:value="2.66454E-015" calcext:value-type="float">
            <text:p>2,66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079ms</text:p>
          </table:table-cell>
          <table:table-cell office:value-type="float" office:value="1284" calcext:value-type="float">
            <text:p>1284</text:p>
          </table:table-cell>
        </table:table-row>
        <table:table-row table:style-name="ro1">
          <table:table-cell/>
          <table:table-cell office:value-type="string" calcext:value-type="string">
            <text:p>err1285:</text:p>
          </table:table-cell>
          <table:table-cell office:value-type="float" office:value="1.77636E-015" calcext:value-type="float">
            <text:p>1,78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092ms</text:p>
          </table:table-cell>
          <table:table-cell office:value-type="float" office:value="1285" calcext:value-type="float">
            <text:p>1285</text:p>
          </table:table-cell>
        </table:table-row>
        <table:table-row table:style-name="ro1">
          <table:table-cell/>
          <table:table-cell office:value-type="string" calcext:value-type="string">
            <text:p>err1286:</text:p>
          </table:table-cell>
          <table:table-cell office:value-type="float" office:value="1.77636E-015" calcext:value-type="float">
            <text:p>1,78E-15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104ms</text:p>
          </table:table-cell>
          <table:table-cell office:value-type="float" office:value="1286" calcext:value-type="float">
            <text:p>1286</text:p>
          </table:table-cell>
        </table:table-row>
        <table:table-row table:style-name="ro1">
          <table:table-cell/>
          <table:table-cell office:value-type="string" calcext:value-type="string">
            <text:p>err1287:</text:p>
          </table:table-cell>
          <table:table-cell office:value-type="float" office:value="2.66454E-015" calcext:value-type="float">
            <text:p>2,66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116ms</text:p>
          </table:table-cell>
          <table:table-cell office:value-type="float" office:value="1287" calcext:value-type="float">
            <text:p>1287</text:p>
          </table:table-cell>
        </table:table-row>
        <table:table-row table:style-name="ro1">
          <table:table-cell/>
          <table:table-cell office:value-type="string" calcext:value-type="string">
            <text:p>err1288:</text:p>
          </table:table-cell>
          <table:table-cell office:value-type="float" office:value="1.77636E-015" calcext:value-type="float">
            <text:p>1,78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129ms</text:p>
          </table:table-cell>
          <table:table-cell office:value-type="float" office:value="1288" calcext:value-type="float">
            <text:p>1288</text:p>
          </table:table-cell>
        </table:table-row>
        <table:table-row table:style-name="ro1">
          <table:table-cell/>
          <table:table-cell office:value-type="string" calcext:value-type="string">
            <text:p>err1289:</text:p>
          </table:table-cell>
          <table:table-cell office:value-type="float" office:value="1.77636E-015" calcext:value-type="float">
            <text:p>1,78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141ms</text:p>
          </table:table-cell>
          <table:table-cell office:value-type="float" office:value="1289" calcext:value-type="float">
            <text:p>1289</text:p>
          </table:table-cell>
        </table:table-row>
        <table:table-row table:style-name="ro1">
          <table:table-cell/>
          <table:table-cell office:value-type="string" calcext:value-type="string">
            <text:p>err1290:</text:p>
          </table:table-cell>
          <table:table-cell office:value-type="float" office:value="1.77636E-015" calcext:value-type="float">
            <text:p>1,78E-15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153ms</text:p>
          </table:table-cell>
          <table:table-cell office:value-type="float" office:value="1290" calcext:value-type="float">
            <text:p>1290</text:p>
          </table:table-cell>
        </table:table-row>
        <table:table-row table:style-name="ro1">
          <table:table-cell/>
          <table:table-cell office:value-type="string" calcext:value-type="string">
            <text:p>err1291:</text:p>
          </table:table-cell>
          <table:table-cell office:value-type="float" office:value="1.77636E-015" calcext:value-type="float">
            <text:p>1,78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165ms</text:p>
          </table:table-cell>
          <table:table-cell office:value-type="float" office:value="1291" calcext:value-type="float">
            <text:p>1291</text:p>
          </table:table-cell>
        </table:table-row>
        <table:table-row table:style-name="ro1">
          <table:table-cell/>
          <table:table-cell office:value-type="string" calcext:value-type="string">
            <text:p>err1292:</text:p>
          </table:table-cell>
          <table:table-cell office:value-type="float" office:value="1.77636E-015" calcext:value-type="float">
            <text:p>1,78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178ms</text:p>
          </table:table-cell>
          <table:table-cell office:value-type="float" office:value="1292" calcext:value-type="float">
            <text:p>1292</text:p>
          </table:table-cell>
        </table:table-row>
        <table:table-row table:style-name="ro1">
          <table:table-cell/>
          <table:table-cell office:value-type="string" calcext:value-type="string">
            <text:p>err1293:</text:p>
          </table:table-cell>
          <table:table-cell office:value-type="float" office:value="1.77636E-015" calcext:value-type="float">
            <text:p>1,78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190ms</text:p>
          </table:table-cell>
          <table:table-cell office:value-type="float" office:value="1293" calcext:value-type="float">
            <text:p>1293</text:p>
          </table:table-cell>
        </table:table-row>
        <table:table-row table:style-name="ro1">
          <table:table-cell/>
          <table:table-cell office:value-type="string" calcext:value-type="string">
            <text:p>err1294:</text:p>
          </table:table-cell>
          <table:table-cell office:value-type="float" office:value="8.88178E-016" calcext:value-type="float">
            <text:p>8,88E-16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202ms</text:p>
          </table:table-cell>
          <table:table-cell office:value-type="float" office:value="1294" calcext:value-type="float">
            <text:p>1294</text:p>
          </table:table-cell>
        </table:table-row>
        <table:table-row table:style-name="ro1">
          <table:table-cell/>
          <table:table-cell office:value-type="string" calcext:value-type="string">
            <text:p>err1295:</text:p>
          </table:table-cell>
          <table:table-cell office:value-type="float" office:value="1.77636E-015" calcext:value-type="float">
            <text:p>1,78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215ms</text:p>
          </table:table-cell>
          <table:table-cell office:value-type="float" office:value="1295" calcext:value-type="float">
            <text:p>1295</text:p>
          </table:table-cell>
        </table:table-row>
        <table:table-row table:style-name="ro1">
          <table:table-cell/>
          <table:table-cell office:value-type="string" calcext:value-type="string">
            <text:p>err1296:</text:p>
          </table:table-cell>
          <table:table-cell office:value-type="float" office:value="1.77636E-015" calcext:value-type="float">
            <text:p>1,78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227ms</text:p>
          </table:table-cell>
          <table:table-cell office:value-type="float" office:value="1296" calcext:value-type="float">
            <text:p>1296</text:p>
          </table:table-cell>
        </table:table-row>
        <table:table-row table:style-name="ro1">
          <table:table-cell/>
          <table:table-cell office:value-type="string" calcext:value-type="string">
            <text:p>err1297:</text:p>
          </table:table-cell>
          <table:table-cell office:value-type="float" office:value="8.88178E-016" calcext:value-type="float">
            <text:p>8,88E-16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239ms</text:p>
          </table:table-cell>
          <table:table-cell office:value-type="float" office:value="1297" calcext:value-type="float">
            <text:p>1297</text:p>
          </table:table-cell>
        </table:table-row>
        <table:table-row table:style-name="ro1">
          <table:table-cell/>
          <table:table-cell office:value-type="string" calcext:value-type="string">
            <text:p>err1298:</text:p>
          </table:table-cell>
          <table:table-cell office:value-type="float" office:value="1.77636E-015" calcext:value-type="float">
            <text:p>1,78E-15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251ms</text:p>
          </table:table-cell>
          <table:table-cell office:value-type="float" office:value="1298" calcext:value-type="float">
            <text:p>1298</text:p>
          </table:table-cell>
        </table:table-row>
        <table:table-row table:style-name="ro1">
          <table:table-cell/>
          <table:table-cell office:value-type="string" calcext:value-type="string">
            <text:p>err1299:</text:p>
          </table:table-cell>
          <table:table-cell office:value-type="float" office:value="1.77636E-015" calcext:value-type="float">
            <text:p>1,78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263ms</text:p>
          </table:table-cell>
          <table:table-cell office:value-type="float" office:value="1299" calcext:value-type="float">
            <text:p>1299</text:p>
          </table:table-cell>
        </table:table-row>
        <table:table-row table:style-name="ro1">
          <table:table-cell/>
          <table:table-cell office:value-type="string" calcext:value-type="string">
            <text:p>err1300:</text:p>
          </table:table-cell>
          <table:table-cell office:value-type="float" office:value="1.77636E-015" calcext:value-type="float">
            <text:p>1,78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276ms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/>
          <table:table-cell office:value-type="string" calcext:value-type="string">
            <text:p>err1301:</text:p>
          </table:table-cell>
          <table:table-cell office:value-type="float" office:value="8.88178E-016" calcext:value-type="float">
            <text:p>8,88E-16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288ms</text:p>
          </table:table-cell>
          <table:table-cell office:value-type="float" office:value="1301" calcext:value-type="float">
            <text:p>1301</text:p>
          </table:table-cell>
        </table:table-row>
        <table:table-row table:style-name="ro1">
          <table:table-cell/>
          <table:table-cell office:value-type="string" calcext:value-type="string">
            <text:p>err1302:</text:p>
          </table:table-cell>
          <table:table-cell office:value-type="float" office:value="8.88178E-016" calcext:value-type="float">
            <text:p>8,88E-16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300ms</text:p>
          </table:table-cell>
          <table:table-cell office:value-type="float" office:value="1302" calcext:value-type="float">
            <text:p>1302</text:p>
          </table:table-cell>
        </table:table-row>
        <table:table-row table:style-name="ro1">
          <table:table-cell/>
          <table:table-cell office:value-type="string" calcext:value-type="string">
            <text:p>err1303:</text:p>
          </table:table-cell>
          <table:table-cell office:value-type="float" office:value="1.77636E-015" calcext:value-type="float">
            <text:p>1,78E-15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312ms</text:p>
          </table:table-cell>
          <table:table-cell office:value-type="float" office:value="1303" calcext:value-type="float">
            <text:p>1303</text:p>
          </table:table-cell>
        </table:table-row>
        <table:table-row table:style-name="ro1">
          <table:table-cell/>
          <table:table-cell office:value-type="string" calcext:value-type="string">
            <text:p>err1304:</text:p>
          </table:table-cell>
          <table:table-cell office:value-type="float" office:value="1.77636E-015" calcext:value-type="float">
            <text:p>1,78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324ms</text:p>
          </table:table-cell>
          <table:table-cell office:value-type="float" office:value="1304" calcext:value-type="float">
            <text:p>1304</text:p>
          </table:table-cell>
        </table:table-row>
        <table:table-row table:style-name="ro1">
          <table:table-cell/>
          <table:table-cell office:value-type="string" calcext:value-type="string">
            <text:p>err1305:</text:p>
          </table:table-cell>
          <table:table-cell office:value-type="float" office:value="8.88178E-016" calcext:value-type="float">
            <text:p>8,88E-16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336ms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/>
          <table:table-cell office:value-type="string" calcext:value-type="string">
            <text:p>err1306:</text:p>
          </table:table-cell>
          <table:table-cell office:value-type="float" office:value="8.88178E-016" calcext:value-type="float">
            <text:p>8,88E-16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349ms</text:p>
          </table:table-cell>
          <table:table-cell office:value-type="float" office:value="1306" calcext:value-type="float">
            <text:p>1306</text:p>
          </table:table-cell>
        </table:table-row>
        <table:table-row table:style-name="ro1">
          <table:table-cell/>
          <table:table-cell office:value-type="string" calcext:value-type="string">
            <text:p>err1307:</text:p>
          </table:table-cell>
          <table:table-cell office:value-type="float" office:value="1.77636E-015" calcext:value-type="float">
            <text:p>1,78E-15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361ms</text:p>
          </table:table-cell>
          <table:table-cell office:value-type="float" office:value="1307" calcext:value-type="float">
            <text:p>1307</text:p>
          </table:table-cell>
        </table:table-row>
        <table:table-row table:style-name="ro1">
          <table:table-cell/>
          <table:table-cell office:value-type="string" calcext:value-type="string">
            <text:p>err1308:</text:p>
          </table:table-cell>
          <table:table-cell office:value-type="float" office:value="8.88178E-016" calcext:value-type="float">
            <text:p>8,88E-16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373ms</text:p>
          </table:table-cell>
          <table:table-cell office:value-type="float" office:value="1308" calcext:value-type="float">
            <text:p>1308</text:p>
          </table:table-cell>
        </table:table-row>
        <table:table-row table:style-name="ro1">
          <table:table-cell/>
          <table:table-cell office:value-type="string" calcext:value-type="string">
            <text:p>err1309:</text:p>
          </table:table-cell>
          <table:table-cell office:value-type="float" office:value="8.88178E-016" calcext:value-type="float">
            <text:p>8,88E-16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385ms</text:p>
          </table:table-cell>
          <table:table-cell office:value-type="float" office:value="1309" calcext:value-type="float">
            <text:p>1309</text:p>
          </table:table-cell>
        </table:table-row>
        <table:table-row table:style-name="ro1">
          <table:table-cell/>
          <table:table-cell office:value-type="string" calcext:value-type="string">
            <text:p>err1310:</text:p>
          </table:table-cell>
          <table:table-cell office:value-type="float" office:value="1.77636E-015" calcext:value-type="float">
            <text:p>1,78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398ms</text:p>
          </table:table-cell>
          <table:table-cell office:value-type="float" office:value="1310" calcext:value-type="float">
            <text:p>1310</text:p>
          </table:table-cell>
        </table:table-row>
        <table:table-row table:style-name="ro1">
          <table:table-cell/>
          <table:table-cell office:value-type="string" calcext:value-type="string">
            <text:p>err1311:</text:p>
          </table:table-cell>
          <table:table-cell office:value-type="float" office:value="8.88178E-016" calcext:value-type="float">
            <text:p>8,88E-16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410ms</text:p>
          </table:table-cell>
          <table:table-cell office:value-type="float" office:value="1311" calcext:value-type="float">
            <text:p>1311</text:p>
          </table:table-cell>
        </table:table-row>
        <table:table-row table:style-name="ro1">
          <table:table-cell/>
          <table:table-cell office:value-type="string" calcext:value-type="string">
            <text:p>err1312:</text:p>
          </table:table-cell>
          <table:table-cell office:value-type="float" office:value="8.88178E-016" calcext:value-type="float">
            <text:p>8,88E-16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422ms</text:p>
          </table:table-cell>
          <table:table-cell office:value-type="float" office:value="1312" calcext:value-type="float">
            <text:p>1312</text:p>
          </table:table-cell>
        </table:table-row>
        <table:table-row table:style-name="ro1">
          <table:table-cell/>
          <table:table-cell office:value-type="string" calcext:value-type="string">
            <text:p>err1313:</text:p>
          </table:table-cell>
          <table:table-cell office:value-type="float" office:value="8.88178E-016" calcext:value-type="float">
            <text:p>8,88E-16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434ms</text:p>
          </table:table-cell>
          <table:table-cell office:value-type="float" office:value="1313" calcext:value-type="float">
            <text:p>1313</text:p>
          </table:table-cell>
        </table:table-row>
        <table:table-row table:style-name="ro1">
          <table:table-cell/>
          <table:table-cell office:value-type="string" calcext:value-type="string">
            <text:p>err1314:</text:p>
          </table:table-cell>
          <table:table-cell office:value-type="float" office:value="8.88178E-016" calcext:value-type="float">
            <text:p>8,88E-16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446ms</text:p>
          </table:table-cell>
          <table:table-cell office:value-type="float" office:value="1314" calcext:value-type="float">
            <text:p>1314</text:p>
          </table:table-cell>
        </table:table-row>
        <table:table-row table:style-name="ro1">
          <table:table-cell/>
          <table:table-cell office:value-type="string" calcext:value-type="string">
            <text:p>err1315:</text:p>
          </table:table-cell>
          <table:table-cell office:value-type="float" office:value="1.77636E-015" calcext:value-type="float">
            <text:p>1,78E-15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458ms</text:p>
          </table:table-cell>
          <table:table-cell office:value-type="float" office:value="1315" calcext:value-type="float">
            <text:p>1315</text:p>
          </table:table-cell>
        </table:table-row>
        <table:table-row table:style-name="ro1">
          <table:table-cell/>
          <table:table-cell office:value-type="string" calcext:value-type="string">
            <text:p>err1316:</text:p>
          </table:table-cell>
          <table:table-cell office:value-type="float" office:value="8.88178E-016" calcext:value-type="float">
            <text:p>8,88E-16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470ms</text:p>
          </table:table-cell>
          <table:table-cell office:value-type="float" office:value="1316" calcext:value-type="float">
            <text:p>1316</text:p>
          </table:table-cell>
        </table:table-row>
        <table:table-row table:style-name="ro1">
          <table:table-cell/>
          <table:table-cell office:value-type="string" calcext:value-type="string">
            <text:p>err1317:</text:p>
          </table:table-cell>
          <table:table-cell office:value-type="float" office:value="8.88178E-016" calcext:value-type="float">
            <text:p>8,88E-16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482ms</text:p>
          </table:table-cell>
          <table:table-cell office:value-type="float" office:value="1317" calcext:value-type="float">
            <text:p>1317</text:p>
          </table:table-cell>
        </table:table-row>
        <table:table-row table:style-name="ro1">
          <table:table-cell/>
          <table:table-cell office:value-type="string" calcext:value-type="string">
            <text:p>err1318:</text:p>
          </table:table-cell>
          <table:table-cell office:value-type="float" office:value="8.88178E-016" calcext:value-type="float">
            <text:p>8,88E-16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494ms</text:p>
          </table:table-cell>
          <table:table-cell office:value-type="float" office:value="1318" calcext:value-type="float">
            <text:p>1318</text:p>
          </table:table-cell>
        </table:table-row>
        <table:table-row table:style-name="ro1">
          <table:table-cell/>
          <table:table-cell office:value-type="string" calcext:value-type="string">
            <text:p>err1319:</text:p>
          </table:table-cell>
          <table:table-cell office:value-type="float" office:value="8.88178E-016" calcext:value-type="float">
            <text:p>8,88E-16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506ms</text:p>
          </table:table-cell>
          <table:table-cell office:value-type="float" office:value="1319" calcext:value-type="float">
            <text:p>1319</text:p>
          </table:table-cell>
        </table:table-row>
        <table:table-row table:style-name="ro1">
          <table:table-cell/>
          <table:table-cell office:value-type="string" calcext:value-type="string">
            <text:p>err1320:</text:p>
          </table:table-cell>
          <table:table-cell office:value-type="float" office:value="8.88178E-016" calcext:value-type="float">
            <text:p>8,88E-16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518ms</text:p>
          </table:table-cell>
          <table:table-cell office:value-type="float" office:value="1320" calcext:value-type="float">
            <text:p>1320</text:p>
          </table:table-cell>
        </table:table-row>
        <table:table-row table:style-name="ro1">
          <table:table-cell/>
          <table:table-cell office:value-type="string" calcext:value-type="string">
            <text:p>err1321:</text:p>
          </table:table-cell>
          <table:table-cell office:value-type="float" office:value="8.88178E-016" calcext:value-type="float">
            <text:p>8,88E-16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531ms</text:p>
          </table:table-cell>
          <table:table-cell office:value-type="float" office:value="1321" calcext:value-type="float">
            <text:p>1321</text:p>
          </table:table-cell>
        </table:table-row>
        <table:table-row table:style-name="ro1">
          <table:table-cell/>
          <table:table-cell office:value-type="string" calcext:value-type="string">
            <text:p>err1322:</text:p>
          </table:table-cell>
          <table:table-cell office:value-type="float" office:value="8.88178E-016" calcext:value-type="float">
            <text:p>8,88E-16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542ms</text:p>
          </table:table-cell>
          <table:table-cell office:value-type="float" office:value="1322" calcext:value-type="float">
            <text:p>1322</text:p>
          </table:table-cell>
        </table:table-row>
        <table:table-row table:style-name="ro1">
          <table:table-cell/>
          <table:table-cell office:value-type="string" calcext:value-type="string">
            <text:p>err1323:</text:p>
          </table:table-cell>
          <table:table-cell office:value-type="float" office:value="8.88178E-016" calcext:value-type="float">
            <text:p>8,88E-16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555ms</text:p>
          </table:table-cell>
          <table:table-cell office:value-type="float" office:value="1323" calcext:value-type="float">
            <text:p>1323</text:p>
          </table:table-cell>
        </table:table-row>
        <table:table-row table:style-name="ro1">
          <table:table-cell/>
          <table:table-cell office:value-type="string" calcext:value-type="string">
            <text:p>err1324:</text:p>
          </table:table-cell>
          <table:table-cell office:value-type="float" office:value="8.88178E-016" calcext:value-type="float">
            <text:p>8,88E-16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567ms</text:p>
          </table:table-cell>
          <table:table-cell office:value-type="float" office:value="1324" calcext:value-type="float">
            <text:p>1324</text:p>
          </table:table-cell>
        </table:table-row>
        <table:table-row table:style-name="ro1">
          <table:table-cell/>
          <table:table-cell office:value-type="string" calcext:value-type="string">
            <text:p>err1325:</text:p>
          </table:table-cell>
          <table:table-cell office:value-type="float" office:value="8.88178E-016" calcext:value-type="float">
            <text:p>8,88E-16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579ms</text:p>
          </table:table-cell>
          <table:table-cell office:value-type="float" office:value="1325" calcext:value-type="float">
            <text:p>1325</text:p>
          </table:table-cell>
        </table:table-row>
        <table:table-row table:style-name="ro1">
          <table:table-cell/>
          <table:table-cell office:value-type="string" calcext:value-type="string">
            <text:p>err1326:</text:p>
          </table:table-cell>
          <table:table-cell office:value-type="float" office:value="8.88178E-016" calcext:value-type="float">
            <text:p>8,88E-16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591ms</text:p>
          </table:table-cell>
          <table:table-cell office:value-type="float" office:value="1326" calcext:value-type="float">
            <text:p>1326</text:p>
          </table:table-cell>
        </table:table-row>
        <table:table-row table:style-name="ro1">
          <table:table-cell/>
          <table:table-cell office:value-type="string" calcext:value-type="string">
            <text:p>err1327:</text:p>
          </table:table-cell>
          <table:table-cell office:value-type="float" office:value="8.88178E-016" calcext:value-type="float">
            <text:p>8,88E-16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603ms</text:p>
          </table:table-cell>
          <table:table-cell office:value-type="float" office:value="1327" calcext:value-type="float">
            <text:p>1327</text:p>
          </table:table-cell>
        </table:table-row>
        <table:table-row table:style-name="ro1">
          <table:table-cell/>
          <table:table-cell office:value-type="string" calcext:value-type="string">
            <text:p>err1328: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615ms</text:p>
          </table:table-cell>
          <table:table-cell office:value-type="float" office:value="1328" calcext:value-type="float">
            <text:p>13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3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3T17:14:08.101672522</dc:date>
    <meta:editing-duration>PT2M2S</meta:editing-duration>
    <meta:editing-cycles>1</meta:editing-cycles>
    <meta:document-statistic meta:table-count="1" meta:cell-count="10633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line" chart:style-name="ch1">
        <chart:legend chart:legend-position="end" svg:x="12.968cm" svg:y="4.204cm" style:legend-expansion="high" chart:style-name="ch2"/>
        <chart:plot-area chart:style-name="ch3" table:cell-range-address="03w01n3n2n1N2.B5:03w01n3n2n1N2.C1332" chart:data-source-has-labels="column" svg:x="0.32cm" svg:y="0.18cm" svg:width="12.328cm" svg:height="8.646cm">
          <chartooo:coordinate-region svg:x="1.418cm" svg:y="0.18cm" svg:width="11.209cm" svg:height="7.037cm"/>
          <chart:axis chart:dimension="x" chart:name="primary-x" chart:style-name="ch4" chartooo:axis-type="auto">
            <chartooo:date-scale/>
            <chart:categories table:cell-range-address="03w01n3n2n1N2.B5:03w01n3n2n1N2.B133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03w01n3n2n1N2.C5:03w01n3n2n1N2.C1332" chart:class="chart:line">
            <chart:data-point chart:repeated="13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err1:</text:p>
                <draw:g>
                  <svg:desc>03w01n3n2n1N2.B5:03w01n3n2n1N2.B1332</svg:desc>
                </draw:g>
              </table:table-cell>
              <table:table-cell office:value-type="float" office:value="0.0151025">
                <text:p>0.0151025</text:p>
                <draw:g>
                  <svg:desc>03w01n3n2n1N2.C5:03w01n3n2n1N2.C1332</svg:desc>
                </draw:g>
              </table:table-cell>
            </table:table-row>
            <table:table-row>
              <table:table-cell office:value-type="string">
                <text:p>err2:</text:p>
              </table:table-cell>
              <table:table-cell office:value-type="float" office:value="0.00623519">
                <text:p>0.00623519</text:p>
              </table:table-cell>
            </table:table-row>
            <table:table-row>
              <table:table-cell office:value-type="string">
                <text:p>err3:</text:p>
              </table:table-cell>
              <table:table-cell office:value-type="float" office:value="0.00513116">
                <text:p>0.00513116</text:p>
              </table:table-cell>
            </table:table-row>
            <table:table-row>
              <table:table-cell office:value-type="string">
                <text:p>err4:</text:p>
              </table:table-cell>
              <table:table-cell office:value-type="float" office:value="0.00493948">
                <text:p>0.00493948</text:p>
              </table:table-cell>
            </table:table-row>
            <table:table-row>
              <table:table-cell office:value-type="string">
                <text:p>err5:</text:p>
              </table:table-cell>
              <table:table-cell office:value-type="float" office:value="0.00485382">
                <text:p>0.00485382</text:p>
              </table:table-cell>
            </table:table-row>
            <table:table-row>
              <table:table-cell office:value-type="string">
                <text:p>err6:</text:p>
              </table:table-cell>
              <table:table-cell office:value-type="float" office:value="0.00478038">
                <text:p>0.00478038</text:p>
              </table:table-cell>
            </table:table-row>
            <table:table-row>
              <table:table-cell office:value-type="string">
                <text:p>err7:</text:p>
              </table:table-cell>
              <table:table-cell office:value-type="float" office:value="0.00470839">
                <text:p>0.00470839</text:p>
              </table:table-cell>
            </table:table-row>
            <table:table-row>
              <table:table-cell office:value-type="string">
                <text:p>err8:</text:p>
              </table:table-cell>
              <table:table-cell office:value-type="float" office:value="0.00463667">
                <text:p>0.00463667</text:p>
              </table:table-cell>
            </table:table-row>
            <table:table-row>
              <table:table-cell office:value-type="string">
                <text:p>err9:</text:p>
              </table:table-cell>
              <table:table-cell office:value-type="float" office:value="0.00456513">
                <text:p>0.00456513</text:p>
              </table:table-cell>
            </table:table-row>
            <table:table-row>
              <table:table-cell office:value-type="string">
                <text:p>err10:</text:p>
              </table:table-cell>
              <table:table-cell office:value-type="float" office:value="0.0044938">
                <text:p>0.0044938</text:p>
              </table:table-cell>
            </table:table-row>
            <table:table-row>
              <table:table-cell office:value-type="string">
                <text:p>err11:</text:p>
              </table:table-cell>
              <table:table-cell office:value-type="float" office:value="0.00442274">
                <text:p>0.00442274</text:p>
              </table:table-cell>
            </table:table-row>
            <table:table-row>
              <table:table-cell office:value-type="string">
                <text:p>err12:</text:p>
              </table:table-cell>
              <table:table-cell office:value-type="float" office:value="0.00435198">
                <text:p>0.00435198</text:p>
              </table:table-cell>
            </table:table-row>
            <table:table-row>
              <table:table-cell office:value-type="string">
                <text:p>err13:</text:p>
              </table:table-cell>
              <table:table-cell office:value-type="float" office:value="0.00428158">
                <text:p>0.00428158</text:p>
              </table:table-cell>
            </table:table-row>
            <table:table-row>
              <table:table-cell office:value-type="string">
                <text:p>err14:</text:p>
              </table:table-cell>
              <table:table-cell office:value-type="float" office:value="0.00421157">
                <text:p>0.00421157</text:p>
              </table:table-cell>
            </table:table-row>
            <table:table-row>
              <table:table-cell office:value-type="string">
                <text:p>err15:</text:p>
              </table:table-cell>
              <table:table-cell office:value-type="float" office:value="0.00414199">
                <text:p>0.00414199</text:p>
              </table:table-cell>
            </table:table-row>
            <table:table-row>
              <table:table-cell office:value-type="string">
                <text:p>err16:</text:p>
              </table:table-cell>
              <table:table-cell office:value-type="float" office:value="0.00407288">
                <text:p>0.00407288</text:p>
              </table:table-cell>
            </table:table-row>
            <table:table-row>
              <table:table-cell office:value-type="string">
                <text:p>err17:</text:p>
              </table:table-cell>
              <table:table-cell office:value-type="float" office:value="0.00400427">
                <text:p>0.00400427</text:p>
              </table:table-cell>
            </table:table-row>
            <table:table-row>
              <table:table-cell office:value-type="string">
                <text:p>err18:</text:p>
              </table:table-cell>
              <table:table-cell office:value-type="float" office:value="0.00393619">
                <text:p>0.00393619</text:p>
              </table:table-cell>
            </table:table-row>
            <table:table-row>
              <table:table-cell office:value-type="string">
                <text:p>err19:</text:p>
              </table:table-cell>
              <table:table-cell office:value-type="float" office:value="0.00386868">
                <text:p>0.00386868</text:p>
              </table:table-cell>
            </table:table-row>
            <table:table-row>
              <table:table-cell office:value-type="string">
                <text:p>err20:</text:p>
              </table:table-cell>
              <table:table-cell office:value-type="float" office:value="0.00380176">
                <text:p>0.00380176</text:p>
              </table:table-cell>
            </table:table-row>
            <table:table-row>
              <table:table-cell office:value-type="string">
                <text:p>err21:</text:p>
              </table:table-cell>
              <table:table-cell office:value-type="float" office:value="0.00373546">
                <text:p>0.00373546</text:p>
              </table:table-cell>
            </table:table-row>
            <table:table-row>
              <table:table-cell office:value-type="string">
                <text:p>err22:</text:p>
              </table:table-cell>
              <table:table-cell office:value-type="float" office:value="0.0036698">
                <text:p>0.0036698</text:p>
              </table:table-cell>
            </table:table-row>
            <table:table-row>
              <table:table-cell office:value-type="string">
                <text:p>err23:</text:p>
              </table:table-cell>
              <table:table-cell office:value-type="float" office:value="0.00360481">
                <text:p>0.00360481</text:p>
              </table:table-cell>
            </table:table-row>
            <table:table-row>
              <table:table-cell office:value-type="string">
                <text:p>err24:</text:p>
              </table:table-cell>
              <table:table-cell office:value-type="float" office:value="0.00354049">
                <text:p>0.00354049</text:p>
              </table:table-cell>
            </table:table-row>
            <table:table-row>
              <table:table-cell office:value-type="string">
                <text:p>err25:</text:p>
              </table:table-cell>
              <table:table-cell office:value-type="float" office:value="0.00347688">
                <text:p>0.00347688</text:p>
              </table:table-cell>
            </table:table-row>
            <table:table-row>
              <table:table-cell office:value-type="string">
                <text:p>err26:</text:p>
              </table:table-cell>
              <table:table-cell office:value-type="float" office:value="0.00341399">
                <text:p>0.00341399</text:p>
              </table:table-cell>
            </table:table-row>
            <table:table-row>
              <table:table-cell office:value-type="string">
                <text:p>err27:</text:p>
              </table:table-cell>
              <table:table-cell office:value-type="float" office:value="0.00335182">
                <text:p>0.00335182</text:p>
              </table:table-cell>
            </table:table-row>
            <table:table-row>
              <table:table-cell office:value-type="string">
                <text:p>err28:</text:p>
              </table:table-cell>
              <table:table-cell office:value-type="float" office:value="0.00329041">
                <text:p>0.00329041</text:p>
              </table:table-cell>
            </table:table-row>
            <table:table-row>
              <table:table-cell office:value-type="string">
                <text:p>err29:</text:p>
              </table:table-cell>
              <table:table-cell office:value-type="float" office:value="0.00322975">
                <text:p>0.00322975</text:p>
              </table:table-cell>
            </table:table-row>
            <table:table-row>
              <table:table-cell office:value-type="string">
                <text:p>err30:</text:p>
              </table:table-cell>
              <table:table-cell office:value-type="float" office:value="0.00316986">
                <text:p>0.00316986</text:p>
              </table:table-cell>
            </table:table-row>
            <table:table-row>
              <table:table-cell office:value-type="string">
                <text:p>err31:</text:p>
              </table:table-cell>
              <table:table-cell office:value-type="float" office:value="0.00311075">
                <text:p>0.00311075</text:p>
              </table:table-cell>
            </table:table-row>
            <table:table-row>
              <table:table-cell office:value-type="string">
                <text:p>err32:</text:p>
              </table:table-cell>
              <table:table-cell office:value-type="float" office:value="0.00305242">
                <text:p>0.00305242</text:p>
              </table:table-cell>
            </table:table-row>
            <table:table-row>
              <table:table-cell office:value-type="string">
                <text:p>err33:</text:p>
              </table:table-cell>
              <table:table-cell office:value-type="float" office:value="0.00299488">
                <text:p>0.00299488</text:p>
              </table:table-cell>
            </table:table-row>
            <table:table-row>
              <table:table-cell office:value-type="string">
                <text:p>err34:</text:p>
              </table:table-cell>
              <table:table-cell office:value-type="float" office:value="0.00293814">
                <text:p>0.00293814</text:p>
              </table:table-cell>
            </table:table-row>
            <table:table-row>
              <table:table-cell office:value-type="string">
                <text:p>err35:</text:p>
              </table:table-cell>
              <table:table-cell office:value-type="float" office:value="0.00288221">
                <text:p>0.00288221</text:p>
              </table:table-cell>
            </table:table-row>
            <table:table-row>
              <table:table-cell office:value-type="string">
                <text:p>err36:</text:p>
              </table:table-cell>
              <table:table-cell office:value-type="float" office:value="0.00282707">
                <text:p>0.00282707</text:p>
              </table:table-cell>
            </table:table-row>
            <table:table-row>
              <table:table-cell office:value-type="string">
                <text:p>err37:</text:p>
              </table:table-cell>
              <table:table-cell office:value-type="float" office:value="0.00277275">
                <text:p>0.00277275</text:p>
              </table:table-cell>
            </table:table-row>
            <table:table-row>
              <table:table-cell office:value-type="string">
                <text:p>err38:</text:p>
              </table:table-cell>
              <table:table-cell office:value-type="float" office:value="0.00271923">
                <text:p>0.00271923</text:p>
              </table:table-cell>
            </table:table-row>
            <table:table-row>
              <table:table-cell office:value-type="string">
                <text:p>err39:</text:p>
              </table:table-cell>
              <table:table-cell office:value-type="float" office:value="0.00266652">
                <text:p>0.00266652</text:p>
              </table:table-cell>
            </table:table-row>
            <table:table-row>
              <table:table-cell office:value-type="string">
                <text:p>err40:</text:p>
              </table:table-cell>
              <table:table-cell office:value-type="float" office:value="0.00261462">
                <text:p>0.00261462</text:p>
              </table:table-cell>
            </table:table-row>
            <table:table-row>
              <table:table-cell office:value-type="string">
                <text:p>err41:</text:p>
              </table:table-cell>
              <table:table-cell office:value-type="float" office:value="0.00256353">
                <text:p>0.00256353</text:p>
              </table:table-cell>
            </table:table-row>
            <table:table-row>
              <table:table-cell office:value-type="string">
                <text:p>err42:</text:p>
              </table:table-cell>
              <table:table-cell office:value-type="float" office:value="0.00251324">
                <text:p>0.00251324</text:p>
              </table:table-cell>
            </table:table-row>
            <table:table-row>
              <table:table-cell office:value-type="string">
                <text:p>err43:</text:p>
              </table:table-cell>
              <table:table-cell office:value-type="float" office:value="0.00246376">
                <text:p>0.00246376</text:p>
              </table:table-cell>
            </table:table-row>
            <table:table-row>
              <table:table-cell office:value-type="string">
                <text:p>err44:</text:p>
              </table:table-cell>
              <table:table-cell office:value-type="float" office:value="0.00241508">
                <text:p>0.00241508</text:p>
              </table:table-cell>
            </table:table-row>
            <table:table-row>
              <table:table-cell office:value-type="string">
                <text:p>err45:</text:p>
              </table:table-cell>
              <table:table-cell office:value-type="float" office:value="0.00236719">
                <text:p>0.00236719</text:p>
              </table:table-cell>
            </table:table-row>
            <table:table-row>
              <table:table-cell office:value-type="string">
                <text:p>err46:</text:p>
              </table:table-cell>
              <table:table-cell office:value-type="float" office:value="0.00232009">
                <text:p>0.00232009</text:p>
              </table:table-cell>
            </table:table-row>
            <table:table-row>
              <table:table-cell office:value-type="string">
                <text:p>err47:</text:p>
              </table:table-cell>
              <table:table-cell office:value-type="float" office:value="0.00227378">
                <text:p>0.00227378</text:p>
              </table:table-cell>
            </table:table-row>
            <table:table-row>
              <table:table-cell office:value-type="string">
                <text:p>err48:</text:p>
              </table:table-cell>
              <table:table-cell office:value-type="float" office:value="0.00222826">
                <text:p>0.00222826</text:p>
              </table:table-cell>
            </table:table-row>
            <table:table-row>
              <table:table-cell office:value-type="string">
                <text:p>err49:</text:p>
              </table:table-cell>
              <table:table-cell office:value-type="float" office:value="0.00218351">
                <text:p>0.00218351</text:p>
              </table:table-cell>
            </table:table-row>
            <table:table-row>
              <table:table-cell office:value-type="string">
                <text:p>err50:</text:p>
              </table:table-cell>
              <table:table-cell office:value-type="float" office:value="0.00213953">
                <text:p>0.00213953</text:p>
              </table:table-cell>
            </table:table-row>
            <table:table-row>
              <table:table-cell office:value-type="string">
                <text:p>err51:</text:p>
              </table:table-cell>
              <table:table-cell office:value-type="float" office:value="0.00209631">
                <text:p>0.00209631</text:p>
              </table:table-cell>
            </table:table-row>
            <table:table-row>
              <table:table-cell office:value-type="string">
                <text:p>err52:</text:p>
              </table:table-cell>
              <table:table-cell office:value-type="float" office:value="0.00205385">
                <text:p>0.00205385</text:p>
              </table:table-cell>
            </table:table-row>
            <table:table-row>
              <table:table-cell office:value-type="string">
                <text:p>err53:</text:p>
              </table:table-cell>
              <table:table-cell office:value-type="float" office:value="0.00201213">
                <text:p>0.00201213</text:p>
              </table:table-cell>
            </table:table-row>
            <table:table-row>
              <table:table-cell office:value-type="string">
                <text:p>err54:</text:p>
              </table:table-cell>
              <table:table-cell office:value-type="float" office:value="0.00197116">
                <text:p>0.00197116</text:p>
              </table:table-cell>
            </table:table-row>
            <table:table-row>
              <table:table-cell office:value-type="string">
                <text:p>err55:</text:p>
              </table:table-cell>
              <table:table-cell office:value-type="float" office:value="0.00193093">
                <text:p>0.00193093</text:p>
              </table:table-cell>
            </table:table-row>
            <table:table-row>
              <table:table-cell office:value-type="string">
                <text:p>err56:</text:p>
              </table:table-cell>
              <table:table-cell office:value-type="float" office:value="0.00189142">
                <text:p>0.00189142</text:p>
              </table:table-cell>
            </table:table-row>
            <table:table-row>
              <table:table-cell office:value-type="string">
                <text:p>err57:</text:p>
              </table:table-cell>
              <table:table-cell office:value-type="float" office:value="0.00185263">
                <text:p>0.00185263</text:p>
              </table:table-cell>
            </table:table-row>
            <table:table-row>
              <table:table-cell office:value-type="string">
                <text:p>err58:</text:p>
              </table:table-cell>
              <table:table-cell office:value-type="float" office:value="0.00181454">
                <text:p>0.00181454</text:p>
              </table:table-cell>
            </table:table-row>
            <table:table-row>
              <table:table-cell office:value-type="string">
                <text:p>err59:</text:p>
              </table:table-cell>
              <table:table-cell office:value-type="float" office:value="0.00177716">
                <text:p>0.00177716</text:p>
              </table:table-cell>
            </table:table-row>
            <table:table-row>
              <table:table-cell office:value-type="string">
                <text:p>err60:</text:p>
              </table:table-cell>
              <table:table-cell office:value-type="float" office:value="0.00174047">
                <text:p>0.00174047</text:p>
              </table:table-cell>
            </table:table-row>
            <table:table-row>
              <table:table-cell office:value-type="string">
                <text:p>err61:</text:p>
              </table:table-cell>
              <table:table-cell office:value-type="float" office:value="0.00170447">
                <text:p>0.00170447</text:p>
              </table:table-cell>
            </table:table-row>
            <table:table-row>
              <table:table-cell office:value-type="string">
                <text:p>err62:</text:p>
              </table:table-cell>
              <table:table-cell office:value-type="float" office:value="0.00166914">
                <text:p>0.00166914</text:p>
              </table:table-cell>
            </table:table-row>
            <table:table-row>
              <table:table-cell office:value-type="string">
                <text:p>err63:</text:p>
              </table:table-cell>
              <table:table-cell office:value-type="float" office:value="0.00163447">
                <text:p>0.00163447</text:p>
              </table:table-cell>
            </table:table-row>
            <table:table-row>
              <table:table-cell office:value-type="string">
                <text:p>err64:</text:p>
              </table:table-cell>
              <table:table-cell office:value-type="float" office:value="0.00160046">
                <text:p>0.00160046</text:p>
              </table:table-cell>
            </table:table-row>
            <table:table-row>
              <table:table-cell office:value-type="string">
                <text:p>err65:</text:p>
              </table:table-cell>
              <table:table-cell office:value-type="float" office:value="0.0015671">
                <text:p>0.0015671</text:p>
              </table:table-cell>
            </table:table-row>
            <table:table-row>
              <table:table-cell office:value-type="string">
                <text:p>err66:</text:p>
              </table:table-cell>
              <table:table-cell office:value-type="float" office:value="0.00153437">
                <text:p>0.00153437</text:p>
              </table:table-cell>
            </table:table-row>
            <table:table-row>
              <table:table-cell office:value-type="string">
                <text:p>err67:</text:p>
              </table:table-cell>
              <table:table-cell office:value-type="float" office:value="0.00150228">
                <text:p>0.00150228</text:p>
              </table:table-cell>
            </table:table-row>
            <table:table-row>
              <table:table-cell office:value-type="string">
                <text:p>err68:</text:p>
              </table:table-cell>
              <table:table-cell office:value-type="float" office:value="0.0014708">
                <text:p>0.0014708</text:p>
              </table:table-cell>
            </table:table-row>
            <table:table-row>
              <table:table-cell office:value-type="string">
                <text:p>err69:</text:p>
              </table:table-cell>
              <table:table-cell office:value-type="float" office:value="0.00143993">
                <text:p>0.00143993</text:p>
              </table:table-cell>
            </table:table-row>
            <table:table-row>
              <table:table-cell office:value-type="string">
                <text:p>err70:</text:p>
              </table:table-cell>
              <table:table-cell office:value-type="float" office:value="0.00140967">
                <text:p>0.00140967</text:p>
              </table:table-cell>
            </table:table-row>
            <table:table-row>
              <table:table-cell office:value-type="string">
                <text:p>err71:</text:p>
              </table:table-cell>
              <table:table-cell office:value-type="float" office:value="0.00137999">
                <text:p>0.00137999</text:p>
              </table:table-cell>
            </table:table-row>
            <table:table-row>
              <table:table-cell office:value-type="string">
                <text:p>err72:</text:p>
              </table:table-cell>
              <table:table-cell office:value-type="float" office:value="0.0013509">
                <text:p>0.0013509</text:p>
              </table:table-cell>
            </table:table-row>
            <table:table-row>
              <table:table-cell office:value-type="string">
                <text:p>err73:</text:p>
              </table:table-cell>
              <table:table-cell office:value-type="float" office:value="0.00132238">
                <text:p>0.00132238</text:p>
              </table:table-cell>
            </table:table-row>
            <table:table-row>
              <table:table-cell office:value-type="string">
                <text:p>err74:</text:p>
              </table:table-cell>
              <table:table-cell office:value-type="float" office:value="0.00129442">
                <text:p>0.00129442</text:p>
              </table:table-cell>
            </table:table-row>
            <table:table-row>
              <table:table-cell office:value-type="string">
                <text:p>err75:</text:p>
              </table:table-cell>
              <table:table-cell office:value-type="float" office:value="0.00126702">
                <text:p>0.00126702</text:p>
              </table:table-cell>
            </table:table-row>
            <table:table-row>
              <table:table-cell office:value-type="string">
                <text:p>err76:</text:p>
              </table:table-cell>
              <table:table-cell office:value-type="float" office:value="0.00124016">
                <text:p>0.00124016</text:p>
              </table:table-cell>
            </table:table-row>
            <table:table-row>
              <table:table-cell office:value-type="string">
                <text:p>err77:</text:p>
              </table:table-cell>
              <table:table-cell office:value-type="float" office:value="0.00121384">
                <text:p>0.00121384</text:p>
              </table:table-cell>
            </table:table-row>
            <table:table-row>
              <table:table-cell office:value-type="string">
                <text:p>err78:</text:p>
              </table:table-cell>
              <table:table-cell office:value-type="float" office:value="0.00118805">
                <text:p>0.00118805</text:p>
              </table:table-cell>
            </table:table-row>
            <table:table-row>
              <table:table-cell office:value-type="string">
                <text:p>err79:</text:p>
              </table:table-cell>
              <table:table-cell office:value-type="float" office:value="0.00116277">
                <text:p>0.00116277</text:p>
              </table:table-cell>
            </table:table-row>
            <table:table-row>
              <table:table-cell office:value-type="string">
                <text:p>err80:</text:p>
              </table:table-cell>
              <table:table-cell office:value-type="float" office:value="0.00113801">
                <text:p>0.00113801</text:p>
              </table:table-cell>
            </table:table-row>
            <table:table-row>
              <table:table-cell office:value-type="string">
                <text:p>err81:</text:p>
              </table:table-cell>
              <table:table-cell office:value-type="float" office:value="0.00111374">
                <text:p>0.00111374</text:p>
              </table:table-cell>
            </table:table-row>
            <table:table-row>
              <table:table-cell office:value-type="string">
                <text:p>err82:</text:p>
              </table:table-cell>
              <table:table-cell office:value-type="float" office:value="0.00108996">
                <text:p>0.00108996</text:p>
              </table:table-cell>
            </table:table-row>
            <table:table-row>
              <table:table-cell office:value-type="string">
                <text:p>err83:</text:p>
              </table:table-cell>
              <table:table-cell office:value-type="float" office:value="0.00106667">
                <text:p>0.00106667</text:p>
              </table:table-cell>
            </table:table-row>
            <table:table-row>
              <table:table-cell office:value-type="string">
                <text:p>err84:</text:p>
              </table:table-cell>
              <table:table-cell office:value-type="float" office:value="0.00104385">
                <text:p>0.00104385</text:p>
              </table:table-cell>
            </table:table-row>
            <table:table-row>
              <table:table-cell office:value-type="string">
                <text:p>err85:</text:p>
              </table:table-cell>
              <table:table-cell office:value-type="float" office:value="0.0010215">
                <text:p>0.0010215</text:p>
              </table:table-cell>
            </table:table-row>
            <table:table-row>
              <table:table-cell office:value-type="string">
                <text:p>err86:</text:p>
              </table:table-cell>
              <table:table-cell office:value-type="float" office:value="0.000999605">
                <text:p>0.000999605</text:p>
              </table:table-cell>
            </table:table-row>
            <table:table-row>
              <table:table-cell office:value-type="string">
                <text:p>err87:</text:p>
              </table:table-cell>
              <table:table-cell office:value-type="float" office:value="0.000978159">
                <text:p>0.000978159</text:p>
              </table:table-cell>
            </table:table-row>
            <table:table-row>
              <table:table-cell office:value-type="string">
                <text:p>err88:</text:p>
              </table:table-cell>
              <table:table-cell office:value-type="float" office:value="0.000957154">
                <text:p>0.000957154</text:p>
              </table:table-cell>
            </table:table-row>
            <table:table-row>
              <table:table-cell office:value-type="string">
                <text:p>err89:</text:p>
              </table:table-cell>
              <table:table-cell office:value-type="float" office:value="0.000936582">
                <text:p>0.000936582</text:p>
              </table:table-cell>
            </table:table-row>
            <table:table-row>
              <table:table-cell office:value-type="string">
                <text:p>err90:</text:p>
              </table:table-cell>
              <table:table-cell office:value-type="float" office:value="0.000916434">
                <text:p>0.000916434</text:p>
              </table:table-cell>
            </table:table-row>
            <table:table-row>
              <table:table-cell office:value-type="string">
                <text:p>err91:</text:p>
              </table:table-cell>
              <table:table-cell office:value-type="float" office:value="0.000896703">
                <text:p>0.000896703</text:p>
              </table:table-cell>
            </table:table-row>
            <table:table-row>
              <table:table-cell office:value-type="string">
                <text:p>err92:</text:p>
              </table:table-cell>
              <table:table-cell office:value-type="float" office:value="0.00087738">
                <text:p>0.00087738</text:p>
              </table:table-cell>
            </table:table-row>
            <table:table-row>
              <table:table-cell office:value-type="string">
                <text:p>err93:</text:p>
              </table:table-cell>
              <table:table-cell office:value-type="float" office:value="0.000858459">
                <text:p>0.000858459</text:p>
              </table:table-cell>
            </table:table-row>
            <table:table-row>
              <table:table-cell office:value-type="string">
                <text:p>err94:</text:p>
              </table:table-cell>
              <table:table-cell office:value-type="float" office:value="0.000839932">
                <text:p>0.000839932</text:p>
              </table:table-cell>
            </table:table-row>
            <table:table-row>
              <table:table-cell office:value-type="string">
                <text:p>err95:</text:p>
              </table:table-cell>
              <table:table-cell office:value-type="float" office:value="0.000821791">
                <text:p>0.000821791</text:p>
              </table:table-cell>
            </table:table-row>
            <table:table-row>
              <table:table-cell office:value-type="string">
                <text:p>err96:</text:p>
              </table:table-cell>
              <table:table-cell office:value-type="float" office:value="0.000804028">
                <text:p>0.000804028</text:p>
              </table:table-cell>
            </table:table-row>
            <table:table-row>
              <table:table-cell office:value-type="string">
                <text:p>err97:</text:p>
              </table:table-cell>
              <table:table-cell office:value-type="float" office:value="0.000786637">
                <text:p>0.000786637</text:p>
              </table:table-cell>
            </table:table-row>
            <table:table-row>
              <table:table-cell office:value-type="string">
                <text:p>err98:</text:p>
              </table:table-cell>
              <table:table-cell office:value-type="float" office:value="0.000769611">
                <text:p>0.000769611</text:p>
              </table:table-cell>
            </table:table-row>
            <table:table-row>
              <table:table-cell office:value-type="string">
                <text:p>err99:</text:p>
              </table:table-cell>
              <table:table-cell office:value-type="float" office:value="0.000752941">
                <text:p>0.000752941</text:p>
              </table:table-cell>
            </table:table-row>
            <table:table-row>
              <table:table-cell office:value-type="string">
                <text:p>err100:</text:p>
              </table:table-cell>
              <table:table-cell office:value-type="float" office:value="0.000736622">
                <text:p>0.000736622</text:p>
              </table:table-cell>
            </table:table-row>
            <table:table-row>
              <table:table-cell office:value-type="string">
                <text:p>err101:</text:p>
              </table:table-cell>
              <table:table-cell office:value-type="float" office:value="0.000720646">
                <text:p>0.000720646</text:p>
              </table:table-cell>
            </table:table-row>
            <table:table-row>
              <table:table-cell office:value-type="string">
                <text:p>err102:</text:p>
              </table:table-cell>
              <table:table-cell office:value-type="float" office:value="0.000705007">
                <text:p>0.000705007</text:p>
              </table:table-cell>
            </table:table-row>
            <table:table-row>
              <table:table-cell office:value-type="string">
                <text:p>err103:</text:p>
              </table:table-cell>
              <table:table-cell office:value-type="float" office:value="0.000689698">
                <text:p>0.000689698</text:p>
              </table:table-cell>
            </table:table-row>
            <table:table-row>
              <table:table-cell office:value-type="string">
                <text:p>err104:</text:p>
              </table:table-cell>
              <table:table-cell office:value-type="float" office:value="0.000674713">
                <text:p>0.000674713</text:p>
              </table:table-cell>
            </table:table-row>
            <table:table-row>
              <table:table-cell office:value-type="string">
                <text:p>err105:</text:p>
              </table:table-cell>
              <table:table-cell office:value-type="float" office:value="0.000660045">
                <text:p>0.000660045</text:p>
              </table:table-cell>
            </table:table-row>
            <table:table-row>
              <table:table-cell office:value-type="string">
                <text:p>err106:</text:p>
              </table:table-cell>
              <table:table-cell office:value-type="float" office:value="0.000645687">
                <text:p>0.000645687</text:p>
              </table:table-cell>
            </table:table-row>
            <table:table-row>
              <table:table-cell office:value-type="string">
                <text:p>err107:</text:p>
              </table:table-cell>
              <table:table-cell office:value-type="float" office:value="0.000631634">
                <text:p>0.000631634</text:p>
              </table:table-cell>
            </table:table-row>
            <table:table-row>
              <table:table-cell office:value-type="string">
                <text:p>err108:</text:p>
              </table:table-cell>
              <table:table-cell office:value-type="float" office:value="0.00061788">
                <text:p>0.00061788</text:p>
              </table:table-cell>
            </table:table-row>
            <table:table-row>
              <table:table-cell office:value-type="string">
                <text:p>err109:</text:p>
              </table:table-cell>
              <table:table-cell office:value-type="float" office:value="0.000604418">
                <text:p>0.000604418</text:p>
              </table:table-cell>
            </table:table-row>
            <table:table-row>
              <table:table-cell office:value-type="string">
                <text:p>err110:</text:p>
              </table:table-cell>
              <table:table-cell office:value-type="float" office:value="0.000591243">
                <text:p>0.000591243</text:p>
              </table:table-cell>
            </table:table-row>
            <table:table-row>
              <table:table-cell office:value-type="string">
                <text:p>err111:</text:p>
              </table:table-cell>
              <table:table-cell office:value-type="float" office:value="0.000578349">
                <text:p>0.000578349</text:p>
              </table:table-cell>
            </table:table-row>
            <table:table-row>
              <table:table-cell office:value-type="string">
                <text:p>err112:</text:p>
              </table:table-cell>
              <table:table-cell office:value-type="float" office:value="0.00056573">
                <text:p>0.00056573</text:p>
              </table:table-cell>
            </table:table-row>
            <table:table-row>
              <table:table-cell office:value-type="string">
                <text:p>err113:</text:p>
              </table:table-cell>
              <table:table-cell office:value-type="float" office:value="0.00055338">
                <text:p>0.00055338</text:p>
              </table:table-cell>
            </table:table-row>
            <table:table-row>
              <table:table-cell office:value-type="string">
                <text:p>err114:</text:p>
              </table:table-cell>
              <table:table-cell office:value-type="float" office:value="0.000541295">
                <text:p>0.000541295</text:p>
              </table:table-cell>
            </table:table-row>
            <table:table-row>
              <table:table-cell office:value-type="string">
                <text:p>err115:</text:p>
              </table:table-cell>
              <table:table-cell office:value-type="float" office:value="0.000529468">
                <text:p>0.000529468</text:p>
              </table:table-cell>
            </table:table-row>
            <table:table-row>
              <table:table-cell office:value-type="string">
                <text:p>err116:</text:p>
              </table:table-cell>
              <table:table-cell office:value-type="float" office:value="0.000517895">
                <text:p>0.000517895</text:p>
              </table:table-cell>
            </table:table-row>
            <table:table-row>
              <table:table-cell office:value-type="string">
                <text:p>err117:</text:p>
              </table:table-cell>
              <table:table-cell office:value-type="float" office:value="0.00050657">
                <text:p>0.00050657</text:p>
              </table:table-cell>
            </table:table-row>
            <table:table-row>
              <table:table-cell office:value-type="string">
                <text:p>err118:</text:p>
              </table:table-cell>
              <table:table-cell office:value-type="float" office:value="0.000495488">
                <text:p>0.000495488</text:p>
              </table:table-cell>
            </table:table-row>
            <table:table-row>
              <table:table-cell office:value-type="string">
                <text:p>err119:</text:p>
              </table:table-cell>
              <table:table-cell office:value-type="float" office:value="0.000484644">
                <text:p>0.000484644</text:p>
              </table:table-cell>
            </table:table-row>
            <table:table-row>
              <table:table-cell office:value-type="string">
                <text:p>err120:</text:p>
              </table:table-cell>
              <table:table-cell office:value-type="float" office:value="0.000474033">
                <text:p>0.000474033</text:p>
              </table:table-cell>
            </table:table-row>
            <table:table-row>
              <table:table-cell office:value-type="string">
                <text:p>err121:</text:p>
              </table:table-cell>
              <table:table-cell office:value-type="float" office:value="0.000463651">
                <text:p>0.000463651</text:p>
              </table:table-cell>
            </table:table-row>
            <table:table-row>
              <table:table-cell office:value-type="string">
                <text:p>err122:</text:p>
              </table:table-cell>
              <table:table-cell office:value-type="float" office:value="0.000453492">
                <text:p>0.000453492</text:p>
              </table:table-cell>
            </table:table-row>
            <table:table-row>
              <table:table-cell office:value-type="string">
                <text:p>err123:</text:p>
              </table:table-cell>
              <table:table-cell office:value-type="float" office:value="0.000443552">
                <text:p>0.000443552</text:p>
              </table:table-cell>
            </table:table-row>
            <table:table-row>
              <table:table-cell office:value-type="string">
                <text:p>err124:</text:p>
              </table:table-cell>
              <table:table-cell office:value-type="float" office:value="0.000433827">
                <text:p>0.000433827</text:p>
              </table:table-cell>
            </table:table-row>
            <table:table-row>
              <table:table-cell office:value-type="string">
                <text:p>err125:</text:p>
              </table:table-cell>
              <table:table-cell office:value-type="float" office:value="0.000424312">
                <text:p>0.000424312</text:p>
              </table:table-cell>
            </table:table-row>
            <table:table-row>
              <table:table-cell office:value-type="string">
                <text:p>err126:</text:p>
              </table:table-cell>
              <table:table-cell office:value-type="float" office:value="0.000415002">
                <text:p>0.000415002</text:p>
              </table:table-cell>
            </table:table-row>
            <table:table-row>
              <table:table-cell office:value-type="string">
                <text:p>err127:</text:p>
              </table:table-cell>
              <table:table-cell office:value-type="float" office:value="0.000405894">
                <text:p>0.000405894</text:p>
              </table:table-cell>
            </table:table-row>
            <table:table-row>
              <table:table-cell office:value-type="string">
                <text:p>err128:</text:p>
              </table:table-cell>
              <table:table-cell office:value-type="float" office:value="0.000396982">
                <text:p>0.000396982</text:p>
              </table:table-cell>
            </table:table-row>
            <table:table-row>
              <table:table-cell office:value-type="string">
                <text:p>err129:</text:p>
              </table:table-cell>
              <table:table-cell office:value-type="float" office:value="0.000388264">
                <text:p>0.000388264</text:p>
              </table:table-cell>
            </table:table-row>
            <table:table-row>
              <table:table-cell office:value-type="string">
                <text:p>err130:</text:p>
              </table:table-cell>
              <table:table-cell office:value-type="float" office:value="0.000379734">
                <text:p>0.000379734</text:p>
              </table:table-cell>
            </table:table-row>
            <table:table-row>
              <table:table-cell office:value-type="string">
                <text:p>err131:</text:p>
              </table:table-cell>
              <table:table-cell office:value-type="float" office:value="0.00037139">
                <text:p>0.00037139</text:p>
              </table:table-cell>
            </table:table-row>
            <table:table-row>
              <table:table-cell office:value-type="string">
                <text:p>err132:</text:p>
              </table:table-cell>
              <table:table-cell office:value-type="float" office:value="0.000363226">
                <text:p>0.000363226</text:p>
              </table:table-cell>
            </table:table-row>
            <table:table-row>
              <table:table-cell office:value-type="string">
                <text:p>err133:</text:p>
              </table:table-cell>
              <table:table-cell office:value-type="float" office:value="0.00035524">
                <text:p>0.00035524</text:p>
              </table:table-cell>
            </table:table-row>
            <table:table-row>
              <table:table-cell office:value-type="string">
                <text:p>err134:</text:p>
              </table:table-cell>
              <table:table-cell office:value-type="float" office:value="0.000347427">
                <text:p>0.000347427</text:p>
              </table:table-cell>
            </table:table-row>
            <table:table-row>
              <table:table-cell office:value-type="string">
                <text:p>err135:</text:p>
              </table:table-cell>
              <table:table-cell office:value-type="float" office:value="0.000339784">
                <text:p>0.000339784</text:p>
              </table:table-cell>
            </table:table-row>
            <table:table-row>
              <table:table-cell office:value-type="string">
                <text:p>err136:</text:p>
              </table:table-cell>
              <table:table-cell office:value-type="float" office:value="0.000332307">
                <text:p>0.000332307</text:p>
              </table:table-cell>
            </table:table-row>
            <table:table-row>
              <table:table-cell office:value-type="string">
                <text:p>err137:</text:p>
              </table:table-cell>
              <table:table-cell office:value-type="float" office:value="0.000324993">
                <text:p>0.000324993</text:p>
              </table:table-cell>
            </table:table-row>
            <table:table-row>
              <table:table-cell office:value-type="string">
                <text:p>err138:</text:p>
              </table:table-cell>
              <table:table-cell office:value-type="float" office:value="0.000317838">
                <text:p>0.000317838</text:p>
              </table:table-cell>
            </table:table-row>
            <table:table-row>
              <table:table-cell office:value-type="string">
                <text:p>err139:</text:p>
              </table:table-cell>
              <table:table-cell office:value-type="float" office:value="0.000310839">
                <text:p>0.000310839</text:p>
              </table:table-cell>
            </table:table-row>
            <table:table-row>
              <table:table-cell office:value-type="string">
                <text:p>err140:</text:p>
              </table:table-cell>
              <table:table-cell office:value-type="float" office:value="0.000303992">
                <text:p>0.000303992</text:p>
              </table:table-cell>
            </table:table-row>
            <table:table-row>
              <table:table-cell office:value-type="string">
                <text:p>err141:</text:p>
              </table:table-cell>
              <table:table-cell office:value-type="float" office:value="0.000297295">
                <text:p>0.000297295</text:p>
              </table:table-cell>
            </table:table-row>
            <table:table-row>
              <table:table-cell office:value-type="string">
                <text:p>err142:</text:p>
              </table:table-cell>
              <table:table-cell office:value-type="float" office:value="0.000290743">
                <text:p>0.000290743</text:p>
              </table:table-cell>
            </table:table-row>
            <table:table-row>
              <table:table-cell office:value-type="string">
                <text:p>err143:</text:p>
              </table:table-cell>
              <table:table-cell office:value-type="float" office:value="0.000284335">
                <text:p>0.000284335</text:p>
              </table:table-cell>
            </table:table-row>
            <table:table-row>
              <table:table-cell office:value-type="string">
                <text:p>err144:</text:p>
              </table:table-cell>
              <table:table-cell office:value-type="float" office:value="0.000278067">
                <text:p>0.000278067</text:p>
              </table:table-cell>
            </table:table-row>
            <table:table-row>
              <table:table-cell office:value-type="string">
                <text:p>err145:</text:p>
              </table:table-cell>
              <table:table-cell office:value-type="float" office:value="0.000271935">
                <text:p>0.000271935</text:p>
              </table:table-cell>
            </table:table-row>
            <table:table-row>
              <table:table-cell office:value-type="string">
                <text:p>err146:</text:p>
              </table:table-cell>
              <table:table-cell office:value-type="float" office:value="0.000265937">
                <text:p>0.000265937</text:p>
              </table:table-cell>
            </table:table-row>
            <table:table-row>
              <table:table-cell office:value-type="string">
                <text:p>err147:</text:p>
              </table:table-cell>
              <table:table-cell office:value-type="float" office:value="0.000260071">
                <text:p>0.000260071</text:p>
              </table:table-cell>
            </table:table-row>
            <table:table-row>
              <table:table-cell office:value-type="string">
                <text:p>err148:</text:p>
              </table:table-cell>
              <table:table-cell office:value-type="float" office:value="0.000254333">
                <text:p>0.000254333</text:p>
              </table:table-cell>
            </table:table-row>
            <table:table-row>
              <table:table-cell office:value-type="string">
                <text:p>err149:</text:p>
              </table:table-cell>
              <table:table-cell office:value-type="float" office:value="0.00024872">
                <text:p>0.00024872</text:p>
              </table:table-cell>
            </table:table-row>
            <table:table-row>
              <table:table-cell office:value-type="string">
                <text:p>err150:</text:p>
              </table:table-cell>
              <table:table-cell office:value-type="float" office:value="0.000243231">
                <text:p>0.000243231</text:p>
              </table:table-cell>
            </table:table-row>
            <table:table-row>
              <table:table-cell office:value-type="string">
                <text:p>err151:</text:p>
              </table:table-cell>
              <table:table-cell office:value-type="float" office:value="0.000237861">
                <text:p>0.000237861</text:p>
              </table:table-cell>
            </table:table-row>
            <table:table-row>
              <table:table-cell office:value-type="string">
                <text:p>err152:</text:p>
              </table:table-cell>
              <table:table-cell office:value-type="float" office:value="0.000232609">
                <text:p>0.000232609</text:p>
              </table:table-cell>
            </table:table-row>
            <table:table-row>
              <table:table-cell office:value-type="string">
                <text:p>err153:</text:p>
              </table:table-cell>
              <table:table-cell office:value-type="float" office:value="0.000227472">
                <text:p>0.000227472</text:p>
              </table:table-cell>
            </table:table-row>
            <table:table-row>
              <table:table-cell office:value-type="string">
                <text:p>err154:</text:p>
              </table:table-cell>
              <table:table-cell office:value-type="float" office:value="0.000222448">
                <text:p>0.000222448</text:p>
              </table:table-cell>
            </table:table-row>
            <table:table-row>
              <table:table-cell office:value-type="string">
                <text:p>err155:</text:p>
              </table:table-cell>
              <table:table-cell office:value-type="float" office:value="0.000217534">
                <text:p>0.000217534</text:p>
              </table:table-cell>
            </table:table-row>
            <table:table-row>
              <table:table-cell office:value-type="string">
                <text:p>err156:</text:p>
              </table:table-cell>
              <table:table-cell office:value-type="float" office:value="0.000212728">
                <text:p>0.000212728</text:p>
              </table:table-cell>
            </table:table-row>
            <table:table-row>
              <table:table-cell office:value-type="string">
                <text:p>err157:</text:p>
              </table:table-cell>
              <table:table-cell office:value-type="float" office:value="0.000208027">
                <text:p>0.000208027</text:p>
              </table:table-cell>
            </table:table-row>
            <table:table-row>
              <table:table-cell office:value-type="string">
                <text:p>err158:</text:p>
              </table:table-cell>
              <table:table-cell office:value-type="float" office:value="0.000203429">
                <text:p>0.000203429</text:p>
              </table:table-cell>
            </table:table-row>
            <table:table-row>
              <table:table-cell office:value-type="string">
                <text:p>err159:</text:p>
              </table:table-cell>
              <table:table-cell office:value-type="float" office:value="0.000198933">
                <text:p>0.000198933</text:p>
              </table:table-cell>
            </table:table-row>
            <table:table-row>
              <table:table-cell office:value-type="string">
                <text:p>err160:</text:p>
              </table:table-cell>
              <table:table-cell office:value-type="float" office:value="0.000194535">
                <text:p>0.000194535</text:p>
              </table:table-cell>
            </table:table-row>
            <table:table-row>
              <table:table-cell office:value-type="string">
                <text:p>err161:</text:p>
              </table:table-cell>
              <table:table-cell office:value-type="float" office:value="0.000190233">
                <text:p>0.000190233</text:p>
              </table:table-cell>
            </table:table-row>
            <table:table-row>
              <table:table-cell office:value-type="string">
                <text:p>err162:</text:p>
              </table:table-cell>
              <table:table-cell office:value-type="float" office:value="0.000186026">
                <text:p>0.000186026</text:p>
              </table:table-cell>
            </table:table-row>
            <table:table-row>
              <table:table-cell office:value-type="string">
                <text:p>err163:</text:p>
              </table:table-cell>
              <table:table-cell office:value-type="float" office:value="0.000181912">
                <text:p>0.000181912</text:p>
              </table:table-cell>
            </table:table-row>
            <table:table-row>
              <table:table-cell office:value-type="string">
                <text:p>err164:</text:p>
              </table:table-cell>
              <table:table-cell office:value-type="float" office:value="0.000177888">
                <text:p>0.000177888</text:p>
              </table:table-cell>
            </table:table-row>
            <table:table-row>
              <table:table-cell office:value-type="string">
                <text:p>err165:</text:p>
              </table:table-cell>
              <table:table-cell office:value-type="float" office:value="0.000173953">
                <text:p>0.000173953</text:p>
              </table:table-cell>
            </table:table-row>
            <table:table-row>
              <table:table-cell office:value-type="string">
                <text:p>err166:</text:p>
              </table:table-cell>
              <table:table-cell office:value-type="float" office:value="0.000170104">
                <text:p>0.000170104</text:p>
              </table:table-cell>
            </table:table-row>
            <table:table-row>
              <table:table-cell office:value-type="string">
                <text:p>err167:</text:p>
              </table:table-cell>
              <table:table-cell office:value-type="float" office:value="0.00016634">
                <text:p>0.00016634</text:p>
              </table:table-cell>
            </table:table-row>
            <table:table-row>
              <table:table-cell office:value-type="string">
                <text:p>err168:</text:p>
              </table:table-cell>
              <table:table-cell office:value-type="float" office:value="0.000162659">
                <text:p>0.000162659</text:p>
              </table:table-cell>
            </table:table-row>
            <table:table-row>
              <table:table-cell office:value-type="string">
                <text:p>err169:</text:p>
              </table:table-cell>
              <table:table-cell office:value-type="float" office:value="0.000159059">
                <text:p>0.000159059</text:p>
              </table:table-cell>
            </table:table-row>
            <table:table-row>
              <table:table-cell office:value-type="string">
                <text:p>err170:</text:p>
              </table:table-cell>
              <table:table-cell office:value-type="float" office:value="0.000155538">
                <text:p>0.000155538</text:p>
              </table:table-cell>
            </table:table-row>
            <table:table-row>
              <table:table-cell office:value-type="string">
                <text:p>err171:</text:p>
              </table:table-cell>
              <table:table-cell office:value-type="float" office:value="0.000152094">
                <text:p>0.000152094</text:p>
              </table:table-cell>
            </table:table-row>
            <table:table-row>
              <table:table-cell office:value-type="string">
                <text:p>err172:</text:p>
              </table:table-cell>
              <table:table-cell office:value-type="float" office:value="0.000148727">
                <text:p>0.000148727</text:p>
              </table:table-cell>
            </table:table-row>
            <table:table-row>
              <table:table-cell office:value-type="string">
                <text:p>err173:</text:p>
              </table:table-cell>
              <table:table-cell office:value-type="float" office:value="0.000145433">
                <text:p>0.000145433</text:p>
              </table:table-cell>
            </table:table-row>
            <table:table-row>
              <table:table-cell office:value-type="string">
                <text:p>err174:</text:p>
              </table:table-cell>
              <table:table-cell office:value-type="float" office:value="0.000142213">
                <text:p>0.000142213</text:p>
              </table:table-cell>
            </table:table-row>
            <table:table-row>
              <table:table-cell office:value-type="string">
                <text:p>err175:</text:p>
              </table:table-cell>
              <table:table-cell office:value-type="float" office:value="0.000139063">
                <text:p>0.000139063</text:p>
              </table:table-cell>
            </table:table-row>
            <table:table-row>
              <table:table-cell office:value-type="string">
                <text:p>err176:</text:p>
              </table:table-cell>
              <table:table-cell office:value-type="float" office:value="0.000135983">
                <text:p>0.000135983</text:p>
              </table:table-cell>
            </table:table-row>
            <table:table-row>
              <table:table-cell office:value-type="string">
                <text:p>err177:</text:p>
              </table:table-cell>
              <table:table-cell office:value-type="float" office:value="0.000132971">
                <text:p>0.000132971</text:p>
              </table:table-cell>
            </table:table-row>
            <table:table-row>
              <table:table-cell office:value-type="string">
                <text:p>err178:</text:p>
              </table:table-cell>
              <table:table-cell office:value-type="float" office:value="0.000130025">
                <text:p>0.000130025</text:p>
              </table:table-cell>
            </table:table-row>
            <table:table-row>
              <table:table-cell office:value-type="string">
                <text:p>err179:</text:p>
              </table:table-cell>
              <table:table-cell office:value-type="float" office:value="0.000127144">
                <text:p>0.000127144</text:p>
              </table:table-cell>
            </table:table-row>
            <table:table-row>
              <table:table-cell office:value-type="string">
                <text:p>err180:</text:p>
              </table:table-cell>
              <table:table-cell office:value-type="float" office:value="0.000124326">
                <text:p>0.000124326</text:p>
              </table:table-cell>
            </table:table-row>
            <table:table-row>
              <table:table-cell office:value-type="string">
                <text:p>err181:</text:p>
              </table:table-cell>
              <table:table-cell office:value-type="float" office:value="0.000121571">
                <text:p>0.000121571</text:p>
              </table:table-cell>
            </table:table-row>
            <table:table-row>
              <table:table-cell office:value-type="string">
                <text:p>err182:</text:p>
              </table:table-cell>
              <table:table-cell office:value-type="float" office:value="0.000118877">
                <text:p>0.000118877</text:p>
              </table:table-cell>
            </table:table-row>
            <table:table-row>
              <table:table-cell office:value-type="string">
                <text:p>err183:</text:p>
              </table:table-cell>
              <table:table-cell office:value-type="float" office:value="0.000116242">
                <text:p>0.000116242</text:p>
              </table:table-cell>
            </table:table-row>
            <table:table-row>
              <table:table-cell office:value-type="string">
                <text:p>err184:</text:p>
              </table:table-cell>
              <table:table-cell office:value-type="float" office:value="0.000113666">
                <text:p>0.000113666</text:p>
              </table:table-cell>
            </table:table-row>
            <table:table-row>
              <table:table-cell office:value-type="string">
                <text:p>err185:</text:p>
              </table:table-cell>
              <table:table-cell office:value-type="float" office:value="0.000111146">
                <text:p>0.000111146</text:p>
              </table:table-cell>
            </table:table-row>
            <table:table-row>
              <table:table-cell office:value-type="string">
                <text:p>err186:</text:p>
              </table:table-cell>
              <table:table-cell office:value-type="float" office:value="0.000108682">
                <text:p>0.000108682</text:p>
              </table:table-cell>
            </table:table-row>
            <table:table-row>
              <table:table-cell office:value-type="string">
                <text:p>err187:</text:p>
              </table:table-cell>
              <table:table-cell office:value-type="float" office:value="0.000106272">
                <text:p>0.000106272</text:p>
              </table:table-cell>
            </table:table-row>
            <table:table-row>
              <table:table-cell office:value-type="string">
                <text:p>err188:</text:p>
              </table:table-cell>
              <table:table-cell office:value-type="float" office:value="0.000103916">
                <text:p>0.000103916</text:p>
              </table:table-cell>
            </table:table-row>
            <table:table-row>
              <table:table-cell office:value-type="string">
                <text:p>err189:</text:p>
              </table:table-cell>
              <table:table-cell office:value-type="float" office:value="0.000101612">
                <text:p>0.000101612</text:p>
              </table:table-cell>
            </table:table-row>
            <table:table-row>
              <table:table-cell office:value-type="string">
                <text:p>err190:</text:p>
              </table:table-cell>
              <table:table-cell office:value-type="float" office:value="0.0000993584">
                <text:p>0.0000993584</text:p>
              </table:table-cell>
            </table:table-row>
            <table:table-row>
              <table:table-cell office:value-type="string">
                <text:p>err191:</text:p>
              </table:table-cell>
              <table:table-cell office:value-type="float" office:value="0.0000971548">
                <text:p>0.0000971548</text:p>
              </table:table-cell>
            </table:table-row>
            <table:table-row>
              <table:table-cell office:value-type="string">
                <text:p>err192:</text:p>
              </table:table-cell>
              <table:table-cell office:value-type="float" office:value="0.000095">
                <text:p>0.000095</text:p>
              </table:table-cell>
            </table:table-row>
            <table:table-row>
              <table:table-cell office:value-type="string">
                <text:p>err193:</text:p>
              </table:table-cell>
              <table:table-cell office:value-type="float" office:value="0.0000928929">
                <text:p>0.0000928929</text:p>
              </table:table-cell>
            </table:table-row>
            <table:table-row>
              <table:table-cell office:value-type="string">
                <text:p>err194:</text:p>
              </table:table-cell>
              <table:table-cell office:value-type="float" office:value="0.0000908323">
                <text:p>0.0000908323</text:p>
              </table:table-cell>
            </table:table-row>
            <table:table-row>
              <table:table-cell office:value-type="string">
                <text:p>err195:</text:p>
              </table:table-cell>
              <table:table-cell office:value-type="float" office:value="0.0000888174">
                <text:p>0.0000888174</text:p>
              </table:table-cell>
            </table:table-row>
            <table:table-row>
              <table:table-cell office:value-type="string">
                <text:p>err196:</text:p>
              </table:table-cell>
              <table:table-cell office:value-type="float" office:value="0.000086847">
                <text:p>0.000086847</text:p>
              </table:table-cell>
            </table:table-row>
            <table:table-row>
              <table:table-cell office:value-type="string">
                <text:p>err197:</text:p>
              </table:table-cell>
              <table:table-cell office:value-type="float" office:value="0.0000849202">
                <text:p>0.0000849202</text:p>
              </table:table-cell>
            </table:table-row>
            <table:table-row>
              <table:table-cell office:value-type="string">
                <text:p>err198:</text:p>
              </table:table-cell>
              <table:table-cell office:value-type="float" office:value="0.000083036">
                <text:p>0.000083036</text:p>
              </table:table-cell>
            </table:table-row>
            <table:table-row>
              <table:table-cell office:value-type="string">
                <text:p>err199:</text:p>
              </table:table-cell>
              <table:table-cell office:value-type="float" office:value="0.0000811935">
                <text:p>0.0000811935</text:p>
              </table:table-cell>
            </table:table-row>
            <table:table-row>
              <table:table-cell office:value-type="string">
                <text:p>err200:</text:p>
              </table:table-cell>
              <table:table-cell office:value-type="float" office:value="0.0000793919">
                <text:p>0.0000793919</text:p>
              </table:table-cell>
            </table:table-row>
            <table:table-row>
              <table:table-cell office:value-type="string">
                <text:p>err201:</text:p>
              </table:table-cell>
              <table:table-cell office:value-type="float" office:value="0.00007763">
                <text:p>0.00007763</text:p>
              </table:table-cell>
            </table:table-row>
            <table:table-row>
              <table:table-cell office:value-type="string">
                <text:p>err202:</text:p>
              </table:table-cell>
              <table:table-cell office:value-type="float" office:value="0.0000759072">
                <text:p>0.0000759072</text:p>
              </table:table-cell>
            </table:table-row>
            <table:table-row>
              <table:table-cell office:value-type="string">
                <text:p>err203:</text:p>
              </table:table-cell>
              <table:table-cell office:value-type="float" office:value="0.0000742226">
                <text:p>0.0000742226</text:p>
              </table:table-cell>
            </table:table-row>
            <table:table-row>
              <table:table-cell office:value-type="string">
                <text:p>err204:</text:p>
              </table:table-cell>
              <table:table-cell office:value-type="float" office:value="0.0000725752">
                <text:p>0.0000725752</text:p>
              </table:table-cell>
            </table:table-row>
            <table:table-row>
              <table:table-cell office:value-type="string">
                <text:p>err205:</text:p>
              </table:table-cell>
              <table:table-cell office:value-type="float" office:value="0.0000709644">
                <text:p>0.0000709644</text:p>
              </table:table-cell>
            </table:table-row>
            <table:table-row>
              <table:table-cell office:value-type="string">
                <text:p>err206:</text:p>
              </table:table-cell>
              <table:table-cell office:value-type="float" office:value="0.0000693892">
                <text:p>0.0000693892</text:p>
              </table:table-cell>
            </table:table-row>
            <table:table-row>
              <table:table-cell office:value-type="string">
                <text:p>err207:</text:p>
              </table:table-cell>
              <table:table-cell office:value-type="float" office:value="0.0000678489">
                <text:p>0.0000678489</text:p>
              </table:table-cell>
            </table:table-row>
            <table:table-row>
              <table:table-cell office:value-type="string">
                <text:p>err208:</text:p>
              </table:table-cell>
              <table:table-cell office:value-type="float" office:value="0.0000663427">
                <text:p>0.0000663427</text:p>
              </table:table-cell>
            </table:table-row>
            <table:table-row>
              <table:table-cell office:value-type="string">
                <text:p>err209:</text:p>
              </table:table-cell>
              <table:table-cell office:value-type="float" office:value="0.0000648698">
                <text:p>0.0000648698</text:p>
              </table:table-cell>
            </table:table-row>
            <table:table-row>
              <table:table-cell office:value-type="string">
                <text:p>err210:</text:p>
              </table:table-cell>
              <table:table-cell office:value-type="float" office:value="0.0000634297">
                <text:p>0.0000634297</text:p>
              </table:table-cell>
            </table:table-row>
            <table:table-row>
              <table:table-cell office:value-type="string">
                <text:p>err211:</text:p>
              </table:table-cell>
              <table:table-cell office:value-type="float" office:value="0.0000620214">
                <text:p>0.0000620214</text:p>
              </table:table-cell>
            </table:table-row>
            <table:table-row>
              <table:table-cell office:value-type="string">
                <text:p>err212:</text:p>
              </table:table-cell>
              <table:table-cell office:value-type="float" office:value="0.0000606443">
                <text:p>0.0000606443</text:p>
              </table:table-cell>
            </table:table-row>
            <table:table-row>
              <table:table-cell office:value-type="string">
                <text:p>err213:</text:p>
              </table:table-cell>
              <table:table-cell office:value-type="float" office:value="0.0000592978">
                <text:p>0.0000592978</text:p>
              </table:table-cell>
            </table:table-row>
            <table:table-row>
              <table:table-cell office:value-type="string">
                <text:p>err214:</text:p>
              </table:table-cell>
              <table:table-cell office:value-type="float" office:value="0.0000579811">
                <text:p>0.0000579811</text:p>
              </table:table-cell>
            </table:table-row>
            <table:table-row>
              <table:table-cell office:value-type="string">
                <text:p>err215:</text:p>
              </table:table-cell>
              <table:table-cell office:value-type="float" office:value="0.0000566935">
                <text:p>0.0000566935</text:p>
              </table:table-cell>
            </table:table-row>
            <table:table-row>
              <table:table-cell office:value-type="string">
                <text:p>err216:</text:p>
              </table:table-cell>
              <table:table-cell office:value-type="float" office:value="0.0000554346">
                <text:p>0.0000554346</text:p>
              </table:table-cell>
            </table:table-row>
            <table:table-row>
              <table:table-cell office:value-type="string">
                <text:p>err217:</text:p>
              </table:table-cell>
              <table:table-cell office:value-type="float" office:value="0.0000542035">
                <text:p>0.0000542035</text:p>
              </table:table-cell>
            </table:table-row>
            <table:table-row>
              <table:table-cell office:value-type="string">
                <text:p>err218:</text:p>
              </table:table-cell>
              <table:table-cell office:value-type="float" office:value="0.0000529997">
                <text:p>0.0000529997</text:p>
              </table:table-cell>
            </table:table-row>
            <table:table-row>
              <table:table-cell office:value-type="string">
                <text:p>err219:</text:p>
              </table:table-cell>
              <table:table-cell office:value-type="float" office:value="0.0000518226">
                <text:p>0.0000518226</text:p>
              </table:table-cell>
            </table:table-row>
            <table:table-row>
              <table:table-cell office:value-type="string">
                <text:p>err220:</text:p>
              </table:table-cell>
              <table:table-cell office:value-type="float" office:value="0.0000506717">
                <text:p>0.0000506717</text:p>
              </table:table-cell>
            </table:table-row>
            <table:table-row>
              <table:table-cell office:value-type="string">
                <text:p>err221:</text:p>
              </table:table-cell>
              <table:table-cell office:value-type="float" office:value="0.0000495462">
                <text:p>0.0000495462</text:p>
              </table:table-cell>
            </table:table-row>
            <table:table-row>
              <table:table-cell office:value-type="string">
                <text:p>err222:</text:p>
              </table:table-cell>
              <table:table-cell office:value-type="float" office:value="0.0000484457">
                <text:p>0.0000484457</text:p>
              </table:table-cell>
            </table:table-row>
            <table:table-row>
              <table:table-cell office:value-type="string">
                <text:p>err223:</text:p>
              </table:table-cell>
              <table:table-cell office:value-type="float" office:value="0.0000473696">
                <text:p>0.0000473696</text:p>
              </table:table-cell>
            </table:table-row>
            <table:table-row>
              <table:table-cell office:value-type="string">
                <text:p>err224:</text:p>
              </table:table-cell>
              <table:table-cell office:value-type="float" office:value="0.0000463174">
                <text:p>0.0000463174</text:p>
              </table:table-cell>
            </table:table-row>
            <table:table-row>
              <table:table-cell office:value-type="string">
                <text:p>err225:</text:p>
              </table:table-cell>
              <table:table-cell office:value-type="float" office:value="0.0000452885">
                <text:p>0.0000452885</text:p>
              </table:table-cell>
            </table:table-row>
            <table:table-row>
              <table:table-cell office:value-type="string">
                <text:p>err226:</text:p>
              </table:table-cell>
              <table:table-cell office:value-type="float" office:value="0.0000442824">
                <text:p>0.0000442824</text:p>
              </table:table-cell>
            </table:table-row>
            <table:table-row>
              <table:table-cell office:value-type="string">
                <text:p>err227:</text:p>
              </table:table-cell>
              <table:table-cell office:value-type="float" office:value="0.0000432987">
                <text:p>0.0000432987</text:p>
              </table:table-cell>
            </table:table-row>
            <table:table-row>
              <table:table-cell office:value-type="string">
                <text:p>err228:</text:p>
              </table:table-cell>
              <table:table-cell office:value-type="float" office:value="0.0000423368">
                <text:p>0.0000423368</text:p>
              </table:table-cell>
            </table:table-row>
            <table:table-row>
              <table:table-cell office:value-type="string">
                <text:p>err229:</text:p>
              </table:table-cell>
              <table:table-cell office:value-type="float" office:value="0.0000413962">
                <text:p>0.0000413962</text:p>
              </table:table-cell>
            </table:table-row>
            <table:table-row>
              <table:table-cell office:value-type="string">
                <text:p>err230:</text:p>
              </table:table-cell>
              <table:table-cell office:value-type="float" office:value="0.0000404765">
                <text:p>0.0000404765</text:p>
              </table:table-cell>
            </table:table-row>
            <table:table-row>
              <table:table-cell office:value-type="string">
                <text:p>err231:</text:p>
              </table:table-cell>
              <table:table-cell office:value-type="float" office:value="0.0000395772">
                <text:p>0.0000395772</text:p>
              </table:table-cell>
            </table:table-row>
            <table:table-row>
              <table:table-cell office:value-type="string">
                <text:p>err232:</text:p>
              </table:table-cell>
              <table:table-cell office:value-type="float" office:value="0.0000386979">
                <text:p>0.0000386979</text:p>
              </table:table-cell>
            </table:table-row>
            <table:table-row>
              <table:table-cell office:value-type="string">
                <text:p>err233:</text:p>
              </table:table-cell>
              <table:table-cell office:value-type="float" office:value="0.0000378381">
                <text:p>0.0000378381</text:p>
              </table:table-cell>
            </table:table-row>
            <table:table-row>
              <table:table-cell office:value-type="string">
                <text:p>err234:</text:p>
              </table:table-cell>
              <table:table-cell office:value-type="float" office:value="0.0000369973">
                <text:p>0.0000369973</text:p>
              </table:table-cell>
            </table:table-row>
            <table:table-row>
              <table:table-cell office:value-type="string">
                <text:p>err235:</text:p>
              </table:table-cell>
              <table:table-cell office:value-type="float" office:value="0.0000361752">
                <text:p>0.0000361752</text:p>
              </table:table-cell>
            </table:table-row>
            <table:table-row>
              <table:table-cell office:value-type="string">
                <text:p>err236:</text:p>
              </table:table-cell>
              <table:table-cell office:value-type="float" office:value="0.0000353714">
                <text:p>0.0000353714</text:p>
              </table:table-cell>
            </table:table-row>
            <table:table-row>
              <table:table-cell office:value-type="string">
                <text:p>err237:</text:p>
              </table:table-cell>
              <table:table-cell office:value-type="float" office:value="0.0000345854">
                <text:p>0.0000345854</text:p>
              </table:table-cell>
            </table:table-row>
            <table:table-row>
              <table:table-cell office:value-type="string">
                <text:p>err238:</text:p>
              </table:table-cell>
              <table:table-cell office:value-type="float" office:value="0.0000338169">
                <text:p>0.0000338169</text:p>
              </table:table-cell>
            </table:table-row>
            <table:table-row>
              <table:table-cell office:value-type="string">
                <text:p>err239:</text:p>
              </table:table-cell>
              <table:table-cell office:value-type="float" office:value="0.0000330654">
                <text:p>0.0000330654</text:p>
              </table:table-cell>
            </table:table-row>
            <table:table-row>
              <table:table-cell office:value-type="string">
                <text:p>err240:</text:p>
              </table:table-cell>
              <table:table-cell office:value-type="float" office:value="0.0000323306">
                <text:p>0.0000323306</text:p>
              </table:table-cell>
            </table:table-row>
            <table:table-row>
              <table:table-cell office:value-type="string">
                <text:p>err241:</text:p>
              </table:table-cell>
              <table:table-cell office:value-type="float" office:value="0.0000316121">
                <text:p>0.0000316121</text:p>
              </table:table-cell>
            </table:table-row>
            <table:table-row>
              <table:table-cell office:value-type="string">
                <text:p>err242:</text:p>
              </table:table-cell>
              <table:table-cell office:value-type="float" office:value="0.0000309095">
                <text:p>0.0000309095</text:p>
              </table:table-cell>
            </table:table-row>
            <table:table-row>
              <table:table-cell office:value-type="string">
                <text:p>err243:</text:p>
              </table:table-cell>
              <table:table-cell office:value-type="float" office:value="0.0000302226">
                <text:p>0.0000302226</text:p>
              </table:table-cell>
            </table:table-row>
            <table:table-row>
              <table:table-cell office:value-type="string">
                <text:p>err244:</text:p>
              </table:table-cell>
              <table:table-cell office:value-type="float" office:value="0.0000295509">
                <text:p>0.0000295509</text:p>
              </table:table-cell>
            </table:table-row>
            <table:table-row>
              <table:table-cell office:value-type="string">
                <text:p>err245:</text:p>
              </table:table-cell>
              <table:table-cell office:value-type="float" office:value="0.0000288941">
                <text:p>0.0000288941</text:p>
              </table:table-cell>
            </table:table-row>
            <table:table-row>
              <table:table-cell office:value-type="string">
                <text:p>err246:</text:p>
              </table:table-cell>
              <table:table-cell office:value-type="float" office:value="0.000028252">
                <text:p>0.000028252</text:p>
              </table:table-cell>
            </table:table-row>
            <table:table-row>
              <table:table-cell office:value-type="string">
                <text:p>err247:</text:p>
              </table:table-cell>
              <table:table-cell office:value-type="float" office:value="0.000027624">
                <text:p>0.000027624</text:p>
              </table:table-cell>
            </table:table-row>
            <table:table-row>
              <table:table-cell office:value-type="string">
                <text:p>err248:</text:p>
              </table:table-cell>
              <table:table-cell office:value-type="float" office:value="0.00002701">
                <text:p>0.00002701</text:p>
              </table:table-cell>
            </table:table-row>
            <table:table-row>
              <table:table-cell office:value-type="string">
                <text:p>err249:</text:p>
              </table:table-cell>
              <table:table-cell office:value-type="float" office:value="0.0000264097">
                <text:p>0.0000264097</text:p>
              </table:table-cell>
            </table:table-row>
            <table:table-row>
              <table:table-cell office:value-type="string">
                <text:p>err250:</text:p>
              </table:table-cell>
              <table:table-cell office:value-type="float" office:value="0.0000258227">
                <text:p>0.0000258227</text:p>
              </table:table-cell>
            </table:table-row>
            <table:table-row>
              <table:table-cell office:value-type="string">
                <text:p>err251:</text:p>
              </table:table-cell>
              <table:table-cell office:value-type="float" office:value="0.0000252487">
                <text:p>0.0000252487</text:p>
              </table:table-cell>
            </table:table-row>
            <table:table-row>
              <table:table-cell office:value-type="string">
                <text:p>err252:</text:p>
              </table:table-cell>
              <table:table-cell office:value-type="float" office:value="0.0000246875">
                <text:p>0.0000246875</text:p>
              </table:table-cell>
            </table:table-row>
            <table:table-row>
              <table:table-cell office:value-type="string">
                <text:p>err253:</text:p>
              </table:table-cell>
              <table:table-cell office:value-type="float" office:value="0.0000241387">
                <text:p>0.0000241387</text:p>
              </table:table-cell>
            </table:table-row>
            <table:table-row>
              <table:table-cell office:value-type="string">
                <text:p>err254:</text:p>
              </table:table-cell>
              <table:table-cell office:value-type="float" office:value="0.0000236022">
                <text:p>0.0000236022</text:p>
              </table:table-cell>
            </table:table-row>
            <table:table-row>
              <table:table-cell office:value-type="string">
                <text:p>err255:</text:p>
              </table:table-cell>
              <table:table-cell office:value-type="float" office:value="0.0000230775">
                <text:p>0.0000230775</text:p>
              </table:table-cell>
            </table:table-row>
            <table:table-row>
              <table:table-cell office:value-type="string">
                <text:p>err256:</text:p>
              </table:table-cell>
              <table:table-cell office:value-type="float" office:value="0.0000225645">
                <text:p>0.0000225645</text:p>
              </table:table-cell>
            </table:table-row>
            <table:table-row>
              <table:table-cell office:value-type="string">
                <text:p>err257:</text:p>
              </table:table-cell>
              <table:table-cell office:value-type="float" office:value="0.0000220629">
                <text:p>0.0000220629</text:p>
              </table:table-cell>
            </table:table-row>
            <table:table-row>
              <table:table-cell office:value-type="string">
                <text:p>err258:</text:p>
              </table:table-cell>
              <table:table-cell office:value-type="float" office:value="0.0000215724">
                <text:p>0.0000215724</text:p>
              </table:table-cell>
            </table:table-row>
            <table:table-row>
              <table:table-cell office:value-type="string">
                <text:p>err259:</text:p>
              </table:table-cell>
              <table:table-cell office:value-type="float" office:value="0.0000210929">
                <text:p>0.0000210929</text:p>
              </table:table-cell>
            </table:table-row>
            <table:table-row>
              <table:table-cell office:value-type="string">
                <text:p>err260:</text:p>
              </table:table-cell>
              <table:table-cell office:value-type="float" office:value="0.000020624">
                <text:p>0.000020624</text:p>
              </table:table-cell>
            </table:table-row>
            <table:table-row>
              <table:table-cell office:value-type="string">
                <text:p>err261:</text:p>
              </table:table-cell>
              <table:table-cell office:value-type="float" office:value="0.0000201655">
                <text:p>0.0000201655</text:p>
              </table:table-cell>
            </table:table-row>
            <table:table-row>
              <table:table-cell office:value-type="string">
                <text:p>err262:</text:p>
              </table:table-cell>
              <table:table-cell office:value-type="float" office:value="0.0000197172">
                <text:p>0.0000197172</text:p>
              </table:table-cell>
            </table:table-row>
            <table:table-row>
              <table:table-cell office:value-type="string">
                <text:p>err263:</text:p>
              </table:table-cell>
              <table:table-cell office:value-type="float" office:value="0.0000192788">
                <text:p>0.0000192788</text:p>
              </table:table-cell>
            </table:table-row>
            <table:table-row>
              <table:table-cell office:value-type="string">
                <text:p>err264:</text:p>
              </table:table-cell>
              <table:table-cell office:value-type="float" office:value="0.0000188502">
                <text:p>0.0000188502</text:p>
              </table:table-cell>
            </table:table-row>
            <table:table-row>
              <table:table-cell office:value-type="string">
                <text:p>err265:</text:p>
              </table:table-cell>
              <table:table-cell office:value-type="float" office:value="0.0000184311">
                <text:p>0.0000184311</text:p>
              </table:table-cell>
            </table:table-row>
            <table:table-row>
              <table:table-cell office:value-type="string">
                <text:p>err266:</text:p>
              </table:table-cell>
              <table:table-cell office:value-type="float" office:value="0.0000180214">
                <text:p>0.0000180214</text:p>
              </table:table-cell>
            </table:table-row>
            <table:table-row>
              <table:table-cell office:value-type="string">
                <text:p>err267:</text:p>
              </table:table-cell>
              <table:table-cell office:value-type="float" office:value="0.0000176207">
                <text:p>0.0000176207</text:p>
              </table:table-cell>
            </table:table-row>
            <table:table-row>
              <table:table-cell office:value-type="string">
                <text:p>err268:</text:p>
              </table:table-cell>
              <table:table-cell office:value-type="float" office:value="0.0000172289">
                <text:p>0.0000172289</text:p>
              </table:table-cell>
            </table:table-row>
            <table:table-row>
              <table:table-cell office:value-type="string">
                <text:p>err269:</text:p>
              </table:table-cell>
              <table:table-cell office:value-type="float" office:value="0.0000168459">
                <text:p>0.0000168459</text:p>
              </table:table-cell>
            </table:table-row>
            <table:table-row>
              <table:table-cell office:value-type="string">
                <text:p>err270:</text:p>
              </table:table-cell>
              <table:table-cell office:value-type="float" office:value="0.0000164713">
                <text:p>0.0000164713</text:p>
              </table:table-cell>
            </table:table-row>
            <table:table-row>
              <table:table-cell office:value-type="string">
                <text:p>err271:</text:p>
              </table:table-cell>
              <table:table-cell office:value-type="float" office:value="0.0000161051">
                <text:p>0.0000161051</text:p>
              </table:table-cell>
            </table:table-row>
            <table:table-row>
              <table:table-cell office:value-type="string">
                <text:p>err272:</text:p>
              </table:table-cell>
              <table:table-cell office:value-type="float" office:value="0.000015747">
                <text:p>0.000015747</text:p>
              </table:table-cell>
            </table:table-row>
            <table:table-row>
              <table:table-cell office:value-type="string">
                <text:p>err273:</text:p>
              </table:table-cell>
              <table:table-cell office:value-type="float" office:value="0.0000153969">
                <text:p>0.0000153969</text:p>
              </table:table-cell>
            </table:table-row>
            <table:table-row>
              <table:table-cell office:value-type="string">
                <text:p>err274:</text:p>
              </table:table-cell>
              <table:table-cell office:value-type="float" office:value="0.0000150546">
                <text:p>0.0000150546</text:p>
              </table:table-cell>
            </table:table-row>
            <table:table-row>
              <table:table-cell office:value-type="string">
                <text:p>err275:</text:p>
              </table:table-cell>
              <table:table-cell office:value-type="float" office:value="0.0000147198">
                <text:p>0.0000147198</text:p>
              </table:table-cell>
            </table:table-row>
            <table:table-row>
              <table:table-cell office:value-type="string">
                <text:p>err276:</text:p>
              </table:table-cell>
              <table:table-cell office:value-type="float" office:value="0.0000143925">
                <text:p>0.0000143925</text:p>
              </table:table-cell>
            </table:table-row>
            <table:table-row>
              <table:table-cell office:value-type="string">
                <text:p>err277:</text:p>
              </table:table-cell>
              <table:table-cell office:value-type="float" office:value="0.0000140725">
                <text:p>0.0000140725</text:p>
              </table:table-cell>
            </table:table-row>
            <table:table-row>
              <table:table-cell office:value-type="string">
                <text:p>err278:</text:p>
              </table:table-cell>
              <table:table-cell office:value-type="float" office:value="0.0000137596">
                <text:p>0.0000137596</text:p>
              </table:table-cell>
            </table:table-row>
            <table:table-row>
              <table:table-cell office:value-type="string">
                <text:p>err279:</text:p>
              </table:table-cell>
              <table:table-cell office:value-type="float" office:value="0.0000134536">
                <text:p>0.0000134536</text:p>
              </table:table-cell>
            </table:table-row>
            <table:table-row>
              <table:table-cell office:value-type="string">
                <text:p>err280:</text:p>
              </table:table-cell>
              <table:table-cell office:value-type="float" office:value="0.0000131545">
                <text:p>0.0000131545</text:p>
              </table:table-cell>
            </table:table-row>
            <table:table-row>
              <table:table-cell office:value-type="string">
                <text:p>err281:</text:p>
              </table:table-cell>
              <table:table-cell office:value-type="float" office:value="0.000012862">
                <text:p>0.000012862</text:p>
              </table:table-cell>
            </table:table-row>
            <table:table-row>
              <table:table-cell office:value-type="string">
                <text:p>err282:</text:p>
              </table:table-cell>
              <table:table-cell office:value-type="float" office:value="0.000012576">
                <text:p>0.000012576</text:p>
              </table:table-cell>
            </table:table-row>
            <table:table-row>
              <table:table-cell office:value-type="string">
                <text:p>err283:</text:p>
              </table:table-cell>
              <table:table-cell office:value-type="float" office:value="0.0000122963">
                <text:p>0.0000122963</text:p>
              </table:table-cell>
            </table:table-row>
            <table:table-row>
              <table:table-cell office:value-type="string">
                <text:p>err284:</text:p>
              </table:table-cell>
              <table:table-cell office:value-type="float" office:value="0.0000120229">
                <text:p>0.0000120229</text:p>
              </table:table-cell>
            </table:table-row>
            <table:table-row>
              <table:table-cell office:value-type="string">
                <text:p>err285:</text:p>
              </table:table-cell>
              <table:table-cell office:value-type="float" office:value="0.0000117556">
                <text:p>0.0000117556</text:p>
              </table:table-cell>
            </table:table-row>
            <table:table-row>
              <table:table-cell office:value-type="string">
                <text:p>err286:</text:p>
              </table:table-cell>
              <table:table-cell office:value-type="float" office:value="0.0000114941">
                <text:p>0.0000114941</text:p>
              </table:table-cell>
            </table:table-row>
            <table:table-row>
              <table:table-cell office:value-type="string">
                <text:p>err287:</text:p>
              </table:table-cell>
              <table:table-cell office:value-type="float" office:value="0.0000112386">
                <text:p>0.0000112386</text:p>
              </table:table-cell>
            </table:table-row>
            <table:table-row>
              <table:table-cell office:value-type="string">
                <text:p>err288:</text:p>
              </table:table-cell>
              <table:table-cell office:value-type="float" office:value="0.0000109886">
                <text:p>0.0000109886</text:p>
              </table:table-cell>
            </table:table-row>
            <table:table-row>
              <table:table-cell office:value-type="string">
                <text:p>err289:</text:p>
              </table:table-cell>
              <table:table-cell office:value-type="float" office:value="0.0000107443">
                <text:p>0.0000107443</text:p>
              </table:table-cell>
            </table:table-row>
            <table:table-row>
              <table:table-cell office:value-type="string">
                <text:p>err290:</text:p>
              </table:table-cell>
              <table:table-cell office:value-type="float" office:value="0.0000105053">
                <text:p>0.0000105053</text:p>
              </table:table-cell>
            </table:table-row>
            <table:table-row>
              <table:table-cell office:value-type="string">
                <text:p>err291:</text:p>
              </table:table-cell>
              <table:table-cell office:value-type="float" office:value="0.0000102717">
                <text:p>0.0000102717</text:p>
              </table:table-cell>
            </table:table-row>
            <table:table-row>
              <table:table-cell office:value-type="string">
                <text:p>err292:</text:p>
              </table:table-cell>
              <table:table-cell office:value-type="float" office:value="0.0000100433">
                <text:p>0.0000100433</text:p>
              </table:table-cell>
            </table:table-row>
            <table:table-row>
              <table:table-cell office:value-type="string">
                <text:p>err293:</text:p>
              </table:table-cell>
              <table:table-cell office:value-type="float" office:value="0.00000981996">
                <text:p>0.00000981996</text:p>
              </table:table-cell>
            </table:table-row>
            <table:table-row>
              <table:table-cell office:value-type="string">
                <text:p>err294:</text:p>
              </table:table-cell>
              <table:table-cell office:value-type="float" office:value="0.00000960158">
                <text:p>0.00000960158</text:p>
              </table:table-cell>
            </table:table-row>
            <table:table-row>
              <table:table-cell office:value-type="string">
                <text:p>err295:</text:p>
              </table:table-cell>
              <table:table-cell office:value-type="float" office:value="0.00000938806">
                <text:p>0.00000938806</text:p>
              </table:table-cell>
            </table:table-row>
            <table:table-row>
              <table:table-cell office:value-type="string">
                <text:p>err296:</text:p>
              </table:table-cell>
              <table:table-cell office:value-type="float" office:value="0.00000917928">
                <text:p>0.00000917928</text:p>
              </table:table-cell>
            </table:table-row>
            <table:table-row>
              <table:table-cell office:value-type="string">
                <text:p>err297:</text:p>
              </table:table-cell>
              <table:table-cell office:value-type="float" office:value="0.00000897515">
                <text:p>0.00000897515</text:p>
              </table:table-cell>
            </table:table-row>
            <table:table-row>
              <table:table-cell office:value-type="string">
                <text:p>err298:</text:p>
              </table:table-cell>
              <table:table-cell office:value-type="float" office:value="0.00000877555">
                <text:p>0.00000877555</text:p>
              </table:table-cell>
            </table:table-row>
            <table:table-row>
              <table:table-cell office:value-type="string">
                <text:p>err299:</text:p>
              </table:table-cell>
              <table:table-cell office:value-type="float" office:value="0.00000858039">
                <text:p>0.00000858039</text:p>
              </table:table-cell>
            </table:table-row>
            <table:table-row>
              <table:table-cell office:value-type="string">
                <text:p>err300:</text:p>
              </table:table-cell>
              <table:table-cell office:value-type="float" office:value="0.00000838957">
                <text:p>0.00000838957</text:p>
              </table:table-cell>
            </table:table-row>
            <table:table-row>
              <table:table-cell office:value-type="string">
                <text:p>err301:</text:p>
              </table:table-cell>
              <table:table-cell office:value-type="float" office:value="0.00000820299">
                <text:p>0.00000820299</text:p>
              </table:table-cell>
            </table:table-row>
            <table:table-row>
              <table:table-cell office:value-type="string">
                <text:p>err302:</text:p>
              </table:table-cell>
              <table:table-cell office:value-type="float" office:value="0.00000802056">
                <text:p>0.00000802056</text:p>
              </table:table-cell>
            </table:table-row>
            <table:table-row>
              <table:table-cell office:value-type="string">
                <text:p>err303:</text:p>
              </table:table-cell>
              <table:table-cell office:value-type="float" office:value="0.00000784219">
                <text:p>0.00000784219</text:p>
              </table:table-cell>
            </table:table-row>
            <table:table-row>
              <table:table-cell office:value-type="string">
                <text:p>err304:</text:p>
              </table:table-cell>
              <table:table-cell office:value-type="float" office:value="0.00000766778">
                <text:p>0.00000766778</text:p>
              </table:table-cell>
            </table:table-row>
            <table:table-row>
              <table:table-cell office:value-type="string">
                <text:p>err305:</text:p>
              </table:table-cell>
              <table:table-cell office:value-type="float" office:value="0.00000749725">
                <text:p>0.00000749725</text:p>
              </table:table-cell>
            </table:table-row>
            <table:table-row>
              <table:table-cell office:value-type="string">
                <text:p>err306:</text:p>
              </table:table-cell>
              <table:table-cell office:value-type="float" office:value="0.00000733052">
                <text:p>0.00000733052</text:p>
              </table:table-cell>
            </table:table-row>
            <table:table-row>
              <table:table-cell office:value-type="string">
                <text:p>err307:</text:p>
              </table:table-cell>
              <table:table-cell office:value-type="float" office:value="0.00000716749">
                <text:p>0.00000716749</text:p>
              </table:table-cell>
            </table:table-row>
            <table:table-row>
              <table:table-cell office:value-type="string">
                <text:p>err308:</text:p>
              </table:table-cell>
              <table:table-cell office:value-type="float" office:value="0.00000700808">
                <text:p>0.00000700808</text:p>
              </table:table-cell>
            </table:table-row>
            <table:table-row>
              <table:table-cell office:value-type="string">
                <text:p>err309:</text:p>
              </table:table-cell>
              <table:table-cell office:value-type="float" office:value="0.00000685222">
                <text:p>0.00000685222</text:p>
              </table:table-cell>
            </table:table-row>
            <table:table-row>
              <table:table-cell office:value-type="string">
                <text:p>err310:</text:p>
              </table:table-cell>
              <table:table-cell office:value-type="float" office:value="0.00000669982">
                <text:p>0.00000669982</text:p>
              </table:table-cell>
            </table:table-row>
            <table:table-row>
              <table:table-cell office:value-type="string">
                <text:p>err311:</text:p>
              </table:table-cell>
              <table:table-cell office:value-type="float" office:value="0.00000655082">
                <text:p>0.00000655082</text:p>
              </table:table-cell>
            </table:table-row>
            <table:table-row>
              <table:table-cell office:value-type="string">
                <text:p>err312:</text:p>
              </table:table-cell>
              <table:table-cell office:value-type="float" office:value="0.00000640512">
                <text:p>0.00000640512</text:p>
              </table:table-cell>
            </table:table-row>
            <table:table-row>
              <table:table-cell office:value-type="string">
                <text:p>err313:</text:p>
              </table:table-cell>
              <table:table-cell office:value-type="float" office:value="0.00000626267">
                <text:p>0.00000626267</text:p>
              </table:table-cell>
            </table:table-row>
            <table:table-row>
              <table:table-cell office:value-type="string">
                <text:p>err314:</text:p>
              </table:table-cell>
              <table:table-cell office:value-type="float" office:value="0.00000612338">
                <text:p>0.00000612338</text:p>
              </table:table-cell>
            </table:table-row>
            <table:table-row>
              <table:table-cell office:value-type="string">
                <text:p>err315:</text:p>
              </table:table-cell>
              <table:table-cell office:value-type="float" office:value="0.0000059872">
                <text:p>0.0000059872</text:p>
              </table:table-cell>
            </table:table-row>
            <table:table-row>
              <table:table-cell office:value-type="string">
                <text:p>err316:</text:p>
              </table:table-cell>
              <table:table-cell office:value-type="float" office:value="0.00000585404">
                <text:p>0.00000585404</text:p>
              </table:table-cell>
            </table:table-row>
            <table:table-row>
              <table:table-cell office:value-type="string">
                <text:p>err317:</text:p>
              </table:table-cell>
              <table:table-cell office:value-type="float" office:value="0.00000572384">
                <text:p>0.00000572384</text:p>
              </table:table-cell>
            </table:table-row>
            <table:table-row>
              <table:table-cell office:value-type="string">
                <text:p>err318:</text:p>
              </table:table-cell>
              <table:table-cell office:value-type="float" office:value="0.00000559653">
                <text:p>0.00000559653</text:p>
              </table:table-cell>
            </table:table-row>
            <table:table-row>
              <table:table-cell office:value-type="string">
                <text:p>err319:</text:p>
              </table:table-cell>
              <table:table-cell office:value-type="float" office:value="0.00000547206">
                <text:p>0.00000547206</text:p>
              </table:table-cell>
            </table:table-row>
            <table:table-row>
              <table:table-cell office:value-type="string">
                <text:p>err320:</text:p>
              </table:table-cell>
              <table:table-cell office:value-type="float" office:value="0.00000535035">
                <text:p>0.00000535035</text:p>
              </table:table-cell>
            </table:table-row>
            <table:table-row>
              <table:table-cell office:value-type="string">
                <text:p>err321:</text:p>
              </table:table-cell>
              <table:table-cell office:value-type="float" office:value="0.00000523136">
                <text:p>0.00000523136</text:p>
              </table:table-cell>
            </table:table-row>
            <table:table-row>
              <table:table-cell office:value-type="string">
                <text:p>err322:</text:p>
              </table:table-cell>
              <table:table-cell office:value-type="float" office:value="0.000005115">
                <text:p>0.000005115</text:p>
              </table:table-cell>
            </table:table-row>
            <table:table-row>
              <table:table-cell office:value-type="string">
                <text:p>err323:</text:p>
              </table:table-cell>
              <table:table-cell office:value-type="float" office:value="0.00000500124">
                <text:p>0.00000500124</text:p>
              </table:table-cell>
            </table:table-row>
            <table:table-row>
              <table:table-cell office:value-type="string">
                <text:p>err324:</text:p>
              </table:table-cell>
              <table:table-cell office:value-type="float" office:value="0.00000489">
                <text:p>0.00000489</text:p>
              </table:table-cell>
            </table:table-row>
            <table:table-row>
              <table:table-cell office:value-type="string">
                <text:p>err325:</text:p>
              </table:table-cell>
              <table:table-cell office:value-type="float" office:value="0.00000478124">
                <text:p>0.00000478124</text:p>
              </table:table-cell>
            </table:table-row>
            <table:table-row>
              <table:table-cell office:value-type="string">
                <text:p>err326:</text:p>
              </table:table-cell>
              <table:table-cell office:value-type="float" office:value="0.0000046749">
                <text:p>0.0000046749</text:p>
              </table:table-cell>
            </table:table-row>
            <table:table-row>
              <table:table-cell office:value-type="string">
                <text:p>err327:</text:p>
              </table:table-cell>
              <table:table-cell office:value-type="float" office:value="0.00000457092">
                <text:p>0.00000457092</text:p>
              </table:table-cell>
            </table:table-row>
            <table:table-row>
              <table:table-cell office:value-type="string">
                <text:p>err328:</text:p>
              </table:table-cell>
              <table:table-cell office:value-type="float" office:value="0.00000446926">
                <text:p>0.00000446926</text:p>
              </table:table-cell>
            </table:table-row>
            <table:table-row>
              <table:table-cell office:value-type="string">
                <text:p>err329:</text:p>
              </table:table-cell>
              <table:table-cell office:value-type="float" office:value="0.00000436985">
                <text:p>0.00000436985</text:p>
              </table:table-cell>
            </table:table-row>
            <table:table-row>
              <table:table-cell office:value-type="string">
                <text:p>err330:</text:p>
              </table:table-cell>
              <table:table-cell office:value-type="float" office:value="0.00000427266">
                <text:p>0.00000427266</text:p>
              </table:table-cell>
            </table:table-row>
            <table:table-row>
              <table:table-cell office:value-type="string">
                <text:p>err331:</text:p>
              </table:table-cell>
              <table:table-cell office:value-type="float" office:value="0.00000417762">
                <text:p>0.00000417762</text:p>
              </table:table-cell>
            </table:table-row>
            <table:table-row>
              <table:table-cell office:value-type="string">
                <text:p>err332:</text:p>
              </table:table-cell>
              <table:table-cell office:value-type="float" office:value="0.00000408471">
                <text:p>0.00000408471</text:p>
              </table:table-cell>
            </table:table-row>
            <table:table-row>
              <table:table-cell office:value-type="string">
                <text:p>err333:</text:p>
              </table:table-cell>
              <table:table-cell office:value-type="float" office:value="0.00000399385">
                <text:p>0.00000399385</text:p>
              </table:table-cell>
            </table:table-row>
            <table:table-row>
              <table:table-cell office:value-type="string">
                <text:p>err334:</text:p>
              </table:table-cell>
              <table:table-cell office:value-type="float" office:value="0.00000390502">
                <text:p>0.00000390502</text:p>
              </table:table-cell>
            </table:table-row>
            <table:table-row>
              <table:table-cell office:value-type="string">
                <text:p>err335:</text:p>
              </table:table-cell>
              <table:table-cell office:value-type="float" office:value="0.00000381816">
                <text:p>0.00000381816</text:p>
              </table:table-cell>
            </table:table-row>
            <table:table-row>
              <table:table-cell office:value-type="string">
                <text:p>err336:</text:p>
              </table:table-cell>
              <table:table-cell office:value-type="float" office:value="0.00000373324">
                <text:p>0.00000373324</text:p>
              </table:table-cell>
            </table:table-row>
            <table:table-row>
              <table:table-cell office:value-type="string">
                <text:p>err337:</text:p>
              </table:table-cell>
              <table:table-cell office:value-type="float" office:value="0.0000036502">
                <text:p>0.0000036502</text:p>
              </table:table-cell>
            </table:table-row>
            <table:table-row>
              <table:table-cell office:value-type="string">
                <text:p>err338:</text:p>
              </table:table-cell>
              <table:table-cell office:value-type="float" office:value="0.00000356901">
                <text:p>0.00000356901</text:p>
              </table:table-cell>
            </table:table-row>
            <table:table-row>
              <table:table-cell office:value-type="string">
                <text:p>err339:</text:p>
              </table:table-cell>
              <table:table-cell office:value-type="float" office:value="0.00000348963">
                <text:p>0.00000348963</text:p>
              </table:table-cell>
            </table:table-row>
            <table:table-row>
              <table:table-cell office:value-type="string">
                <text:p>err340:</text:p>
              </table:table-cell>
              <table:table-cell office:value-type="float" office:value="0.00000341201">
                <text:p>0.00000341201</text:p>
              </table:table-cell>
            </table:table-row>
            <table:table-row>
              <table:table-cell office:value-type="string">
                <text:p>err341:</text:p>
              </table:table-cell>
              <table:table-cell office:value-type="float" office:value="0.00000333612">
                <text:p>0.00000333612</text:p>
              </table:table-cell>
            </table:table-row>
            <table:table-row>
              <table:table-cell office:value-type="string">
                <text:p>err342:</text:p>
              </table:table-cell>
              <table:table-cell office:value-type="float" office:value="0.00000326192">
                <text:p>0.00000326192</text:p>
              </table:table-cell>
            </table:table-row>
            <table:table-row>
              <table:table-cell office:value-type="string">
                <text:p>err343:</text:p>
              </table:table-cell>
              <table:table-cell office:value-type="float" office:value="0.00000318936">
                <text:p>0.00000318936</text:p>
              </table:table-cell>
            </table:table-row>
            <table:table-row>
              <table:table-cell office:value-type="string">
                <text:p>err344:</text:p>
              </table:table-cell>
              <table:table-cell office:value-type="float" office:value="0.00000311842">
                <text:p>0.00000311842</text:p>
              </table:table-cell>
            </table:table-row>
            <table:table-row>
              <table:table-cell office:value-type="string">
                <text:p>err345:</text:p>
              </table:table-cell>
              <table:table-cell office:value-type="float" office:value="0.00000304906">
                <text:p>0.00000304906</text:p>
              </table:table-cell>
            </table:table-row>
            <table:table-row>
              <table:table-cell office:value-type="string">
                <text:p>err346:</text:p>
              </table:table-cell>
              <table:table-cell office:value-type="float" office:value="0.00000298124">
                <text:p>0.00000298124</text:p>
              </table:table-cell>
            </table:table-row>
            <table:table-row>
              <table:table-cell office:value-type="string">
                <text:p>err347:</text:p>
              </table:table-cell>
              <table:table-cell office:value-type="float" office:value="0.00000291493">
                <text:p>0.00000291493</text:p>
              </table:table-cell>
            </table:table-row>
            <table:table-row>
              <table:table-cell office:value-type="string">
                <text:p>err348:</text:p>
              </table:table-cell>
              <table:table-cell office:value-type="float" office:value="0.00000285009">
                <text:p>0.00000285009</text:p>
              </table:table-cell>
            </table:table-row>
            <table:table-row>
              <table:table-cell office:value-type="string">
                <text:p>err349:</text:p>
              </table:table-cell>
              <table:table-cell office:value-type="float" office:value="0.0000027867">
                <text:p>0.0000027867</text:p>
              </table:table-cell>
            </table:table-row>
            <table:table-row>
              <table:table-cell office:value-type="string">
                <text:p>err350:</text:p>
              </table:table-cell>
              <table:table-cell office:value-type="float" office:value="0.00000272471">
                <text:p>0.00000272471</text:p>
              </table:table-cell>
            </table:table-row>
            <table:table-row>
              <table:table-cell office:value-type="string">
                <text:p>err351:</text:p>
              </table:table-cell>
              <table:table-cell office:value-type="float" office:value="0.00000266411">
                <text:p>0.00000266411</text:p>
              </table:table-cell>
            </table:table-row>
            <table:table-row>
              <table:table-cell office:value-type="string">
                <text:p>err352:</text:p>
              </table:table-cell>
              <table:table-cell office:value-type="float" office:value="0.00000260485">
                <text:p>0.00000260485</text:p>
              </table:table-cell>
            </table:table-row>
            <table:table-row>
              <table:table-cell office:value-type="string">
                <text:p>err353:</text:p>
              </table:table-cell>
              <table:table-cell office:value-type="float" office:value="0.00000254691">
                <text:p>0.00000254691</text:p>
              </table:table-cell>
            </table:table-row>
            <table:table-row>
              <table:table-cell office:value-type="string">
                <text:p>err354:</text:p>
              </table:table-cell>
              <table:table-cell office:value-type="float" office:value="0.00000249026">
                <text:p>0.00000249026</text:p>
              </table:table-cell>
            </table:table-row>
            <table:table-row>
              <table:table-cell office:value-type="string">
                <text:p>err355:</text:p>
              </table:table-cell>
              <table:table-cell office:value-type="float" office:value="0.00000243487">
                <text:p>0.00000243487</text:p>
              </table:table-cell>
            </table:table-row>
            <table:table-row>
              <table:table-cell office:value-type="string">
                <text:p>err356:</text:p>
              </table:table-cell>
              <table:table-cell office:value-type="float" office:value="0.00000238071">
                <text:p>0.00000238071</text:p>
              </table:table-cell>
            </table:table-row>
            <table:table-row>
              <table:table-cell office:value-type="string">
                <text:p>err357:</text:p>
              </table:table-cell>
              <table:table-cell office:value-type="float" office:value="0.00000232775">
                <text:p>0.00000232775</text:p>
              </table:table-cell>
            </table:table-row>
            <table:table-row>
              <table:table-cell office:value-type="string">
                <text:p>err358:</text:p>
              </table:table-cell>
              <table:table-cell office:value-type="float" office:value="0.00000227598">
                <text:p>0.00000227598</text:p>
              </table:table-cell>
            </table:table-row>
            <table:table-row>
              <table:table-cell office:value-type="string">
                <text:p>err359:</text:p>
              </table:table-cell>
              <table:table-cell office:value-type="float" office:value="0.00000222535">
                <text:p>0.00000222535</text:p>
              </table:table-cell>
            </table:table-row>
            <table:table-row>
              <table:table-cell office:value-type="string">
                <text:p>err360:</text:p>
              </table:table-cell>
              <table:table-cell office:value-type="float" office:value="0.00000217585">
                <text:p>0.00000217585</text:p>
              </table:table-cell>
            </table:table-row>
            <table:table-row>
              <table:table-cell office:value-type="string">
                <text:p>err361:</text:p>
              </table:table-cell>
              <table:table-cell office:value-type="float" office:value="0.00000212745">
                <text:p>0.00000212745</text:p>
              </table:table-cell>
            </table:table-row>
            <table:table-row>
              <table:table-cell office:value-type="string">
                <text:p>err362:</text:p>
              </table:table-cell>
              <table:table-cell office:value-type="float" office:value="0.00000208013">
                <text:p>0.00000208013</text:p>
              </table:table-cell>
            </table:table-row>
            <table:table-row>
              <table:table-cell office:value-type="string">
                <text:p>err363:</text:p>
              </table:table-cell>
              <table:table-cell office:value-type="float" office:value="0.00000203386">
                <text:p>0.00000203386</text:p>
              </table:table-cell>
            </table:table-row>
            <table:table-row>
              <table:table-cell office:value-type="string">
                <text:p>err364:</text:p>
              </table:table-cell>
              <table:table-cell office:value-type="float" office:value="0.00000198862">
                <text:p>0.00000198862</text:p>
              </table:table-cell>
            </table:table-row>
            <table:table-row>
              <table:table-cell office:value-type="string">
                <text:p>err365:</text:p>
              </table:table-cell>
              <table:table-cell office:value-type="float" office:value="0.00000194439">
                <text:p>0.00000194439</text:p>
              </table:table-cell>
            </table:table-row>
            <table:table-row>
              <table:table-cell office:value-type="string">
                <text:p>err366:</text:p>
              </table:table-cell>
              <table:table-cell office:value-type="float" office:value="0.00000190114">
                <text:p>0.00000190114</text:p>
              </table:table-cell>
            </table:table-row>
            <table:table-row>
              <table:table-cell office:value-type="string">
                <text:p>err367:</text:p>
              </table:table-cell>
              <table:table-cell office:value-type="float" office:value="0.00000185885">
                <text:p>0.00000185885</text:p>
              </table:table-cell>
            </table:table-row>
            <table:table-row>
              <table:table-cell office:value-type="string">
                <text:p>err368:</text:p>
              </table:table-cell>
              <table:table-cell office:value-type="float" office:value="0.0000018175">
                <text:p>0.0000018175</text:p>
              </table:table-cell>
            </table:table-row>
            <table:table-row>
              <table:table-cell office:value-type="string">
                <text:p>err369:</text:p>
              </table:table-cell>
              <table:table-cell office:value-type="float" office:value="0.00000177707">
                <text:p>0.00000177707</text:p>
              </table:table-cell>
            </table:table-row>
            <table:table-row>
              <table:table-cell office:value-type="string">
                <text:p>err370:</text:p>
              </table:table-cell>
              <table:table-cell office:value-type="float" office:value="0.00000173755">
                <text:p>0.00000173755</text:p>
              </table:table-cell>
            </table:table-row>
            <table:table-row>
              <table:table-cell office:value-type="string">
                <text:p>err371:</text:p>
              </table:table-cell>
              <table:table-cell office:value-type="float" office:value="0.0000016989">
                <text:p>0.0000016989</text:p>
              </table:table-cell>
            </table:table-row>
            <table:table-row>
              <table:table-cell office:value-type="string">
                <text:p>err372:</text:p>
              </table:table-cell>
              <table:table-cell office:value-type="float" office:value="0.00000166111">
                <text:p>0.00000166111</text:p>
              </table:table-cell>
            </table:table-row>
            <table:table-row>
              <table:table-cell office:value-type="string">
                <text:p>err373:</text:p>
              </table:table-cell>
              <table:table-cell office:value-type="float" office:value="0.00000162416">
                <text:p>0.00000162416</text:p>
              </table:table-cell>
            </table:table-row>
            <table:table-row>
              <table:table-cell office:value-type="string">
                <text:p>err374:</text:p>
              </table:table-cell>
              <table:table-cell office:value-type="float" office:value="0.00000158803">
                <text:p>0.00000158803</text:p>
              </table:table-cell>
            </table:table-row>
            <table:table-row>
              <table:table-cell office:value-type="string">
                <text:p>err375:</text:p>
              </table:table-cell>
              <table:table-cell office:value-type="float" office:value="0.00000155271">
                <text:p>0.00000155271</text:p>
              </table:table-cell>
            </table:table-row>
            <table:table-row>
              <table:table-cell office:value-type="string">
                <text:p>err376:</text:p>
              </table:table-cell>
              <table:table-cell office:value-type="float" office:value="0.00000151817">
                <text:p>0.00000151817</text:p>
              </table:table-cell>
            </table:table-row>
            <table:table-row>
              <table:table-cell office:value-type="string">
                <text:p>err377:</text:p>
              </table:table-cell>
              <table:table-cell office:value-type="float" office:value="0.0000014844">
                <text:p>0.0000014844</text:p>
              </table:table-cell>
            </table:table-row>
            <table:table-row>
              <table:table-cell office:value-type="string">
                <text:p>err378:</text:p>
              </table:table-cell>
              <table:table-cell office:value-type="float" office:value="0.00000145138">
                <text:p>0.00000145138</text:p>
              </table:table-cell>
            </table:table-row>
            <table:table-row>
              <table:table-cell office:value-type="string">
                <text:p>err379:</text:p>
              </table:table-cell>
              <table:table-cell office:value-type="float" office:value="0.0000014191">
                <text:p>0.0000014191</text:p>
              </table:table-cell>
            </table:table-row>
            <table:table-row>
              <table:table-cell office:value-type="string">
                <text:p>err380:</text:p>
              </table:table-cell>
              <table:table-cell office:value-type="float" office:value="0.00000138753">
                <text:p>0.00000138753</text:p>
              </table:table-cell>
            </table:table-row>
            <table:table-row>
              <table:table-cell office:value-type="string">
                <text:p>err381:</text:p>
              </table:table-cell>
              <table:table-cell office:value-type="float" office:value="0.00000135667">
                <text:p>0.00000135667</text:p>
              </table:table-cell>
            </table:table-row>
            <table:table-row>
              <table:table-cell office:value-type="string">
                <text:p>err382:</text:p>
              </table:table-cell>
              <table:table-cell office:value-type="float" office:value="0.00000132649">
                <text:p>0.00000132649</text:p>
              </table:table-cell>
            </table:table-row>
            <table:table-row>
              <table:table-cell office:value-type="string">
                <text:p>err383:</text:p>
              </table:table-cell>
              <table:table-cell office:value-type="float" office:value="0.00000129698">
                <text:p>0.00000129698</text:p>
              </table:table-cell>
            </table:table-row>
            <table:table-row>
              <table:table-cell office:value-type="string">
                <text:p>err384:</text:p>
              </table:table-cell>
              <table:table-cell office:value-type="float" office:value="0.00000126813">
                <text:p>0.00000126813</text:p>
              </table:table-cell>
            </table:table-row>
            <table:table-row>
              <table:table-cell office:value-type="string">
                <text:p>err385:</text:p>
              </table:table-cell>
              <table:table-cell office:value-type="float" office:value="0.00000123992">
                <text:p>0.00000123992</text:p>
              </table:table-cell>
            </table:table-row>
            <table:table-row>
              <table:table-cell office:value-type="string">
                <text:p>err386:</text:p>
              </table:table-cell>
              <table:table-cell office:value-type="float" office:value="0.00000121234">
                <text:p>0.00000121234</text:p>
              </table:table-cell>
            </table:table-row>
            <table:table-row>
              <table:table-cell office:value-type="string">
                <text:p>err387:</text:p>
              </table:table-cell>
              <table:table-cell office:value-type="float" office:value="0.00000118537">
                <text:p>0.00000118537</text:p>
              </table:table-cell>
            </table:table-row>
            <table:table-row>
              <table:table-cell office:value-type="string">
                <text:p>err388:</text:p>
              </table:table-cell>
              <table:table-cell office:value-type="float" office:value="0.00000115901">
                <text:p>0.00000115901</text:p>
              </table:table-cell>
            </table:table-row>
            <table:table-row>
              <table:table-cell office:value-type="string">
                <text:p>err389:</text:p>
              </table:table-cell>
              <table:table-cell office:value-type="float" office:value="0.00000113323">
                <text:p>0.00000113323</text:p>
              </table:table-cell>
            </table:table-row>
            <table:table-row>
              <table:table-cell office:value-type="string">
                <text:p>err390:</text:p>
              </table:table-cell>
              <table:table-cell office:value-type="float" office:value="0.00000110802">
                <text:p>0.00000110802</text:p>
              </table:table-cell>
            </table:table-row>
            <table:table-row>
              <table:table-cell office:value-type="string">
                <text:p>err391:</text:p>
              </table:table-cell>
              <table:table-cell office:value-type="float" office:value="0.00000108337">
                <text:p>0.00000108337</text:p>
              </table:table-cell>
            </table:table-row>
            <table:table-row>
              <table:table-cell office:value-type="string">
                <text:p>err392:</text:p>
              </table:table-cell>
              <table:table-cell office:value-type="float" office:value="0.00000105927">
                <text:p>0.00000105927</text:p>
              </table:table-cell>
            </table:table-row>
            <table:table-row>
              <table:table-cell office:value-type="string">
                <text:p>err393:</text:p>
              </table:table-cell>
              <table:table-cell office:value-type="float" office:value="0.00000103571">
                <text:p>0.00000103571</text:p>
              </table:table-cell>
            </table:table-row>
            <table:table-row>
              <table:table-cell office:value-type="string">
                <text:p>err394:</text:p>
              </table:table-cell>
              <table:table-cell office:value-type="float" office:value="0.00000101267">
                <text:p>0.00000101267</text:p>
              </table:table-cell>
            </table:table-row>
            <table:table-row>
              <table:table-cell office:value-type="string">
                <text:p>err395:</text:p>
              </table:table-cell>
              <table:table-cell office:value-type="float" office:value="0.000000990146">
                <text:p>0.000000990146</text:p>
              </table:table-cell>
            </table:table-row>
            <table:table-row>
              <table:table-cell office:value-type="string">
                <text:p>err396:</text:p>
              </table:table-cell>
              <table:table-cell office:value-type="float" office:value="0.000000968121">
                <text:p>0.000000968121</text:p>
              </table:table-cell>
            </table:table-row>
            <table:table-row>
              <table:table-cell office:value-type="string">
                <text:p>err397:</text:p>
              </table:table-cell>
              <table:table-cell office:value-type="float" office:value="0.000000946586">
                <text:p>0.000000946586</text:p>
              </table:table-cell>
            </table:table-row>
            <table:table-row>
              <table:table-cell office:value-type="string">
                <text:p>err398:</text:p>
              </table:table-cell>
              <table:table-cell office:value-type="float" office:value="0.00000092553">
                <text:p>0.00000092553</text:p>
              </table:table-cell>
            </table:table-row>
            <table:table-row>
              <table:table-cell office:value-type="string">
                <text:p>err399:</text:p>
              </table:table-cell>
              <table:table-cell office:value-type="float" office:value="0.000000904942">
                <text:p>0.000000904942</text:p>
              </table:table-cell>
            </table:table-row>
            <table:table-row>
              <table:table-cell office:value-type="string">
                <text:p>err400:</text:p>
              </table:table-cell>
              <table:table-cell office:value-type="float" office:value="0.000000884812">
                <text:p>0.000000884812</text:p>
              </table:table-cell>
            </table:table-row>
            <table:table-row>
              <table:table-cell office:value-type="string">
                <text:p>err401:</text:p>
              </table:table-cell>
              <table:table-cell office:value-type="float" office:value="0.00000086513">
                <text:p>0.00000086513</text:p>
              </table:table-cell>
            </table:table-row>
            <table:table-row>
              <table:table-cell office:value-type="string">
                <text:p>err402:</text:p>
              </table:table-cell>
              <table:table-cell office:value-type="float" office:value="0.000000845886">
                <text:p>0.000000845886</text:p>
              </table:table-cell>
            </table:table-row>
            <table:table-row>
              <table:table-cell office:value-type="string">
                <text:p>err403:</text:p>
              </table:table-cell>
              <table:table-cell office:value-type="float" office:value="0.00000082707">
                <text:p>0.00000082707</text:p>
              </table:table-cell>
            </table:table-row>
            <table:table-row>
              <table:table-cell office:value-type="string">
                <text:p>err404:</text:p>
              </table:table-cell>
              <table:table-cell office:value-type="float" office:value="0.000000808672">
                <text:p>0.000000808672</text:p>
              </table:table-cell>
            </table:table-row>
            <table:table-row>
              <table:table-cell office:value-type="string">
                <text:p>err405:</text:p>
              </table:table-cell>
              <table:table-cell office:value-type="float" office:value="0.000000790684">
                <text:p>0.000000790684</text:p>
              </table:table-cell>
            </table:table-row>
            <table:table-row>
              <table:table-cell office:value-type="string">
                <text:p>err406:</text:p>
              </table:table-cell>
              <table:table-cell office:value-type="float" office:value="0.000000773096">
                <text:p>0.000000773096</text:p>
              </table:table-cell>
            </table:table-row>
            <table:table-row>
              <table:table-cell office:value-type="string">
                <text:p>err407:</text:p>
              </table:table-cell>
              <table:table-cell office:value-type="float" office:value="0.000000755899">
                <text:p>0.000000755899</text:p>
              </table:table-cell>
            </table:table-row>
            <table:table-row>
              <table:table-cell office:value-type="string">
                <text:p>err408:</text:p>
              </table:table-cell>
              <table:table-cell office:value-type="float" office:value="0.000000739084">
                <text:p>0.000000739084</text:p>
              </table:table-cell>
            </table:table-row>
            <table:table-row>
              <table:table-cell office:value-type="string">
                <text:p>err409:</text:p>
              </table:table-cell>
              <table:table-cell office:value-type="float" office:value="0.000000722644">
                <text:p>0.000000722644</text:p>
              </table:table-cell>
            </table:table-row>
            <table:table-row>
              <table:table-cell office:value-type="string">
                <text:p>err410:</text:p>
              </table:table-cell>
              <table:table-cell office:value-type="float" office:value="0.000000706569">
                <text:p>0.000000706569</text:p>
              </table:table-cell>
            </table:table-row>
            <table:table-row>
              <table:table-cell office:value-type="string">
                <text:p>err411:</text:p>
              </table:table-cell>
              <table:table-cell office:value-type="float" office:value="0.000000690852">
                <text:p>0.000000690852</text:p>
              </table:table-cell>
            </table:table-row>
            <table:table-row>
              <table:table-cell office:value-type="string">
                <text:p>err412:</text:p>
              </table:table-cell>
              <table:table-cell office:value-type="float" office:value="0.000000675484">
                <text:p>0.000000675484</text:p>
              </table:table-cell>
            </table:table-row>
            <table:table-row>
              <table:table-cell office:value-type="string">
                <text:p>err413:</text:p>
              </table:table-cell>
              <table:table-cell office:value-type="float" office:value="0.000000660459">
                <text:p>0.000000660459</text:p>
              </table:table-cell>
            </table:table-row>
            <table:table-row>
              <table:table-cell office:value-type="string">
                <text:p>err414:</text:p>
              </table:table-cell>
              <table:table-cell office:value-type="float" office:value="0.000000645767">
                <text:p>0.000000645767</text:p>
              </table:table-cell>
            </table:table-row>
            <table:table-row>
              <table:table-cell office:value-type="string">
                <text:p>err415:</text:p>
              </table:table-cell>
              <table:table-cell office:value-type="float" office:value="0.000000631402">
                <text:p>0.000000631402</text:p>
              </table:table-cell>
            </table:table-row>
            <table:table-row>
              <table:table-cell office:value-type="string">
                <text:p>err416:</text:p>
              </table:table-cell>
              <table:table-cell office:value-type="float" office:value="0.000000617357">
                <text:p>0.000000617357</text:p>
              </table:table-cell>
            </table:table-row>
            <table:table-row>
              <table:table-cell office:value-type="string">
                <text:p>err417:</text:p>
              </table:table-cell>
              <table:table-cell office:value-type="float" office:value="0.000000603625">
                <text:p>0.000000603625</text:p>
              </table:table-cell>
            </table:table-row>
            <table:table-row>
              <table:table-cell office:value-type="string">
                <text:p>err418:</text:p>
              </table:table-cell>
              <table:table-cell office:value-type="float" office:value="0.000000590197">
                <text:p>0.000000590197</text:p>
              </table:table-cell>
            </table:table-row>
            <table:table-row>
              <table:table-cell office:value-type="string">
                <text:p>err419:</text:p>
              </table:table-cell>
              <table:table-cell office:value-type="float" office:value="0.000000577069">
                <text:p>0.000000577069</text:p>
              </table:table-cell>
            </table:table-row>
            <table:table-row>
              <table:table-cell office:value-type="string">
                <text:p>err420:</text:p>
              </table:table-cell>
              <table:table-cell office:value-type="float" office:value="0.000000564232">
                <text:p>0.000000564232</text:p>
              </table:table-cell>
            </table:table-row>
            <table:table-row>
              <table:table-cell office:value-type="string">
                <text:p>err421:</text:p>
              </table:table-cell>
              <table:table-cell office:value-type="float" office:value="0.000000551681">
                <text:p>0.000000551681</text:p>
              </table:table-cell>
            </table:table-row>
            <table:table-row>
              <table:table-cell office:value-type="string">
                <text:p>err422:</text:p>
              </table:table-cell>
              <table:table-cell office:value-type="float" office:value="0.000000539409">
                <text:p>0.000000539409</text:p>
              </table:table-cell>
            </table:table-row>
            <table:table-row>
              <table:table-cell office:value-type="string">
                <text:p>err423:</text:p>
              </table:table-cell>
              <table:table-cell office:value-type="float" office:value="0.00000052741">
                <text:p>0.00000052741</text:p>
              </table:table-cell>
            </table:table-row>
            <table:table-row>
              <table:table-cell office:value-type="string">
                <text:p>err424:</text:p>
              </table:table-cell>
              <table:table-cell office:value-type="float" office:value="0.000000515678">
                <text:p>0.000000515678</text:p>
              </table:table-cell>
            </table:table-row>
            <table:table-row>
              <table:table-cell office:value-type="string">
                <text:p>err425:</text:p>
              </table:table-cell>
              <table:table-cell office:value-type="float" office:value="0.000000504207">
                <text:p>0.000000504207</text:p>
              </table:table-cell>
            </table:table-row>
            <table:table-row>
              <table:table-cell office:value-type="string">
                <text:p>err426:</text:p>
              </table:table-cell>
              <table:table-cell office:value-type="float" office:value="0.000000492991">
                <text:p>0.000000492991</text:p>
              </table:table-cell>
            </table:table-row>
            <table:table-row>
              <table:table-cell office:value-type="string">
                <text:p>err427:</text:p>
              </table:table-cell>
              <table:table-cell office:value-type="float" office:value="0.000000482025">
                <text:p>0.000000482025</text:p>
              </table:table-cell>
            </table:table-row>
            <table:table-row>
              <table:table-cell office:value-type="string">
                <text:p>err428:</text:p>
              </table:table-cell>
              <table:table-cell office:value-type="float" office:value="0.000000471303">
                <text:p>0.000000471303</text:p>
              </table:table-cell>
            </table:table-row>
            <table:table-row>
              <table:table-cell office:value-type="string">
                <text:p>err429:</text:p>
              </table:table-cell>
              <table:table-cell office:value-type="float" office:value="0.000000460819">
                <text:p>0.000000460819</text:p>
              </table:table-cell>
            </table:table-row>
            <table:table-row>
              <table:table-cell office:value-type="string">
                <text:p>err430:</text:p>
              </table:table-cell>
              <table:table-cell office:value-type="float" office:value="0.000000450568">
                <text:p>0.000000450568</text:p>
              </table:table-cell>
            </table:table-row>
            <table:table-row>
              <table:table-cell office:value-type="string">
                <text:p>err431:</text:p>
              </table:table-cell>
              <table:table-cell office:value-type="float" office:value="0.000000440545">
                <text:p>0.000000440545</text:p>
              </table:table-cell>
            </table:table-row>
            <table:table-row>
              <table:table-cell office:value-type="string">
                <text:p>err432:</text:p>
              </table:table-cell>
              <table:table-cell office:value-type="float" office:value="0.000000430746">
                <text:p>0.000000430746</text:p>
              </table:table-cell>
            </table:table-row>
            <table:table-row>
              <table:table-cell office:value-type="string">
                <text:p>err433:</text:p>
              </table:table-cell>
              <table:table-cell office:value-type="float" office:value="0.000000421164">
                <text:p>0.000000421164</text:p>
              </table:table-cell>
            </table:table-row>
            <table:table-row>
              <table:table-cell office:value-type="string">
                <text:p>err434:</text:p>
              </table:table-cell>
              <table:table-cell office:value-type="float" office:value="0.000000411795">
                <text:p>0.000000411795</text:p>
              </table:table-cell>
            </table:table-row>
            <table:table-row>
              <table:table-cell office:value-type="string">
                <text:p>err435:</text:p>
              </table:table-cell>
              <table:table-cell office:value-type="float" office:value="0.000000402635">
                <text:p>0.000000402635</text:p>
              </table:table-cell>
            </table:table-row>
            <table:table-row>
              <table:table-cell office:value-type="string">
                <text:p>err436:</text:p>
              </table:table-cell>
              <table:table-cell office:value-type="float" office:value="0.000000393679">
                <text:p>0.000000393679</text:p>
              </table:table-cell>
            </table:table-row>
            <table:table-row>
              <table:table-cell office:value-type="string">
                <text:p>err437:</text:p>
              </table:table-cell>
              <table:table-cell office:value-type="float" office:value="0.000000384921">
                <text:p>0.000000384921</text:p>
              </table:table-cell>
            </table:table-row>
            <table:table-row>
              <table:table-cell office:value-type="string">
                <text:p>err438:</text:p>
              </table:table-cell>
              <table:table-cell office:value-type="float" office:value="0.000000376359">
                <text:p>0.000000376359</text:p>
              </table:table-cell>
            </table:table-row>
            <table:table-row>
              <table:table-cell office:value-type="string">
                <text:p>err439:</text:p>
              </table:table-cell>
              <table:table-cell office:value-type="float" office:value="0.000000367987">
                <text:p>0.000000367987</text:p>
              </table:table-cell>
            </table:table-row>
            <table:table-row>
              <table:table-cell office:value-type="string">
                <text:p>err440:</text:p>
              </table:table-cell>
              <table:table-cell office:value-type="float" office:value="0.000000359801">
                <text:p>0.000000359801</text:p>
              </table:table-cell>
            </table:table-row>
            <table:table-row>
              <table:table-cell office:value-type="string">
                <text:p>err441:</text:p>
              </table:table-cell>
              <table:table-cell office:value-type="float" office:value="0.000000351798">
                <text:p>0.000000351798</text:p>
              </table:table-cell>
            </table:table-row>
            <table:table-row>
              <table:table-cell office:value-type="string">
                <text:p>err442:</text:p>
              </table:table-cell>
              <table:table-cell office:value-type="float" office:value="0.000000343972">
                <text:p>0.000000343972</text:p>
              </table:table-cell>
            </table:table-row>
            <table:table-row>
              <table:table-cell office:value-type="string">
                <text:p>err443:</text:p>
              </table:table-cell>
              <table:table-cell office:value-type="float" office:value="0.000000336321">
                <text:p>0.000000336321</text:p>
              </table:table-cell>
            </table:table-row>
            <table:table-row>
              <table:table-cell office:value-type="string">
                <text:p>err444:</text:p>
              </table:table-cell>
              <table:table-cell office:value-type="float" office:value="0.000000328839">
                <text:p>0.000000328839</text:p>
              </table:table-cell>
            </table:table-row>
            <table:table-row>
              <table:table-cell office:value-type="string">
                <text:p>err445:</text:p>
              </table:table-cell>
              <table:table-cell office:value-type="float" office:value="0.000000321524">
                <text:p>0.000000321524</text:p>
              </table:table-cell>
            </table:table-row>
            <table:table-row>
              <table:table-cell office:value-type="string">
                <text:p>err446:</text:p>
              </table:table-cell>
              <table:table-cell office:value-type="float" office:value="0.000000314372">
                <text:p>0.000000314372</text:p>
              </table:table-cell>
            </table:table-row>
            <table:table-row>
              <table:table-cell office:value-type="string">
                <text:p>err447:</text:p>
              </table:table-cell>
              <table:table-cell office:value-type="float" office:value="0.000000307379">
                <text:p>0.000000307379</text:p>
              </table:table-cell>
            </table:table-row>
            <table:table-row>
              <table:table-cell office:value-type="string">
                <text:p>err448:</text:p>
              </table:table-cell>
              <table:table-cell office:value-type="float" office:value="0.000000300542">
                <text:p>0.000000300542</text:p>
              </table:table-cell>
            </table:table-row>
            <table:table-row>
              <table:table-cell office:value-type="string">
                <text:p>err449:</text:p>
              </table:table-cell>
              <table:table-cell office:value-type="float" office:value="0.000000293856">
                <text:p>0.000000293856</text:p>
              </table:table-cell>
            </table:table-row>
            <table:table-row>
              <table:table-cell office:value-type="string">
                <text:p>err450:</text:p>
              </table:table-cell>
              <table:table-cell office:value-type="float" office:value="0.000000287319">
                <text:p>0.000000287319</text:p>
              </table:table-cell>
            </table:table-row>
            <table:table-row>
              <table:table-cell office:value-type="string">
                <text:p>err451:</text:p>
              </table:table-cell>
              <table:table-cell office:value-type="float" office:value="0.000000280928">
                <text:p>0.000000280928</text:p>
              </table:table-cell>
            </table:table-row>
            <table:table-row>
              <table:table-cell office:value-type="string">
                <text:p>err452:</text:p>
              </table:table-cell>
              <table:table-cell office:value-type="float" office:value="0.000000274679">
                <text:p>0.000000274679</text:p>
              </table:table-cell>
            </table:table-row>
            <table:table-row>
              <table:table-cell office:value-type="string">
                <text:p>err453:</text:p>
              </table:table-cell>
              <table:table-cell office:value-type="float" office:value="0.000000268569">
                <text:p>0.000000268569</text:p>
              </table:table-cell>
            </table:table-row>
            <table:table-row>
              <table:table-cell office:value-type="string">
                <text:p>err454:</text:p>
              </table:table-cell>
              <table:table-cell office:value-type="float" office:value="0.000000262595">
                <text:p>0.000000262595</text:p>
              </table:table-cell>
            </table:table-row>
            <table:table-row>
              <table:table-cell office:value-type="string">
                <text:p>err455:</text:p>
              </table:table-cell>
              <table:table-cell office:value-type="float" office:value="0.000000256753">
                <text:p>0.000000256753</text:p>
              </table:table-cell>
            </table:table-row>
            <table:table-row>
              <table:table-cell office:value-type="string">
                <text:p>err456:</text:p>
              </table:table-cell>
              <table:table-cell office:value-type="float" office:value="0.000000251042">
                <text:p>0.000000251042</text:p>
              </table:table-cell>
            </table:table-row>
            <table:table-row>
              <table:table-cell office:value-type="string">
                <text:p>err457:</text:p>
              </table:table-cell>
              <table:table-cell office:value-type="float" office:value="0.000000245457">
                <text:p>0.000000245457</text:p>
              </table:table-cell>
            </table:table-row>
            <table:table-row>
              <table:table-cell office:value-type="string">
                <text:p>err458:</text:p>
              </table:table-cell>
              <table:table-cell office:value-type="float" office:value="0.000000239997">
                <text:p>0.000000239997</text:p>
              </table:table-cell>
            </table:table-row>
            <table:table-row>
              <table:table-cell office:value-type="string">
                <text:p>err459:</text:p>
              </table:table-cell>
              <table:table-cell office:value-type="float" office:value="0.000000234659">
                <text:p>0.000000234659</text:p>
              </table:table-cell>
            </table:table-row>
            <table:table-row>
              <table:table-cell office:value-type="string">
                <text:p>err460:</text:p>
              </table:table-cell>
              <table:table-cell office:value-type="float" office:value="0.000000229439">
                <text:p>0.000000229439</text:p>
              </table:table-cell>
            </table:table-row>
            <table:table-row>
              <table:table-cell office:value-type="string">
                <text:p>err461:</text:p>
              </table:table-cell>
              <table:table-cell office:value-type="float" office:value="0.000000224335">
                <text:p>0.000000224335</text:p>
              </table:table-cell>
            </table:table-row>
            <table:table-row>
              <table:table-cell office:value-type="string">
                <text:p>err462:</text:p>
              </table:table-cell>
              <table:table-cell office:value-type="float" office:value="0.000000219345">
                <text:p>0.000000219345</text:p>
              </table:table-cell>
            </table:table-row>
            <table:table-row>
              <table:table-cell office:value-type="string">
                <text:p>err463:</text:p>
              </table:table-cell>
              <table:table-cell office:value-type="float" office:value="0.000000214465">
                <text:p>0.000000214465</text:p>
              </table:table-cell>
            </table:table-row>
            <table:table-row>
              <table:table-cell office:value-type="string">
                <text:p>err464:</text:p>
              </table:table-cell>
              <table:table-cell office:value-type="float" office:value="0.000000209695">
                <text:p>0.000000209695</text:p>
              </table:table-cell>
            </table:table-row>
            <table:table-row>
              <table:table-cell office:value-type="string">
                <text:p>err465:</text:p>
              </table:table-cell>
              <table:table-cell office:value-type="float" office:value="0.00000020503">
                <text:p>0.00000020503</text:p>
              </table:table-cell>
            </table:table-row>
            <table:table-row>
              <table:table-cell office:value-type="string">
                <text:p>err466:</text:p>
              </table:table-cell>
              <table:table-cell office:value-type="float" office:value="0.000000200469">
                <text:p>0.000000200469</text:p>
              </table:table-cell>
            </table:table-row>
            <table:table-row>
              <table:table-cell office:value-type="string">
                <text:p>err467:</text:p>
              </table:table-cell>
              <table:table-cell office:value-type="float" office:value="0.00000019601">
                <text:p>0.00000019601</text:p>
              </table:table-cell>
            </table:table-row>
            <table:table-row>
              <table:table-cell office:value-type="string">
                <text:p>err468:</text:p>
              </table:table-cell>
              <table:table-cell office:value-type="float" office:value="0.00000019165">
                <text:p>0.00000019165</text:p>
              </table:table-cell>
            </table:table-row>
            <table:table-row>
              <table:table-cell office:value-type="string">
                <text:p>err469:</text:p>
              </table:table-cell>
              <table:table-cell office:value-type="float" office:value="0.000000187387">
                <text:p>0.000000187387</text:p>
              </table:table-cell>
            </table:table-row>
            <table:table-row>
              <table:table-cell office:value-type="string">
                <text:p>err470:</text:p>
              </table:table-cell>
              <table:table-cell office:value-type="float" office:value="0.000000183218">
                <text:p>0.000000183218</text:p>
              </table:table-cell>
            </table:table-row>
            <table:table-row>
              <table:table-cell office:value-type="string">
                <text:p>err471:</text:p>
              </table:table-cell>
              <table:table-cell office:value-type="float" office:value="0.000000179143">
                <text:p>0.000000179143</text:p>
              </table:table-cell>
            </table:table-row>
            <table:table-row>
              <table:table-cell office:value-type="string">
                <text:p>err472:</text:p>
              </table:table-cell>
              <table:table-cell office:value-type="float" office:value="0.000000175158">
                <text:p>0.000000175158</text:p>
              </table:table-cell>
            </table:table-row>
            <table:table-row>
              <table:table-cell office:value-type="string">
                <text:p>err473:</text:p>
              </table:table-cell>
              <table:table-cell office:value-type="float" office:value="0.000000171261">
                <text:p>0.000000171261</text:p>
              </table:table-cell>
            </table:table-row>
            <table:table-row>
              <table:table-cell office:value-type="string">
                <text:p>err474:</text:p>
              </table:table-cell>
              <table:table-cell office:value-type="float" office:value="0.000000167452">
                <text:p>0.000000167452</text:p>
              </table:table-cell>
            </table:table-row>
            <table:table-row>
              <table:table-cell office:value-type="string">
                <text:p>err475:</text:p>
              </table:table-cell>
              <table:table-cell office:value-type="float" office:value="0.000000163727">
                <text:p>0.000000163727</text:p>
              </table:table-cell>
            </table:table-row>
            <table:table-row>
              <table:table-cell office:value-type="string">
                <text:p>err476:</text:p>
              </table:table-cell>
              <table:table-cell office:value-type="float" office:value="0.000000160085">
                <text:p>0.000000160085</text:p>
              </table:table-cell>
            </table:table-row>
            <table:table-row>
              <table:table-cell office:value-type="string">
                <text:p>err477:</text:p>
              </table:table-cell>
              <table:table-cell office:value-type="float" office:value="0.000000156524">
                <text:p>0.000000156524</text:p>
              </table:table-cell>
            </table:table-row>
            <table:table-row>
              <table:table-cell office:value-type="string">
                <text:p>err478:</text:p>
              </table:table-cell>
              <table:table-cell office:value-type="float" office:value="0.000000153042">
                <text:p>0.000000153042</text:p>
              </table:table-cell>
            </table:table-row>
            <table:table-row>
              <table:table-cell office:value-type="string">
                <text:p>err479:</text:p>
              </table:table-cell>
              <table:table-cell office:value-type="float" office:value="0.000000149637">
                <text:p>0.000000149637</text:p>
              </table:table-cell>
            </table:table-row>
            <table:table-row>
              <table:table-cell office:value-type="string">
                <text:p>err480:</text:p>
              </table:table-cell>
              <table:table-cell office:value-type="float" office:value="0.000000146309">
                <text:p>0.000000146309</text:p>
              </table:table-cell>
            </table:table-row>
            <table:table-row>
              <table:table-cell office:value-type="string">
                <text:p>err481:</text:p>
              </table:table-cell>
              <table:table-cell office:value-type="float" office:value="0.000000143054">
                <text:p>0.000000143054</text:p>
              </table:table-cell>
            </table:table-row>
            <table:table-row>
              <table:table-cell office:value-type="string">
                <text:p>err482:</text:p>
              </table:table-cell>
              <table:table-cell office:value-type="float" office:value="0.000000139872">
                <text:p>0.000000139872</text:p>
              </table:table-cell>
            </table:table-row>
            <table:table-row>
              <table:table-cell office:value-type="string">
                <text:p>err483:</text:p>
              </table:table-cell>
              <table:table-cell office:value-type="float" office:value="0.000000136761">
                <text:p>0.000000136761</text:p>
              </table:table-cell>
            </table:table-row>
            <table:table-row>
              <table:table-cell office:value-type="string">
                <text:p>err484:</text:p>
              </table:table-cell>
              <table:table-cell office:value-type="float" office:value="0.000000133718">
                <text:p>0.000000133718</text:p>
              </table:table-cell>
            </table:table-row>
            <table:table-row>
              <table:table-cell office:value-type="string">
                <text:p>err485:</text:p>
              </table:table-cell>
              <table:table-cell office:value-type="float" office:value="0.000000130744">
                <text:p>0.000000130744</text:p>
              </table:table-cell>
            </table:table-row>
            <table:table-row>
              <table:table-cell office:value-type="string">
                <text:p>err486:</text:p>
              </table:table-cell>
              <table:table-cell office:value-type="float" office:value="0.000000127835">
                <text:p>0.000000127835</text:p>
              </table:table-cell>
            </table:table-row>
            <table:table-row>
              <table:table-cell office:value-type="string">
                <text:p>err487:</text:p>
              </table:table-cell>
              <table:table-cell office:value-type="float" office:value="0.000000124992">
                <text:p>0.000000124992</text:p>
              </table:table-cell>
            </table:table-row>
            <table:table-row>
              <table:table-cell office:value-type="string">
                <text:p>err488:</text:p>
              </table:table-cell>
              <table:table-cell office:value-type="float" office:value="0.000000122211">
                <text:p>0.000000122211</text:p>
              </table:table-cell>
            </table:table-row>
            <table:table-row>
              <table:table-cell office:value-type="string">
                <text:p>err489:</text:p>
              </table:table-cell>
              <table:table-cell office:value-type="float" office:value="0.000000119493">
                <text:p>0.000000119493</text:p>
              </table:table-cell>
            </table:table-row>
            <table:table-row>
              <table:table-cell office:value-type="string">
                <text:p>err490:</text:p>
              </table:table-cell>
              <table:table-cell office:value-type="float" office:value="0.000000116835">
                <text:p>0.000000116835</text:p>
              </table:table-cell>
            </table:table-row>
            <table:table-row>
              <table:table-cell office:value-type="string">
                <text:p>err491:</text:p>
              </table:table-cell>
              <table:table-cell office:value-type="float" office:value="0.000000114236">
                <text:p>0.000000114236</text:p>
              </table:table-cell>
            </table:table-row>
            <table:table-row>
              <table:table-cell office:value-type="string">
                <text:p>err492:</text:p>
              </table:table-cell>
              <table:table-cell office:value-type="float" office:value="0.000000111695">
                <text:p>0.000000111695</text:p>
              </table:table-cell>
            </table:table-row>
            <table:table-row>
              <table:table-cell office:value-type="string">
                <text:p>err493:</text:p>
              </table:table-cell>
              <table:table-cell office:value-type="float" office:value="0.00000010921">
                <text:p>0.00000010921</text:p>
              </table:table-cell>
            </table:table-row>
            <table:table-row>
              <table:table-cell office:value-type="string">
                <text:p>err494:</text:p>
              </table:table-cell>
              <table:table-cell office:value-type="float" office:value="0.000000106781">
                <text:p>0.000000106781</text:p>
              </table:table-cell>
            </table:table-row>
            <table:table-row>
              <table:table-cell office:value-type="string">
                <text:p>err495:</text:p>
              </table:table-cell>
              <table:table-cell office:value-type="float" office:value="0.000000104405">
                <text:p>0.000000104405</text:p>
              </table:table-cell>
            </table:table-row>
            <table:table-row>
              <table:table-cell office:value-type="string">
                <text:p>err496:</text:p>
              </table:table-cell>
              <table:table-cell office:value-type="float" office:value="0.000000102083">
                <text:p>0.000000102083</text:p>
              </table:table-cell>
            </table:table-row>
            <table:table-row>
              <table:table-cell office:value-type="string">
                <text:p>err497:</text:p>
              </table:table-cell>
              <table:table-cell office:value-type="float" office:value="0.000000099812">
                <text:p>0.000000099812</text:p>
              </table:table-cell>
            </table:table-row>
            <table:table-row>
              <table:table-cell office:value-type="string">
                <text:p>err498:</text:p>
              </table:table-cell>
              <table:table-cell office:value-type="float" office:value="0.0000000975917">
                <text:p>0.0000000975917</text:p>
              </table:table-cell>
            </table:table-row>
            <table:table-row>
              <table:table-cell office:value-type="string">
                <text:p>err499:</text:p>
              </table:table-cell>
              <table:table-cell office:value-type="float" office:value="0.0000000954208">
                <text:p>0.0000000954208</text:p>
              </table:table-cell>
            </table:table-row>
            <table:table-row>
              <table:table-cell office:value-type="string">
                <text:p>err500:</text:p>
              </table:table-cell>
              <table:table-cell office:value-type="float" office:value="0.0000000932982">
                <text:p>0.0000000932982</text:p>
              </table:table-cell>
            </table:table-row>
            <table:table-row>
              <table:table-cell office:value-type="string">
                <text:p>err501:</text:p>
              </table:table-cell>
              <table:table-cell office:value-type="float" office:value="0.0000000912228">
                <text:p>0.0000000912228</text:p>
              </table:table-cell>
            </table:table-row>
            <table:table-row>
              <table:table-cell office:value-type="string">
                <text:p>err502:</text:p>
              </table:table-cell>
              <table:table-cell office:value-type="float" office:value="0.0000000891936">
                <text:p>0.0000000891936</text:p>
              </table:table-cell>
            </table:table-row>
            <table:table-row>
              <table:table-cell office:value-type="string">
                <text:p>err503:</text:p>
              </table:table-cell>
              <table:table-cell office:value-type="float" office:value="0.0000000872095">
                <text:p>0.0000000872095</text:p>
              </table:table-cell>
            </table:table-row>
            <table:table-row>
              <table:table-cell office:value-type="string">
                <text:p>err504:</text:p>
              </table:table-cell>
              <table:table-cell office:value-type="float" office:value="0.0000000852695">
                <text:p>0.0000000852695</text:p>
              </table:table-cell>
            </table:table-row>
            <table:table-row>
              <table:table-cell office:value-type="string">
                <text:p>err505:</text:p>
              </table:table-cell>
              <table:table-cell office:value-type="float" office:value="0.0000000833727">
                <text:p>0.0000000833727</text:p>
              </table:table-cell>
            </table:table-row>
            <table:table-row>
              <table:table-cell office:value-type="string">
                <text:p>err506:</text:p>
              </table:table-cell>
              <table:table-cell office:value-type="float" office:value="0.0000000815181">
                <text:p>0.0000000815181</text:p>
              </table:table-cell>
            </table:table-row>
            <table:table-row>
              <table:table-cell office:value-type="string">
                <text:p>err507:</text:p>
              </table:table-cell>
              <table:table-cell office:value-type="float" office:value="0.0000000797048">
                <text:p>0.0000000797048</text:p>
              </table:table-cell>
            </table:table-row>
            <table:table-row>
              <table:table-cell office:value-type="string">
                <text:p>err508:</text:p>
              </table:table-cell>
              <table:table-cell office:value-type="float" office:value="0.0000000779317">
                <text:p>0.0000000779317</text:p>
              </table:table-cell>
            </table:table-row>
            <table:table-row>
              <table:table-cell office:value-type="string">
                <text:p>err509:</text:p>
              </table:table-cell>
              <table:table-cell office:value-type="float" office:value="0.0000000761982">
                <text:p>0.0000000761982</text:p>
              </table:table-cell>
            </table:table-row>
            <table:table-row>
              <table:table-cell office:value-type="string">
                <text:p>err510:</text:p>
              </table:table-cell>
              <table:table-cell office:value-type="float" office:value="0.0000000745032">
                <text:p>0.0000000745032</text:p>
              </table:table-cell>
            </table:table-row>
            <table:table-row>
              <table:table-cell office:value-type="string">
                <text:p>err511:</text:p>
              </table:table-cell>
              <table:table-cell office:value-type="float" office:value="0.0000000728458">
                <text:p>0.0000000728458</text:p>
              </table:table-cell>
            </table:table-row>
            <table:table-row>
              <table:table-cell office:value-type="string">
                <text:p>err512:</text:p>
              </table:table-cell>
              <table:table-cell office:value-type="float" office:value="0.0000000712254">
                <text:p>0.0000000712254</text:p>
              </table:table-cell>
            </table:table-row>
            <table:table-row>
              <table:table-cell office:value-type="string">
                <text:p>err513:</text:p>
              </table:table-cell>
              <table:table-cell office:value-type="float" office:value="0.000000069641">
                <text:p>0.000000069641</text:p>
              </table:table-cell>
            </table:table-row>
            <table:table-row>
              <table:table-cell office:value-type="string">
                <text:p>err514:</text:p>
              </table:table-cell>
              <table:table-cell office:value-type="float" office:value="0.0000000680919">
                <text:p>0.0000000680919</text:p>
              </table:table-cell>
            </table:table-row>
            <table:table-row>
              <table:table-cell office:value-type="string">
                <text:p>err515:</text:p>
              </table:table-cell>
              <table:table-cell office:value-type="float" office:value="0.0000000665772">
                <text:p>0.0000000665772</text:p>
              </table:table-cell>
            </table:table-row>
            <table:table-row>
              <table:table-cell office:value-type="string">
                <text:p>err516:</text:p>
              </table:table-cell>
              <table:table-cell office:value-type="float" office:value="0.0000000650962">
                <text:p>0.0000000650962</text:p>
              </table:table-cell>
            </table:table-row>
            <table:table-row>
              <table:table-cell office:value-type="string">
                <text:p>err517:</text:p>
              </table:table-cell>
              <table:table-cell office:value-type="float" office:value="0.0000000636481">
                <text:p>0.0000000636481</text:p>
              </table:table-cell>
            </table:table-row>
            <table:table-row>
              <table:table-cell office:value-type="string">
                <text:p>err518:</text:p>
              </table:table-cell>
              <table:table-cell office:value-type="float" office:value="0.0000000622323">
                <text:p>0.0000000622323</text:p>
              </table:table-cell>
            </table:table-row>
            <table:table-row>
              <table:table-cell office:value-type="string">
                <text:p>err519:</text:p>
              </table:table-cell>
              <table:table-cell office:value-type="float" office:value="0.0000000608479">
                <text:p>0.0000000608479</text:p>
              </table:table-cell>
            </table:table-row>
            <table:table-row>
              <table:table-cell office:value-type="string">
                <text:p>err520:</text:p>
              </table:table-cell>
              <table:table-cell office:value-type="float" office:value="0.0000000594944">
                <text:p>0.0000000594944</text:p>
              </table:table-cell>
            </table:table-row>
            <table:table-row>
              <table:table-cell office:value-type="string">
                <text:p>err521:</text:p>
              </table:table-cell>
              <table:table-cell office:value-type="float" office:value="0.000000058171">
                <text:p>0.000000058171</text:p>
              </table:table-cell>
            </table:table-row>
            <table:table-row>
              <table:table-cell office:value-type="string">
                <text:p>err522:</text:p>
              </table:table-cell>
              <table:table-cell office:value-type="float" office:value="0.0000000568769">
                <text:p>0.0000000568769</text:p>
              </table:table-cell>
            </table:table-row>
            <table:table-row>
              <table:table-cell office:value-type="string">
                <text:p>err523:</text:p>
              </table:table-cell>
              <table:table-cell office:value-type="float" office:value="0.0000000556117">
                <text:p>0.0000000556117</text:p>
              </table:table-cell>
            </table:table-row>
            <table:table-row>
              <table:table-cell office:value-type="string">
                <text:p>err524:</text:p>
              </table:table-cell>
              <table:table-cell office:value-type="float" office:value="0.0000000543747">
                <text:p>0.0000000543747</text:p>
              </table:table-cell>
            </table:table-row>
            <table:table-row>
              <table:table-cell office:value-type="string">
                <text:p>err525:</text:p>
              </table:table-cell>
              <table:table-cell office:value-type="float" office:value="0.0000000531651">
                <text:p>0.0000000531651</text:p>
              </table:table-cell>
            </table:table-row>
            <table:table-row>
              <table:table-cell office:value-type="string">
                <text:p>err526:</text:p>
              </table:table-cell>
              <table:table-cell office:value-type="float" office:value="0.0000000519825">
                <text:p>0.0000000519825</text:p>
              </table:table-cell>
            </table:table-row>
            <table:table-row>
              <table:table-cell office:value-type="string">
                <text:p>err527:</text:p>
              </table:table-cell>
              <table:table-cell office:value-type="float" office:value="0.0000000508261">
                <text:p>0.0000000508261</text:p>
              </table:table-cell>
            </table:table-row>
            <table:table-row>
              <table:table-cell office:value-type="string">
                <text:p>err528:</text:p>
              </table:table-cell>
              <table:table-cell office:value-type="float" office:value="0.0000000496955">
                <text:p>0.0000000496955</text:p>
              </table:table-cell>
            </table:table-row>
            <table:table-row>
              <table:table-cell office:value-type="string">
                <text:p>err529:</text:p>
              </table:table-cell>
              <table:table-cell office:value-type="float" office:value="0.00000004859">
                <text:p>0.00000004859</text:p>
              </table:table-cell>
            </table:table-row>
            <table:table-row>
              <table:table-cell office:value-type="string">
                <text:p>err530:</text:p>
              </table:table-cell>
              <table:table-cell office:value-type="float" office:value="0.0000000475092">
                <text:p>0.0000000475092</text:p>
              </table:table-cell>
            </table:table-row>
            <table:table-row>
              <table:table-cell office:value-type="string">
                <text:p>err531:</text:p>
              </table:table-cell>
              <table:table-cell office:value-type="float" office:value="0.0000000464523">
                <text:p>0.0000000464523</text:p>
              </table:table-cell>
            </table:table-row>
            <table:table-row>
              <table:table-cell office:value-type="string">
                <text:p>err532:</text:p>
              </table:table-cell>
              <table:table-cell office:value-type="float" office:value="0.000000045419">
                <text:p>0.000000045419</text:p>
              </table:table-cell>
            </table:table-row>
            <table:table-row>
              <table:table-cell office:value-type="string">
                <text:p>err533:</text:p>
              </table:table-cell>
              <table:table-cell office:value-type="float" office:value="0.0000000444087">
                <text:p>0.0000000444087</text:p>
              </table:table-cell>
            </table:table-row>
            <table:table-row>
              <table:table-cell office:value-type="string">
                <text:p>err534:</text:p>
              </table:table-cell>
              <table:table-cell office:value-type="float" office:value="0.0000000434208">
                <text:p>0.0000000434208</text:p>
              </table:table-cell>
            </table:table-row>
            <table:table-row>
              <table:table-cell office:value-type="string">
                <text:p>err535:</text:p>
              </table:table-cell>
              <table:table-cell office:value-type="float" office:value="0.0000000424549">
                <text:p>0.0000000424549</text:p>
              </table:table-cell>
            </table:table-row>
            <table:table-row>
              <table:table-cell office:value-type="string">
                <text:p>err536:</text:p>
              </table:table-cell>
              <table:table-cell office:value-type="float" office:value="0.0000000415105">
                <text:p>0.0000000415105</text:p>
              </table:table-cell>
            </table:table-row>
            <table:table-row>
              <table:table-cell office:value-type="string">
                <text:p>err537:</text:p>
              </table:table-cell>
              <table:table-cell office:value-type="float" office:value="0.0000000405871">
                <text:p>0.0000000405871</text:p>
              </table:table-cell>
            </table:table-row>
            <table:table-row>
              <table:table-cell office:value-type="string">
                <text:p>err538:</text:p>
              </table:table-cell>
              <table:table-cell office:value-type="float" office:value="0.0000000396843">
                <text:p>0.0000000396843</text:p>
              </table:table-cell>
            </table:table-row>
            <table:table-row>
              <table:table-cell office:value-type="string">
                <text:p>err539:</text:p>
              </table:table-cell>
              <table:table-cell office:value-type="float" office:value="0.0000000388015">
                <text:p>0.0000000388015</text:p>
              </table:table-cell>
            </table:table-row>
            <table:table-row>
              <table:table-cell office:value-type="string">
                <text:p>err540:</text:p>
              </table:table-cell>
              <table:table-cell office:value-type="float" office:value="0.0000000379384">
                <text:p>0.0000000379384</text:p>
              </table:table-cell>
            </table:table-row>
            <table:table-row>
              <table:table-cell office:value-type="string">
                <text:p>err541:</text:p>
              </table:table-cell>
              <table:table-cell office:value-type="float" office:value="0.0000000370944">
                <text:p>0.0000000370944</text:p>
              </table:table-cell>
            </table:table-row>
            <table:table-row>
              <table:table-cell office:value-type="string">
                <text:p>err542:</text:p>
              </table:table-cell>
              <table:table-cell office:value-type="float" office:value="0.0000000362693">
                <text:p>0.0000000362693</text:p>
              </table:table-cell>
            </table:table-row>
            <table:table-row>
              <table:table-cell office:value-type="string">
                <text:p>err543:</text:p>
              </table:table-cell>
              <table:table-cell office:value-type="float" office:value="0.0000000354625">
                <text:p>0.0000000354625</text:p>
              </table:table-cell>
            </table:table-row>
            <table:table-row>
              <table:table-cell office:value-type="string">
                <text:p>err544:</text:p>
              </table:table-cell>
              <table:table-cell office:value-type="float" office:value="0.0000000346736">
                <text:p>0.0000000346736</text:p>
              </table:table-cell>
            </table:table-row>
            <table:table-row>
              <table:table-cell office:value-type="string">
                <text:p>err545:</text:p>
              </table:table-cell>
              <table:table-cell office:value-type="float" office:value="0.0000000339023">
                <text:p>0.0000000339023</text:p>
              </table:table-cell>
            </table:table-row>
            <table:table-row>
              <table:table-cell office:value-type="string">
                <text:p>err546:</text:p>
              </table:table-cell>
              <table:table-cell office:value-type="float" office:value="0.0000000331482">
                <text:p>0.0000000331482</text:p>
              </table:table-cell>
            </table:table-row>
            <table:table-row>
              <table:table-cell office:value-type="string">
                <text:p>err547:</text:p>
              </table:table-cell>
              <table:table-cell office:value-type="float" office:value="0.0000000324108">
                <text:p>0.0000000324108</text:p>
              </table:table-cell>
            </table:table-row>
            <table:table-row>
              <table:table-cell office:value-type="string">
                <text:p>err548:</text:p>
              </table:table-cell>
              <table:table-cell office:value-type="float" office:value="0.0000000316898">
                <text:p>0.0000000316898</text:p>
              </table:table-cell>
            </table:table-row>
            <table:table-row>
              <table:table-cell office:value-type="string">
                <text:p>err549:</text:p>
              </table:table-cell>
              <table:table-cell office:value-type="float" office:value="0.0000000309849">
                <text:p>0.0000000309849</text:p>
              </table:table-cell>
            </table:table-row>
            <table:table-row>
              <table:table-cell office:value-type="string">
                <text:p>err550:</text:p>
              </table:table-cell>
              <table:table-cell office:value-type="float" office:value="0.0000000302956">
                <text:p>0.0000000302956</text:p>
              </table:table-cell>
            </table:table-row>
            <table:table-row>
              <table:table-cell office:value-type="string">
                <text:p>err551:</text:p>
              </table:table-cell>
              <table:table-cell office:value-type="float" office:value="0.0000000296217">
                <text:p>0.0000000296217</text:p>
              </table:table-cell>
            </table:table-row>
            <table:table-row>
              <table:table-cell office:value-type="string">
                <text:p>err552:</text:p>
              </table:table-cell>
              <table:table-cell office:value-type="float" office:value="0.0000000289628">
                <text:p>0.0000000289628</text:p>
              </table:table-cell>
            </table:table-row>
            <table:table-row>
              <table:table-cell office:value-type="string">
                <text:p>err553:</text:p>
              </table:table-cell>
              <table:table-cell office:value-type="float" office:value="0.0000000283185">
                <text:p>0.0000000283185</text:p>
              </table:table-cell>
            </table:table-row>
            <table:table-row>
              <table:table-cell office:value-type="string">
                <text:p>err554:</text:p>
              </table:table-cell>
              <table:table-cell office:value-type="float" office:value="0.0000000276886">
                <text:p>0.0000000276886</text:p>
              </table:table-cell>
            </table:table-row>
            <table:table-row>
              <table:table-cell office:value-type="string">
                <text:p>err555:</text:p>
              </table:table-cell>
              <table:table-cell office:value-type="float" office:value="0.0000000270726">
                <text:p>0.0000000270726</text:p>
              </table:table-cell>
            </table:table-row>
            <table:table-row>
              <table:table-cell office:value-type="string">
                <text:p>err556:</text:p>
              </table:table-cell>
              <table:table-cell office:value-type="float" office:value="0.0000000264704">
                <text:p>0.0000000264704</text:p>
              </table:table-cell>
            </table:table-row>
            <table:table-row>
              <table:table-cell office:value-type="string">
                <text:p>err557:</text:p>
              </table:table-cell>
              <table:table-cell office:value-type="float" office:value="0.0000000258816">
                <text:p>0.0000000258816</text:p>
              </table:table-cell>
            </table:table-row>
            <table:table-row>
              <table:table-cell office:value-type="string">
                <text:p>err558:</text:p>
              </table:table-cell>
              <table:table-cell office:value-type="float" office:value="0.0000000253058">
                <text:p>0.0000000253058</text:p>
              </table:table-cell>
            </table:table-row>
            <table:table-row>
              <table:table-cell office:value-type="string">
                <text:p>err559:</text:p>
              </table:table-cell>
              <table:table-cell office:value-type="float" office:value="0.0000000247429">
                <text:p>0.0000000247429</text:p>
              </table:table-cell>
            </table:table-row>
            <table:table-row>
              <table:table-cell office:value-type="string">
                <text:p>err560:</text:p>
              </table:table-cell>
              <table:table-cell office:value-type="float" office:value="0.0000000241925">
                <text:p>0.0000000241925</text:p>
              </table:table-cell>
            </table:table-row>
            <table:table-row>
              <table:table-cell office:value-type="string">
                <text:p>err561:</text:p>
              </table:table-cell>
              <table:table-cell office:value-type="float" office:value="0.0000000236544">
                <text:p>0.0000000236544</text:p>
              </table:table-cell>
            </table:table-row>
            <table:table-row>
              <table:table-cell office:value-type="string">
                <text:p>err562:</text:p>
              </table:table-cell>
              <table:table-cell office:value-type="float" office:value="0.0000000231282">
                <text:p>0.0000000231282</text:p>
              </table:table-cell>
            </table:table-row>
            <table:table-row>
              <table:table-cell office:value-type="string">
                <text:p>err563:</text:p>
              </table:table-cell>
              <table:table-cell office:value-type="float" office:value="0.0000000226137">
                <text:p>0.0000000226137</text:p>
              </table:table-cell>
            </table:table-row>
            <table:table-row>
              <table:table-cell office:value-type="string">
                <text:p>err564:</text:p>
              </table:table-cell>
              <table:table-cell office:value-type="float" office:value="0.0000000221107">
                <text:p>0.0000000221107</text:p>
              </table:table-cell>
            </table:table-row>
            <table:table-row>
              <table:table-cell office:value-type="string">
                <text:p>err565:</text:p>
              </table:table-cell>
              <table:table-cell office:value-type="float" office:value="0.0000000216188">
                <text:p>0.0000000216188</text:p>
              </table:table-cell>
            </table:table-row>
            <table:table-row>
              <table:table-cell office:value-type="string">
                <text:p>err566:</text:p>
              </table:table-cell>
              <table:table-cell office:value-type="float" office:value="0.0000000211379">
                <text:p>0.0000000211379</text:p>
              </table:table-cell>
            </table:table-row>
            <table:table-row>
              <table:table-cell office:value-type="string">
                <text:p>err567:</text:p>
              </table:table-cell>
              <table:table-cell office:value-type="float" office:value="0.0000000206677">
                <text:p>0.0000000206677</text:p>
              </table:table-cell>
            </table:table-row>
            <table:table-row>
              <table:table-cell office:value-type="string">
                <text:p>err568:</text:p>
              </table:table-cell>
              <table:table-cell office:value-type="float" office:value="0.0000000202079">
                <text:p>0.0000000202079</text:p>
              </table:table-cell>
            </table:table-row>
            <table:table-row>
              <table:table-cell office:value-type="string">
                <text:p>err569:</text:p>
              </table:table-cell>
              <table:table-cell office:value-type="float" office:value="0.0000000197584">
                <text:p>0.0000000197584</text:p>
              </table:table-cell>
            </table:table-row>
            <table:table-row>
              <table:table-cell office:value-type="string">
                <text:p>err570:</text:p>
              </table:table-cell>
              <table:table-cell office:value-type="float" office:value="0.0000000193189">
                <text:p>0.0000000193189</text:p>
              </table:table-cell>
            </table:table-row>
            <table:table-row>
              <table:table-cell office:value-type="string">
                <text:p>err571:</text:p>
              </table:table-cell>
              <table:table-cell office:value-type="float" office:value="0.0000000188892">
                <text:p>0.0000000188892</text:p>
              </table:table-cell>
            </table:table-row>
            <table:table-row>
              <table:table-cell office:value-type="string">
                <text:p>err572:</text:p>
              </table:table-cell>
              <table:table-cell office:value-type="float" office:value="0.000000018469">
                <text:p>0.000000018469</text:p>
              </table:table-cell>
            </table:table-row>
            <table:table-row>
              <table:table-cell office:value-type="string">
                <text:p>err573:</text:p>
              </table:table-cell>
              <table:table-cell office:value-type="float" office:value="0.0000000180581">
                <text:p>0.0000000180581</text:p>
              </table:table-cell>
            </table:table-row>
            <table:table-row>
              <table:table-cell office:value-type="string">
                <text:p>err574:</text:p>
              </table:table-cell>
              <table:table-cell office:value-type="float" office:value="0.0000000176564">
                <text:p>0.0000000176564</text:p>
              </table:table-cell>
            </table:table-row>
            <table:table-row>
              <table:table-cell office:value-type="string">
                <text:p>err575:</text:p>
              </table:table-cell>
              <table:table-cell office:value-type="float" office:value="0.0000000172637">
                <text:p>0.0000000172637</text:p>
              </table:table-cell>
            </table:table-row>
            <table:table-row>
              <table:table-cell office:value-type="string">
                <text:p>err576:</text:p>
              </table:table-cell>
              <table:table-cell office:value-type="float" office:value="0.0000000168796">
                <text:p>0.0000000168796</text:p>
              </table:table-cell>
            </table:table-row>
            <table:table-row>
              <table:table-cell office:value-type="string">
                <text:p>err577:</text:p>
              </table:table-cell>
              <table:table-cell office:value-type="float" office:value="0.0000000165042">
                <text:p>0.0000000165042</text:p>
              </table:table-cell>
            </table:table-row>
            <table:table-row>
              <table:table-cell office:value-type="string">
                <text:p>err578:</text:p>
              </table:table-cell>
              <table:table-cell office:value-type="float" office:value="0.000000016137">
                <text:p>0.000000016137</text:p>
              </table:table-cell>
            </table:table-row>
            <table:table-row>
              <table:table-cell office:value-type="string">
                <text:p>err579:</text:p>
              </table:table-cell>
              <table:table-cell office:value-type="float" office:value="0.0000000157781">
                <text:p>0.0000000157781</text:p>
              </table:table-cell>
            </table:table-row>
            <table:table-row>
              <table:table-cell office:value-type="string">
                <text:p>err580:</text:p>
              </table:table-cell>
              <table:table-cell office:value-type="float" office:value="0.0000000154271">
                <text:p>0.0000000154271</text:p>
              </table:table-cell>
            </table:table-row>
            <table:table-row>
              <table:table-cell office:value-type="string">
                <text:p>err581:</text:p>
              </table:table-cell>
              <table:table-cell office:value-type="float" office:value="0.0000000150839">
                <text:p>0.0000000150839</text:p>
              </table:table-cell>
            </table:table-row>
            <table:table-row>
              <table:table-cell office:value-type="string">
                <text:p>err582:</text:p>
              </table:table-cell>
              <table:table-cell office:value-type="float" office:value="0.0000000147484">
                <text:p>0.0000000147484</text:p>
              </table:table-cell>
            </table:table-row>
            <table:table-row>
              <table:table-cell office:value-type="string">
                <text:p>err583:</text:p>
              </table:table-cell>
              <table:table-cell office:value-type="float" office:value="0.0000000144203">
                <text:p>0.0000000144203</text:p>
              </table:table-cell>
            </table:table-row>
            <table:table-row>
              <table:table-cell office:value-type="string">
                <text:p>err584:</text:p>
              </table:table-cell>
              <table:table-cell office:value-type="float" office:value="0.0000000140995">
                <text:p>0.0000000140995</text:p>
              </table:table-cell>
            </table:table-row>
            <table:table-row>
              <table:table-cell office:value-type="string">
                <text:p>err585:</text:p>
              </table:table-cell>
              <table:table-cell office:value-type="float" office:value="0.0000000137859">
                <text:p>0.0000000137859</text:p>
              </table:table-cell>
            </table:table-row>
            <table:table-row>
              <table:table-cell office:value-type="string">
                <text:p>err586:</text:p>
              </table:table-cell>
              <table:table-cell office:value-type="float" office:value="0.0000000134792">
                <text:p>0.0000000134792</text:p>
              </table:table-cell>
            </table:table-row>
            <table:table-row>
              <table:table-cell office:value-type="string">
                <text:p>err587:</text:p>
              </table:table-cell>
              <table:table-cell office:value-type="float" office:value="0.0000000131794">
                <text:p>0.0000000131794</text:p>
              </table:table-cell>
            </table:table-row>
            <table:table-row>
              <table:table-cell office:value-type="string">
                <text:p>err588:</text:p>
              </table:table-cell>
              <table:table-cell office:value-type="float" office:value="0.0000000128862">
                <text:p>0.0000000128862</text:p>
              </table:table-cell>
            </table:table-row>
            <table:table-row>
              <table:table-cell office:value-type="string">
                <text:p>err589:</text:p>
              </table:table-cell>
              <table:table-cell office:value-type="float" office:value="0.0000000125995">
                <text:p>0.0000000125995</text:p>
              </table:table-cell>
            </table:table-row>
            <table:table-row>
              <table:table-cell office:value-type="string">
                <text:p>err590:</text:p>
              </table:table-cell>
              <table:table-cell office:value-type="float" office:value="0.0000000123193">
                <text:p>0.0000000123193</text:p>
              </table:table-cell>
            </table:table-row>
            <table:table-row>
              <table:table-cell office:value-type="string">
                <text:p>err591:</text:p>
              </table:table-cell>
              <table:table-cell office:value-type="float" office:value="0.0000000120452">
                <text:p>0.0000000120452</text:p>
              </table:table-cell>
            </table:table-row>
            <table:table-row>
              <table:table-cell office:value-type="string">
                <text:p>err592:</text:p>
              </table:table-cell>
              <table:table-cell office:value-type="float" office:value="0.0000000117773">
                <text:p>0.0000000117773</text:p>
              </table:table-cell>
            </table:table-row>
            <table:table-row>
              <table:table-cell office:value-type="string">
                <text:p>err593:</text:p>
              </table:table-cell>
              <table:table-cell office:value-type="float" office:value="0.0000000115153">
                <text:p>0.0000000115153</text:p>
              </table:table-cell>
            </table:table-row>
            <table:table-row>
              <table:table-cell office:value-type="string">
                <text:p>err594:</text:p>
              </table:table-cell>
              <table:table-cell office:value-type="float" office:value="0.0000000112591">
                <text:p>0.0000000112591</text:p>
              </table:table-cell>
            </table:table-row>
            <table:table-row>
              <table:table-cell office:value-type="string">
                <text:p>err595:</text:p>
              </table:table-cell>
              <table:table-cell office:value-type="float" office:value="0.0000000110087">
                <text:p>0.0000000110087</text:p>
              </table:table-cell>
            </table:table-row>
            <table:table-row>
              <table:table-cell office:value-type="string">
                <text:p>err596:</text:p>
              </table:table-cell>
              <table:table-cell office:value-type="float" office:value="0.0000000107638">
                <text:p>0.0000000107638</text:p>
              </table:table-cell>
            </table:table-row>
            <table:table-row>
              <table:table-cell office:value-type="string">
                <text:p>err597:</text:p>
              </table:table-cell>
              <table:table-cell office:value-type="float" office:value="0.0000000105244">
                <text:p>0.0000000105244</text:p>
              </table:table-cell>
            </table:table-row>
            <table:table-row>
              <table:table-cell office:value-type="string">
                <text:p>err598:</text:p>
              </table:table-cell>
              <table:table-cell office:value-type="float" office:value="0.0000000102902">
                <text:p>0.0000000102902</text:p>
              </table:table-cell>
            </table:table-row>
            <table:table-row>
              <table:table-cell office:value-type="string">
                <text:p>err599:</text:p>
              </table:table-cell>
              <table:table-cell office:value-type="float" office:value="0.0000000100613">
                <text:p>0.0000000100613</text:p>
              </table:table-cell>
            </table:table-row>
            <table:table-row>
              <table:table-cell office:value-type="string">
                <text:p>err600:</text:p>
              </table:table-cell>
              <table:table-cell office:value-type="float" office:value="0.00000000983753">
                <text:p>0.00000000983753</text:p>
              </table:table-cell>
            </table:table-row>
            <table:table-row>
              <table:table-cell office:value-type="string">
                <text:p>err601:</text:p>
              </table:table-cell>
              <table:table-cell office:value-type="float" office:value="0.00000000961869">
                <text:p>0.00000000961869</text:p>
              </table:table-cell>
            </table:table-row>
            <table:table-row>
              <table:table-cell office:value-type="string">
                <text:p>err602:</text:p>
              </table:table-cell>
              <table:table-cell office:value-type="float" office:value="0.00000000940473">
                <text:p>0.00000000940473</text:p>
              </table:table-cell>
            </table:table-row>
            <table:table-row>
              <table:table-cell office:value-type="string">
                <text:p>err603:</text:p>
              </table:table-cell>
              <table:table-cell office:value-type="float" office:value="0.00000000919552">
                <text:p>0.00000000919552</text:p>
              </table:table-cell>
            </table:table-row>
            <table:table-row>
              <table:table-cell office:value-type="string">
                <text:p>err604:</text:p>
              </table:table-cell>
              <table:table-cell office:value-type="float" office:value="0.00000000899097">
                <text:p>0.00000000899097</text:p>
              </table:table-cell>
            </table:table-row>
            <table:table-row>
              <table:table-cell office:value-type="string">
                <text:p>err605:</text:p>
              </table:table-cell>
              <table:table-cell office:value-type="float" office:value="0.00000000879096">
                <text:p>0.00000000879096</text:p>
              </table:table-cell>
            </table:table-row>
            <table:table-row>
              <table:table-cell office:value-type="string">
                <text:p>err606:</text:p>
              </table:table-cell>
              <table:table-cell office:value-type="float" office:value="0.00000000859541">
                <text:p>0.00000000859541</text:p>
              </table:table-cell>
            </table:table-row>
            <table:table-row>
              <table:table-cell office:value-type="string">
                <text:p>err607:</text:p>
              </table:table-cell>
              <table:table-cell office:value-type="float" office:value="0.00000000840421">
                <text:p>0.00000000840421</text:p>
              </table:table-cell>
            </table:table-row>
            <table:table-row>
              <table:table-cell office:value-type="string">
                <text:p>err608:</text:p>
              </table:table-cell>
              <table:table-cell office:value-type="float" office:value="0.00000000821726">
                <text:p>0.00000000821726</text:p>
              </table:table-cell>
            </table:table-row>
            <table:table-row>
              <table:table-cell office:value-type="string">
                <text:p>err609:</text:p>
              </table:table-cell>
              <table:table-cell office:value-type="float" office:value="0.00000000803447">
                <text:p>0.00000000803447</text:p>
              </table:table-cell>
            </table:table-row>
            <table:table-row>
              <table:table-cell office:value-type="string">
                <text:p>err610:</text:p>
              </table:table-cell>
              <table:table-cell office:value-type="float" office:value="0.00000000785574">
                <text:p>0.00000000785574</text:p>
              </table:table-cell>
            </table:table-row>
            <table:table-row>
              <table:table-cell office:value-type="string">
                <text:p>err611:</text:p>
              </table:table-cell>
              <table:table-cell office:value-type="float" office:value="0.00000000768099">
                <text:p>0.00000000768099</text:p>
              </table:table-cell>
            </table:table-row>
            <table:table-row>
              <table:table-cell office:value-type="string">
                <text:p>err612:</text:p>
              </table:table-cell>
              <table:table-cell office:value-type="float" office:value="0.00000000751013">
                <text:p>0.00000000751013</text:p>
              </table:table-cell>
            </table:table-row>
            <table:table-row>
              <table:table-cell office:value-type="string">
                <text:p>err613:</text:p>
              </table:table-cell>
              <table:table-cell office:value-type="float" office:value="0.00000000734307">
                <text:p>0.00000000734307</text:p>
              </table:table-cell>
            </table:table-row>
            <table:table-row>
              <table:table-cell office:value-type="string">
                <text:p>err614:</text:p>
              </table:table-cell>
              <table:table-cell office:value-type="float" office:value="0.00000000717972">
                <text:p>0.00000000717972</text:p>
              </table:table-cell>
            </table:table-row>
            <table:table-row>
              <table:table-cell office:value-type="string">
                <text:p>err615:</text:p>
              </table:table-cell>
              <table:table-cell office:value-type="float" office:value="0.00000000702001">
                <text:p>0.00000000702001</text:p>
              </table:table-cell>
            </table:table-row>
            <table:table-row>
              <table:table-cell office:value-type="string">
                <text:p>err616:</text:p>
              </table:table-cell>
              <table:table-cell office:value-type="float" office:value="0.00000000686385">
                <text:p>0.00000000686385</text:p>
              </table:table-cell>
            </table:table-row>
            <table:table-row>
              <table:table-cell office:value-type="string">
                <text:p>err617:</text:p>
              </table:table-cell>
              <table:table-cell office:value-type="float" office:value="0.00000000671117">
                <text:p>0.00000000671117</text:p>
              </table:table-cell>
            </table:table-row>
            <table:table-row>
              <table:table-cell office:value-type="string">
                <text:p>err618:</text:p>
              </table:table-cell>
              <table:table-cell office:value-type="float" office:value="0.00000000656188">
                <text:p>0.00000000656188</text:p>
              </table:table-cell>
            </table:table-row>
            <table:table-row>
              <table:table-cell office:value-type="string">
                <text:p>err619:</text:p>
              </table:table-cell>
              <table:table-cell office:value-type="float" office:value="0.00000000641591">
                <text:p>0.00000000641591</text:p>
              </table:table-cell>
            </table:table-row>
            <table:table-row>
              <table:table-cell office:value-type="string">
                <text:p>err620:</text:p>
              </table:table-cell>
              <table:table-cell office:value-type="float" office:value="0.00000000627319">
                <text:p>0.00000000627319</text:p>
              </table:table-cell>
            </table:table-row>
            <table:table-row>
              <table:table-cell office:value-type="string">
                <text:p>err621:</text:p>
              </table:table-cell>
              <table:table-cell office:value-type="float" office:value="0.00000000613364">
                <text:p>0.00000000613364</text:p>
              </table:table-cell>
            </table:table-row>
            <table:table-row>
              <table:table-cell office:value-type="string">
                <text:p>err622:</text:p>
              </table:table-cell>
              <table:table-cell office:value-type="float" office:value="0.0000000059972">
                <text:p>0.0000000059972</text:p>
              </table:table-cell>
            </table:table-row>
            <table:table-row>
              <table:table-cell office:value-type="string">
                <text:p>err623:</text:p>
              </table:table-cell>
              <table:table-cell office:value-type="float" office:value="0.00000000586379">
                <text:p>0.00000000586379</text:p>
              </table:table-cell>
            </table:table-row>
            <table:table-row>
              <table:table-cell office:value-type="string">
                <text:p>err624:</text:p>
              </table:table-cell>
              <table:table-cell office:value-type="float" office:value="0.00000000573335">
                <text:p>0.00000000573335</text:p>
              </table:table-cell>
            </table:table-row>
            <table:table-row>
              <table:table-cell office:value-type="string">
                <text:p>err625:</text:p>
              </table:table-cell>
              <table:table-cell office:value-type="float" office:value="0.00000000560582">
                <text:p>0.00000000560582</text:p>
              </table:table-cell>
            </table:table-row>
            <table:table-row>
              <table:table-cell office:value-type="string">
                <text:p>err626:</text:p>
              </table:table-cell>
              <table:table-cell office:value-type="float" office:value="0.00000000548112">
                <text:p>0.00000000548112</text:p>
              </table:table-cell>
            </table:table-row>
            <table:table-row>
              <table:table-cell office:value-type="string">
                <text:p>err627:</text:p>
              </table:table-cell>
              <table:table-cell office:value-type="float" office:value="0.00000000535919">
                <text:p>0.00000000535919</text:p>
              </table:table-cell>
            </table:table-row>
            <table:table-row>
              <table:table-cell office:value-type="string">
                <text:p>err628:</text:p>
              </table:table-cell>
              <table:table-cell office:value-type="float" office:value="0.00000000523998">
                <text:p>0.00000000523998</text:p>
              </table:table-cell>
            </table:table-row>
            <table:table-row>
              <table:table-cell office:value-type="string">
                <text:p>err629:</text:p>
              </table:table-cell>
              <table:table-cell office:value-type="float" office:value="0.00000000512341">
                <text:p>0.00000000512341</text:p>
              </table:table-cell>
            </table:table-row>
            <table:table-row>
              <table:table-cell office:value-type="string">
                <text:p>err630:</text:p>
              </table:table-cell>
              <table:table-cell office:value-type="float" office:value="0.00000000500944">
                <text:p>0.00000000500944</text:p>
              </table:table-cell>
            </table:table-row>
            <table:table-row>
              <table:table-cell office:value-type="string">
                <text:p>err631:</text:p>
              </table:table-cell>
              <table:table-cell office:value-type="float" office:value="0.00000000489801">
                <text:p>0.00000000489801</text:p>
              </table:table-cell>
            </table:table-row>
            <table:table-row>
              <table:table-cell office:value-type="string">
                <text:p>err632:</text:p>
              </table:table-cell>
              <table:table-cell office:value-type="float" office:value="0.00000000478905">
                <text:p>0.00000000478905</text:p>
              </table:table-cell>
            </table:table-row>
            <table:table-row>
              <table:table-cell office:value-type="string">
                <text:p>err633:</text:p>
              </table:table-cell>
              <table:table-cell office:value-type="float" office:value="0.00000000468252">
                <text:p>0.00000000468252</text:p>
              </table:table-cell>
            </table:table-row>
            <table:table-row>
              <table:table-cell office:value-type="string">
                <text:p>err634:</text:p>
              </table:table-cell>
              <table:table-cell office:value-type="float" office:value="0.00000000457836">
                <text:p>0.00000000457836</text:p>
              </table:table-cell>
            </table:table-row>
            <table:table-row>
              <table:table-cell office:value-type="string">
                <text:p>err635:</text:p>
              </table:table-cell>
              <table:table-cell office:value-type="float" office:value="0.00000000447652">
                <text:p>0.00000000447652</text:p>
              </table:table-cell>
            </table:table-row>
            <table:table-row>
              <table:table-cell office:value-type="string">
                <text:p>err636:</text:p>
              </table:table-cell>
              <table:table-cell office:value-type="float" office:value="0.00000000437694">
                <text:p>0.00000000437694</text:p>
              </table:table-cell>
            </table:table-row>
            <table:table-row>
              <table:table-cell office:value-type="string">
                <text:p>err637:</text:p>
              </table:table-cell>
              <table:table-cell office:value-type="float" office:value="0.00000000427957">
                <text:p>0.00000000427957</text:p>
              </table:table-cell>
            </table:table-row>
            <table:table-row>
              <table:table-cell office:value-type="string">
                <text:p>err638:</text:p>
              </table:table-cell>
              <table:table-cell office:value-type="float" office:value="0.00000000418437">
                <text:p>0.00000000418437</text:p>
              </table:table-cell>
            </table:table-row>
            <table:table-row>
              <table:table-cell office:value-type="string">
                <text:p>err639:</text:p>
              </table:table-cell>
              <table:table-cell office:value-type="float" office:value="0.00000000409129">
                <text:p>0.00000000409129</text:p>
              </table:table-cell>
            </table:table-row>
            <table:table-row>
              <table:table-cell office:value-type="string">
                <text:p>err640:</text:p>
              </table:table-cell>
              <table:table-cell office:value-type="float" office:value="0.00000000400028">
                <text:p>0.00000000400028</text:p>
              </table:table-cell>
            </table:table-row>
            <table:table-row>
              <table:table-cell office:value-type="string">
                <text:p>err641:</text:p>
              </table:table-cell>
              <table:table-cell office:value-type="float" office:value="0.0000000039113">
                <text:p>0.0000000039113</text:p>
              </table:table-cell>
            </table:table-row>
            <table:table-row>
              <table:table-cell office:value-type="string">
                <text:p>err642:</text:p>
              </table:table-cell>
              <table:table-cell office:value-type="float" office:value="0.00000000382429">
                <text:p>0.00000000382429</text:p>
              </table:table-cell>
            </table:table-row>
            <table:table-row>
              <table:table-cell office:value-type="string">
                <text:p>err643:</text:p>
              </table:table-cell>
              <table:table-cell office:value-type="float" office:value="0.00000000373922">
                <text:p>0.00000000373922</text:p>
              </table:table-cell>
            </table:table-row>
            <table:table-row>
              <table:table-cell office:value-type="string">
                <text:p>err644:</text:p>
              </table:table-cell>
              <table:table-cell office:value-type="float" office:value="0.00000000365604">
                <text:p>0.00000000365604</text:p>
              </table:table-cell>
            </table:table-row>
            <table:table-row>
              <table:table-cell office:value-type="string">
                <text:p>err645:</text:p>
              </table:table-cell>
              <table:table-cell office:value-type="float" office:value="0.00000000357471">
                <text:p>0.00000000357471</text:p>
              </table:table-cell>
            </table:table-row>
            <table:table-row>
              <table:table-cell office:value-type="string">
                <text:p>err646:</text:p>
              </table:table-cell>
              <table:table-cell office:value-type="float" office:value="0.0000000034952">
                <text:p>0.0000000034952</text:p>
              </table:table-cell>
            </table:table-row>
            <table:table-row>
              <table:table-cell office:value-type="string">
                <text:p>err647:</text:p>
              </table:table-cell>
              <table:table-cell office:value-type="float" office:value="0.00000000341744">
                <text:p>0.00000000341744</text:p>
              </table:table-cell>
            </table:table-row>
            <table:table-row>
              <table:table-cell office:value-type="string">
                <text:p>err648:</text:p>
              </table:table-cell>
              <table:table-cell office:value-type="float" office:value="0.00000000334142">
                <text:p>0.00000000334142</text:p>
              </table:table-cell>
            </table:table-row>
            <table:table-row>
              <table:table-cell office:value-type="string">
                <text:p>err649:</text:p>
              </table:table-cell>
              <table:table-cell office:value-type="float" office:value="0.0000000032671">
                <text:p>0.0000000032671</text:p>
              </table:table-cell>
            </table:table-row>
            <table:table-row>
              <table:table-cell office:value-type="string">
                <text:p>err650:</text:p>
              </table:table-cell>
              <table:table-cell office:value-type="float" office:value="0.00000000319442">
                <text:p>0.00000000319442</text:p>
              </table:table-cell>
            </table:table-row>
            <table:table-row>
              <table:table-cell office:value-type="string">
                <text:p>err651:</text:p>
              </table:table-cell>
              <table:table-cell office:value-type="float" office:value="0.00000000312336">
                <text:p>0.00000000312336</text:p>
              </table:table-cell>
            </table:table-row>
            <table:table-row>
              <table:table-cell office:value-type="string">
                <text:p>err652:</text:p>
              </table:table-cell>
              <table:table-cell office:value-type="float" office:value="0.00000000305388">
                <text:p>0.00000000305388</text:p>
              </table:table-cell>
            </table:table-row>
            <table:table-row>
              <table:table-cell office:value-type="string">
                <text:p>err653:</text:p>
              </table:table-cell>
              <table:table-cell office:value-type="float" office:value="0.00000000298595">
                <text:p>0.00000000298595</text:p>
              </table:table-cell>
            </table:table-row>
            <table:table-row>
              <table:table-cell office:value-type="string">
                <text:p>err654:</text:p>
              </table:table-cell>
              <table:table-cell office:value-type="float" office:value="0.00000000291953">
                <text:p>0.00000000291953</text:p>
              </table:table-cell>
            </table:table-row>
            <table:table-row>
              <table:table-cell office:value-type="string">
                <text:p>err655:</text:p>
              </table:table-cell>
              <table:table-cell office:value-type="float" office:value="0.00000000285458">
                <text:p>0.00000000285458</text:p>
              </table:table-cell>
            </table:table-row>
            <table:table-row>
              <table:table-cell office:value-type="string">
                <text:p>err656:</text:p>
              </table:table-cell>
              <table:table-cell office:value-type="float" office:value="0.00000000279108">
                <text:p>0.00000000279108</text:p>
              </table:table-cell>
            </table:table-row>
            <table:table-row>
              <table:table-cell office:value-type="string">
                <text:p>err657:</text:p>
              </table:table-cell>
              <table:table-cell office:value-type="float" office:value="0.00000000272899">
                <text:p>0.00000000272899</text:p>
              </table:table-cell>
            </table:table-row>
            <table:table-row>
              <table:table-cell office:value-type="string">
                <text:p>err658:</text:p>
              </table:table-cell>
              <table:table-cell office:value-type="float" office:value="0.00000000266829">
                <text:p>0.00000000266829</text:p>
              </table:table-cell>
            </table:table-row>
            <table:table-row>
              <table:table-cell office:value-type="string">
                <text:p>err659:</text:p>
              </table:table-cell>
              <table:table-cell office:value-type="float" office:value="0.00000000260893">
                <text:p>0.00000000260893</text:p>
              </table:table-cell>
            </table:table-row>
            <table:table-row>
              <table:table-cell office:value-type="string">
                <text:p>err660:</text:p>
              </table:table-cell>
              <table:table-cell office:value-type="float" office:value="0.0000000025509">
                <text:p>0.0000000025509</text:p>
              </table:table-cell>
            </table:table-row>
            <table:table-row>
              <table:table-cell office:value-type="string">
                <text:p>err661:</text:p>
              </table:table-cell>
              <table:table-cell office:value-type="float" office:value="0.00000000249415">
                <text:p>0.00000000249415</text:p>
              </table:table-cell>
            </table:table-row>
            <table:table-row>
              <table:table-cell office:value-type="string">
                <text:p>err662:</text:p>
              </table:table-cell>
              <table:table-cell office:value-type="float" office:value="0.00000000243867">
                <text:p>0.00000000243867</text:p>
              </table:table-cell>
            </table:table-row>
            <table:table-row>
              <table:table-cell office:value-type="string">
                <text:p>err663:</text:p>
              </table:table-cell>
              <table:table-cell office:value-type="float" office:value="0.00000000238442">
                <text:p>0.00000000238442</text:p>
              </table:table-cell>
            </table:table-row>
            <table:table-row>
              <table:table-cell office:value-type="string">
                <text:p>err664:</text:p>
              </table:table-cell>
              <table:table-cell office:value-type="float" office:value="0.00000000233138">
                <text:p>0.00000000233138</text:p>
              </table:table-cell>
            </table:table-row>
            <table:table-row>
              <table:table-cell office:value-type="string">
                <text:p>err665:</text:p>
              </table:table-cell>
              <table:table-cell office:value-type="float" office:value="0.00000000227952">
                <text:p>0.00000000227952</text:p>
              </table:table-cell>
            </table:table-row>
            <table:table-row>
              <table:table-cell office:value-type="string">
                <text:p>err666:</text:p>
              </table:table-cell>
              <table:table-cell office:value-type="float" office:value="0.00000000222881">
                <text:p>0.00000000222881</text:p>
              </table:table-cell>
            </table:table-row>
            <table:table-row>
              <table:table-cell office:value-type="string">
                <text:p>err667:</text:p>
              </table:table-cell>
              <table:table-cell office:value-type="float" office:value="0.00000000217923">
                <text:p>0.00000000217923</text:p>
              </table:table-cell>
            </table:table-row>
            <table:table-row>
              <table:table-cell office:value-type="string">
                <text:p>err668:</text:p>
              </table:table-cell>
              <table:table-cell office:value-type="float" office:value="0.00000000213076">
                <text:p>0.00000000213076</text:p>
              </table:table-cell>
            </table:table-row>
            <table:table-row>
              <table:table-cell office:value-type="string">
                <text:p>err669:</text:p>
              </table:table-cell>
              <table:table-cell office:value-type="float" office:value="0.00000000208336">
                <text:p>0.00000000208336</text:p>
              </table:table-cell>
            </table:table-row>
            <table:table-row>
              <table:table-cell office:value-type="string">
                <text:p>err670:</text:p>
              </table:table-cell>
              <table:table-cell office:value-type="float" office:value="0.00000000203702">
                <text:p>0.00000000203702</text:p>
              </table:table-cell>
            </table:table-row>
            <table:table-row>
              <table:table-cell office:value-type="string">
                <text:p>err671:</text:p>
              </table:table-cell>
              <table:table-cell office:value-type="float" office:value="0.0000000019917">
                <text:p>0.0000000019917</text:p>
              </table:table-cell>
            </table:table-row>
            <table:table-row>
              <table:table-cell office:value-type="string">
                <text:p>err672:</text:p>
              </table:table-cell>
              <table:table-cell office:value-type="float" office:value="0.0000000019474">
                <text:p>0.0000000019474</text:p>
              </table:table-cell>
            </table:table-row>
            <table:table-row>
              <table:table-cell office:value-type="string">
                <text:p>err673:</text:p>
              </table:table-cell>
              <table:table-cell office:value-type="float" office:value="0.00000000190408">
                <text:p>0.00000000190408</text:p>
              </table:table-cell>
            </table:table-row>
            <table:table-row>
              <table:table-cell office:value-type="string">
                <text:p>err674:</text:p>
              </table:table-cell>
              <table:table-cell office:value-type="float" office:value="0.00000000186172">
                <text:p>0.00000000186172</text:p>
              </table:table-cell>
            </table:table-row>
            <table:table-row>
              <table:table-cell office:value-type="string">
                <text:p>err675:</text:p>
              </table:table-cell>
              <table:table-cell office:value-type="float" office:value="0.00000000182031">
                <text:p>0.00000000182031</text:p>
              </table:table-cell>
            </table:table-row>
            <table:table-row>
              <table:table-cell office:value-type="string">
                <text:p>err676:</text:p>
              </table:table-cell>
              <table:table-cell office:value-type="float" office:value="0.00000000177982">
                <text:p>0.00000000177982</text:p>
              </table:table-cell>
            </table:table-row>
            <table:table-row>
              <table:table-cell office:value-type="string">
                <text:p>err677:</text:p>
              </table:table-cell>
              <table:table-cell office:value-type="float" office:value="0.00000000174022">
                <text:p>0.00000000174022</text:p>
              </table:table-cell>
            </table:table-row>
            <table:table-row>
              <table:table-cell office:value-type="string">
                <text:p>err678:</text:p>
              </table:table-cell>
              <table:table-cell office:value-type="float" office:value="0.00000000170151">
                <text:p>0.00000000170151</text:p>
              </table:table-cell>
            </table:table-row>
            <table:table-row>
              <table:table-cell office:value-type="string">
                <text:p>err679:</text:p>
              </table:table-cell>
              <table:table-cell office:value-type="float" office:value="0.00000000166366">
                <text:p>0.00000000166366</text:p>
              </table:table-cell>
            </table:table-row>
            <table:table-row>
              <table:table-cell office:value-type="string">
                <text:p>err680:</text:p>
              </table:table-cell>
              <table:table-cell office:value-type="float" office:value="0.00000000162665">
                <text:p>0.00000000162665</text:p>
              </table:table-cell>
            </table:table-row>
            <table:table-row>
              <table:table-cell office:value-type="string">
                <text:p>err681:</text:p>
              </table:table-cell>
              <table:table-cell office:value-type="float" office:value="0.00000000159047">
                <text:p>0.00000000159047</text:p>
              </table:table-cell>
            </table:table-row>
            <table:table-row>
              <table:table-cell office:value-type="string">
                <text:p>err682:</text:p>
              </table:table-cell>
              <table:table-cell office:value-type="float" office:value="0.00000000155509">
                <text:p>0.00000000155509</text:p>
              </table:table-cell>
            </table:table-row>
            <table:table-row>
              <table:table-cell office:value-type="string">
                <text:p>err683:</text:p>
              </table:table-cell>
              <table:table-cell office:value-type="float" office:value="0.0000000015205">
                <text:p>0.0000000015205</text:p>
              </table:table-cell>
            </table:table-row>
            <table:table-row>
              <table:table-cell office:value-type="string">
                <text:p>err684:</text:p>
              </table:table-cell>
              <table:table-cell office:value-type="float" office:value="0.00000000148667">
                <text:p>0.00000000148667</text:p>
              </table:table-cell>
            </table:table-row>
            <table:table-row>
              <table:table-cell office:value-type="string">
                <text:p>err685:</text:p>
              </table:table-cell>
              <table:table-cell office:value-type="float" office:value="0.0000000014536">
                <text:p>0.0000000014536</text:p>
              </table:table-cell>
            </table:table-row>
            <table:table-row>
              <table:table-cell office:value-type="string">
                <text:p>err686:</text:p>
              </table:table-cell>
              <table:table-cell office:value-type="float" office:value="0.00000000142127">
                <text:p>0.00000000142127</text:p>
              </table:table-cell>
            </table:table-row>
            <table:table-row>
              <table:table-cell office:value-type="string">
                <text:p>err687:</text:p>
              </table:table-cell>
              <table:table-cell office:value-type="float" office:value="0.00000000138965">
                <text:p>0.00000000138965</text:p>
              </table:table-cell>
            </table:table-row>
            <table:table-row>
              <table:table-cell office:value-type="string">
                <text:p>err688:</text:p>
              </table:table-cell>
              <table:table-cell office:value-type="float" office:value="0.00000000135874">
                <text:p>0.00000000135874</text:p>
              </table:table-cell>
            </table:table-row>
            <table:table-row>
              <table:table-cell office:value-type="string">
                <text:p>err689:</text:p>
              </table:table-cell>
              <table:table-cell office:value-type="float" office:value="0.00000000132851">
                <text:p>0.00000000132851</text:p>
              </table:table-cell>
            </table:table-row>
            <table:table-row>
              <table:table-cell office:value-type="string">
                <text:p>err690:</text:p>
              </table:table-cell>
              <table:table-cell office:value-type="float" office:value="0.00000000129896">
                <text:p>0.00000000129896</text:p>
              </table:table-cell>
            </table:table-row>
            <table:table-row>
              <table:table-cell office:value-type="string">
                <text:p>err691:</text:p>
              </table:table-cell>
              <table:table-cell office:value-type="float" office:value="0.00000000127007">
                <text:p>0.00000000127007</text:p>
              </table:table-cell>
            </table:table-row>
            <table:table-row>
              <table:table-cell office:value-type="string">
                <text:p>err692:</text:p>
              </table:table-cell>
              <table:table-cell office:value-type="float" office:value="0.00000000124181">
                <text:p>0.00000000124181</text:p>
              </table:table-cell>
            </table:table-row>
            <table:table-row>
              <table:table-cell office:value-type="string">
                <text:p>err693:</text:p>
              </table:table-cell>
              <table:table-cell office:value-type="float" office:value="0.00000000121419">
                <text:p>0.00000000121419</text:p>
              </table:table-cell>
            </table:table-row>
            <table:table-row>
              <table:table-cell office:value-type="string">
                <text:p>err694:</text:p>
              </table:table-cell>
              <table:table-cell office:value-type="float" office:value="0.00000000118718">
                <text:p>0.00000000118718</text:p>
              </table:table-cell>
            </table:table-row>
            <table:table-row>
              <table:table-cell office:value-type="string">
                <text:p>err695:</text:p>
              </table:table-cell>
              <table:table-cell office:value-type="float" office:value="0.00000000116077">
                <text:p>0.00000000116077</text:p>
              </table:table-cell>
            </table:table-row>
            <table:table-row>
              <table:table-cell office:value-type="string">
                <text:p>err696:</text:p>
              </table:table-cell>
              <table:table-cell office:value-type="float" office:value="0.00000000113495">
                <text:p>0.00000000113495</text:p>
              </table:table-cell>
            </table:table-row>
            <table:table-row>
              <table:table-cell office:value-type="string">
                <text:p>err697:</text:p>
              </table:table-cell>
              <table:table-cell office:value-type="float" office:value="0.0000000011097">
                <text:p>0.0000000011097</text:p>
              </table:table-cell>
            </table:table-row>
            <table:table-row>
              <table:table-cell office:value-type="string">
                <text:p>err698:</text:p>
              </table:table-cell>
              <table:table-cell office:value-type="float" office:value="0.00000000108502">
                <text:p>0.00000000108502</text:p>
              </table:table-cell>
            </table:table-row>
            <table:table-row>
              <table:table-cell office:value-type="string">
                <text:p>err699:</text:p>
              </table:table-cell>
              <table:table-cell office:value-type="float" office:value="0.00000000106088">
                <text:p>0.00000000106088</text:p>
              </table:table-cell>
            </table:table-row>
            <table:table-row>
              <table:table-cell office:value-type="string">
                <text:p>err700:</text:p>
              </table:table-cell>
              <table:table-cell office:value-type="float" office:value="0.00000000103728">
                <text:p>0.00000000103728</text:p>
              </table:table-cell>
            </table:table-row>
            <table:table-row>
              <table:table-cell office:value-type="string">
                <text:p>err701:</text:p>
              </table:table-cell>
              <table:table-cell office:value-type="float" office:value="0.00000000101421">
                <text:p>0.00000000101421</text:p>
              </table:table-cell>
            </table:table-row>
            <table:table-row>
              <table:table-cell office:value-type="string">
                <text:p>err702:</text:p>
              </table:table-cell>
              <table:table-cell office:value-type="float" office:value="0.000000000991649">
                <text:p>0.000000000991649</text:p>
              </table:table-cell>
            </table:table-row>
            <table:table-row>
              <table:table-cell office:value-type="string">
                <text:p>err703:</text:p>
              </table:table-cell>
              <table:table-cell office:value-type="float" office:value="0.00000000096959">
                <text:p>0.00000000096959</text:p>
              </table:table-cell>
            </table:table-row>
            <table:table-row>
              <table:table-cell office:value-type="string">
                <text:p>err704:</text:p>
              </table:table-cell>
              <table:table-cell office:value-type="float" office:value="0.000000000948021">
                <text:p>0.000000000948021</text:p>
              </table:table-cell>
            </table:table-row>
            <table:table-row>
              <table:table-cell office:value-type="string">
                <text:p>err705:</text:p>
              </table:table-cell>
              <table:table-cell office:value-type="float" office:value="0.000000000926933">
                <text:p>0.000000000926933</text:p>
              </table:table-cell>
            </table:table-row>
            <table:table-row>
              <table:table-cell office:value-type="string">
                <text:p>err706:</text:p>
              </table:table-cell>
              <table:table-cell office:value-type="float" office:value="0.000000000906313">
                <text:p>0.000000000906313</text:p>
              </table:table-cell>
            </table:table-row>
            <table:table-row>
              <table:table-cell office:value-type="string">
                <text:p>err707:</text:p>
              </table:table-cell>
              <table:table-cell office:value-type="float" office:value="0.000000000886152">
                <text:p>0.000000000886152</text:p>
              </table:table-cell>
            </table:table-row>
            <table:table-row>
              <table:table-cell office:value-type="string">
                <text:p>err708:</text:p>
              </table:table-cell>
              <table:table-cell office:value-type="float" office:value="0.00000000086644">
                <text:p>0.00000000086644</text:p>
              </table:table-cell>
            </table:table-row>
            <table:table-row>
              <table:table-cell office:value-type="string">
                <text:p>err709:</text:p>
              </table:table-cell>
              <table:table-cell office:value-type="float" office:value="0.000000000847166">
                <text:p>0.000000000847166</text:p>
              </table:table-cell>
            </table:table-row>
            <table:table-row>
              <table:table-cell office:value-type="string">
                <text:p>err710:</text:p>
              </table:table-cell>
              <table:table-cell office:value-type="float" office:value="0.000000000828321">
                <text:p>0.000000000828321</text:p>
              </table:table-cell>
            </table:table-row>
            <table:table-row>
              <table:table-cell office:value-type="string">
                <text:p>err711:</text:p>
              </table:table-cell>
              <table:table-cell office:value-type="float" office:value="0.000000000809895">
                <text:p>0.000000000809895</text:p>
              </table:table-cell>
            </table:table-row>
            <table:table-row>
              <table:table-cell office:value-type="string">
                <text:p>err712:</text:p>
              </table:table-cell>
              <table:table-cell office:value-type="float" office:value="0.000000000791879">
                <text:p>0.000000000791879</text:p>
              </table:table-cell>
            </table:table-row>
            <table:table-row>
              <table:table-cell office:value-type="string">
                <text:p>err713:</text:p>
              </table:table-cell>
              <table:table-cell office:value-type="float" office:value="0.000000000774264">
                <text:p>0.000000000774264</text:p>
              </table:table-cell>
            </table:table-row>
            <table:table-row>
              <table:table-cell office:value-type="string">
                <text:p>err714:</text:p>
              </table:table-cell>
              <table:table-cell office:value-type="float" office:value="0.000000000757041">
                <text:p>0.000000000757041</text:p>
              </table:table-cell>
            </table:table-row>
            <table:table-row>
              <table:table-cell office:value-type="string">
                <text:p>err715:</text:p>
              </table:table-cell>
              <table:table-cell office:value-type="float" office:value="0.000000000740201">
                <text:p>0.000000000740201</text:p>
              </table:table-cell>
            </table:table-row>
            <table:table-row>
              <table:table-cell office:value-type="string">
                <text:p>err716:</text:p>
              </table:table-cell>
              <table:table-cell office:value-type="float" office:value="0.000000000723735">
                <text:p>0.000000000723735</text:p>
              </table:table-cell>
            </table:table-row>
            <table:table-row>
              <table:table-cell office:value-type="string">
                <text:p>err717:</text:p>
              </table:table-cell>
              <table:table-cell office:value-type="float" office:value="0.000000000707636">
                <text:p>0.000000000707636</text:p>
              </table:table-cell>
            </table:table-row>
            <table:table-row>
              <table:table-cell office:value-type="string">
                <text:p>err718:</text:p>
              </table:table-cell>
              <table:table-cell office:value-type="float" office:value="0.000000000691895">
                <text:p>0.000000000691895</text:p>
              </table:table-cell>
            </table:table-row>
            <table:table-row>
              <table:table-cell office:value-type="string">
                <text:p>err719:</text:p>
              </table:table-cell>
              <table:table-cell office:value-type="float" office:value="0.000000000676502">
                <text:p>0.000000000676502</text:p>
              </table:table-cell>
            </table:table-row>
            <table:table-row>
              <table:table-cell office:value-type="string">
                <text:p>err720:</text:p>
              </table:table-cell>
              <table:table-cell office:value-type="float" office:value="0.000000000661455">
                <text:p>0.000000000661455</text:p>
              </table:table-cell>
            </table:table-row>
            <table:table-row>
              <table:table-cell office:value-type="string">
                <text:p>err721:</text:p>
              </table:table-cell>
              <table:table-cell office:value-type="float" office:value="0.00000000064674">
                <text:p>0.00000000064674</text:p>
              </table:table-cell>
            </table:table-row>
            <table:table-row>
              <table:table-cell office:value-type="string">
                <text:p>err722:</text:p>
              </table:table-cell>
              <table:table-cell office:value-type="float" office:value="0.000000000632354">
                <text:p>0.000000000632354</text:p>
              </table:table-cell>
            </table:table-row>
            <table:table-row>
              <table:table-cell office:value-type="string">
                <text:p>err723:</text:p>
              </table:table-cell>
              <table:table-cell office:value-type="float" office:value="0.000000000618288">
                <text:p>0.000000000618288</text:p>
              </table:table-cell>
            </table:table-row>
            <table:table-row>
              <table:table-cell office:value-type="string">
                <text:p>err724:</text:p>
              </table:table-cell>
              <table:table-cell office:value-type="float" office:value="0.000000000604533">
                <text:p>0.000000000604533</text:p>
              </table:table-cell>
            </table:table-row>
            <table:table-row>
              <table:table-cell office:value-type="string">
                <text:p>err725:</text:p>
              </table:table-cell>
              <table:table-cell office:value-type="float" office:value="0.000000000591086">
                <text:p>0.000000000591086</text:p>
              </table:table-cell>
            </table:table-row>
            <table:table-row>
              <table:table-cell office:value-type="string">
                <text:p>err726:</text:p>
              </table:table-cell>
              <table:table-cell office:value-type="float" office:value="0.000000000577937">
                <text:p>0.000000000577937</text:p>
              </table:table-cell>
            </table:table-row>
            <table:table-row>
              <table:table-cell office:value-type="string">
                <text:p>err727:</text:p>
              </table:table-cell>
              <table:table-cell office:value-type="float" office:value="0.000000000565081">
                <text:p>0.000000000565081</text:p>
              </table:table-cell>
            </table:table-row>
            <table:table-row>
              <table:table-cell office:value-type="string">
                <text:p>err728:</text:p>
              </table:table-cell>
              <table:table-cell office:value-type="float" office:value="0.000000000552511">
                <text:p>0.000000000552511</text:p>
              </table:table-cell>
            </table:table-row>
            <table:table-row>
              <table:table-cell office:value-type="string">
                <text:p>err729:</text:p>
              </table:table-cell>
              <table:table-cell office:value-type="float" office:value="0.00000000054022">
                <text:p>0.00000000054022</text:p>
              </table:table-cell>
            </table:table-row>
            <table:table-row>
              <table:table-cell office:value-type="string">
                <text:p>err730:</text:p>
              </table:table-cell>
              <table:table-cell office:value-type="float" office:value="0.000000000528203">
                <text:p>0.000000000528203</text:p>
              </table:table-cell>
            </table:table-row>
            <table:table-row>
              <table:table-cell office:value-type="string">
                <text:p>err731:</text:p>
              </table:table-cell>
              <table:table-cell office:value-type="float" office:value="0.000000000516454">
                <text:p>0.000000000516454</text:p>
              </table:table-cell>
            </table:table-row>
            <table:table-row>
              <table:table-cell office:value-type="string">
                <text:p>err732:</text:p>
              </table:table-cell>
              <table:table-cell office:value-type="float" office:value="0.000000000504966">
                <text:p>0.000000000504966</text:p>
              </table:table-cell>
            </table:table-row>
            <table:table-row>
              <table:table-cell office:value-type="string">
                <text:p>err733:</text:p>
              </table:table-cell>
              <table:table-cell office:value-type="float" office:value="0.000000000493731">
                <text:p>0.000000000493731</text:p>
              </table:table-cell>
            </table:table-row>
            <table:table-row>
              <table:table-cell office:value-type="string">
                <text:p>err734:</text:p>
              </table:table-cell>
              <table:table-cell office:value-type="float" office:value="0.00000000048275">
                <text:p>0.00000000048275</text:p>
              </table:table-cell>
            </table:table-row>
            <table:table-row>
              <table:table-cell office:value-type="string">
                <text:p>err735:</text:p>
              </table:table-cell>
              <table:table-cell office:value-type="float" office:value="0.00000000047201">
                <text:p>0.00000000047201</text:p>
              </table:table-cell>
            </table:table-row>
            <table:table-row>
              <table:table-cell office:value-type="string">
                <text:p>err736:</text:p>
              </table:table-cell>
              <table:table-cell office:value-type="float" office:value="0.000000000461512">
                <text:p>0.000000000461512</text:p>
              </table:table-cell>
            </table:table-row>
            <table:table-row>
              <table:table-cell office:value-type="string">
                <text:p>err737:</text:p>
              </table:table-cell>
              <table:table-cell office:value-type="float" office:value="0.000000000451244">
                <text:p>0.000000000451244</text:p>
              </table:table-cell>
            </table:table-row>
            <table:table-row>
              <table:table-cell office:value-type="string">
                <text:p>err738:</text:p>
              </table:table-cell>
              <table:table-cell office:value-type="float" office:value="0.000000000441206">
                <text:p>0.000000000441206</text:p>
              </table:table-cell>
            </table:table-row>
            <table:table-row>
              <table:table-cell office:value-type="string">
                <text:p>err739:</text:p>
              </table:table-cell>
              <table:table-cell office:value-type="float" office:value="0.000000000431393">
                <text:p>0.000000000431393</text:p>
              </table:table-cell>
            </table:table-row>
            <table:table-row>
              <table:table-cell office:value-type="string">
                <text:p>err740:</text:p>
              </table:table-cell>
              <table:table-cell office:value-type="float" office:value="0.000000000421795">
                <text:p>0.000000000421795</text:p>
              </table:table-cell>
            </table:table-row>
            <table:table-row>
              <table:table-cell office:value-type="string">
                <text:p>err741:</text:p>
              </table:table-cell>
              <table:table-cell office:value-type="float" office:value="0.000000000412413">
                <text:p>0.000000000412413</text:p>
              </table:table-cell>
            </table:table-row>
            <table:table-row>
              <table:table-cell office:value-type="string">
                <text:p>err742:</text:p>
              </table:table-cell>
              <table:table-cell office:value-type="float" office:value="0.000000000403239">
                <text:p>0.000000000403239</text:p>
              </table:table-cell>
            </table:table-row>
            <table:table-row>
              <table:table-cell office:value-type="string">
                <text:p>err743:</text:p>
              </table:table-cell>
              <table:table-cell office:value-type="float" office:value="0.00000000039427">
                <text:p>0.00000000039427</text:p>
              </table:table-cell>
            </table:table-row>
            <table:table-row>
              <table:table-cell office:value-type="string">
                <text:p>err744:</text:p>
              </table:table-cell>
              <table:table-cell office:value-type="float" office:value="0.000000000385498">
                <text:p>0.000000000385498</text:p>
              </table:table-cell>
            </table:table-row>
            <table:table-row>
              <table:table-cell office:value-type="string">
                <text:p>err745:</text:p>
              </table:table-cell>
              <table:table-cell office:value-type="float" office:value="0.000000000376923">
                <text:p>0.000000000376923</text:p>
              </table:table-cell>
            </table:table-row>
            <table:table-row>
              <table:table-cell office:value-type="string">
                <text:p>err746:</text:p>
              </table:table-cell>
              <table:table-cell office:value-type="float" office:value="0.000000000368538">
                <text:p>0.000000000368538</text:p>
              </table:table-cell>
            </table:table-row>
            <table:table-row>
              <table:table-cell office:value-type="string">
                <text:p>err747:</text:p>
              </table:table-cell>
              <table:table-cell office:value-type="float" office:value="0.000000000360341">
                <text:p>0.000000000360341</text:p>
              </table:table-cell>
            </table:table-row>
            <table:table-row>
              <table:table-cell office:value-type="string">
                <text:p>err748:</text:p>
              </table:table-cell>
              <table:table-cell office:value-type="float" office:value="0.000000000352324">
                <text:p>0.000000000352324</text:p>
              </table:table-cell>
            </table:table-row>
            <table:table-row>
              <table:table-cell office:value-type="string">
                <text:p>err749:</text:p>
              </table:table-cell>
              <table:table-cell office:value-type="float" office:value="0.000000000344488">
                <text:p>0.000000000344488</text:p>
              </table:table-cell>
            </table:table-row>
            <table:table-row>
              <table:table-cell office:value-type="string">
                <text:p>err750:</text:p>
              </table:table-cell>
              <table:table-cell office:value-type="float" office:value="0.000000000336824">
                <text:p>0.000000000336824</text:p>
              </table:table-cell>
            </table:table-row>
            <table:table-row>
              <table:table-cell office:value-type="string">
                <text:p>err751:</text:p>
              </table:table-cell>
              <table:table-cell office:value-type="float" office:value="0.000000000329332">
                <text:p>0.000000000329332</text:p>
              </table:table-cell>
            </table:table-row>
            <table:table-row>
              <table:table-cell office:value-type="string">
                <text:p>err752:</text:p>
              </table:table-cell>
              <table:table-cell office:value-type="float" office:value="0.000000000322006">
                <text:p>0.000000000322006</text:p>
              </table:table-cell>
            </table:table-row>
            <table:table-row>
              <table:table-cell office:value-type="string">
                <text:p>err753:</text:p>
              </table:table-cell>
              <table:table-cell office:value-type="float" office:value="0.000000000314843">
                <text:p>0.000000000314843</text:p>
              </table:table-cell>
            </table:table-row>
            <table:table-row>
              <table:table-cell office:value-type="string">
                <text:p>err754:</text:p>
              </table:table-cell>
              <table:table-cell office:value-type="float" office:value="0.000000000307839">
                <text:p>0.000000000307839</text:p>
              </table:table-cell>
            </table:table-row>
            <table:table-row>
              <table:table-cell office:value-type="string">
                <text:p>err755:</text:p>
              </table:table-cell>
              <table:table-cell office:value-type="float" office:value="0.000000000300991">
                <text:p>0.000000000300991</text:p>
              </table:table-cell>
            </table:table-row>
            <table:table-row>
              <table:table-cell office:value-type="string">
                <text:p>err756:</text:p>
              </table:table-cell>
              <table:table-cell office:value-type="float" office:value="0.000000000294296">
                <text:p>0.000000000294296</text:p>
              </table:table-cell>
            </table:table-row>
            <table:table-row>
              <table:table-cell office:value-type="string">
                <text:p>err757:</text:p>
              </table:table-cell>
              <table:table-cell office:value-type="float" office:value="0.000000000287748">
                <text:p>0.000000000287748</text:p>
              </table:table-cell>
            </table:table-row>
            <table:table-row>
              <table:table-cell office:value-type="string">
                <text:p>err758:</text:p>
              </table:table-cell>
              <table:table-cell office:value-type="float" office:value="0.000000000281349">
                <text:p>0.000000000281349</text:p>
              </table:table-cell>
            </table:table-row>
            <table:table-row>
              <table:table-cell office:value-type="string">
                <text:p>err759:</text:p>
              </table:table-cell>
              <table:table-cell office:value-type="float" office:value="0.000000000275089">
                <text:p>0.000000000275089</text:p>
              </table:table-cell>
            </table:table-row>
            <table:table-row>
              <table:table-cell office:value-type="string">
                <text:p>err760:</text:p>
              </table:table-cell>
              <table:table-cell office:value-type="float" office:value="0.000000000268971">
                <text:p>0.000000000268971</text:p>
              </table:table-cell>
            </table:table-row>
            <table:table-row>
              <table:table-cell office:value-type="string">
                <text:p>err761:</text:p>
              </table:table-cell>
              <table:table-cell office:value-type="float" office:value="0.000000000262987">
                <text:p>0.000000000262987</text:p>
              </table:table-cell>
            </table:table-row>
            <table:table-row>
              <table:table-cell office:value-type="string">
                <text:p>err762:</text:p>
              </table:table-cell>
              <table:table-cell office:value-type="float" office:value="0.000000000257137">
                <text:p>0.000000000257137</text:p>
              </table:table-cell>
            </table:table-row>
            <table:table-row>
              <table:table-cell office:value-type="string">
                <text:p>err763:</text:p>
              </table:table-cell>
              <table:table-cell office:value-type="float" office:value="0.000000000251418">
                <text:p>0.000000000251418</text:p>
              </table:table-cell>
            </table:table-row>
            <table:table-row>
              <table:table-cell office:value-type="string">
                <text:p>err764:</text:p>
              </table:table-cell>
              <table:table-cell office:value-type="float" office:value="0.000000000245824">
                <text:p>0.000000000245824</text:p>
              </table:table-cell>
            </table:table-row>
            <table:table-row>
              <table:table-cell office:value-type="string">
                <text:p>err765:</text:p>
              </table:table-cell>
              <table:table-cell office:value-type="float" office:value="0.000000000240356">
                <text:p>0.000000000240356</text:p>
              </table:table-cell>
            </table:table-row>
            <table:table-row>
              <table:table-cell office:value-type="string">
                <text:p>err766:</text:p>
              </table:table-cell>
              <table:table-cell office:value-type="float" office:value="0.000000000235009">
                <text:p>0.000000000235009</text:p>
              </table:table-cell>
            </table:table-row>
            <table:table-row>
              <table:table-cell office:value-type="string">
                <text:p>err767:</text:p>
              </table:table-cell>
              <table:table-cell office:value-type="float" office:value="0.000000000229782">
                <text:p>0.000000000229782</text:p>
              </table:table-cell>
            </table:table-row>
            <table:table-row>
              <table:table-cell office:value-type="string">
                <text:p>err768:</text:p>
              </table:table-cell>
              <table:table-cell office:value-type="float" office:value="0.00000000022467">
                <text:p>0.00000000022467</text:p>
              </table:table-cell>
            </table:table-row>
            <table:table-row>
              <table:table-cell office:value-type="string">
                <text:p>err769:</text:p>
              </table:table-cell>
              <table:table-cell office:value-type="float" office:value="0.000000000219672">
                <text:p>0.000000000219672</text:p>
              </table:table-cell>
            </table:table-row>
            <table:table-row>
              <table:table-cell office:value-type="string">
                <text:p>err770:</text:p>
              </table:table-cell>
              <table:table-cell office:value-type="float" office:value="0.000000000214786">
                <text:p>0.000000000214786</text:p>
              </table:table-cell>
            </table:table-row>
            <table:table-row>
              <table:table-cell office:value-type="string">
                <text:p>err771:</text:p>
              </table:table-cell>
              <table:table-cell office:value-type="float" office:value="0.000000000210008">
                <text:p>0.000000000210008</text:p>
              </table:table-cell>
            </table:table-row>
            <table:table-row>
              <table:table-cell office:value-type="string">
                <text:p>err772:</text:p>
              </table:table-cell>
              <table:table-cell office:value-type="float" office:value="0.000000000205336">
                <text:p>0.000000000205336</text:p>
              </table:table-cell>
            </table:table-row>
            <table:table-row>
              <table:table-cell office:value-type="string">
                <text:p>err773:</text:p>
              </table:table-cell>
              <table:table-cell office:value-type="float" office:value="0.000000000200768">
                <text:p>0.000000000200768</text:p>
              </table:table-cell>
            </table:table-row>
            <table:table-row>
              <table:table-cell office:value-type="string">
                <text:p>err774:</text:p>
              </table:table-cell>
              <table:table-cell office:value-type="float" office:value="0.000000000196303">
                <text:p>0.000000000196303</text:p>
              </table:table-cell>
            </table:table-row>
            <table:table-row>
              <table:table-cell office:value-type="string">
                <text:p>err775:</text:p>
              </table:table-cell>
              <table:table-cell office:value-type="float" office:value="0.000000000191935">
                <text:p>0.000000000191935</text:p>
              </table:table-cell>
            </table:table-row>
            <table:table-row>
              <table:table-cell office:value-type="string">
                <text:p>err776:</text:p>
              </table:table-cell>
              <table:table-cell office:value-type="float" office:value="0.000000000187667">
                <text:p>0.000000000187667</text:p>
              </table:table-cell>
            </table:table-row>
            <table:table-row>
              <table:table-cell office:value-type="string">
                <text:p>err777:</text:p>
              </table:table-cell>
              <table:table-cell office:value-type="float" office:value="0.000000000183491">
                <text:p>0.000000000183491</text:p>
              </table:table-cell>
            </table:table-row>
            <table:table-row>
              <table:table-cell office:value-type="string">
                <text:p>err778:</text:p>
              </table:table-cell>
              <table:table-cell office:value-type="float" office:value="0.00000000017941">
                <text:p>0.00000000017941</text:p>
              </table:table-cell>
            </table:table-row>
            <table:table-row>
              <table:table-cell office:value-type="string">
                <text:p>err779:</text:p>
              </table:table-cell>
              <table:table-cell office:value-type="float" office:value="0.000000000175419">
                <text:p>0.000000000175419</text:p>
              </table:table-cell>
            </table:table-row>
            <table:table-row>
              <table:table-cell office:value-type="string">
                <text:p>err780:</text:p>
              </table:table-cell>
              <table:table-cell office:value-type="float" office:value="0.000000000171517">
                <text:p>0.000000000171517</text:p>
              </table:table-cell>
            </table:table-row>
            <table:table-row>
              <table:table-cell office:value-type="string">
                <text:p>err781:</text:p>
              </table:table-cell>
              <table:table-cell office:value-type="float" office:value="0.000000000167701">
                <text:p>0.000000000167701</text:p>
              </table:table-cell>
            </table:table-row>
            <table:table-row>
              <table:table-cell office:value-type="string">
                <text:p>err782:</text:p>
              </table:table-cell>
              <table:table-cell office:value-type="float" office:value="0.000000000163971">
                <text:p>0.000000000163971</text:p>
              </table:table-cell>
            </table:table-row>
            <table:table-row>
              <table:table-cell office:value-type="string">
                <text:p>err783:</text:p>
              </table:table-cell>
              <table:table-cell office:value-type="float" office:value="0.000000000160323">
                <text:p>0.000000000160323</text:p>
              </table:table-cell>
            </table:table-row>
            <table:table-row>
              <table:table-cell office:value-type="string">
                <text:p>err784:</text:p>
              </table:table-cell>
              <table:table-cell office:value-type="float" office:value="0.000000000156757">
                <text:p>0.000000000156757</text:p>
              </table:table-cell>
            </table:table-row>
            <table:table-row>
              <table:table-cell office:value-type="string">
                <text:p>err785:</text:p>
              </table:table-cell>
              <table:table-cell office:value-type="float" office:value="0.00000000015327">
                <text:p>0.00000000015327</text:p>
              </table:table-cell>
            </table:table-row>
            <table:table-row>
              <table:table-cell office:value-type="string">
                <text:p>err786:</text:p>
              </table:table-cell>
              <table:table-cell office:value-type="float" office:value="0.000000000149861">
                <text:p>0.000000000149861</text:p>
              </table:table-cell>
            </table:table-row>
            <table:table-row>
              <table:table-cell office:value-type="string">
                <text:p>err787:</text:p>
              </table:table-cell>
              <table:table-cell office:value-type="float" office:value="0.000000000146527">
                <text:p>0.000000000146527</text:p>
              </table:table-cell>
            </table:table-row>
            <table:table-row>
              <table:table-cell office:value-type="string">
                <text:p>err788:</text:p>
              </table:table-cell>
              <table:table-cell office:value-type="float" office:value="0.000000000143268">
                <text:p>0.000000000143268</text:p>
              </table:table-cell>
            </table:table-row>
            <table:table-row>
              <table:table-cell office:value-type="string">
                <text:p>err789:</text:p>
              </table:table-cell>
              <table:table-cell office:value-type="float" office:value="0.00000000014008">
                <text:p>0.00000000014008</text:p>
              </table:table-cell>
            </table:table-row>
            <table:table-row>
              <table:table-cell office:value-type="string">
                <text:p>err790:</text:p>
              </table:table-cell>
              <table:table-cell office:value-type="float" office:value="0.000000000136965">
                <text:p>0.000000000136965</text:p>
              </table:table-cell>
            </table:table-row>
            <table:table-row>
              <table:table-cell office:value-type="string">
                <text:p>err791:</text:p>
              </table:table-cell>
              <table:table-cell office:value-type="float" office:value="0.000000000133918">
                <text:p>0.000000000133918</text:p>
              </table:table-cell>
            </table:table-row>
            <table:table-row>
              <table:table-cell office:value-type="string">
                <text:p>err792:</text:p>
              </table:table-cell>
              <table:table-cell office:value-type="float" office:value="0.000000000130939">
                <text:p>0.000000000130939</text:p>
              </table:table-cell>
            </table:table-row>
            <table:table-row>
              <table:table-cell office:value-type="string">
                <text:p>err793:</text:p>
              </table:table-cell>
              <table:table-cell office:value-type="float" office:value="0.000000000128026">
                <text:p>0.000000000128026</text:p>
              </table:table-cell>
            </table:table-row>
            <table:table-row>
              <table:table-cell office:value-type="string">
                <text:p>err794:</text:p>
              </table:table-cell>
              <table:table-cell office:value-type="float" office:value="0.000000000125178">
                <text:p>0.000000000125178</text:p>
              </table:table-cell>
            </table:table-row>
            <table:table-row>
              <table:table-cell office:value-type="string">
                <text:p>err795:</text:p>
              </table:table-cell>
              <table:table-cell office:value-type="float" office:value="0.000000000122393">
                <text:p>0.000000000122393</text:p>
              </table:table-cell>
            </table:table-row>
            <table:table-row>
              <table:table-cell office:value-type="string">
                <text:p>err796:</text:p>
              </table:table-cell>
              <table:table-cell office:value-type="float" office:value="0.000000000119671">
                <text:p>0.000000000119671</text:p>
              </table:table-cell>
            </table:table-row>
            <table:table-row>
              <table:table-cell office:value-type="string">
                <text:p>err797:</text:p>
              </table:table-cell>
              <table:table-cell office:value-type="float" office:value="0.000000000117009">
                <text:p>0.000000000117009</text:p>
              </table:table-cell>
            </table:table-row>
            <table:table-row>
              <table:table-cell office:value-type="string">
                <text:p>err798:</text:p>
              </table:table-cell>
              <table:table-cell office:value-type="float" office:value="0.000000000114406">
                <text:p>0.000000000114406</text:p>
              </table:table-cell>
            </table:table-row>
            <table:table-row>
              <table:table-cell office:value-type="string">
                <text:p>err799:</text:p>
              </table:table-cell>
              <table:table-cell office:value-type="float" office:value="0.000000000111861">
                <text:p>0.000000000111861</text:p>
              </table:table-cell>
            </table:table-row>
            <table:table-row>
              <table:table-cell office:value-type="string">
                <text:p>err800:</text:p>
              </table:table-cell>
              <table:table-cell office:value-type="float" office:value="0.000000000109373">
                <text:p>0.000000000109373</text:p>
              </table:table-cell>
            </table:table-row>
            <table:table-row>
              <table:table-cell office:value-type="string">
                <text:p>err801:</text:p>
              </table:table-cell>
              <table:table-cell office:value-type="float" office:value="0.00000000010694">
                <text:p>0.00000000010694</text:p>
              </table:table-cell>
            </table:table-row>
            <table:table-row>
              <table:table-cell office:value-type="string">
                <text:p>err802:</text:p>
              </table:table-cell>
              <table:table-cell office:value-type="float" office:value="0.000000000104561">
                <text:p>0.000000000104561</text:p>
              </table:table-cell>
            </table:table-row>
            <table:table-row>
              <table:table-cell office:value-type="string">
                <text:p>err803:</text:p>
              </table:table-cell>
              <table:table-cell office:value-type="float" office:value="0.000000000102235">
                <text:p>0.000000000102235</text:p>
              </table:table-cell>
            </table:table-row>
            <table:table-row>
              <table:table-cell office:value-type="string">
                <text:p>err804:</text:p>
              </table:table-cell>
              <table:table-cell office:value-type="float" office:value="0.0000000000999609">
                <text:p>0.0000000000999609</text:p>
              </table:table-cell>
            </table:table-row>
            <table:table-row>
              <table:table-cell office:value-type="string">
                <text:p>err805:</text:p>
              </table:table-cell>
              <table:table-cell office:value-type="float" office:value="0.0000000000977369">
                <text:p>0.0000000000977369</text:p>
              </table:table-cell>
            </table:table-row>
            <table:table-row>
              <table:table-cell office:value-type="string">
                <text:p>err806:</text:p>
              </table:table-cell>
              <table:table-cell office:value-type="float" office:value="0.0000000000955636">
                <text:p>0.0000000000955636</text:p>
              </table:table-cell>
            </table:table-row>
            <table:table-row>
              <table:table-cell office:value-type="string">
                <text:p>err807:</text:p>
              </table:table-cell>
              <table:table-cell office:value-type="float" office:value="0.0000000000934373">
                <text:p>0.0000000000934373</text:p>
              </table:table-cell>
            </table:table-row>
            <table:table-row>
              <table:table-cell office:value-type="string">
                <text:p>err808:</text:p>
              </table:table-cell>
              <table:table-cell office:value-type="float" office:value="0.0000000000913589">
                <text:p>0.0000000000913589</text:p>
              </table:table-cell>
            </table:table-row>
            <table:table-row>
              <table:table-cell office:value-type="string">
                <text:p>err809:</text:p>
              </table:table-cell>
              <table:table-cell office:value-type="float" office:value="0.0000000000893268">
                <text:p>0.0000000000893268</text:p>
              </table:table-cell>
            </table:table-row>
            <table:table-row>
              <table:table-cell office:value-type="string">
                <text:p>err810:</text:p>
              </table:table-cell>
              <table:table-cell office:value-type="float" office:value="0.000000000087339">
                <text:p>0.000000000087339</text:p>
              </table:table-cell>
            </table:table-row>
            <table:table-row>
              <table:table-cell office:value-type="string">
                <text:p>err811:</text:p>
              </table:table-cell>
              <table:table-cell office:value-type="float" office:value="0.0000000000853966">
                <text:p>0.0000000000853966</text:p>
              </table:table-cell>
            </table:table-row>
            <table:table-row>
              <table:table-cell office:value-type="string">
                <text:p>err812:</text:p>
              </table:table-cell>
              <table:table-cell office:value-type="float" office:value="0.0000000000834968">
                <text:p>0.0000000000834968</text:p>
              </table:table-cell>
            </table:table-row>
            <table:table-row>
              <table:table-cell office:value-type="string">
                <text:p>err813:</text:p>
              </table:table-cell>
              <table:table-cell office:value-type="float" office:value="0.0000000000816396">
                <text:p>0.0000000000816396</text:p>
              </table:table-cell>
            </table:table-row>
            <table:table-row>
              <table:table-cell office:value-type="string">
                <text:p>err814:</text:p>
              </table:table-cell>
              <table:table-cell office:value-type="float" office:value="0.0000000000798241">
                <text:p>0.0000000000798241</text:p>
              </table:table-cell>
            </table:table-row>
            <table:table-row>
              <table:table-cell office:value-type="string">
                <text:p>err815:</text:p>
              </table:table-cell>
              <table:table-cell office:value-type="float" office:value="0.0000000000780478">
                <text:p>0.0000000000780478</text:p>
              </table:table-cell>
            </table:table-row>
            <table:table-row>
              <table:table-cell office:value-type="string">
                <text:p>err816:</text:p>
              </table:table-cell>
              <table:table-cell office:value-type="float" office:value="0.0000000000763114">
                <text:p>0.0000000000763114</text:p>
              </table:table-cell>
            </table:table-row>
            <table:table-row>
              <table:table-cell office:value-type="string">
                <text:p>err817:</text:p>
              </table:table-cell>
              <table:table-cell office:value-type="float" office:value="0.0000000000746141">
                <text:p>0.0000000000746141</text:p>
              </table:table-cell>
            </table:table-row>
            <table:table-row>
              <table:table-cell office:value-type="string">
                <text:p>err818:</text:p>
              </table:table-cell>
              <table:table-cell office:value-type="float" office:value="0.0000000000729541">
                <text:p>0.0000000000729541</text:p>
              </table:table-cell>
            </table:table-row>
            <table:table-row>
              <table:table-cell office:value-type="string">
                <text:p>err819:</text:p>
              </table:table-cell>
              <table:table-cell office:value-type="float" office:value="0.0000000000713314">
                <text:p>0.0000000000713314</text:p>
              </table:table-cell>
            </table:table-row>
            <table:table-row>
              <table:table-cell office:value-type="string">
                <text:p>err820:</text:p>
              </table:table-cell>
              <table:table-cell office:value-type="float" office:value="0.0000000000697451">
                <text:p>0.0000000000697451</text:p>
              </table:table-cell>
            </table:table-row>
            <table:table-row>
              <table:table-cell office:value-type="string">
                <text:p>err821:</text:p>
              </table:table-cell>
              <table:table-cell office:value-type="float" office:value="0.0000000000681935">
                <text:p>0.0000000000681935</text:p>
              </table:table-cell>
            </table:table-row>
            <table:table-row>
              <table:table-cell office:value-type="string">
                <text:p>err822:</text:p>
              </table:table-cell>
              <table:table-cell office:value-type="float" office:value="0.0000000000666764">
                <text:p>0.0000000000666764</text:p>
              </table:table-cell>
            </table:table-row>
            <table:table-row>
              <table:table-cell office:value-type="string">
                <text:p>err823:</text:p>
              </table:table-cell>
              <table:table-cell office:value-type="float" office:value="0.0000000000651932">
                <text:p>0.0000000000651932</text:p>
              </table:table-cell>
            </table:table-row>
            <table:table-row>
              <table:table-cell office:value-type="string">
                <text:p>err824:</text:p>
              </table:table-cell>
              <table:table-cell office:value-type="float" office:value="0.0000000000637428">
                <text:p>0.0000000000637428</text:p>
              </table:table-cell>
            </table:table-row>
            <table:table-row>
              <table:table-cell office:value-type="string">
                <text:p>err825:</text:p>
              </table:table-cell>
              <table:table-cell office:value-type="float" office:value="0.0000000000623244">
                <text:p>0.0000000000623244</text:p>
              </table:table-cell>
            </table:table-row>
            <table:table-row>
              <table:table-cell office:value-type="string">
                <text:p>err826:</text:p>
              </table:table-cell>
              <table:table-cell office:value-type="float" office:value="0.0000000000609388">
                <text:p>0.0000000000609388</text:p>
              </table:table-cell>
            </table:table-row>
            <table:table-row>
              <table:table-cell office:value-type="string">
                <text:p>err827:</text:p>
              </table:table-cell>
              <table:table-cell office:value-type="float" office:value="0.0000000000595834">
                <text:p>0.0000000000595834</text:p>
              </table:table-cell>
            </table:table-row>
            <table:table-row>
              <table:table-cell office:value-type="string">
                <text:p>err828:</text:p>
              </table:table-cell>
              <table:table-cell office:value-type="float" office:value="0.0000000000582574">
                <text:p>0.0000000000582574</text:p>
              </table:table-cell>
            </table:table-row>
            <table:table-row>
              <table:table-cell office:value-type="string">
                <text:p>err829:</text:p>
              </table:table-cell>
              <table:table-cell office:value-type="float" office:value="0.0000000000569615">
                <text:p>0.0000000000569615</text:p>
              </table:table-cell>
            </table:table-row>
            <table:table-row>
              <table:table-cell office:value-type="string">
                <text:p>err830:</text:p>
              </table:table-cell>
              <table:table-cell office:value-type="float" office:value="0.000000000055695">
                <text:p>0.000000000055695</text:p>
              </table:table-cell>
            </table:table-row>
            <table:table-row>
              <table:table-cell office:value-type="string">
                <text:p>err831:</text:p>
              </table:table-cell>
              <table:table-cell office:value-type="float" office:value="0.0000000000544551">
                <text:p>0.0000000000544551</text:p>
              </table:table-cell>
            </table:table-row>
            <table:table-row>
              <table:table-cell office:value-type="string">
                <text:p>err832:</text:p>
              </table:table-cell>
              <table:table-cell office:value-type="float" office:value="0.0000000000532445">
                <text:p>0.0000000000532445</text:p>
              </table:table-cell>
            </table:table-row>
            <table:table-row>
              <table:table-cell office:value-type="string">
                <text:p>err833:</text:p>
              </table:table-cell>
              <table:table-cell office:value-type="float" office:value="0.0000000000520597">
                <text:p>0.0000000000520597</text:p>
              </table:table-cell>
            </table:table-row>
            <table:table-row>
              <table:table-cell office:value-type="string">
                <text:p>err834:</text:p>
              </table:table-cell>
              <table:table-cell office:value-type="float" office:value="0.0000000000509024">
                <text:p>0.0000000000509024</text:p>
              </table:table-cell>
            </table:table-row>
            <table:table-row>
              <table:table-cell office:value-type="string">
                <text:p>err835:</text:p>
              </table:table-cell>
              <table:table-cell office:value-type="float" office:value="0.0000000000497691">
                <text:p>0.0000000000497691</text:p>
              </table:table-cell>
            </table:table-row>
            <table:table-row>
              <table:table-cell office:value-type="string">
                <text:p>err836:</text:p>
              </table:table-cell>
              <table:table-cell office:value-type="float" office:value="0.0000000000486624">
                <text:p>0.0000000000486624</text:p>
              </table:table-cell>
            </table:table-row>
            <table:table-row>
              <table:table-cell office:value-type="string">
                <text:p>err837:</text:p>
              </table:table-cell>
              <table:table-cell office:value-type="float" office:value="0.0000000000475797">
                <text:p>0.0000000000475797</text:p>
              </table:table-cell>
            </table:table-row>
            <table:table-row>
              <table:table-cell office:value-type="string">
                <text:p>err838:</text:p>
              </table:table-cell>
              <table:table-cell office:value-type="float" office:value="0.0000000000465219">
                <text:p>0.0000000000465219</text:p>
              </table:table-cell>
            </table:table-row>
            <table:table-row>
              <table:table-cell office:value-type="string">
                <text:p>err839:</text:p>
              </table:table-cell>
              <table:table-cell office:value-type="float" office:value="0.0000000000454863">
                <text:p>0.0000000000454863</text:p>
              </table:table-cell>
            </table:table-row>
            <table:table-row>
              <table:table-cell office:value-type="string">
                <text:p>err840:</text:p>
              </table:table-cell>
              <table:table-cell office:value-type="float" office:value="0.0000000000444746">
                <text:p>0.0000000000444746</text:p>
              </table:table-cell>
            </table:table-row>
            <table:table-row>
              <table:table-cell office:value-type="string">
                <text:p>err841:</text:p>
              </table:table-cell>
              <table:table-cell office:value-type="float" office:value="0.0000000000434852">
                <text:p>0.0000000000434852</text:p>
              </table:table-cell>
            </table:table-row>
            <table:table-row>
              <table:table-cell office:value-type="string">
                <text:p>err842:</text:p>
              </table:table-cell>
              <table:table-cell office:value-type="float" office:value="0.0000000000425189">
                <text:p>0.0000000000425189</text:p>
              </table:table-cell>
            </table:table-row>
            <table:table-row>
              <table:table-cell office:value-type="string">
                <text:p>err843:</text:p>
              </table:table-cell>
              <table:table-cell office:value-type="float" office:value="0.0000000000415721">
                <text:p>0.0000000000415721</text:p>
              </table:table-cell>
            </table:table-row>
            <table:table-row>
              <table:table-cell office:value-type="string">
                <text:p>err844:</text:p>
              </table:table-cell>
              <table:table-cell office:value-type="float" office:value="0.0000000000406475">
                <text:p>0.0000000000406475</text:p>
              </table:table-cell>
            </table:table-row>
            <table:table-row>
              <table:table-cell office:value-type="string">
                <text:p>err845:</text:p>
              </table:table-cell>
              <table:table-cell office:value-type="float" office:value="0.0000000000397433">
                <text:p>0.0000000000397433</text:p>
              </table:table-cell>
            </table:table-row>
            <table:table-row>
              <table:table-cell office:value-type="string">
                <text:p>err846:</text:p>
              </table:table-cell>
              <table:table-cell office:value-type="float" office:value="0.0000000000388596">
                <text:p>0.0000000000388596</text:p>
              </table:table-cell>
            </table:table-row>
            <table:table-row>
              <table:table-cell office:value-type="string">
                <text:p>err847:</text:p>
              </table:table-cell>
              <table:table-cell office:value-type="float" office:value="0.0000000000379945">
                <text:p>0.0000000000379945</text:p>
              </table:table-cell>
            </table:table-row>
            <table:table-row>
              <table:table-cell office:value-type="string">
                <text:p>err848:</text:p>
              </table:table-cell>
              <table:table-cell office:value-type="float" office:value="0.0000000000371498">
                <text:p>0.0000000000371498</text:p>
              </table:table-cell>
            </table:table-row>
            <table:table-row>
              <table:table-cell office:value-type="string">
                <text:p>err849:</text:p>
              </table:table-cell>
              <table:table-cell office:value-type="float" office:value="0.0000000000363229">
                <text:p>0.0000000000363229</text:p>
              </table:table-cell>
            </table:table-row>
            <table:table-row>
              <table:table-cell office:value-type="string">
                <text:p>err850:</text:p>
              </table:table-cell>
              <table:table-cell office:value-type="float" office:value="0.0000000000355156">
                <text:p>0.0000000000355156</text:p>
              </table:table-cell>
            </table:table-row>
            <table:table-row>
              <table:table-cell office:value-type="string">
                <text:p>err851:</text:p>
              </table:table-cell>
              <table:table-cell office:value-type="float" office:value="0.0000000000347251">
                <text:p>0.0000000000347251</text:p>
              </table:table-cell>
            </table:table-row>
            <table:table-row>
              <table:table-cell office:value-type="string">
                <text:p>err852:</text:p>
              </table:table-cell>
              <table:table-cell office:value-type="float" office:value="0.0000000000339524">
                <text:p>0.0000000000339524</text:p>
              </table:table-cell>
            </table:table-row>
            <table:table-row>
              <table:table-cell office:value-type="string">
                <text:p>err853:</text:p>
              </table:table-cell>
              <table:table-cell office:value-type="float" office:value="0.0000000000331983">
                <text:p>0.0000000000331983</text:p>
              </table:table-cell>
            </table:table-row>
            <table:table-row>
              <table:table-cell office:value-type="string">
                <text:p>err854:</text:p>
              </table:table-cell>
              <table:table-cell office:value-type="float" office:value="0.0000000000324585">
                <text:p>0.0000000000324585</text:p>
              </table:table-cell>
            </table:table-row>
            <table:table-row>
              <table:table-cell office:value-type="string">
                <text:p>err855:</text:p>
              </table:table-cell>
              <table:table-cell office:value-type="float" office:value="0.0000000000317373">
                <text:p>0.0000000000317373</text:p>
              </table:table-cell>
            </table:table-row>
            <table:table-row>
              <table:table-cell office:value-type="string">
                <text:p>err856:</text:p>
              </table:table-cell>
              <table:table-cell office:value-type="float" office:value="0.0000000000310312">
                <text:p>0.0000000000310312</text:p>
              </table:table-cell>
            </table:table-row>
            <table:table-row>
              <table:table-cell office:value-type="string">
                <text:p>err857:</text:p>
              </table:table-cell>
              <table:table-cell office:value-type="float" office:value="0.0000000000303402">
                <text:p>0.0000000000303402</text:p>
              </table:table-cell>
            </table:table-row>
            <table:table-row>
              <table:table-cell office:value-type="string">
                <text:p>err858:</text:p>
              </table:table-cell>
              <table:table-cell office:value-type="float" office:value="0.000000000029666">
                <text:p>0.000000000029666</text:p>
              </table:table-cell>
            </table:table-row>
            <table:table-row>
              <table:table-cell office:value-type="string">
                <text:p>err859:</text:p>
              </table:table-cell>
              <table:table-cell office:value-type="float" office:value="0.0000000000290052">
                <text:p>0.0000000000290052</text:p>
              </table:table-cell>
            </table:table-row>
            <table:table-row>
              <table:table-cell office:value-type="string">
                <text:p>err860:</text:p>
              </table:table-cell>
              <table:table-cell office:value-type="float" office:value="0.0000000000283613">
                <text:p>0.0000000000283613</text:p>
              </table:table-cell>
            </table:table-row>
            <table:table-row>
              <table:table-cell office:value-type="string">
                <text:p>err861:</text:p>
              </table:table-cell>
              <table:table-cell office:value-type="float" office:value="0.0000000000277298">
                <text:p>0.0000000000277298</text:p>
              </table:table-cell>
            </table:table-row>
            <table:table-row>
              <table:table-cell office:value-type="string">
                <text:p>err862:</text:p>
              </table:table-cell>
              <table:table-cell office:value-type="float" office:value="0.0000000000271125">
                <text:p>0.0000000000271125</text:p>
              </table:table-cell>
            </table:table-row>
            <table:table-row>
              <table:table-cell office:value-type="string">
                <text:p>err863:</text:p>
              </table:table-cell>
              <table:table-cell office:value-type="float" office:value="0.0000000000265103">
                <text:p>0.0000000000265103</text:p>
              </table:table-cell>
            </table:table-row>
            <table:table-row>
              <table:table-cell office:value-type="string">
                <text:p>err864:</text:p>
              </table:table-cell>
              <table:table-cell office:value-type="float" office:value="0.0000000000259197">
                <text:p>0.0000000000259197</text:p>
              </table:table-cell>
            </table:table-row>
            <table:table-row>
              <table:table-cell office:value-type="string">
                <text:p>err865:</text:p>
              </table:table-cell>
              <table:table-cell office:value-type="float" office:value="0.0000000000253433">
                <text:p>0.0000000000253433</text:p>
              </table:table-cell>
            </table:table-row>
            <table:table-row>
              <table:table-cell office:value-type="string">
                <text:p>err866:</text:p>
              </table:table-cell>
              <table:table-cell office:value-type="float" office:value="0.0000000000247802">
                <text:p>0.0000000000247802</text:p>
              </table:table-cell>
            </table:table-row>
            <table:table-row>
              <table:table-cell office:value-type="string">
                <text:p>err867:</text:p>
              </table:table-cell>
              <table:table-cell office:value-type="float" office:value="0.0000000000242286">
                <text:p>0.0000000000242286</text:p>
              </table:table-cell>
            </table:table-row>
            <table:table-row>
              <table:table-cell office:value-type="string">
                <text:p>err868:</text:p>
              </table:table-cell>
              <table:table-cell office:value-type="float" office:value="0.0000000000236895">
                <text:p>0.0000000000236895</text:p>
              </table:table-cell>
            </table:table-row>
            <table:table-row>
              <table:table-cell office:value-type="string">
                <text:p>err869:</text:p>
              </table:table-cell>
              <table:table-cell office:value-type="float" office:value="0.0000000000231628">
                <text:p>0.0000000000231628</text:p>
              </table:table-cell>
            </table:table-row>
            <table:table-row>
              <table:table-cell office:value-type="string">
                <text:p>err870:</text:p>
              </table:table-cell>
              <table:table-cell office:value-type="float" office:value="0.0000000000226468">
                <text:p>0.0000000000226468</text:p>
              </table:table-cell>
            </table:table-row>
            <table:table-row>
              <table:table-cell office:value-type="string">
                <text:p>err871:</text:p>
              </table:table-cell>
              <table:table-cell office:value-type="float" office:value="0.0000000000221441">
                <text:p>0.0000000000221441</text:p>
              </table:table-cell>
            </table:table-row>
            <table:table-row>
              <table:table-cell office:value-type="string">
                <text:p>err872:</text:p>
              </table:table-cell>
              <table:table-cell office:value-type="float" office:value="0.0000000000216502">
                <text:p>0.0000000000216502</text:p>
              </table:table-cell>
            </table:table-row>
            <table:table-row>
              <table:table-cell office:value-type="string">
                <text:p>err873:</text:p>
              </table:table-cell>
              <table:table-cell office:value-type="float" office:value="0.0000000000211697">
                <text:p>0.0000000000211697</text:p>
              </table:table-cell>
            </table:table-row>
            <table:table-row>
              <table:table-cell office:value-type="string">
                <text:p>err874:</text:p>
              </table:table-cell>
              <table:table-cell office:value-type="float" office:value="0.000000000020699">
                <text:p>0.000000000020699</text:p>
              </table:table-cell>
            </table:table-row>
            <table:table-row>
              <table:table-cell office:value-type="string">
                <text:p>err875:</text:p>
              </table:table-cell>
              <table:table-cell office:value-type="float" office:value="0.000000000020238">
                <text:p>0.000000000020238</text:p>
              </table:table-cell>
            </table:table-row>
            <table:table-row>
              <table:table-cell office:value-type="string">
                <text:p>err876:</text:p>
              </table:table-cell>
              <table:table-cell office:value-type="float" office:value="0.0000000000197868">
                <text:p>0.0000000000197868</text:p>
              </table:table-cell>
            </table:table-row>
            <table:table-row>
              <table:table-cell office:value-type="string">
                <text:p>err877:</text:p>
              </table:table-cell>
              <table:table-cell office:value-type="float" office:value="0.0000000000193481">
                <text:p>0.0000000000193481</text:p>
              </table:table-cell>
            </table:table-row>
            <table:table-row>
              <table:table-cell office:value-type="string">
                <text:p>err878:</text:p>
              </table:table-cell>
              <table:table-cell office:value-type="float" office:value="0.0000000000189173">
                <text:p>0.0000000000189173</text:p>
              </table:table-cell>
            </table:table-row>
            <table:table-row>
              <table:table-cell office:value-type="string">
                <text:p>err879:</text:p>
              </table:table-cell>
              <table:table-cell office:value-type="float" office:value="0.0000000000184963">
                <text:p>0.0000000000184963</text:p>
              </table:table-cell>
            </table:table-row>
            <table:table-row>
              <table:table-cell office:value-type="string">
                <text:p>err880:</text:p>
              </table:table-cell>
              <table:table-cell office:value-type="float" office:value="0.0000000000180851">
                <text:p>0.0000000000180851</text:p>
              </table:table-cell>
            </table:table-row>
            <table:table-row>
              <table:table-cell office:value-type="string">
                <text:p>err881:</text:p>
              </table:table-cell>
              <table:table-cell office:value-type="float" office:value="0.0000000000176827">
                <text:p>0.0000000000176827</text:p>
              </table:table-cell>
            </table:table-row>
            <table:table-row>
              <table:table-cell office:value-type="string">
                <text:p>err882:</text:p>
              </table:table-cell>
              <table:table-cell office:value-type="float" office:value="0.0000000000172893">
                <text:p>0.0000000000172893</text:p>
              </table:table-cell>
            </table:table-row>
            <table:table-row>
              <table:table-cell office:value-type="string">
                <text:p>err883:</text:p>
              </table:table-cell>
              <table:table-cell office:value-type="float" office:value="0.0000000000169047">
                <text:p>0.0000000000169047</text:p>
              </table:table-cell>
            </table:table-row>
            <table:table-row>
              <table:table-cell office:value-type="string">
                <text:p>err884:</text:p>
              </table:table-cell>
              <table:table-cell office:value-type="float" office:value="0.000000000016529">
                <text:p>0.000000000016529</text:p>
              </table:table-cell>
            </table:table-row>
            <table:table-row>
              <table:table-cell office:value-type="string">
                <text:p>err885:</text:p>
              </table:table-cell>
              <table:table-cell office:value-type="float" office:value="0.0000000000161613">
                <text:p>0.0000000000161613</text:p>
              </table:table-cell>
            </table:table-row>
            <table:table-row>
              <table:table-cell office:value-type="string">
                <text:p>err886:</text:p>
              </table:table-cell>
              <table:table-cell office:value-type="float" office:value="0.0000000000158007">
                <text:p>0.0000000000158007</text:p>
              </table:table-cell>
            </table:table-row>
            <table:table-row>
              <table:table-cell office:value-type="string">
                <text:p>err887:</text:p>
              </table:table-cell>
              <table:table-cell office:value-type="float" office:value="0.0000000000154508">
                <text:p>0.0000000000154508</text:p>
              </table:table-cell>
            </table:table-row>
            <table:table-row>
              <table:table-cell office:value-type="string">
                <text:p>err888:</text:p>
              </table:table-cell>
              <table:table-cell office:value-type="float" office:value="0.0000000000151061">
                <text:p>0.0000000000151061</text:p>
              </table:table-cell>
            </table:table-row>
            <table:table-row>
              <table:table-cell office:value-type="string">
                <text:p>err889:</text:p>
              </table:table-cell>
              <table:table-cell office:value-type="float" office:value="0.0000000000147704">
                <text:p>0.0000000000147704</text:p>
              </table:table-cell>
            </table:table-row>
            <table:table-row>
              <table:table-cell office:value-type="string">
                <text:p>err890:</text:p>
              </table:table-cell>
              <table:table-cell office:value-type="float" office:value="0.0000000000144418">
                <text:p>0.0000000000144418</text:p>
              </table:table-cell>
            </table:table-row>
            <table:table-row>
              <table:table-cell office:value-type="string">
                <text:p>err891:</text:p>
              </table:table-cell>
              <table:table-cell office:value-type="float" office:value="0.0000000000141203">
                <text:p>0.0000000000141203</text:p>
              </table:table-cell>
            </table:table-row>
            <table:table-row>
              <table:table-cell office:value-type="string">
                <text:p>err892:</text:p>
              </table:table-cell>
              <table:table-cell office:value-type="float" office:value="0.0000000000138067">
                <text:p>0.0000000000138067</text:p>
              </table:table-cell>
            </table:table-row>
            <table:table-row>
              <table:table-cell office:value-type="string">
                <text:p>err893:</text:p>
              </table:table-cell>
              <table:table-cell office:value-type="float" office:value="0.0000000000134994">
                <text:p>0.0000000000134994</text:p>
              </table:table-cell>
            </table:table-row>
            <table:table-row>
              <table:table-cell office:value-type="string">
                <text:p>err894:</text:p>
              </table:table-cell>
              <table:table-cell office:value-type="float" office:value="0.0000000000131983">
                <text:p>0.0000000000131983</text:p>
              </table:table-cell>
            </table:table-row>
            <table:table-row>
              <table:table-cell office:value-type="string">
                <text:p>err895:</text:p>
              </table:table-cell>
              <table:table-cell office:value-type="float" office:value="0.0000000000129052">
                <text:p>0.0000000000129052</text:p>
              </table:table-cell>
            </table:table-row>
            <table:table-row>
              <table:table-cell office:value-type="string">
                <text:p>err896:</text:p>
              </table:table-cell>
              <table:table-cell office:value-type="float" office:value="0.0000000000126184">
                <text:p>0.0000000000126184</text:p>
              </table:table-cell>
            </table:table-row>
            <table:table-row>
              <table:table-cell office:value-type="string">
                <text:p>err897:</text:p>
              </table:table-cell>
              <table:table-cell office:value-type="float" office:value="0.0000000000123377">
                <text:p>0.0000000000123377</text:p>
              </table:table-cell>
            </table:table-row>
            <table:table-row>
              <table:table-cell office:value-type="string">
                <text:p>err898:</text:p>
              </table:table-cell>
              <table:table-cell office:value-type="float" office:value="0.0000000000120632">
                <text:p>0.0000000000120632</text:p>
              </table:table-cell>
            </table:table-row>
            <table:table-row>
              <table:table-cell office:value-type="string">
                <text:p>err899:</text:p>
              </table:table-cell>
              <table:table-cell office:value-type="float" office:value="0.000000000011795">
                <text:p>0.000000000011795</text:p>
              </table:table-cell>
            </table:table-row>
            <table:table-row>
              <table:table-cell office:value-type="string">
                <text:p>err900:</text:p>
              </table:table-cell>
              <table:table-cell office:value-type="float" office:value="0.0000000000115321">
                <text:p>0.0000000000115321</text:p>
              </table:table-cell>
            </table:table-row>
            <table:table-row>
              <table:table-cell office:value-type="string">
                <text:p>err901:</text:p>
              </table:table-cell>
              <table:table-cell office:value-type="float" office:value="0.0000000000112763">
                <text:p>0.0000000000112763</text:p>
              </table:table-cell>
            </table:table-row>
            <table:table-row>
              <table:table-cell office:value-type="string">
                <text:p>err902:</text:p>
              </table:table-cell>
              <table:table-cell office:value-type="float" office:value="0.000000000011025">
                <text:p>0.000000000011025</text:p>
              </table:table-cell>
            </table:table-row>
            <table:table-row>
              <table:table-cell office:value-type="string">
                <text:p>err903:</text:p>
              </table:table-cell>
              <table:table-cell office:value-type="float" office:value="0.0000000000107798">
                <text:p>0.0000000000107798</text:p>
              </table:table-cell>
            </table:table-row>
            <table:table-row>
              <table:table-cell office:value-type="string">
                <text:p>err904:</text:p>
              </table:table-cell>
              <table:table-cell office:value-type="float" office:value="0.00000000001054">
                <text:p>0.00000000001054</text:p>
              </table:table-cell>
            </table:table-row>
            <table:table-row>
              <table:table-cell office:value-type="string">
                <text:p>err905:</text:p>
              </table:table-cell>
              <table:table-cell office:value-type="float" office:value="0.0000000000103055">
                <text:p>0.0000000000103055</text:p>
              </table:table-cell>
            </table:table-row>
            <table:table-row>
              <table:table-cell office:value-type="string">
                <text:p>err906:</text:p>
              </table:table-cell>
              <table:table-cell office:value-type="float" office:value="0.0000000000100764">
                <text:p>0.0000000000100764</text:p>
              </table:table-cell>
            </table:table-row>
            <table:table-row>
              <table:table-cell office:value-type="string">
                <text:p>err907:</text:p>
              </table:table-cell>
              <table:table-cell office:value-type="float" office:value="0.00000000000985168">
                <text:p>0.00000000000985168</text:p>
              </table:table-cell>
            </table:table-row>
            <table:table-row>
              <table:table-cell office:value-type="string">
                <text:p>err908:</text:p>
              </table:table-cell>
              <table:table-cell office:value-type="float" office:value="0.00000000000963318">
                <text:p>0.00000000000963318</text:p>
              </table:table-cell>
            </table:table-row>
            <table:table-row>
              <table:table-cell office:value-type="string">
                <text:p>err909:</text:p>
              </table:table-cell>
              <table:table-cell office:value-type="float" office:value="0.00000000000941913">
                <text:p>0.00000000000941913</text:p>
              </table:table-cell>
            </table:table-row>
            <table:table-row>
              <table:table-cell office:value-type="string">
                <text:p>err910:</text:p>
              </table:table-cell>
              <table:table-cell office:value-type="float" office:value="0.00000000000920863">
                <text:p>0.00000000000920863</text:p>
              </table:table-cell>
            </table:table-row>
            <table:table-row>
              <table:table-cell office:value-type="string">
                <text:p>err911:</text:p>
              </table:table-cell>
              <table:table-cell office:value-type="float" office:value="0.00000000000900435">
                <text:p>0.00000000000900435</text:p>
              </table:table-cell>
            </table:table-row>
            <table:table-row>
              <table:table-cell office:value-type="string">
                <text:p>err912:</text:p>
              </table:table-cell>
              <table:table-cell office:value-type="float" office:value="0.00000000000880451">
                <text:p>0.00000000000880451</text:p>
              </table:table-cell>
            </table:table-row>
            <table:table-row>
              <table:table-cell office:value-type="string">
                <text:p>err913:</text:p>
              </table:table-cell>
              <table:table-cell office:value-type="float" office:value="0.00000000000860823">
                <text:p>0.00000000000860823</text:p>
              </table:table-cell>
            </table:table-row>
            <table:table-row>
              <table:table-cell office:value-type="string">
                <text:p>err914:</text:p>
              </table:table-cell>
              <table:table-cell office:value-type="float" office:value="0.00000000000841638">
                <text:p>0.00000000000841638</text:p>
              </table:table-cell>
            </table:table-row>
            <table:table-row>
              <table:table-cell office:value-type="string">
                <text:p>err915:</text:p>
              </table:table-cell>
              <table:table-cell office:value-type="float" office:value="0.00000000000822986">
                <text:p>0.00000000000822986</text:p>
              </table:table-cell>
            </table:table-row>
            <table:table-row>
              <table:table-cell office:value-type="string">
                <text:p>err916:</text:p>
              </table:table-cell>
              <table:table-cell office:value-type="float" office:value="0.00000000000804601">
                <text:p>0.00000000000804601</text:p>
              </table:table-cell>
            </table:table-row>
            <table:table-row>
              <table:table-cell office:value-type="string">
                <text:p>err917:</text:p>
              </table:table-cell>
              <table:table-cell office:value-type="float" office:value="0.00000000000786748">
                <text:p>0.00000000000786748</text:p>
              </table:table-cell>
            </table:table-row>
            <table:table-row>
              <table:table-cell office:value-type="string">
                <text:p>err918:</text:p>
              </table:table-cell>
              <table:table-cell office:value-type="float" office:value="0.00000000000769251">
                <text:p>0.00000000000769251</text:p>
              </table:table-cell>
            </table:table-row>
            <table:table-row>
              <table:table-cell office:value-type="string">
                <text:p>err919:</text:p>
              </table:table-cell>
              <table:table-cell office:value-type="float" office:value="0.00000000000752109">
                <text:p>0.00000000000752109</text:p>
              </table:table-cell>
            </table:table-row>
            <table:table-row>
              <table:table-cell office:value-type="string">
                <text:p>err920:</text:p>
              </table:table-cell>
              <table:table-cell office:value-type="float" office:value="0.00000000000735412">
                <text:p>0.00000000000735412</text:p>
              </table:table-cell>
            </table:table-row>
            <table:table-row>
              <table:table-cell office:value-type="string">
                <text:p>err921:</text:p>
              </table:table-cell>
              <table:table-cell office:value-type="float" office:value="0.00000000000719069">
                <text:p>0.00000000000719069</text:p>
              </table:table-cell>
            </table:table-row>
            <table:table-row>
              <table:table-cell office:value-type="string">
                <text:p>err922:</text:p>
              </table:table-cell>
              <table:table-cell office:value-type="float" office:value="0.00000000000702993">
                <text:p>0.00000000000702993</text:p>
              </table:table-cell>
            </table:table-row>
            <table:table-row>
              <table:table-cell office:value-type="string">
                <text:p>err923:</text:p>
              </table:table-cell>
              <table:table-cell office:value-type="float" office:value="0.0000000000068745">
                <text:p>0.0000000000068745</text:p>
              </table:table-cell>
            </table:table-row>
            <table:table-row>
              <table:table-cell office:value-type="string">
                <text:p>err924:</text:p>
              </table:table-cell>
              <table:table-cell office:value-type="float" office:value="0.00000000000672085">
                <text:p>0.00000000000672085</text:p>
              </table:table-cell>
            </table:table-row>
            <table:table-row>
              <table:table-cell office:value-type="string">
                <text:p>err925:</text:p>
              </table:table-cell>
              <table:table-cell office:value-type="float" office:value="0.00000000000657163">
                <text:p>0.00000000000657163</text:p>
              </table:table-cell>
            </table:table-row>
            <table:table-row>
              <table:table-cell office:value-type="string">
                <text:p>err926:</text:p>
              </table:table-cell>
              <table:table-cell office:value-type="float" office:value="0.00000000000642508">
                <text:p>0.00000000000642508</text:p>
              </table:table-cell>
            </table:table-row>
            <table:table-row>
              <table:table-cell office:value-type="string">
                <text:p>err927:</text:p>
              </table:table-cell>
              <table:table-cell office:value-type="float" office:value="0.00000000000628297">
                <text:p>0.00000000000628297</text:p>
              </table:table-cell>
            </table:table-row>
            <table:table-row>
              <table:table-cell office:value-type="string">
                <text:p>err928:</text:p>
              </table:table-cell>
              <table:table-cell office:value-type="float" office:value="0.00000000000614264">
                <text:p>0.00000000000614264</text:p>
              </table:table-cell>
            </table:table-row>
            <table:table-row>
              <table:table-cell office:value-type="string">
                <text:p>err929:</text:p>
              </table:table-cell>
              <table:table-cell office:value-type="float" office:value="0.00000000000600586">
                <text:p>0.00000000000600586</text:p>
              </table:table-cell>
            </table:table-row>
            <table:table-row>
              <table:table-cell office:value-type="string">
                <text:p>err930:</text:p>
              </table:table-cell>
              <table:table-cell office:value-type="float" office:value="0.00000000000587264">
                <text:p>0.00000000000587264</text:p>
              </table:table-cell>
            </table:table-row>
            <table:table-row>
              <table:table-cell office:value-type="string">
                <text:p>err931:</text:p>
              </table:table-cell>
              <table:table-cell office:value-type="float" office:value="0.00000000000574207">
                <text:p>0.00000000000574207</text:p>
              </table:table-cell>
            </table:table-row>
            <table:table-row>
              <table:table-cell office:value-type="string">
                <text:p>err932:</text:p>
              </table:table-cell>
              <table:table-cell office:value-type="float" office:value="0.00000000000561418">
                <text:p>0.00000000000561418</text:p>
              </table:table-cell>
            </table:table-row>
            <table:table-row>
              <table:table-cell office:value-type="string">
                <text:p>err933:</text:p>
              </table:table-cell>
              <table:table-cell office:value-type="float" office:value="0.00000000000548894">
                <text:p>0.00000000000548894</text:p>
              </table:table-cell>
            </table:table-row>
            <table:table-row>
              <table:table-cell office:value-type="string">
                <text:p>err934:</text:p>
              </table:table-cell>
              <table:table-cell office:value-type="float" office:value="0.00000000000536815">
                <text:p>0.00000000000536815</text:p>
              </table:table-cell>
            </table:table-row>
            <table:table-row>
              <table:table-cell office:value-type="string">
                <text:p>err935:</text:p>
              </table:table-cell>
              <table:table-cell office:value-type="float" office:value="0.00000000000524736">
                <text:p>0.00000000000524736</text:p>
              </table:table-cell>
            </table:table-row>
            <table:table-row>
              <table:table-cell office:value-type="string">
                <text:p>err936:</text:p>
              </table:table-cell>
              <table:table-cell office:value-type="float" office:value="0.00000000000513101">
                <text:p>0.00000000000513101</text:p>
              </table:table-cell>
            </table:table-row>
            <table:table-row>
              <table:table-cell office:value-type="string">
                <text:p>err937:</text:p>
              </table:table-cell>
              <table:table-cell office:value-type="float" office:value="0.00000000000501732">
                <text:p>0.00000000000501732</text:p>
              </table:table-cell>
            </table:table-row>
            <table:table-row>
              <table:table-cell office:value-type="string">
                <text:p>err938:</text:p>
              </table:table-cell>
              <table:table-cell office:value-type="float" office:value="0.00000000000490452">
                <text:p>0.00000000000490452</text:p>
              </table:table-cell>
            </table:table-row>
            <table:table-row>
              <table:table-cell office:value-type="string">
                <text:p>err939:</text:p>
              </table:table-cell>
              <table:table-cell office:value-type="float" office:value="0.00000000000479616">
                <text:p>0.00000000000479616</text:p>
              </table:table-cell>
            </table:table-row>
            <table:table-row>
              <table:table-cell office:value-type="string">
                <text:p>err940:</text:p>
              </table:table-cell>
              <table:table-cell office:value-type="float" office:value="0.00000000000468958">
                <text:p>0.00000000000468958</text:p>
              </table:table-cell>
            </table:table-row>
            <table:table-row>
              <table:table-cell office:value-type="string">
                <text:p>err941:</text:p>
              </table:table-cell>
              <table:table-cell office:value-type="float" office:value="0.00000000000458567">
                <text:p>0.00000000000458567</text:p>
              </table:table-cell>
            </table:table-row>
            <table:table-row>
              <table:table-cell office:value-type="string">
                <text:p>err942:</text:p>
              </table:table-cell>
              <table:table-cell office:value-type="float" office:value="0.00000000000448264">
                <text:p>0.00000000000448264</text:p>
              </table:table-cell>
            </table:table-row>
            <table:table-row>
              <table:table-cell office:value-type="string">
                <text:p>err943:</text:p>
              </table:table-cell>
              <table:table-cell office:value-type="float" office:value="0.00000000000438405">
                <text:p>0.00000000000438405</text:p>
              </table:table-cell>
            </table:table-row>
            <table:table-row>
              <table:table-cell office:value-type="string">
                <text:p>err944:</text:p>
              </table:table-cell>
              <table:table-cell office:value-type="float" office:value="0.00000000000428546">
                <text:p>0.00000000000428546</text:p>
              </table:table-cell>
            </table:table-row>
            <table:table-row>
              <table:table-cell office:value-type="string">
                <text:p>err945:</text:p>
              </table:table-cell>
              <table:table-cell office:value-type="float" office:value="0.00000000000419043">
                <text:p>0.00000000000419043</text:p>
              </table:table-cell>
            </table:table-row>
            <table:table-row>
              <table:table-cell office:value-type="string">
                <text:p>err946:</text:p>
              </table:table-cell>
              <table:table-cell office:value-type="float" office:value="0.00000000000409717">
                <text:p>0.00000000000409717</text:p>
              </table:table-cell>
            </table:table-row>
            <table:table-row>
              <table:table-cell office:value-type="string">
                <text:p>err947:</text:p>
              </table:table-cell>
              <table:table-cell office:value-type="float" office:value="0.00000000000400657">
                <text:p>0.00000000000400657</text:p>
              </table:table-cell>
            </table:table-row>
            <table:table-row>
              <table:table-cell office:value-type="string">
                <text:p>err948:</text:p>
              </table:table-cell>
              <table:table-cell office:value-type="float" office:value="0.00000000000391776">
                <text:p>0.00000000000391776</text:p>
              </table:table-cell>
            </table:table-row>
            <table:table-row>
              <table:table-cell office:value-type="string">
                <text:p>err949:</text:p>
              </table:table-cell>
              <table:table-cell office:value-type="float" office:value="0.00000000000382983">
                <text:p>0.00000000000382983</text:p>
              </table:table-cell>
            </table:table-row>
            <table:table-row>
              <table:table-cell office:value-type="string">
                <text:p>err950:</text:p>
              </table:table-cell>
              <table:table-cell office:value-type="float" office:value="0.00000000000374456">
                <text:p>0.00000000000374456</text:p>
              </table:table-cell>
            </table:table-row>
            <table:table-row>
              <table:table-cell office:value-type="string">
                <text:p>err951:</text:p>
              </table:table-cell>
              <table:table-cell office:value-type="float" office:value="0.00000000000366107">
                <text:p>0.00000000000366107</text:p>
              </table:table-cell>
            </table:table-row>
            <table:table-row>
              <table:table-cell office:value-type="string">
                <text:p>err952:</text:p>
              </table:table-cell>
              <table:table-cell office:value-type="float" office:value="0.00000000000358025">
                <text:p>0.00000000000358025</text:p>
              </table:table-cell>
            </table:table-row>
            <table:table-row>
              <table:table-cell office:value-type="string">
                <text:p>err953:</text:p>
              </table:table-cell>
              <table:table-cell office:value-type="float" office:value="0.00000000000350031">
                <text:p>0.00000000000350031</text:p>
              </table:table-cell>
            </table:table-row>
            <table:table-row>
              <table:table-cell office:value-type="string">
                <text:p>err954:</text:p>
              </table:table-cell>
              <table:table-cell office:value-type="float" office:value="0.00000000000342304">
                <text:p>0.00000000000342304</text:p>
              </table:table-cell>
            </table:table-row>
            <table:table-row>
              <table:table-cell office:value-type="string">
                <text:p>err955:</text:p>
              </table:table-cell>
              <table:table-cell office:value-type="float" office:value="0.00000000000334577">
                <text:p>0.00000000000334577</text:p>
              </table:table-cell>
            </table:table-row>
            <table:table-row>
              <table:table-cell office:value-type="string">
                <text:p>err956:</text:p>
              </table:table-cell>
              <table:table-cell office:value-type="float" office:value="0.00000000000327205">
                <text:p>0.00000000000327205</text:p>
              </table:table-cell>
            </table:table-row>
            <table:table-row>
              <table:table-cell office:value-type="string">
                <text:p>err957:</text:p>
              </table:table-cell>
              <table:table-cell office:value-type="float" office:value="0.00000000000319922">
                <text:p>0.00000000000319922</text:p>
              </table:table-cell>
            </table:table-row>
            <table:table-row>
              <table:table-cell office:value-type="string">
                <text:p>err958:</text:p>
              </table:table-cell>
              <table:table-cell office:value-type="float" office:value="0.00000000000312816">
                <text:p>0.00000000000312816</text:p>
              </table:table-cell>
            </table:table-row>
            <table:table-row>
              <table:table-cell office:value-type="string">
                <text:p>err959:</text:p>
              </table:table-cell>
              <table:table-cell office:value-type="float" office:value="0.000000000003058">
                <text:p>0.000000000003058</text:p>
              </table:table-cell>
            </table:table-row>
            <table:table-row>
              <table:table-cell office:value-type="string">
                <text:p>err960:</text:p>
              </table:table-cell>
              <table:table-cell office:value-type="float" office:value="0.0000000000029905">
                <text:p>0.0000000000029905</text:p>
              </table:table-cell>
            </table:table-row>
            <table:table-row>
              <table:table-cell office:value-type="string">
                <text:p>err961:</text:p>
              </table:table-cell>
              <table:table-cell office:value-type="float" office:value="0.00000000000292388">
                <text:p>0.00000000000292388</text:p>
              </table:table-cell>
            </table:table-row>
            <table:table-row>
              <table:table-cell office:value-type="string">
                <text:p>err962:</text:p>
              </table:table-cell>
              <table:table-cell office:value-type="float" office:value="0.00000000000285905">
                <text:p>0.00000000000285905</text:p>
              </table:table-cell>
            </table:table-row>
            <table:table-row>
              <table:table-cell office:value-type="string">
                <text:p>err963:</text:p>
              </table:table-cell>
              <table:table-cell office:value-type="float" office:value="0.0000000000027951">
                <text:p>0.0000000000027951</text:p>
              </table:table-cell>
            </table:table-row>
            <table:table-row>
              <table:table-cell office:value-type="string">
                <text:p>err964:</text:p>
              </table:table-cell>
              <table:table-cell office:value-type="float" office:value="0.00000000000273292">
                <text:p>0.00000000000273292</text:p>
              </table:table-cell>
            </table:table-row>
            <table:table-row>
              <table:table-cell office:value-type="string">
                <text:p>err965:</text:p>
              </table:table-cell>
              <table:table-cell office:value-type="float" office:value="0.00000000000267253">
                <text:p>0.00000000000267253</text:p>
              </table:table-cell>
            </table:table-row>
            <table:table-row>
              <table:table-cell office:value-type="string">
                <text:p>err966:</text:p>
              </table:table-cell>
              <table:table-cell office:value-type="float" office:value="0.00000000000261302">
                <text:p>0.00000000000261302</text:p>
              </table:table-cell>
            </table:table-row>
            <table:table-row>
              <table:table-cell office:value-type="string">
                <text:p>err967:</text:p>
              </table:table-cell>
              <table:table-cell office:value-type="float" office:value="0.0000000000025544">
                <text:p>0.0000000000025544</text:p>
              </table:table-cell>
            </table:table-row>
            <table:table-row>
              <table:table-cell office:value-type="string">
                <text:p>err968:</text:p>
              </table:table-cell>
              <table:table-cell office:value-type="float" office:value="0.00000000000249845">
                <text:p>0.00000000000249845</text:p>
              </table:table-cell>
            </table:table-row>
            <table:table-row>
              <table:table-cell office:value-type="string">
                <text:p>err969:</text:p>
              </table:table-cell>
              <table:table-cell office:value-type="float" office:value="0.0000000000024416">
                <text:p>0.0000000000024416</text:p>
              </table:table-cell>
            </table:table-row>
            <table:table-row>
              <table:table-cell office:value-type="string">
                <text:p>err970:</text:p>
              </table:table-cell>
              <table:table-cell office:value-type="float" office:value="0.00000000000238831">
                <text:p>0.00000000000238831</text:p>
              </table:table-cell>
            </table:table-row>
            <table:table-row>
              <table:table-cell office:value-type="string">
                <text:p>err971:</text:p>
              </table:table-cell>
              <table:table-cell office:value-type="float" office:value="0.00000000000233502">
                <text:p>0.00000000000233502</text:p>
              </table:table-cell>
            </table:table-row>
            <table:table-row>
              <table:table-cell office:value-type="string">
                <text:p>err972:</text:p>
              </table:table-cell>
              <table:table-cell office:value-type="float" office:value="0.00000000000228262">
                <text:p>0.00000000000228262</text:p>
              </table:table-cell>
            </table:table-row>
            <table:table-row>
              <table:table-cell office:value-type="string">
                <text:p>err973:</text:p>
              </table:table-cell>
              <table:table-cell office:value-type="float" office:value="0.00000000000223199">
                <text:p>0.00000000000223199</text:p>
              </table:table-cell>
            </table:table-row>
            <table:table-row>
              <table:table-cell office:value-type="string">
                <text:p>err974:</text:p>
              </table:table-cell>
              <table:table-cell office:value-type="float" office:value="0.00000000000218314">
                <text:p>0.00000000000218314</text:p>
              </table:table-cell>
            </table:table-row>
            <table:table-row>
              <table:table-cell office:value-type="string">
                <text:p>err975:</text:p>
              </table:table-cell>
              <table:table-cell office:value-type="float" office:value="0.0000000000021334">
                <text:p>0.0000000000021334</text:p>
              </table:table-cell>
            </table:table-row>
            <table:table-row>
              <table:table-cell office:value-type="string">
                <text:p>err976:</text:p>
              </table:table-cell>
              <table:table-cell office:value-type="float" office:value="0.00000000000208633">
                <text:p>0.00000000000208633</text:p>
              </table:table-cell>
            </table:table-row>
            <table:table-row>
              <table:table-cell office:value-type="string">
                <text:p>err977:</text:p>
              </table:table-cell>
              <table:table-cell office:value-type="float" office:value="0.00000000000204015">
                <text:p>0.00000000000204015</text:p>
              </table:table-cell>
            </table:table-row>
            <table:table-row>
              <table:table-cell office:value-type="string">
                <text:p>err978:</text:p>
              </table:table-cell>
              <table:table-cell office:value-type="float" office:value="0.00000000000199485">
                <text:p>0.00000000000199485</text:p>
              </table:table-cell>
            </table:table-row>
            <table:table-row>
              <table:table-cell office:value-type="string">
                <text:p>err979:</text:p>
              </table:table-cell>
              <table:table-cell office:value-type="float" office:value="0.00000000000195044">
                <text:p>0.00000000000195044</text:p>
              </table:table-cell>
            </table:table-row>
            <table:table-row>
              <table:table-cell office:value-type="string">
                <text:p>err980:</text:p>
              </table:table-cell>
              <table:table-cell office:value-type="float" office:value="0.00000000000190692">
                <text:p>0.00000000000190692</text:p>
              </table:table-cell>
            </table:table-row>
            <table:table-row>
              <table:table-cell office:value-type="string">
                <text:p>err981:</text:p>
              </table:table-cell>
              <table:table-cell office:value-type="float" office:value="0.00000000000186429">
                <text:p>0.00000000000186429</text:p>
              </table:table-cell>
            </table:table-row>
            <table:table-row>
              <table:table-cell office:value-type="string">
                <text:p>err982:</text:p>
              </table:table-cell>
              <table:table-cell office:value-type="float" office:value="0.00000000000182254">
                <text:p>0.00000000000182254</text:p>
              </table:table-cell>
            </table:table-row>
            <table:table-row>
              <table:table-cell office:value-type="string">
                <text:p>err983:</text:p>
              </table:table-cell>
              <table:table-cell office:value-type="float" office:value="0.00000000000178257">
                <text:p>0.00000000000178257</text:p>
              </table:table-cell>
            </table:table-row>
            <table:table-row>
              <table:table-cell office:value-type="string">
                <text:p>err984:</text:p>
              </table:table-cell>
              <table:table-cell office:value-type="float" office:value="0.00000000000174349">
                <text:p>0.00000000000174349</text:p>
              </table:table-cell>
            </table:table-row>
            <table:table-row>
              <table:table-cell office:value-type="string">
                <text:p>err985:</text:p>
              </table:table-cell>
              <table:table-cell office:value-type="float" office:value="0.00000000000170353">
                <text:p>0.00000000000170353</text:p>
              </table:table-cell>
            </table:table-row>
            <table:table-row>
              <table:table-cell office:value-type="string">
                <text:p>err986:</text:p>
              </table:table-cell>
              <table:table-cell office:value-type="float" office:value="0.00000000000166622">
                <text:p>0.00000000000166622</text:p>
              </table:table-cell>
            </table:table-row>
            <table:table-row>
              <table:table-cell office:value-type="string">
                <text:p>err987:</text:p>
              </table:table-cell>
              <table:table-cell office:value-type="float" office:value="0.00000000000162892">
                <text:p>0.00000000000162892</text:p>
              </table:table-cell>
            </table:table-row>
            <table:table-row>
              <table:table-cell office:value-type="string">
                <text:p>err988:</text:p>
              </table:table-cell>
              <table:table-cell office:value-type="float" office:value="0.00000000000159339">
                <text:p>0.00000000000159339</text:p>
              </table:table-cell>
            </table:table-row>
            <table:table-row>
              <table:table-cell office:value-type="string">
                <text:p>err989:</text:p>
              </table:table-cell>
              <table:table-cell office:value-type="float" office:value="0.00000000000155698">
                <text:p>0.00000000000155698</text:p>
              </table:table-cell>
            </table:table-row>
            <table:table-row>
              <table:table-cell office:value-type="string">
                <text:p>err990:</text:p>
              </table:table-cell>
              <table:table-cell office:value-type="float" office:value="0.00000000000152323">
                <text:p>0.00000000000152323</text:p>
              </table:table-cell>
            </table:table-row>
            <table:table-row>
              <table:table-cell office:value-type="string">
                <text:p>err991:</text:p>
              </table:table-cell>
              <table:table-cell office:value-type="float" office:value="0.00000000000148859">
                <text:p>0.00000000000148859</text:p>
              </table:table-cell>
            </table:table-row>
            <table:table-row>
              <table:table-cell office:value-type="string">
                <text:p>err992:</text:p>
              </table:table-cell>
              <table:table-cell office:value-type="float" office:value="0.00000000000145572">
                <text:p>0.00000000000145572</text:p>
              </table:table-cell>
            </table:table-row>
            <table:table-row>
              <table:table-cell office:value-type="string">
                <text:p>err993:</text:p>
              </table:table-cell>
              <table:table-cell office:value-type="float" office:value="0.00000000000142375">
                <text:p>0.00000000000142375</text:p>
              </table:table-cell>
            </table:table-row>
            <table:table-row>
              <table:table-cell office:value-type="string">
                <text:p>err994:</text:p>
              </table:table-cell>
              <table:table-cell office:value-type="float" office:value="0.00000000000139089">
                <text:p>0.00000000000139089</text:p>
              </table:table-cell>
            </table:table-row>
            <table:table-row>
              <table:table-cell office:value-type="string">
                <text:p>err995:</text:p>
              </table:table-cell>
              <table:table-cell office:value-type="float" office:value="0.00000000000136069">
                <text:p>0.00000000000136069</text:p>
              </table:table-cell>
            </table:table-row>
            <table:table-row>
              <table:table-cell office:value-type="string">
                <text:p>err996:</text:p>
              </table:table-cell>
              <table:table-cell office:value-type="float" office:value="0.00000000000133049">
                <text:p>0.00000000000133049</text:p>
              </table:table-cell>
            </table:table-row>
            <table:table-row>
              <table:table-cell office:value-type="string">
                <text:p>err997:</text:p>
              </table:table-cell>
              <table:table-cell office:value-type="float" office:value="0.00000000000130118">
                <text:p>0.00000000000130118</text:p>
              </table:table-cell>
            </table:table-row>
            <table:table-row>
              <table:table-cell office:value-type="string">
                <text:p>err998:</text:p>
              </table:table-cell>
              <table:table-cell office:value-type="float" office:value="0.00000000000127187">
                <text:p>0.00000000000127187</text:p>
              </table:table-cell>
            </table:table-row>
            <table:table-row>
              <table:table-cell office:value-type="string">
                <text:p>err999:</text:p>
              </table:table-cell>
              <table:table-cell office:value-type="float" office:value="0.00000000000124434">
                <text:p>0.00000000000124434</text:p>
              </table:table-cell>
            </table:table-row>
            <table:table-row>
              <table:table-cell office:value-type="string">
                <text:p>err1000:</text:p>
              </table:table-cell>
              <table:table-cell office:value-type="float" office:value="0.00000000000121592">
                <text:p>0.00000000000121592</text:p>
              </table:table-cell>
            </table:table-row>
            <table:table-row>
              <table:table-cell office:value-type="string">
                <text:p>err1001:</text:p>
              </table:table-cell>
              <table:table-cell office:value-type="float" office:value="0.00000000000118838">
                <text:p>0.00000000000118838</text:p>
              </table:table-cell>
            </table:table-row>
            <table:table-row>
              <table:table-cell office:value-type="string">
                <text:p>err1002:</text:p>
              </table:table-cell>
              <table:table-cell office:value-type="float" office:value="0.00000000000116263">
                <text:p>0.00000000000116263</text:p>
              </table:table-cell>
            </table:table-row>
            <table:table-row>
              <table:table-cell office:value-type="string">
                <text:p>err1003:</text:p>
              </table:table-cell>
              <table:table-cell office:value-type="float" office:value="0.00000000000113687">
                <text:p>0.00000000000113687</text:p>
              </table:table-cell>
            </table:table-row>
            <table:table-row>
              <table:table-cell office:value-type="string">
                <text:p>err1004:</text:p>
              </table:table-cell>
              <table:table-cell office:value-type="float" office:value="0.00000000000111111">
                <text:p>0.00000000000111111</text:p>
              </table:table-cell>
            </table:table-row>
            <table:table-row>
              <table:table-cell office:value-type="string">
                <text:p>err1005:</text:p>
              </table:table-cell>
              <table:table-cell office:value-type="float" office:value="0.00000000000108624">
                <text:p>0.00000000000108624</text:p>
              </table:table-cell>
            </table:table-row>
            <table:table-row>
              <table:table-cell office:value-type="string">
                <text:p>err1006:</text:p>
              </table:table-cell>
              <table:table-cell office:value-type="float" office:value="0.00000000000106315">
                <text:p>0.00000000000106315</text:p>
              </table:table-cell>
            </table:table-row>
            <table:table-row>
              <table:table-cell office:value-type="string">
                <text:p>err1007:</text:p>
              </table:table-cell>
              <table:table-cell office:value-type="float" office:value="0.00000000000103828">
                <text:p>0.00000000000103828</text:p>
              </table:table-cell>
            </table:table-row>
            <table:table-row>
              <table:table-cell office:value-type="string">
                <text:p>err1008:</text:p>
              </table:table-cell>
              <table:table-cell office:value-type="float" office:value="0.00000000000101608">
                <text:p>0.00000000000101608</text:p>
              </table:table-cell>
            </table:table-row>
            <table:table-row>
              <table:table-cell office:value-type="string">
                <text:p>err1009:</text:p>
              </table:table-cell>
              <table:table-cell office:value-type="float" office:value="0.000000000000992983">
                <text:p>0.000000000000992983</text:p>
              </table:table-cell>
            </table:table-row>
            <table:table-row>
              <table:table-cell office:value-type="string">
                <text:p>err1010:</text:p>
              </table:table-cell>
              <table:table-cell office:value-type="float" office:value="0.000000000000971667">
                <text:p>0.000000000000971667</text:p>
              </table:table-cell>
            </table:table-row>
            <table:table-row>
              <table:table-cell office:value-type="string">
                <text:p>err1011:</text:p>
              </table:table-cell>
              <table:table-cell office:value-type="float" office:value="0.000000000000948575">
                <text:p>0.000000000000948575</text:p>
              </table:table-cell>
            </table:table-row>
            <table:table-row>
              <table:table-cell office:value-type="string">
                <text:p>err1012:</text:p>
              </table:table-cell>
              <table:table-cell office:value-type="float" office:value="0.000000000000929035">
                <text:p>0.000000000000929035</text:p>
              </table:table-cell>
            </table:table-row>
            <table:table-row>
              <table:table-cell office:value-type="string">
                <text:p>err1013:</text:p>
              </table:table-cell>
              <table:table-cell office:value-type="float" office:value="0.000000000000907718">
                <text:p>0.000000000000907718</text:p>
              </table:table-cell>
            </table:table-row>
            <table:table-row>
              <table:table-cell office:value-type="string">
                <text:p>err1014:</text:p>
              </table:table-cell>
              <table:table-cell office:value-type="float" office:value="0.00000000000088729">
                <text:p>0.00000000000088729</text:p>
              </table:table-cell>
            </table:table-row>
            <table:table-row>
              <table:table-cell office:value-type="string">
                <text:p>err1015:</text:p>
              </table:table-cell>
              <table:table-cell office:value-type="float" office:value="0.00000000000086775">
                <text:p>0.00000000000086775</text:p>
              </table:table-cell>
            </table:table-row>
            <table:table-row>
              <table:table-cell office:value-type="string">
                <text:p>err1016:</text:p>
              </table:table-cell>
              <table:table-cell office:value-type="float" office:value="0.00000000000084821">
                <text:p>0.00000000000084821</text:p>
              </table:table-cell>
            </table:table-row>
            <table:table-row>
              <table:table-cell office:value-type="string">
                <text:p>err1017:</text:p>
              </table:table-cell>
              <table:table-cell office:value-type="float" office:value="0.000000000000829559">
                <text:p>0.000000000000829559</text:p>
              </table:table-cell>
            </table:table-row>
            <table:table-row>
              <table:table-cell office:value-type="string">
                <text:p>err1018:</text:p>
              </table:table-cell>
              <table:table-cell office:value-type="float" office:value="0.000000000000810907">
                <text:p>0.000000000000810907</text:p>
              </table:table-cell>
            </table:table-row>
            <table:table-row>
              <table:table-cell office:value-type="string">
                <text:p>err1019:</text:p>
              </table:table-cell>
              <table:table-cell office:value-type="float" office:value="0.000000000000793143">
                <text:p>0.000000000000793143</text:p>
              </table:table-cell>
            </table:table-row>
            <table:table-row>
              <table:table-cell office:value-type="string">
                <text:p>err1020:</text:p>
              </table:table-cell>
              <table:table-cell office:value-type="float" office:value="0.00000000000077538">
                <text:p>0.00000000000077538</text:p>
              </table:table-cell>
            </table:table-row>
            <table:table-row>
              <table:table-cell office:value-type="string">
                <text:p>err1021:</text:p>
              </table:table-cell>
              <table:table-cell office:value-type="float" office:value="0.000000000000758504">
                <text:p>0.000000000000758504</text:p>
              </table:table-cell>
            </table:table-row>
            <table:table-row>
              <table:table-cell office:value-type="string">
                <text:p>err1022:</text:p>
              </table:table-cell>
              <table:table-cell office:value-type="float" office:value="0.000000000000740741">
                <text:p>0.000000000000740741</text:p>
              </table:table-cell>
            </table:table-row>
            <table:table-row>
              <table:table-cell office:value-type="string">
                <text:p>err1023:</text:p>
              </table:table-cell>
              <table:table-cell office:value-type="float" office:value="0.000000000000724754">
                <text:p>0.000000000000724754</text:p>
              </table:table-cell>
            </table:table-row>
            <table:table-row>
              <table:table-cell office:value-type="string">
                <text:p>err1024:</text:p>
              </table:table-cell>
              <table:table-cell office:value-type="float" office:value="0.000000000000708766">
                <text:p>0.000000000000708766</text:p>
              </table:table-cell>
            </table:table-row>
            <table:table-row>
              <table:table-cell office:value-type="string">
                <text:p>err1025:</text:p>
              </table:table-cell>
              <table:table-cell office:value-type="float" office:value="0.000000000000692779">
                <text:p>0.000000000000692779</text:p>
              </table:table-cell>
            </table:table-row>
            <table:table-row>
              <table:table-cell office:value-type="string">
                <text:p>err1026:</text:p>
              </table:table-cell>
              <table:table-cell office:value-type="float" office:value="0.00000000000067768">
                <text:p>0.00000000000067768</text:p>
              </table:table-cell>
            </table:table-row>
            <table:table-row>
              <table:table-cell office:value-type="string">
                <text:p>err1027:</text:p>
              </table:table-cell>
              <table:table-cell office:value-type="float" office:value="0.000000000000662581">
                <text:p>0.000000000000662581</text:p>
              </table:table-cell>
            </table:table-row>
            <table:table-row>
              <table:table-cell office:value-type="string">
                <text:p>err1028:</text:p>
              </table:table-cell>
              <table:table-cell office:value-type="float" office:value="0.000000000000647482">
                <text:p>0.000000000000647482</text:p>
              </table:table-cell>
            </table:table-row>
            <table:table-row>
              <table:table-cell office:value-type="string">
                <text:p>err1029:</text:p>
              </table:table-cell>
              <table:table-cell office:value-type="float" office:value="0.000000000000634159">
                <text:p>0.000000000000634159</text:p>
              </table:table-cell>
            </table:table-row>
            <table:table-row>
              <table:table-cell office:value-type="string">
                <text:p>err1030:</text:p>
              </table:table-cell>
              <table:table-cell office:value-type="float" office:value="0.00000000000061906">
                <text:p>0.00000000000061906</text:p>
              </table:table-cell>
            </table:table-row>
            <table:table-row>
              <table:table-cell office:value-type="string">
                <text:p>err1031:</text:p>
              </table:table-cell>
              <table:table-cell office:value-type="float" office:value="0.00000000000060485">
                <text:p>0.00000000000060485</text:p>
              </table:table-cell>
            </table:table-row>
            <table:table-row>
              <table:table-cell office:value-type="string">
                <text:p>err1032:</text:p>
              </table:table-cell>
              <table:table-cell office:value-type="float" office:value="0.000000000000592415">
                <text:p>0.000000000000592415</text:p>
              </table:table-cell>
            </table:table-row>
            <table:table-row>
              <table:table-cell office:value-type="string">
                <text:p>err1033:</text:p>
              </table:table-cell>
              <table:table-cell office:value-type="float" office:value="0.000000000000578204">
                <text:p>0.000000000000578204</text:p>
              </table:table-cell>
            </table:table-row>
            <table:table-row>
              <table:table-cell office:value-type="string">
                <text:p>err1034:</text:p>
              </table:table-cell>
              <table:table-cell office:value-type="float" office:value="0.000000000000566658">
                <text:p>0.000000000000566658</text:p>
              </table:table-cell>
            </table:table-row>
            <table:table-row>
              <table:table-cell office:value-type="string">
                <text:p>err1035:</text:p>
              </table:table-cell>
              <table:table-cell office:value-type="float" office:value="0.000000000000552447">
                <text:p>0.000000000000552447</text:p>
              </table:table-cell>
            </table:table-row>
            <table:table-row>
              <table:table-cell office:value-type="string">
                <text:p>err1036:</text:p>
              </table:table-cell>
              <table:table-cell office:value-type="float" office:value="0.000000000000541789">
                <text:p>0.000000000000541789</text:p>
              </table:table-cell>
            </table:table-row>
            <table:table-row>
              <table:table-cell office:value-type="string">
                <text:p>err1037:</text:p>
              </table:table-cell>
              <table:table-cell office:value-type="float" office:value="0.000000000000528466">
                <text:p>0.000000000000528466</text:p>
              </table:table-cell>
            </table:table-row>
            <table:table-row>
              <table:table-cell office:value-type="string">
                <text:p>err1038:</text:p>
              </table:table-cell>
              <table:table-cell office:value-type="float" office:value="0.000000000000517808">
                <text:p>0.000000000000517808</text:p>
              </table:table-cell>
            </table:table-row>
            <table:table-row>
              <table:table-cell office:value-type="string">
                <text:p>err1039:</text:p>
              </table:table-cell>
              <table:table-cell office:value-type="float" office:value="0.000000000000505374">
                <text:p>0.000000000000505374</text:p>
              </table:table-cell>
            </table:table-row>
            <table:table-row>
              <table:table-cell office:value-type="string">
                <text:p>err1040:</text:p>
              </table:table-cell>
              <table:table-cell office:value-type="float" office:value="0.000000000000494715">
                <text:p>0.000000000000494715</text:p>
              </table:table-cell>
            </table:table-row>
            <table:table-row>
              <table:table-cell office:value-type="string">
                <text:p>err1041:</text:p>
              </table:table-cell>
              <table:table-cell office:value-type="float" office:value="0.000000000000483169">
                <text:p>0.000000000000483169</text:p>
              </table:table-cell>
            </table:table-row>
            <table:table-row>
              <table:table-cell office:value-type="string">
                <text:p>err1042:</text:p>
              </table:table-cell>
              <table:table-cell office:value-type="float" office:value="0.000000000000472511">
                <text:p>0.000000000000472511</text:p>
              </table:table-cell>
            </table:table-row>
            <table:table-row>
              <table:table-cell office:value-type="string">
                <text:p>err1043:</text:p>
              </table:table-cell>
              <table:table-cell office:value-type="float" office:value="0.000000000000462741">
                <text:p>0.000000000000462741</text:p>
              </table:table-cell>
            </table:table-row>
            <table:table-row>
              <table:table-cell office:value-type="string">
                <text:p>err1044:</text:p>
              </table:table-cell>
              <table:table-cell office:value-type="float" office:value="0.000000000000452083">
                <text:p>0.000000000000452083</text:p>
              </table:table-cell>
            </table:table-row>
            <table:table-row>
              <table:table-cell office:value-type="string">
                <text:p>err1045:</text:p>
              </table:table-cell>
              <table:table-cell office:value-type="float" office:value="0.000000000000441425">
                <text:p>0.000000000000441425</text:p>
              </table:table-cell>
            </table:table-row>
            <table:table-row>
              <table:table-cell office:value-type="string">
                <text:p>err1046:</text:p>
              </table:table-cell>
              <table:table-cell office:value-type="float" office:value="0.000000000000432543">
                <text:p>0.000000000000432543</text:p>
              </table:table-cell>
            </table:table-row>
            <table:table-row>
              <table:table-cell office:value-type="string">
                <text:p>err1047:</text:p>
              </table:table-cell>
              <table:table-cell office:value-type="float" office:value="0.000000000000421885">
                <text:p>0.000000000000421885</text:p>
              </table:table-cell>
            </table:table-row>
            <table:table-row>
              <table:table-cell office:value-type="string">
                <text:p>err1048:</text:p>
              </table:table-cell>
              <table:table-cell office:value-type="float" office:value="0.000000000000413003">
                <text:p>0.000000000000413003</text:p>
              </table:table-cell>
            </table:table-row>
            <table:table-row>
              <table:table-cell office:value-type="string">
                <text:p>err1049:</text:p>
              </table:table-cell>
              <table:table-cell office:value-type="float" office:value="0.000000000000404121">
                <text:p>0.000000000000404121</text:p>
              </table:table-cell>
            </table:table-row>
            <table:table-row>
              <table:table-cell office:value-type="string">
                <text:p>err1050:</text:p>
              </table:table-cell>
              <table:table-cell office:value-type="float" office:value="0.000000000000394351">
                <text:p>0.000000000000394351</text:p>
              </table:table-cell>
            </table:table-row>
            <table:table-row>
              <table:table-cell office:value-type="string">
                <text:p>err1051:</text:p>
              </table:table-cell>
              <table:table-cell office:value-type="float" office:value="0.000000000000386358">
                <text:p>0.000000000000386358</text:p>
              </table:table-cell>
            </table:table-row>
            <table:table-row>
              <table:table-cell office:value-type="string">
                <text:p>err1052:</text:p>
              </table:table-cell>
              <table:table-cell office:value-type="float" office:value="0.000000000000377476">
                <text:p>0.000000000000377476</text:p>
              </table:table-cell>
            </table:table-row>
            <table:table-row>
              <table:table-cell office:value-type="string">
                <text:p>err1053:</text:p>
              </table:table-cell>
              <table:table-cell office:value-type="float" office:value="0.000000000000368594">
                <text:p>0.000000000000368594</text:p>
              </table:table-cell>
            </table:table-row>
            <table:table-row>
              <table:table-cell office:value-type="string">
                <text:p>err1054:</text:p>
              </table:table-cell>
              <table:table-cell office:value-type="float" office:value="0.000000000000361489">
                <text:p>0.000000000000361489</text:p>
              </table:table-cell>
            </table:table-row>
            <table:table-row>
              <table:table-cell office:value-type="string">
                <text:p>err1055:</text:p>
              </table:table-cell>
              <table:table-cell office:value-type="float" office:value="0.000000000000352607">
                <text:p>0.000000000000352607</text:p>
              </table:table-cell>
            </table:table-row>
            <table:table-row>
              <table:table-cell office:value-type="string">
                <text:p>err1056:</text:p>
              </table:table-cell>
              <table:table-cell office:value-type="float" office:value="0.000000000000344613">
                <text:p>0.000000000000344613</text:p>
              </table:table-cell>
            </table:table-row>
            <table:table-row>
              <table:table-cell office:value-type="string">
                <text:p>err1057:</text:p>
              </table:table-cell>
              <table:table-cell office:value-type="float" office:value="0.000000000000337508">
                <text:p>0.000000000000337508</text:p>
              </table:table-cell>
            </table:table-row>
            <table:table-row>
              <table:table-cell office:value-type="string">
                <text:p>err1058:</text:p>
              </table:table-cell>
              <table:table-cell office:value-type="float" office:value="0.000000000000330402">
                <text:p>0.000000000000330402</text:p>
              </table:table-cell>
            </table:table-row>
            <table:table-row>
              <table:table-cell office:value-type="string">
                <text:p>err1059:</text:p>
              </table:table-cell>
              <table:table-cell office:value-type="float" office:value="0.000000000000322409">
                <text:p>0.000000000000322409</text:p>
              </table:table-cell>
            </table:table-row>
            <table:table-row>
              <table:table-cell office:value-type="string">
                <text:p>err1060:</text:p>
              </table:table-cell>
              <table:table-cell office:value-type="float" office:value="0.000000000000315303">
                <text:p>0.000000000000315303</text:p>
              </table:table-cell>
            </table:table-row>
            <table:table-row>
              <table:table-cell office:value-type="string">
                <text:p>err1061:</text:p>
              </table:table-cell>
              <table:table-cell office:value-type="float" office:value="0.000000000000308198">
                <text:p>0.000000000000308198</text:p>
              </table:table-cell>
            </table:table-row>
            <table:table-row>
              <table:table-cell office:value-type="string">
                <text:p>err1062:</text:p>
              </table:table-cell>
              <table:table-cell office:value-type="float" office:value="0.000000000000301092">
                <text:p>0.000000000000301092</text:p>
              </table:table-cell>
            </table:table-row>
            <table:table-row>
              <table:table-cell office:value-type="string">
                <text:p>err1063:</text:p>
              </table:table-cell>
              <table:table-cell office:value-type="float" office:value="0.000000000000294875">
                <text:p>0.000000000000294875</text:p>
              </table:table-cell>
            </table:table-row>
            <table:table-row>
              <table:table-cell office:value-type="string">
                <text:p>err1064:</text:p>
              </table:table-cell>
              <table:table-cell office:value-type="float" office:value="0.000000000000288658">
                <text:p>0.000000000000288658</text:p>
              </table:table-cell>
            </table:table-row>
            <table:table-row>
              <table:table-cell office:value-type="string">
                <text:p>err1065:</text:p>
              </table:table-cell>
              <table:table-cell office:value-type="float" office:value="0.000000000000281553">
                <text:p>0.000000000000281553</text:p>
              </table:table-cell>
            </table:table-row>
            <table:table-row>
              <table:table-cell office:value-type="string">
                <text:p>err1066:</text:p>
              </table:table-cell>
              <table:table-cell office:value-type="float" office:value="0.000000000000275335">
                <text:p>0.000000000000275335</text:p>
              </table:table-cell>
            </table:table-row>
            <table:table-row>
              <table:table-cell office:value-type="string">
                <text:p>err1067:</text:p>
              </table:table-cell>
              <table:table-cell office:value-type="float" office:value="0.000000000000269118">
                <text:p>0.000000000000269118</text:p>
              </table:table-cell>
            </table:table-row>
            <table:table-row>
              <table:table-cell office:value-type="string">
                <text:p>err1068:</text:p>
              </table:table-cell>
              <table:table-cell office:value-type="float" office:value="0.000000000000263789">
                <text:p>0.000000000000263789</text:p>
              </table:table-cell>
            </table:table-row>
            <table:table-row>
              <table:table-cell office:value-type="string">
                <text:p>err1069:</text:p>
              </table:table-cell>
              <table:table-cell office:value-type="float" office:value="0.000000000000257572">
                <text:p>0.000000000000257572</text:p>
              </table:table-cell>
            </table:table-row>
            <table:table-row>
              <table:table-cell office:value-type="string">
                <text:p>err1070:</text:p>
              </table:table-cell>
              <table:table-cell office:value-type="float" office:value="0.000000000000251354">
                <text:p>0.000000000000251354</text:p>
              </table:table-cell>
            </table:table-row>
            <table:table-row>
              <table:table-cell office:value-type="string">
                <text:p>err1071:</text:p>
              </table:table-cell>
              <table:table-cell office:value-type="float" office:value="0.000000000000246025">
                <text:p>0.000000000000246025</text:p>
              </table:table-cell>
            </table:table-row>
            <table:table-row>
              <table:table-cell office:value-type="string">
                <text:p>err1072:</text:p>
              </table:table-cell>
              <table:table-cell office:value-type="float" office:value="0.000000000000241585">
                <text:p>0.000000000000241585</text:p>
              </table:table-cell>
            </table:table-row>
            <table:table-row>
              <table:table-cell office:value-type="string">
                <text:p>err1073:</text:p>
              </table:table-cell>
              <table:table-cell office:value-type="float" office:value="0.000000000000234479">
                <text:p>0.000000000000234479</text:p>
              </table:table-cell>
            </table:table-row>
            <table:table-row>
              <table:table-cell office:value-type="string">
                <text:p>err1074:</text:p>
              </table:table-cell>
              <table:table-cell office:value-type="float" office:value="0.000000000000230926">
                <text:p>0.000000000000230926</text:p>
              </table:table-cell>
            </table:table-row>
            <table:table-row>
              <table:table-cell office:value-type="string">
                <text:p>err1075:</text:p>
              </table:table-cell>
              <table:table-cell office:value-type="float" office:value="0.000000000000224709">
                <text:p>0.000000000000224709</text:p>
              </table:table-cell>
            </table:table-row>
            <table:table-row>
              <table:table-cell office:value-type="string">
                <text:p>err1076:</text:p>
              </table:table-cell>
              <table:table-cell office:value-type="float" office:value="0.000000000000220268">
                <text:p>0.000000000000220268</text:p>
              </table:table-cell>
            </table:table-row>
            <table:table-row>
              <table:table-cell office:value-type="string">
                <text:p>err1077:</text:p>
              </table:table-cell>
              <table:table-cell office:value-type="float" office:value="0.000000000000214939">
                <text:p>0.000000000000214939</text:p>
              </table:table-cell>
            </table:table-row>
            <table:table-row>
              <table:table-cell office:value-type="string">
                <text:p>err1078:</text:p>
              </table:table-cell>
              <table:table-cell office:value-type="float" office:value="0.000000000000210498">
                <text:p>0.000000000000210498</text:p>
              </table:table-cell>
            </table:table-row>
            <table:table-row>
              <table:table-cell office:value-type="string">
                <text:p>err1079:</text:p>
              </table:table-cell>
              <table:table-cell office:value-type="float" office:value="0.000000000000205169">
                <text:p>0.000000000000205169</text:p>
              </table:table-cell>
            </table:table-row>
            <table:table-row>
              <table:table-cell office:value-type="string">
                <text:p>err1080:</text:p>
              </table:table-cell>
              <table:table-cell office:value-type="float" office:value="0.000000000000201617">
                <text:p>0.000000000000201617</text:p>
              </table:table-cell>
            </table:table-row>
            <table:table-row>
              <table:table-cell office:value-type="string">
                <text:p>err1081:</text:p>
              </table:table-cell>
              <table:table-cell office:value-type="float" office:value="0.000000000000196287">
                <text:p>0.000000000000196287</text:p>
              </table:table-cell>
            </table:table-row>
            <table:table-row>
              <table:table-cell office:value-type="string">
                <text:p>err1082:</text:p>
              </table:table-cell>
              <table:table-cell office:value-type="float" office:value="0.000000000000191847">
                <text:p>0.000000000000191847</text:p>
              </table:table-cell>
            </table:table-row>
            <table:table-row>
              <table:table-cell office:value-type="string">
                <text:p>err1083:</text:p>
              </table:table-cell>
              <table:table-cell office:value-type="float" office:value="0.000000000000188294">
                <text:p>0.000000000000188294</text:p>
              </table:table-cell>
            </table:table-row>
            <table:table-row>
              <table:table-cell office:value-type="string">
                <text:p>err1084:</text:p>
              </table:table-cell>
              <table:table-cell office:value-type="float" office:value="0.000000000000183853">
                <text:p>0.000000000000183853</text:p>
              </table:table-cell>
            </table:table-row>
            <table:table-row>
              <table:table-cell office:value-type="string">
                <text:p>err1085:</text:p>
              </table:table-cell>
              <table:table-cell office:value-type="float" office:value="0.000000000000179412">
                <text:p>0.000000000000179412</text:p>
              </table:table-cell>
            </table:table-row>
            <table:table-row>
              <table:table-cell office:value-type="string">
                <text:p>err1086:</text:p>
              </table:table-cell>
              <table:table-cell office:value-type="float" office:value="0.000000000000175859">
                <text:p>0.000000000000175859</text:p>
              </table:table-cell>
            </table:table-row>
            <table:table-row>
              <table:table-cell office:value-type="string">
                <text:p>err1087:</text:p>
              </table:table-cell>
              <table:table-cell office:value-type="float" office:value="0.000000000000171418">
                <text:p>0.000000000000171418</text:p>
              </table:table-cell>
            </table:table-row>
            <table:table-row>
              <table:table-cell office:value-type="string">
                <text:p>err1088:</text:p>
              </table:table-cell>
              <table:table-cell office:value-type="float" office:value="0.000000000000167866">
                <text:p>0.000000000000167866</text:p>
              </table:table-cell>
            </table:table-row>
            <table:table-row>
              <table:table-cell office:value-type="string">
                <text:p>err1089:</text:p>
              </table:table-cell>
              <table:table-cell office:value-type="float" office:value="0.000000000000164313">
                <text:p>0.000000000000164313</text:p>
              </table:table-cell>
            </table:table-row>
            <table:table-row>
              <table:table-cell office:value-type="string">
                <text:p>err1090:</text:p>
              </table:table-cell>
              <table:table-cell office:value-type="float" office:value="0.00000000000016076">
                <text:p>0.00000000000016076</text:p>
              </table:table-cell>
            </table:table-row>
            <table:table-row>
              <table:table-cell office:value-type="string">
                <text:p>err1091:</text:p>
              </table:table-cell>
              <table:table-cell office:value-type="float" office:value="0.000000000000157208">
                <text:p>0.000000000000157208</text:p>
              </table:table-cell>
            </table:table-row>
            <table:table-row>
              <table:table-cell office:value-type="string">
                <text:p>err1092:</text:p>
              </table:table-cell>
              <table:table-cell office:value-type="float" office:value="0.000000000000153655">
                <text:p>0.000000000000153655</text:p>
              </table:table-cell>
            </table:table-row>
            <table:table-row>
              <table:table-cell office:value-type="string">
                <text:p>err1093:</text:p>
              </table:table-cell>
              <table:table-cell office:value-type="float" office:value="0.000000000000150102">
                <text:p>0.000000000000150102</text:p>
              </table:table-cell>
            </table:table-row>
            <table:table-row>
              <table:table-cell office:value-type="string">
                <text:p>err1094:</text:p>
              </table:table-cell>
              <table:table-cell office:value-type="float" office:value="0.000000000000146549">
                <text:p>0.000000000000146549</text:p>
              </table:table-cell>
            </table:table-row>
            <table:table-row>
              <table:table-cell office:value-type="string">
                <text:p>err1095:</text:p>
              </table:table-cell>
              <table:table-cell office:value-type="float" office:value="0.000000000000143885">
                <text:p>0.000000000000143885</text:p>
              </table:table-cell>
            </table:table-row>
            <table:table-row>
              <table:table-cell office:value-type="string">
                <text:p>err1096:</text:p>
              </table:table-cell>
              <table:table-cell office:value-type="float" office:value="0.000000000000139444">
                <text:p>0.000000000000139444</text:p>
              </table:table-cell>
            </table:table-row>
            <table:table-row>
              <table:table-cell office:value-type="string">
                <text:p>err1097:</text:p>
              </table:table-cell>
              <table:table-cell office:value-type="float" office:value="0.000000000000137668">
                <text:p>0.000000000000137668</text:p>
              </table:table-cell>
            </table:table-row>
            <table:table-row>
              <table:table-cell office:value-type="string">
                <text:p>err1098:</text:p>
              </table:table-cell>
              <table:table-cell office:value-type="float" office:value="0.000000000000134115">
                <text:p>0.000000000000134115</text:p>
              </table:table-cell>
            </table:table-row>
            <table:table-row>
              <table:table-cell office:value-type="string">
                <text:p>err1099:</text:p>
              </table:table-cell>
              <table:table-cell office:value-type="float" office:value="0.000000000000130562">
                <text:p>0.000000000000130562</text:p>
              </table:table-cell>
            </table:table-row>
            <table:table-row>
              <table:table-cell office:value-type="string">
                <text:p>err1100:</text:p>
              </table:table-cell>
              <table:table-cell office:value-type="float" office:value="0.000000000000128786">
                <text:p>0.000000000000128786</text:p>
              </table:table-cell>
            </table:table-row>
            <table:table-row>
              <table:table-cell office:value-type="string">
                <text:p>err1101:</text:p>
              </table:table-cell>
              <table:table-cell office:value-type="float" office:value="0.000000000000125233">
                <text:p>0.000000000000125233</text:p>
              </table:table-cell>
            </table:table-row>
            <table:table-row>
              <table:table-cell office:value-type="string">
                <text:p>err1102:</text:p>
              </table:table-cell>
              <table:table-cell office:value-type="float" office:value="0.000000000000122569">
                <text:p>0.000000000000122569</text:p>
              </table:table-cell>
            </table:table-row>
            <table:table-row>
              <table:table-cell office:value-type="string">
                <text:p>err1103:</text:p>
              </table:table-cell>
              <table:table-cell office:value-type="float" office:value="0.000000000000119904">
                <text:p>0.000000000000119904</text:p>
              </table:table-cell>
            </table:table-row>
            <table:table-row>
              <table:table-cell office:value-type="string">
                <text:p>err1104:</text:p>
              </table:table-cell>
              <table:table-cell office:value-type="float" office:value="0.00000000000011724">
                <text:p>0.00000000000011724</text:p>
              </table:table-cell>
            </table:table-row>
            <table:table-row>
              <table:table-cell office:value-type="string">
                <text:p>err1105:</text:p>
              </table:table-cell>
              <table:table-cell office:value-type="float" office:value="0.000000000000114575">
                <text:p>0.000000000000114575</text:p>
              </table:table-cell>
            </table:table-row>
            <table:table-row>
              <table:table-cell office:value-type="string">
                <text:p>err1106:</text:p>
              </table:table-cell>
              <table:table-cell office:value-type="float" office:value="0.00000000000011191">
                <text:p>0.00000000000011191</text:p>
              </table:table-cell>
            </table:table-row>
            <table:table-row>
              <table:table-cell office:value-type="string">
                <text:p>err1107:</text:p>
              </table:table-cell>
              <table:table-cell office:value-type="float" office:value="0.000000000000109246">
                <text:p>0.000000000000109246</text:p>
              </table:table-cell>
            </table:table-row>
            <table:table-row>
              <table:table-cell office:value-type="string">
                <text:p>err1108:</text:p>
              </table:table-cell>
              <table:table-cell office:value-type="float" office:value="0.00000000000010747">
                <text:p>0.00000000000010747</text:p>
              </table:table-cell>
            </table:table-row>
            <table:table-row>
              <table:table-cell office:value-type="string">
                <text:p>err1109:</text:p>
              </table:table-cell>
              <table:table-cell office:value-type="float" office:value="0.000000000000104805">
                <text:p>0.000000000000104805</text:p>
              </table:table-cell>
            </table:table-row>
            <table:table-row>
              <table:table-cell office:value-type="string">
                <text:p>err1110:</text:p>
              </table:table-cell>
              <table:table-cell office:value-type="float" office:value="0.000000000000102141">
                <text:p>0.000000000000102141</text:p>
              </table:table-cell>
            </table:table-row>
            <table:table-row>
              <table:table-cell office:value-type="string">
                <text:p>err1111:</text:p>
              </table:table-cell>
              <table:table-cell office:value-type="float" office:value="0.000000000000100364">
                <text:p>0.000000000000100364</text:p>
              </table:table-cell>
            </table:table-row>
            <table:table-row>
              <table:table-cell office:value-type="string">
                <text:p>err1112:</text:p>
              </table:table-cell>
              <table:table-cell office:value-type="float" office:value="0.0000000000000976996">
                <text:p>0.0000000000000976996</text:p>
              </table:table-cell>
            </table:table-row>
            <table:table-row>
              <table:table-cell office:value-type="string">
                <text:p>err1113:</text:p>
              </table:table-cell>
              <table:table-cell office:value-type="float" office:value="0.0000000000000959233">
                <text:p>0.0000000000000959233</text:p>
              </table:table-cell>
            </table:table-row>
            <table:table-row>
              <table:table-cell office:value-type="string">
                <text:p>err1114:</text:p>
              </table:table-cell>
              <table:table-cell office:value-type="float" office:value="0.0000000000000932587">
                <text:p>0.0000000000000932587</text:p>
              </table:table-cell>
            </table:table-row>
            <table:table-row>
              <table:table-cell office:value-type="string">
                <text:p>err1115:</text:p>
              </table:table-cell>
              <table:table-cell office:value-type="float" office:value="0.0000000000000914824">
                <text:p>0.0000000000000914824</text:p>
              </table:table-cell>
            </table:table-row>
            <table:table-row>
              <table:table-cell office:value-type="string">
                <text:p>err1116:</text:p>
              </table:table-cell>
              <table:table-cell office:value-type="float" office:value="0.000000000000089706">
                <text:p>0.000000000000089706</text:p>
              </table:table-cell>
            </table:table-row>
            <table:table-row>
              <table:table-cell office:value-type="string">
                <text:p>err1117:</text:p>
              </table:table-cell>
              <table:table-cell office:value-type="float" office:value="0.0000000000000870415">
                <text:p>0.0000000000000870415</text:p>
              </table:table-cell>
            </table:table-row>
            <table:table-row>
              <table:table-cell office:value-type="string">
                <text:p>err1118:</text:p>
              </table:table-cell>
              <table:table-cell office:value-type="float" office:value="0.0000000000000861533">
                <text:p>0.0000000000000861533</text:p>
              </table:table-cell>
            </table:table-row>
            <table:table-row>
              <table:table-cell office:value-type="string">
                <text:p>err1119:</text:p>
              </table:table-cell>
              <table:table-cell office:value-type="float" office:value="0.0000000000000834888">
                <text:p>0.0000000000000834888</text:p>
              </table:table-cell>
            </table:table-row>
            <table:table-row>
              <table:table-cell office:value-type="string">
                <text:p>err1120:</text:p>
              </table:table-cell>
              <table:table-cell office:value-type="float" office:value="0.0000000000000817124">
                <text:p>0.0000000000000817124</text:p>
              </table:table-cell>
            </table:table-row>
            <table:table-row>
              <table:table-cell office:value-type="string">
                <text:p>err1121:</text:p>
              </table:table-cell>
              <table:table-cell office:value-type="float" office:value="0.0000000000000799361">
                <text:p>0.0000000000000799361</text:p>
              </table:table-cell>
            </table:table-row>
            <table:table-row>
              <table:table-cell office:value-type="string">
                <text:p>err1122:</text:p>
              </table:table-cell>
              <table:table-cell office:value-type="float" office:value="0.0000000000000781597">
                <text:p>0.0000000000000781597</text:p>
              </table:table-cell>
            </table:table-row>
            <table:table-row>
              <table:table-cell office:value-type="string">
                <text:p>err1123:</text:p>
              </table:table-cell>
              <table:table-cell office:value-type="float" office:value="0.0000000000000763833">
                <text:p>0.0000000000000763833</text:p>
              </table:table-cell>
            </table:table-row>
            <table:table-row>
              <table:table-cell office:value-type="string">
                <text:p>err1124:</text:p>
              </table:table-cell>
              <table:table-cell office:value-type="float" office:value="0.000000000000074607">
                <text:p>0.000000000000074607</text:p>
              </table:table-cell>
            </table:table-row>
            <table:table-row>
              <table:table-cell office:value-type="string">
                <text:p>err1125:</text:p>
              </table:table-cell>
              <table:table-cell office:value-type="float" office:value="0.0000000000000728306">
                <text:p>0.0000000000000728306</text:p>
              </table:table-cell>
            </table:table-row>
            <table:table-row>
              <table:table-cell office:value-type="string">
                <text:p>err1126:</text:p>
              </table:table-cell>
              <table:table-cell office:value-type="float" office:value="0.0000000000000719425">
                <text:p>0.0000000000000719425</text:p>
              </table:table-cell>
            </table:table-row>
            <table:table-row>
              <table:table-cell office:value-type="string">
                <text:p>err1127:</text:p>
              </table:table-cell>
              <table:table-cell office:value-type="float" office:value="0.0000000000000692779">
                <text:p>0.0000000000000692779</text:p>
              </table:table-cell>
            </table:table-row>
            <table:table-row>
              <table:table-cell office:value-type="string">
                <text:p>err1128:</text:p>
              </table:table-cell>
              <table:table-cell office:value-type="float" office:value="0.0000000000000683897">
                <text:p>0.0000000000000683897</text:p>
              </table:table-cell>
            </table:table-row>
            <table:table-row>
              <table:table-cell office:value-type="string">
                <text:p>err1129:</text:p>
              </table:table-cell>
              <table:table-cell office:value-type="float" office:value="0.0000000000000675016">
                <text:p>0.0000000000000675016</text:p>
              </table:table-cell>
            </table:table-row>
            <table:table-row>
              <table:table-cell office:value-type="string">
                <text:p>err1130:</text:p>
              </table:table-cell>
              <table:table-cell office:value-type="float" office:value="0.000000000000064837">
                <text:p>0.000000000000064837</text:p>
              </table:table-cell>
            </table:table-row>
            <table:table-row>
              <table:table-cell office:value-type="string">
                <text:p>err1131:</text:p>
              </table:table-cell>
              <table:table-cell office:value-type="float" office:value="0.0000000000000639488">
                <text:p>0.0000000000000639488</text:p>
              </table:table-cell>
            </table:table-row>
            <table:table-row>
              <table:table-cell office:value-type="string">
                <text:p>err1132:</text:p>
              </table:table-cell>
              <table:table-cell office:value-type="float" office:value="0.0000000000000621725">
                <text:p>0.0000000000000621725</text:p>
              </table:table-cell>
            </table:table-row>
            <table:table-row>
              <table:table-cell office:value-type="string">
                <text:p>err1133:</text:p>
              </table:table-cell>
              <table:table-cell office:value-type="float" office:value="0.0000000000000612843">
                <text:p>0.0000000000000612843</text:p>
              </table:table-cell>
            </table:table-row>
            <table:table-row>
              <table:table-cell office:value-type="string">
                <text:p>err1134:</text:p>
              </table:table-cell>
              <table:table-cell office:value-type="float" office:value="0.000000000000059508">
                <text:p>0.000000000000059508</text:p>
              </table:table-cell>
            </table:table-row>
            <table:table-row>
              <table:table-cell office:value-type="string">
                <text:p>err1135:</text:p>
              </table:table-cell>
              <table:table-cell office:value-type="float" office:value="0.0000000000000586198">
                <text:p>0.0000000000000586198</text:p>
              </table:table-cell>
            </table:table-row>
            <table:table-row>
              <table:table-cell office:value-type="string">
                <text:p>err1136:</text:p>
              </table:table-cell>
              <table:table-cell office:value-type="float" office:value="0.0000000000000568434">
                <text:p>0.0000000000000568434</text:p>
              </table:table-cell>
            </table:table-row>
            <table:table-row>
              <table:table-cell office:value-type="string">
                <text:p>err1137:</text:p>
              </table:table-cell>
              <table:table-cell office:value-type="float" office:value="0.0000000000000559552">
                <text:p>0.0000000000000559552</text:p>
              </table:table-cell>
            </table:table-row>
            <table:table-row>
              <table:table-cell office:value-type="string">
                <text:p>err1138:</text:p>
              </table:table-cell>
              <table:table-cell office:value-type="float" office:value="0.0000000000000541789">
                <text:p>0.0000000000000541789</text:p>
              </table:table-cell>
            </table:table-row>
            <table:table-row>
              <table:table-cell office:value-type="string">
                <text:p>err1139:</text:p>
              </table:table-cell>
              <table:table-cell office:value-type="float" office:value="0.0000000000000532907">
                <text:p>0.0000000000000532907</text:p>
              </table:table-cell>
            </table:table-row>
            <table:table-row>
              <table:table-cell office:value-type="string">
                <text:p>err1140:</text:p>
              </table:table-cell>
              <table:table-cell office:value-type="float" office:value="0.0000000000000524025">
                <text:p>0.0000000000000524025</text:p>
              </table:table-cell>
            </table:table-row>
            <table:table-row>
              <table:table-cell office:value-type="string">
                <text:p>err1141:</text:p>
              </table:table-cell>
              <table:table-cell office:value-type="float" office:value="0.0000000000000506262">
                <text:p>0.0000000000000506262</text:p>
              </table:table-cell>
            </table:table-row>
            <table:table-row>
              <table:table-cell office:value-type="string">
                <text:p>err1142:</text:p>
              </table:table-cell>
              <table:table-cell office:value-type="float" office:value="0.000000000000049738">
                <text:p>0.000000000000049738</text:p>
              </table:table-cell>
            </table:table-row>
            <table:table-row>
              <table:table-cell office:value-type="string">
                <text:p>err1143:</text:p>
              </table:table-cell>
              <table:table-cell office:value-type="float" office:value="0.0000000000000488498">
                <text:p>0.0000000000000488498</text:p>
              </table:table-cell>
            </table:table-row>
            <table:table-row>
              <table:table-cell office:value-type="string">
                <text:p>err1144:</text:p>
              </table:table-cell>
              <table:table-cell office:value-type="float" office:value="0.0000000000000479616">
                <text:p>0.0000000000000479616</text:p>
              </table:table-cell>
            </table:table-row>
            <table:table-row>
              <table:table-cell office:value-type="string">
                <text:p>err1145:</text:p>
              </table:table-cell>
              <table:table-cell office:value-type="float" office:value="0.0000000000000461853">
                <text:p>0.0000000000000461853</text:p>
              </table:table-cell>
            </table:table-row>
            <table:table-row>
              <table:table-cell office:value-type="string">
                <text:p>err1146:</text:p>
              </table:table-cell>
              <table:table-cell office:value-type="float" office:value="0.0000000000000461853">
                <text:p>0.0000000000000461853</text:p>
              </table:table-cell>
            </table:table-row>
            <table:table-row>
              <table:table-cell office:value-type="string">
                <text:p>err1147:</text:p>
              </table:table-cell>
              <table:table-cell office:value-type="float" office:value="0.0000000000000444089">
                <text:p>0.0000000000000444089</text:p>
              </table:table-cell>
            </table:table-row>
            <table:table-row>
              <table:table-cell office:value-type="string">
                <text:p>err1148:</text:p>
              </table:table-cell>
              <table:table-cell office:value-type="float" office:value="0.0000000000000435207">
                <text:p>0.0000000000000435207</text:p>
              </table:table-cell>
            </table:table-row>
            <table:table-row>
              <table:table-cell office:value-type="string">
                <text:p>err1149:</text:p>
              </table:table-cell>
              <table:table-cell office:value-type="float" office:value="0.0000000000000426326">
                <text:p>0.0000000000000426326</text:p>
              </table:table-cell>
            </table:table-row>
            <table:table-row>
              <table:table-cell office:value-type="string">
                <text:p>err1150:</text:p>
              </table:table-cell>
              <table:table-cell office:value-type="float" office:value="0.0000000000000417444">
                <text:p>0.0000000000000417444</text:p>
              </table:table-cell>
            </table:table-row>
            <table:table-row>
              <table:table-cell office:value-type="string">
                <text:p>err1151:</text:p>
              </table:table-cell>
              <table:table-cell office:value-type="float" office:value="0.0000000000000408562">
                <text:p>0.0000000000000408562</text:p>
              </table:table-cell>
            </table:table-row>
            <table:table-row>
              <table:table-cell office:value-type="string">
                <text:p>err1152:</text:p>
              </table:table-cell>
              <table:table-cell office:value-type="float" office:value="0.0000000000000390799">
                <text:p>0.0000000000000390799</text:p>
              </table:table-cell>
            </table:table-row>
            <table:table-row>
              <table:table-cell office:value-type="string">
                <text:p>err1153:</text:p>
              </table:table-cell>
              <table:table-cell office:value-type="float" office:value="0.0000000000000390799">
                <text:p>0.0000000000000390799</text:p>
              </table:table-cell>
            </table:table-row>
            <table:table-row>
              <table:table-cell office:value-type="string">
                <text:p>err1154:</text:p>
              </table:table-cell>
              <table:table-cell office:value-type="float" office:value="0.0000000000000381917">
                <text:p>0.0000000000000381917</text:p>
              </table:table-cell>
            </table:table-row>
            <table:table-row>
              <table:table-cell office:value-type="string">
                <text:p>err1155:</text:p>
              </table:table-cell>
              <table:table-cell office:value-type="float" office:value="0.0000000000000373035">
                <text:p>0.0000000000000373035</text:p>
              </table:table-cell>
            </table:table-row>
            <table:table-row>
              <table:table-cell office:value-type="string">
                <text:p>err1156:</text:p>
              </table:table-cell>
              <table:table-cell office:value-type="float" office:value="0.0000000000000364153">
                <text:p>0.0000000000000364153</text:p>
              </table:table-cell>
            </table:table-row>
            <table:table-row>
              <table:table-cell office:value-type="string">
                <text:p>err1157:</text:p>
              </table:table-cell>
              <table:table-cell office:value-type="float" office:value="0.0000000000000355271">
                <text:p>0.0000000000000355271</text:p>
              </table:table-cell>
            </table:table-row>
            <table:table-row>
              <table:table-cell office:value-type="string">
                <text:p>err1158:</text:p>
              </table:table-cell>
              <table:table-cell office:value-type="float" office:value="0.000000000000034639">
                <text:p>0.000000000000034639</text:p>
              </table:table-cell>
            </table:table-row>
            <table:table-row>
              <table:table-cell office:value-type="string">
                <text:p>err1159:</text:p>
              </table:table-cell>
              <table:table-cell office:value-type="float" office:value="0.0000000000000337508">
                <text:p>0.0000000000000337508</text:p>
              </table:table-cell>
            </table:table-row>
            <table:table-row>
              <table:table-cell office:value-type="string">
                <text:p>err1160:</text:p>
              </table:table-cell>
              <table:table-cell office:value-type="float" office:value="0.0000000000000337508">
                <text:p>0.0000000000000337508</text:p>
              </table:table-cell>
            </table:table-row>
            <table:table-row>
              <table:table-cell office:value-type="string">
                <text:p>err1161:</text:p>
              </table:table-cell>
              <table:table-cell office:value-type="float" office:value="0.0000000000000319744">
                <text:p>0.0000000000000319744</text:p>
              </table:table-cell>
            </table:table-row>
            <table:table-row>
              <table:table-cell office:value-type="string">
                <text:p>err1162:</text:p>
              </table:table-cell>
              <table:table-cell office:value-type="float" office:value="0.0000000000000319744">
                <text:p>0.0000000000000319744</text:p>
              </table:table-cell>
            </table:table-row>
            <table:table-row>
              <table:table-cell office:value-type="string">
                <text:p>err1163:</text:p>
              </table:table-cell>
              <table:table-cell office:value-type="float" office:value="0.0000000000000310862">
                <text:p>0.0000000000000310862</text:p>
              </table:table-cell>
            </table:table-row>
            <table:table-row>
              <table:table-cell office:value-type="string">
                <text:p>err1164:</text:p>
              </table:table-cell>
              <table:table-cell office:value-type="float" office:value="0.0000000000000301981">
                <text:p>0.0000000000000301981</text:p>
              </table:table-cell>
            </table:table-row>
            <table:table-row>
              <table:table-cell office:value-type="string">
                <text:p>err1165:</text:p>
              </table:table-cell>
              <table:table-cell office:value-type="float" office:value="0.0000000000000301981">
                <text:p>0.0000000000000301981</text:p>
              </table:table-cell>
            </table:table-row>
            <table:table-row>
              <table:table-cell office:value-type="string">
                <text:p>err1166:</text:p>
              </table:table-cell>
              <table:table-cell office:value-type="float" office:value="0.0000000000000284217">
                <text:p>0.0000000000000284217</text:p>
              </table:table-cell>
            </table:table-row>
            <table:table-row>
              <table:table-cell office:value-type="string">
                <text:p>err1167:</text:p>
              </table:table-cell>
              <table:table-cell office:value-type="float" office:value="0.0000000000000284217">
                <text:p>0.0000000000000284217</text:p>
              </table:table-cell>
            </table:table-row>
            <table:table-row>
              <table:table-cell office:value-type="string">
                <text:p>err1168:</text:p>
              </table:table-cell>
              <table:table-cell office:value-type="float" office:value="0.0000000000000284217">
                <text:p>0.0000000000000284217</text:p>
              </table:table-cell>
            </table:table-row>
            <table:table-row>
              <table:table-cell office:value-type="string">
                <text:p>err1169:</text:p>
              </table:table-cell>
              <table:table-cell office:value-type="float" office:value="0.0000000000000266454">
                <text:p>0.0000000000000266454</text:p>
              </table:table-cell>
            </table:table-row>
            <table:table-row>
              <table:table-cell office:value-type="string">
                <text:p>err1170:</text:p>
              </table:table-cell>
              <table:table-cell office:value-type="float" office:value="0.0000000000000266454">
                <text:p>0.0000000000000266454</text:p>
              </table:table-cell>
            </table:table-row>
            <table:table-row>
              <table:table-cell office:value-type="string">
                <text:p>err1171:</text:p>
              </table:table-cell>
              <table:table-cell office:value-type="float" office:value="0.0000000000000257572">
                <text:p>0.0000000000000257572</text:p>
              </table:table-cell>
            </table:table-row>
            <table:table-row>
              <table:table-cell office:value-type="string">
                <text:p>err1172:</text:p>
              </table:table-cell>
              <table:table-cell office:value-type="float" office:value="0.0000000000000257572">
                <text:p>0.0000000000000257572</text:p>
              </table:table-cell>
            </table:table-row>
            <table:table-row>
              <table:table-cell office:value-type="string">
                <text:p>err1173:</text:p>
              </table:table-cell>
              <table:table-cell office:value-type="float" office:value="0.000000000000024869">
                <text:p>0.000000000000024869</text:p>
              </table:table-cell>
            </table:table-row>
            <table:table-row>
              <table:table-cell office:value-type="string">
                <text:p>err1174:</text:p>
              </table:table-cell>
              <table:table-cell office:value-type="float" office:value="0.0000000000000239808">
                <text:p>0.0000000000000239808</text:p>
              </table:table-cell>
            </table:table-row>
            <table:table-row>
              <table:table-cell office:value-type="string">
                <text:p>err1175:</text:p>
              </table:table-cell>
              <table:table-cell office:value-type="float" office:value="0.0000000000000239808">
                <text:p>0.0000000000000239808</text:p>
              </table:table-cell>
            </table:table-row>
            <table:table-row>
              <table:table-cell office:value-type="string">
                <text:p>err1176:</text:p>
              </table:table-cell>
              <table:table-cell office:value-type="float" office:value="0.0000000000000230926">
                <text:p>0.0000000000000230926</text:p>
              </table:table-cell>
            </table:table-row>
            <table:table-row>
              <table:table-cell office:value-type="string">
                <text:p>err1177:</text:p>
              </table:table-cell>
              <table:table-cell office:value-type="float" office:value="0.0000000000000230926">
                <text:p>0.0000000000000230926</text:p>
              </table:table-cell>
            </table:table-row>
            <table:table-row>
              <table:table-cell office:value-type="string">
                <text:p>err1178:</text:p>
              </table:table-cell>
              <table:table-cell office:value-type="float" office:value="0.0000000000000213163">
                <text:p>0.0000000000000213163</text:p>
              </table:table-cell>
            </table:table-row>
            <table:table-row>
              <table:table-cell office:value-type="string">
                <text:p>err1179:</text:p>
              </table:table-cell>
              <table:table-cell office:value-type="float" office:value="0.0000000000000222045">
                <text:p>0.0000000000000222045</text:p>
              </table:table-cell>
            </table:table-row>
            <table:table-row>
              <table:table-cell office:value-type="string">
                <text:p>err1180:</text:p>
              </table:table-cell>
              <table:table-cell office:value-type="float" office:value="0.0000000000000213163">
                <text:p>0.0000000000000213163</text:p>
              </table:table-cell>
            </table:table-row>
            <table:table-row>
              <table:table-cell office:value-type="string">
                <text:p>err1181:</text:p>
              </table:table-cell>
              <table:table-cell office:value-type="float" office:value="0.0000000000000204281">
                <text:p>0.0000000000000204281</text:p>
              </table:table-cell>
            </table:table-row>
            <table:table-row>
              <table:table-cell office:value-type="string">
                <text:p>err1182:</text:p>
              </table:table-cell>
              <table:table-cell office:value-type="float" office:value="0.0000000000000204281">
                <text:p>0.0000000000000204281</text:p>
              </table:table-cell>
            </table:table-row>
            <table:table-row>
              <table:table-cell office:value-type="string">
                <text:p>err1183:</text:p>
              </table:table-cell>
              <table:table-cell office:value-type="float" office:value="0.0000000000000195399">
                <text:p>0.0000000000000195399</text:p>
              </table:table-cell>
            </table:table-row>
            <table:table-row>
              <table:table-cell office:value-type="string">
                <text:p>err1184:</text:p>
              </table:table-cell>
              <table:table-cell office:value-type="float" office:value="0.0000000000000195399">
                <text:p>0.0000000000000195399</text:p>
              </table:table-cell>
            </table:table-row>
            <table:table-row>
              <table:table-cell office:value-type="string">
                <text:p>err1185:</text:p>
              </table:table-cell>
              <table:table-cell office:value-type="float" office:value="0.0000000000000186517">
                <text:p>0.0000000000000186517</text:p>
              </table:table-cell>
            </table:table-row>
            <table:table-row>
              <table:table-cell office:value-type="string">
                <text:p>err1186:</text:p>
              </table:table-cell>
              <table:table-cell office:value-type="float" office:value="0.0000000000000186517">
                <text:p>0.0000000000000186517</text:p>
              </table:table-cell>
            </table:table-row>
            <table:table-row>
              <table:table-cell office:value-type="string">
                <text:p>err1187:</text:p>
              </table:table-cell>
              <table:table-cell office:value-type="float" office:value="0.0000000000000186517">
                <text:p>0.0000000000000186517</text:p>
              </table:table-cell>
            </table:table-row>
            <table:table-row>
              <table:table-cell office:value-type="string">
                <text:p>err1188:</text:p>
              </table:table-cell>
              <table:table-cell office:value-type="float" office:value="0.0000000000000177636">
                <text:p>0.0000000000000177636</text:p>
              </table:table-cell>
            </table:table-row>
            <table:table-row>
              <table:table-cell office:value-type="string">
                <text:p>err1189:</text:p>
              </table:table-cell>
              <table:table-cell office:value-type="float" office:value="0.0000000000000168754">
                <text:p>0.0000000000000168754</text:p>
              </table:table-cell>
            </table:table-row>
            <table:table-row>
              <table:table-cell office:value-type="string">
                <text:p>err1190:</text:p>
              </table:table-cell>
              <table:table-cell office:value-type="float" office:value="0.0000000000000168754">
                <text:p>0.0000000000000168754</text:p>
              </table:table-cell>
            </table:table-row>
            <table:table-row>
              <table:table-cell office:value-type="string">
                <text:p>err1191:</text:p>
              </table:table-cell>
              <table:table-cell office:value-type="float" office:value="0.0000000000000168754">
                <text:p>0.0000000000000168754</text:p>
              </table:table-cell>
            </table:table-row>
            <table:table-row>
              <table:table-cell office:value-type="string">
                <text:p>err1192:</text:p>
              </table:table-cell>
              <table:table-cell office:value-type="float" office:value="0.0000000000000159872">
                <text:p>0.0000000000000159872</text:p>
              </table:table-cell>
            </table:table-row>
            <table:table-row>
              <table:table-cell office:value-type="string">
                <text:p>err1193:</text:p>
              </table:table-cell>
              <table:table-cell office:value-type="float" office:value="0.0000000000000159872">
                <text:p>0.0000000000000159872</text:p>
              </table:table-cell>
            </table:table-row>
            <table:table-row>
              <table:table-cell office:value-type="string">
                <text:p>err1194:</text:p>
              </table:table-cell>
              <table:table-cell office:value-type="float" office:value="0.000000000000015099">
                <text:p>0.000000000000015099</text:p>
              </table:table-cell>
            </table:table-row>
            <table:table-row>
              <table:table-cell office:value-type="string">
                <text:p>err1195:</text:p>
              </table:table-cell>
              <table:table-cell office:value-type="float" office:value="0.000000000000015099">
                <text:p>0.000000000000015099</text:p>
              </table:table-cell>
            </table:table-row>
            <table:table-row>
              <table:table-cell office:value-type="string">
                <text:p>err1196:</text:p>
              </table:table-cell>
              <table:table-cell office:value-type="float" office:value="0.000000000000015099">
                <text:p>0.000000000000015099</text:p>
              </table:table-cell>
            </table:table-row>
            <table:table-row>
              <table:table-cell office:value-type="string">
                <text:p>err1197:</text:p>
              </table:table-cell>
              <table:table-cell office:value-type="float" office:value="0.0000000000000142109">
                <text:p>0.0000000000000142109</text:p>
              </table:table-cell>
            </table:table-row>
            <table:table-row>
              <table:table-cell office:value-type="string">
                <text:p>err1198:</text:p>
              </table:table-cell>
              <table:table-cell office:value-type="float" office:value="0.0000000000000142109">
                <text:p>0.0000000000000142109</text:p>
              </table:table-cell>
            </table:table-row>
            <table:table-row>
              <table:table-cell office:value-type="string">
                <text:p>err1199:</text:p>
              </table:table-cell>
              <table:table-cell office:value-type="float" office:value="0.0000000000000142109">
                <text:p>0.0000000000000142109</text:p>
              </table:table-cell>
            </table:table-row>
            <table:table-row>
              <table:table-cell office:value-type="string">
                <text:p>err1200:</text:p>
              </table:table-cell>
              <table:table-cell office:value-type="float" office:value="0.0000000000000133227">
                <text:p>0.0000000000000133227</text:p>
              </table:table-cell>
            </table:table-row>
            <table:table-row>
              <table:table-cell office:value-type="string">
                <text:p>err1201:</text:p>
              </table:table-cell>
              <table:table-cell office:value-type="float" office:value="0.0000000000000133227">
                <text:p>0.0000000000000133227</text:p>
              </table:table-cell>
            </table:table-row>
            <table:table-row>
              <table:table-cell office:value-type="string">
                <text:p>err1202:</text:p>
              </table:table-cell>
              <table:table-cell office:value-type="float" office:value="0.0000000000000124345">
                <text:p>0.0000000000000124345</text:p>
              </table:table-cell>
            </table:table-row>
            <table:table-row>
              <table:table-cell office:value-type="string">
                <text:p>err1203:</text:p>
              </table:table-cell>
              <table:table-cell office:value-type="float" office:value="0.0000000000000124345">
                <text:p>0.0000000000000124345</text:p>
              </table:table-cell>
            </table:table-row>
            <table:table-row>
              <table:table-cell office:value-type="string">
                <text:p>err1204:</text:p>
              </table:table-cell>
              <table:table-cell office:value-type="float" office:value="0.0000000000000124345">
                <text:p>0.0000000000000124345</text:p>
              </table:table-cell>
            </table:table-row>
            <table:table-row>
              <table:table-cell office:value-type="string">
                <text:p>err1205:</text:p>
              </table:table-cell>
              <table:table-cell office:value-type="float" office:value="0.0000000000000124345">
                <text:p>0.0000000000000124345</text:p>
              </table:table-cell>
            </table:table-row>
            <table:table-row>
              <table:table-cell office:value-type="string">
                <text:p>err1206:</text:p>
              </table:table-cell>
              <table:table-cell office:value-type="float" office:value="0.0000000000000124345">
                <text:p>0.0000000000000124345</text:p>
              </table:table-cell>
            </table:table-row>
            <table:table-row>
              <table:table-cell office:value-type="string">
                <text:p>err1207:</text:p>
              </table:table-cell>
              <table:table-cell office:value-type="float" office:value="0.0000000000000106581">
                <text:p>0.0000000000000106581</text:p>
              </table:table-cell>
            </table:table-row>
            <table:table-row>
              <table:table-cell office:value-type="string">
                <text:p>err1208:</text:p>
              </table:table-cell>
              <table:table-cell office:value-type="float" office:value="0.0000000000000115463">
                <text:p>0.0000000000000115463</text:p>
              </table:table-cell>
            </table:table-row>
            <table:table-row>
              <table:table-cell office:value-type="string">
                <text:p>err1209:</text:p>
              </table:table-cell>
              <table:table-cell office:value-type="float" office:value="0.0000000000000115463">
                <text:p>0.0000000000000115463</text:p>
              </table:table-cell>
            </table:table-row>
            <table:table-row>
              <table:table-cell office:value-type="string">
                <text:p>err1210:</text:p>
              </table:table-cell>
              <table:table-cell office:value-type="float" office:value="0.0000000000000106581">
                <text:p>0.0000000000000106581</text:p>
              </table:table-cell>
            </table:table-row>
            <table:table-row>
              <table:table-cell office:value-type="string">
                <text:p>err1211:</text:p>
              </table:table-cell>
              <table:table-cell office:value-type="float" office:value="0.0000000000000106581">
                <text:p>0.0000000000000106581</text:p>
              </table:table-cell>
            </table:table-row>
            <table:table-row>
              <table:table-cell office:value-type="string">
                <text:p>err1212:</text:p>
              </table:table-cell>
              <table:table-cell office:value-type="float" office:value="9.76996E-015">
                <text:p>9.76996E-015</text:p>
              </table:table-cell>
            </table:table-row>
            <table:table-row>
              <table:table-cell office:value-type="string">
                <text:p>err1213:</text:p>
              </table:table-cell>
              <table:table-cell office:value-type="float" office:value="9.76996E-015">
                <text:p>9.76996E-015</text:p>
              </table:table-cell>
            </table:table-row>
            <table:table-row>
              <table:table-cell office:value-type="string">
                <text:p>err1214:</text:p>
              </table:table-cell>
              <table:table-cell office:value-type="float" office:value="0.0000000000000106581">
                <text:p>0.0000000000000106581</text:p>
              </table:table-cell>
            </table:table-row>
            <table:table-row>
              <table:table-cell office:value-type="string">
                <text:p>err1215:</text:p>
              </table:table-cell>
              <table:table-cell office:value-type="float" office:value="8.88178E-015">
                <text:p>8.88178E-015</text:p>
              </table:table-cell>
            </table:table-row>
            <table:table-row>
              <table:table-cell office:value-type="string">
                <text:p>err1216:</text:p>
              </table:table-cell>
              <table:table-cell office:value-type="float" office:value="9.76996E-015">
                <text:p>9.76996E-015</text:p>
              </table:table-cell>
            </table:table-row>
            <table:table-row>
              <table:table-cell office:value-type="string">
                <text:p>err1217:</text:p>
              </table:table-cell>
              <table:table-cell office:value-type="float" office:value="9.76996E-015">
                <text:p>9.76996E-015</text:p>
              </table:table-cell>
            </table:table-row>
            <table:table-row>
              <table:table-cell office:value-type="string">
                <text:p>err1218:</text:p>
              </table:table-cell>
              <table:table-cell office:value-type="float" office:value="8.88178E-015">
                <text:p>8.88178E-015</text:p>
              </table:table-cell>
            </table:table-row>
            <table:table-row>
              <table:table-cell office:value-type="string">
                <text:p>err1219:</text:p>
              </table:table-cell>
              <table:table-cell office:value-type="float" office:value="8.88178E-015">
                <text:p>8.88178E-015</text:p>
              </table:table-cell>
            </table:table-row>
            <table:table-row>
              <table:table-cell office:value-type="string">
                <text:p>err1220:</text:p>
              </table:table-cell>
              <table:table-cell office:value-type="float" office:value="7.99361E-015">
                <text:p>7.99361E-015</text:p>
              </table:table-cell>
            </table:table-row>
            <table:table-row>
              <table:table-cell office:value-type="string">
                <text:p>err1221:</text:p>
              </table:table-cell>
              <table:table-cell office:value-type="float" office:value="8.88178E-015">
                <text:p>8.88178E-015</text:p>
              </table:table-cell>
            </table:table-row>
            <table:table-row>
              <table:table-cell office:value-type="string">
                <text:p>err1222:</text:p>
              </table:table-cell>
              <table:table-cell office:value-type="float" office:value="7.99361E-015">
                <text:p>7.99361E-015</text:p>
              </table:table-cell>
            </table:table-row>
            <table:table-row>
              <table:table-cell office:value-type="string">
                <text:p>err1223:</text:p>
              </table:table-cell>
              <table:table-cell office:value-type="float" office:value="7.99361E-015">
                <text:p>7.99361E-015</text:p>
              </table:table-cell>
            </table:table-row>
            <table:table-row>
              <table:table-cell office:value-type="string">
                <text:p>err1224:</text:p>
              </table:table-cell>
              <table:table-cell office:value-type="float" office:value="7.99361E-015">
                <text:p>7.99361E-015</text:p>
              </table:table-cell>
            </table:table-row>
            <table:table-row>
              <table:table-cell office:value-type="string">
                <text:p>err1225:</text:p>
              </table:table-cell>
              <table:table-cell office:value-type="float" office:value="7.99361E-015">
                <text:p>7.99361E-015</text:p>
              </table:table-cell>
            </table:table-row>
            <table:table-row>
              <table:table-cell office:value-type="string">
                <text:p>err1226:</text:p>
              </table:table-cell>
              <table:table-cell office:value-type="float" office:value="7.10543E-015">
                <text:p>7.10543E-015</text:p>
              </table:table-cell>
            </table:table-row>
            <table:table-row>
              <table:table-cell office:value-type="string">
                <text:p>err1227:</text:p>
              </table:table-cell>
              <table:table-cell office:value-type="float" office:value="7.99361E-015">
                <text:p>7.99361E-015</text:p>
              </table:table-cell>
            </table:table-row>
            <table:table-row>
              <table:table-cell office:value-type="string">
                <text:p>err1228:</text:p>
              </table:table-cell>
              <table:table-cell office:value-type="float" office:value="7.10543E-015">
                <text:p>7.10543E-015</text:p>
              </table:table-cell>
            </table:table-row>
            <table:table-row>
              <table:table-cell office:value-type="string">
                <text:p>err1229:</text:p>
              </table:table-cell>
              <table:table-cell office:value-type="float" office:value="7.10543E-015">
                <text:p>7.10543E-015</text:p>
              </table:table-cell>
            </table:table-row>
            <table:table-row>
              <table:table-cell office:value-type="string">
                <text:p>err1230:</text:p>
              </table:table-cell>
              <table:table-cell office:value-type="float" office:value="6.21725E-015">
                <text:p>6.21725E-015</text:p>
              </table:table-cell>
            </table:table-row>
            <table:table-row>
              <table:table-cell office:value-type="string">
                <text:p>err1231:</text:p>
              </table:table-cell>
              <table:table-cell office:value-type="float" office:value="7.10543E-015">
                <text:p>7.10543E-015</text:p>
              </table:table-cell>
            </table:table-row>
            <table:table-row>
              <table:table-cell office:value-type="string">
                <text:p>err1232:</text:p>
              </table:table-cell>
              <table:table-cell office:value-type="float" office:value="6.21725E-015">
                <text:p>6.21725E-015</text:p>
              </table:table-cell>
            </table:table-row>
            <table:table-row>
              <table:table-cell office:value-type="string">
                <text:p>err1233:</text:p>
              </table:table-cell>
              <table:table-cell office:value-type="float" office:value="7.10543E-015">
                <text:p>7.10543E-015</text:p>
              </table:table-cell>
            </table:table-row>
            <table:table-row>
              <table:table-cell office:value-type="string">
                <text:p>err1234:</text:p>
              </table:table-cell>
              <table:table-cell office:value-type="float" office:value="6.21725E-015">
                <text:p>6.21725E-015</text:p>
              </table:table-cell>
            </table:table-row>
            <table:table-row>
              <table:table-cell office:value-type="string">
                <text:p>err1235:</text:p>
              </table:table-cell>
              <table:table-cell office:value-type="float" office:value="6.21725E-015">
                <text:p>6.21725E-015</text:p>
              </table:table-cell>
            </table:table-row>
            <table:table-row>
              <table:table-cell office:value-type="string">
                <text:p>err1236:</text:p>
              </table:table-cell>
              <table:table-cell office:value-type="float" office:value="5.32907E-015">
                <text:p>5.32907E-015</text:p>
              </table:table-cell>
            </table:table-row>
            <table:table-row>
              <table:table-cell office:value-type="string">
                <text:p>err1237:</text:p>
              </table:table-cell>
              <table:table-cell office:value-type="float" office:value="6.21725E-015">
                <text:p>6.21725E-015</text:p>
              </table:table-cell>
            </table:table-row>
            <table:table-row>
              <table:table-cell office:value-type="string">
                <text:p>err1238:</text:p>
              </table:table-cell>
              <table:table-cell office:value-type="float" office:value="6.21725E-015">
                <text:p>6.21725E-015</text:p>
              </table:table-cell>
            </table:table-row>
            <table:table-row>
              <table:table-cell office:value-type="string">
                <text:p>err1239:</text:p>
              </table:table-cell>
              <table:table-cell office:value-type="float" office:value="5.32907E-015">
                <text:p>5.32907E-015</text:p>
              </table:table-cell>
            </table:table-row>
            <table:table-row>
              <table:table-cell office:value-type="string">
                <text:p>err1240:</text:p>
              </table:table-cell>
              <table:table-cell office:value-type="float" office:value="5.32907E-015">
                <text:p>5.32907E-015</text:p>
              </table:table-cell>
            </table:table-row>
            <table:table-row>
              <table:table-cell office:value-type="string">
                <text:p>err1241:</text:p>
              </table:table-cell>
              <table:table-cell office:value-type="float" office:value="5.32907E-015">
                <text:p>5.32907E-015</text:p>
              </table:table-cell>
            </table:table-row>
            <table:table-row>
              <table:table-cell office:value-type="string">
                <text:p>err1242:</text:p>
              </table:table-cell>
              <table:table-cell office:value-type="float" office:value="5.32907E-015">
                <text:p>5.32907E-015</text:p>
              </table:table-cell>
            </table:table-row>
            <table:table-row>
              <table:table-cell office:value-type="string">
                <text:p>err1243:</text:p>
              </table:table-cell>
              <table:table-cell office:value-type="float" office:value="5.32907E-015">
                <text:p>5.32907E-015</text:p>
              </table:table-cell>
            </table:table-row>
            <table:table-row>
              <table:table-cell office:value-type="string">
                <text:p>err1244:</text:p>
              </table:table-cell>
              <table:table-cell office:value-type="float" office:value="4.44089E-015">
                <text:p>4.44089E-015</text:p>
              </table:table-cell>
            </table:table-row>
            <table:table-row>
              <table:table-cell office:value-type="string">
                <text:p>err1245:</text:p>
              </table:table-cell>
              <table:table-cell office:value-type="float" office:value="5.32907E-015">
                <text:p>5.32907E-015</text:p>
              </table:table-cell>
            </table:table-row>
            <table:table-row>
              <table:table-cell office:value-type="string">
                <text:p>err1246:</text:p>
              </table:table-cell>
              <table:table-cell office:value-type="float" office:value="4.44089E-015">
                <text:p>4.44089E-015</text:p>
              </table:table-cell>
            </table:table-row>
            <table:table-row>
              <table:table-cell office:value-type="string">
                <text:p>err1247:</text:p>
              </table:table-cell>
              <table:table-cell office:value-type="float" office:value="5.32907E-015">
                <text:p>5.32907E-015</text:p>
              </table:table-cell>
            </table:table-row>
            <table:table-row>
              <table:table-cell office:value-type="string">
                <text:p>err1248:</text:p>
              </table:table-cell>
              <table:table-cell office:value-type="float" office:value="4.44089E-015">
                <text:p>4.44089E-015</text:p>
              </table:table-cell>
            </table:table-row>
            <table:table-row>
              <table:table-cell office:value-type="string">
                <text:p>err1249:</text:p>
              </table:table-cell>
              <table:table-cell office:value-type="float" office:value="4.44089E-015">
                <text:p>4.44089E-015</text:p>
              </table:table-cell>
            </table:table-row>
            <table:table-row>
              <table:table-cell office:value-type="string">
                <text:p>err1250:</text:p>
              </table:table-cell>
              <table:table-cell office:value-type="float" office:value="4.44089E-015">
                <text:p>4.44089E-015</text:p>
              </table:table-cell>
            </table:table-row>
            <table:table-row>
              <table:table-cell office:value-type="string">
                <text:p>err1251:</text:p>
              </table:table-cell>
              <table:table-cell office:value-type="float" office:value="4.44089E-015">
                <text:p>4.44089E-015</text:p>
              </table:table-cell>
            </table:table-row>
            <table:table-row>
              <table:table-cell office:value-type="string">
                <text:p>err1252:</text:p>
              </table:table-cell>
              <table:table-cell office:value-type="float" office:value="3.55271E-015">
                <text:p>3.55271E-015</text:p>
              </table:table-cell>
            </table:table-row>
            <table:table-row>
              <table:table-cell office:value-type="string">
                <text:p>err1253:</text:p>
              </table:table-cell>
              <table:table-cell office:value-type="float" office:value="4.44089E-015">
                <text:p>4.44089E-015</text:p>
              </table:table-cell>
            </table:table-row>
            <table:table-row>
              <table:table-cell office:value-type="string">
                <text:p>err1254:</text:p>
              </table:table-cell>
              <table:table-cell office:value-type="float" office:value="4.44089E-015">
                <text:p>4.44089E-015</text:p>
              </table:table-cell>
            </table:table-row>
            <table:table-row>
              <table:table-cell office:value-type="string">
                <text:p>err1255:</text:p>
              </table:table-cell>
              <table:table-cell office:value-type="float" office:value="3.55271E-015">
                <text:p>3.55271E-015</text:p>
              </table:table-cell>
            </table:table-row>
            <table:table-row>
              <table:table-cell office:value-type="string">
                <text:p>err1256:</text:p>
              </table:table-cell>
              <table:table-cell office:value-type="float" office:value="3.55271E-015">
                <text:p>3.55271E-015</text:p>
              </table:table-cell>
            </table:table-row>
            <table:table-row>
              <table:table-cell office:value-type="string">
                <text:p>err1257:</text:p>
              </table:table-cell>
              <table:table-cell office:value-type="float" office:value="3.55271E-015">
                <text:p>3.55271E-015</text:p>
              </table:table-cell>
            </table:table-row>
            <table:table-row>
              <table:table-cell office:value-type="string">
                <text:p>err1258:</text:p>
              </table:table-cell>
              <table:table-cell office:value-type="float" office:value="3.55271E-015">
                <text:p>3.55271E-015</text:p>
              </table:table-cell>
            </table:table-row>
            <table:table-row>
              <table:table-cell office:value-type="string">
                <text:p>err1259:</text:p>
              </table:table-cell>
              <table:table-cell office:value-type="float" office:value="3.55271E-015">
                <text:p>3.55271E-015</text:p>
              </table:table-cell>
            </table:table-row>
            <table:table-row>
              <table:table-cell office:value-type="string">
                <text:p>err1260:</text:p>
              </table:table-cell>
              <table:table-cell office:value-type="float" office:value="3.55271E-015">
                <text:p>3.55271E-015</text:p>
              </table:table-cell>
            </table:table-row>
            <table:table-row>
              <table:table-cell office:value-type="string">
                <text:p>err1261:</text:p>
              </table:table-cell>
              <table:table-cell office:value-type="float" office:value="3.55271E-015">
                <text:p>3.55271E-015</text:p>
              </table:table-cell>
            </table:table-row>
            <table:table-row>
              <table:table-cell office:value-type="string">
                <text:p>err1262:</text:p>
              </table:table-cell>
              <table:table-cell office:value-type="float" office:value="3.55271E-015">
                <text:p>3.55271E-015</text:p>
              </table:table-cell>
            </table:table-row>
            <table:table-row>
              <table:table-cell office:value-type="string">
                <text:p>err1263:</text:p>
              </table:table-cell>
              <table:table-cell office:value-type="float" office:value="3.55271E-015">
                <text:p>3.55271E-015</text:p>
              </table:table-cell>
            </table:table-row>
            <table:table-row>
              <table:table-cell office:value-type="string">
                <text:p>err1264:</text:p>
              </table:table-cell>
              <table:table-cell office:value-type="float" office:value="3.55271E-015">
                <text:p>3.55271E-015</text:p>
              </table:table-cell>
            </table:table-row>
            <table:table-row>
              <table:table-cell office:value-type="string">
                <text:p>err1265:</text:p>
              </table:table-cell>
              <table:table-cell office:value-type="float" office:value="2.66454E-015">
                <text:p>2.66454E-015</text:p>
              </table:table-cell>
            </table:table-row>
            <table:table-row>
              <table:table-cell office:value-type="string">
                <text:p>err1266:</text:p>
              </table:table-cell>
              <table:table-cell office:value-type="float" office:value="2.66454E-015">
                <text:p>2.66454E-015</text:p>
              </table:table-cell>
            </table:table-row>
            <table:table-row>
              <table:table-cell office:value-type="string">
                <text:p>err1267:</text:p>
              </table:table-cell>
              <table:table-cell office:value-type="float" office:value="3.55271E-015">
                <text:p>3.55271E-015</text:p>
              </table:table-cell>
            </table:table-row>
            <table:table-row>
              <table:table-cell office:value-type="string">
                <text:p>err1268:</text:p>
              </table:table-cell>
              <table:table-cell office:value-type="float" office:value="2.66454E-015">
                <text:p>2.66454E-015</text:p>
              </table:table-cell>
            </table:table-row>
            <table:table-row>
              <table:table-cell office:value-type="string">
                <text:p>err1269:</text:p>
              </table:table-cell>
              <table:table-cell office:value-type="float" office:value="2.66454E-015">
                <text:p>2.66454E-015</text:p>
              </table:table-cell>
            </table:table-row>
            <table:table-row>
              <table:table-cell office:value-type="string">
                <text:p>err1270:</text:p>
              </table:table-cell>
              <table:table-cell office:value-type="float" office:value="3.55271E-015">
                <text:p>3.55271E-015</text:p>
              </table:table-cell>
            </table:table-row>
            <table:table-row>
              <table:table-cell office:value-type="string">
                <text:p>err1271:</text:p>
              </table:table-cell>
              <table:table-cell office:value-type="float" office:value="1.77636E-015">
                <text:p>1.77636E-015</text:p>
              </table:table-cell>
            </table:table-row>
            <table:table-row>
              <table:table-cell office:value-type="string">
                <text:p>err1272:</text:p>
              </table:table-cell>
              <table:table-cell office:value-type="float" office:value="3.55271E-015">
                <text:p>3.55271E-015</text:p>
              </table:table-cell>
            </table:table-row>
            <table:table-row>
              <table:table-cell office:value-type="string">
                <text:p>err1273:</text:p>
              </table:table-cell>
              <table:table-cell office:value-type="float" office:value="1.77636E-015">
                <text:p>1.77636E-015</text:p>
              </table:table-cell>
            </table:table-row>
            <table:table-row>
              <table:table-cell office:value-type="string">
                <text:p>err1274:</text:p>
              </table:table-cell>
              <table:table-cell office:value-type="float" office:value="3.55271E-015">
                <text:p>3.55271E-015</text:p>
              </table:table-cell>
            </table:table-row>
            <table:table-row>
              <table:table-cell office:value-type="string">
                <text:p>err1275:</text:p>
              </table:table-cell>
              <table:table-cell office:value-type="float" office:value="1.77636E-015">
                <text:p>1.77636E-015</text:p>
              </table:table-cell>
            </table:table-row>
            <table:table-row>
              <table:table-cell office:value-type="string">
                <text:p>err1276:</text:p>
              </table:table-cell>
              <table:table-cell office:value-type="float" office:value="2.66454E-015">
                <text:p>2.66454E-015</text:p>
              </table:table-cell>
            </table:table-row>
            <table:table-row>
              <table:table-cell office:value-type="string">
                <text:p>err1277:</text:p>
              </table:table-cell>
              <table:table-cell office:value-type="float" office:value="2.66454E-015">
                <text:p>2.66454E-015</text:p>
              </table:table-cell>
            </table:table-row>
            <table:table-row>
              <table:table-cell office:value-type="string">
                <text:p>err1278:</text:p>
              </table:table-cell>
              <table:table-cell office:value-type="float" office:value="1.77636E-015">
                <text:p>1.77636E-015</text:p>
              </table:table-cell>
            </table:table-row>
            <table:table-row>
              <table:table-cell office:value-type="string">
                <text:p>err1279:</text:p>
              </table:table-cell>
              <table:table-cell office:value-type="float" office:value="2.66454E-015">
                <text:p>2.66454E-015</text:p>
              </table:table-cell>
            </table:table-row>
            <table:table-row>
              <table:table-cell office:value-type="string">
                <text:p>err1280:</text:p>
              </table:table-cell>
              <table:table-cell office:value-type="float" office:value="1.77636E-015">
                <text:p>1.77636E-015</text:p>
              </table:table-cell>
            </table:table-row>
            <table:table-row>
              <table:table-cell office:value-type="string">
                <text:p>err1281:</text:p>
              </table:table-cell>
              <table:table-cell office:value-type="float" office:value="2.66454E-015">
                <text:p>2.66454E-015</text:p>
              </table:table-cell>
            </table:table-row>
            <table:table-row>
              <table:table-cell office:value-type="string">
                <text:p>err1282:</text:p>
              </table:table-cell>
              <table:table-cell office:value-type="float" office:value="1.77636E-015">
                <text:p>1.77636E-015</text:p>
              </table:table-cell>
            </table:table-row>
            <table:table-row>
              <table:table-cell office:value-type="string">
                <text:p>err1283:</text:p>
              </table:table-cell>
              <table:table-cell office:value-type="float" office:value="1.77636E-015">
                <text:p>1.77636E-015</text:p>
              </table:table-cell>
            </table:table-row>
            <table:table-row>
              <table:table-cell office:value-type="string">
                <text:p>err1284:</text:p>
              </table:table-cell>
              <table:table-cell office:value-type="float" office:value="2.66454E-015">
                <text:p>2.66454E-015</text:p>
              </table:table-cell>
            </table:table-row>
            <table:table-row>
              <table:table-cell office:value-type="string">
                <text:p>err1285:</text:p>
              </table:table-cell>
              <table:table-cell office:value-type="float" office:value="1.77636E-015">
                <text:p>1.77636E-015</text:p>
              </table:table-cell>
            </table:table-row>
            <table:table-row>
              <table:table-cell office:value-type="string">
                <text:p>err1286:</text:p>
              </table:table-cell>
              <table:table-cell office:value-type="float" office:value="1.77636E-015">
                <text:p>1.77636E-015</text:p>
              </table:table-cell>
            </table:table-row>
            <table:table-row>
              <table:table-cell office:value-type="string">
                <text:p>err1287:</text:p>
              </table:table-cell>
              <table:table-cell office:value-type="float" office:value="2.66454E-015">
                <text:p>2.66454E-015</text:p>
              </table:table-cell>
            </table:table-row>
            <table:table-row>
              <table:table-cell office:value-type="string">
                <text:p>err1288:</text:p>
              </table:table-cell>
              <table:table-cell office:value-type="float" office:value="1.77636E-015">
                <text:p>1.77636E-015</text:p>
              </table:table-cell>
            </table:table-row>
            <table:table-row>
              <table:table-cell office:value-type="string">
                <text:p>err1289:</text:p>
              </table:table-cell>
              <table:table-cell office:value-type="float" office:value="1.77636E-015">
                <text:p>1.77636E-015</text:p>
              </table:table-cell>
            </table:table-row>
            <table:table-row>
              <table:table-cell office:value-type="string">
                <text:p>err1290:</text:p>
              </table:table-cell>
              <table:table-cell office:value-type="float" office:value="1.77636E-015">
                <text:p>1.77636E-015</text:p>
              </table:table-cell>
            </table:table-row>
            <table:table-row>
              <table:table-cell office:value-type="string">
                <text:p>err1291:</text:p>
              </table:table-cell>
              <table:table-cell office:value-type="float" office:value="1.77636E-015">
                <text:p>1.77636E-015</text:p>
              </table:table-cell>
            </table:table-row>
            <table:table-row>
              <table:table-cell office:value-type="string">
                <text:p>err1292:</text:p>
              </table:table-cell>
              <table:table-cell office:value-type="float" office:value="1.77636E-015">
                <text:p>1.77636E-015</text:p>
              </table:table-cell>
            </table:table-row>
            <table:table-row>
              <table:table-cell office:value-type="string">
                <text:p>err1293:</text:p>
              </table:table-cell>
              <table:table-cell office:value-type="float" office:value="1.77636E-015">
                <text:p>1.77636E-015</text:p>
              </table:table-cell>
            </table:table-row>
            <table:table-row>
              <table:table-cell office:value-type="string">
                <text:p>err1294:</text:p>
              </table:table-cell>
              <table:table-cell office:value-type="float" office:value="8.88178E-016">
                <text:p>8.88178E-016</text:p>
              </table:table-cell>
            </table:table-row>
            <table:table-row>
              <table:table-cell office:value-type="string">
                <text:p>err1295:</text:p>
              </table:table-cell>
              <table:table-cell office:value-type="float" office:value="1.77636E-015">
                <text:p>1.77636E-015</text:p>
              </table:table-cell>
            </table:table-row>
            <table:table-row>
              <table:table-cell office:value-type="string">
                <text:p>err1296:</text:p>
              </table:table-cell>
              <table:table-cell office:value-type="float" office:value="1.77636E-015">
                <text:p>1.77636E-015</text:p>
              </table:table-cell>
            </table:table-row>
            <table:table-row>
              <table:table-cell office:value-type="string">
                <text:p>err1297:</text:p>
              </table:table-cell>
              <table:table-cell office:value-type="float" office:value="8.88178E-016">
                <text:p>8.88178E-016</text:p>
              </table:table-cell>
            </table:table-row>
            <table:table-row>
              <table:table-cell office:value-type="string">
                <text:p>err1298:</text:p>
              </table:table-cell>
              <table:table-cell office:value-type="float" office:value="1.77636E-015">
                <text:p>1.77636E-015</text:p>
              </table:table-cell>
            </table:table-row>
            <table:table-row>
              <table:table-cell office:value-type="string">
                <text:p>err1299:</text:p>
              </table:table-cell>
              <table:table-cell office:value-type="float" office:value="1.77636E-015">
                <text:p>1.77636E-015</text:p>
              </table:table-cell>
            </table:table-row>
            <table:table-row>
              <table:table-cell office:value-type="string">
                <text:p>err1300:</text:p>
              </table:table-cell>
              <table:table-cell office:value-type="float" office:value="1.77636E-015">
                <text:p>1.77636E-015</text:p>
              </table:table-cell>
            </table:table-row>
            <table:table-row>
              <table:table-cell office:value-type="string">
                <text:p>err1301:</text:p>
              </table:table-cell>
              <table:table-cell office:value-type="float" office:value="8.88178E-016">
                <text:p>8.88178E-016</text:p>
              </table:table-cell>
            </table:table-row>
            <table:table-row>
              <table:table-cell office:value-type="string">
                <text:p>err1302:</text:p>
              </table:table-cell>
              <table:table-cell office:value-type="float" office:value="8.88178E-016">
                <text:p>8.88178E-016</text:p>
              </table:table-cell>
            </table:table-row>
            <table:table-row>
              <table:table-cell office:value-type="string">
                <text:p>err1303:</text:p>
              </table:table-cell>
              <table:table-cell office:value-type="float" office:value="1.77636E-015">
                <text:p>1.77636E-015</text:p>
              </table:table-cell>
            </table:table-row>
            <table:table-row>
              <table:table-cell office:value-type="string">
                <text:p>err1304:</text:p>
              </table:table-cell>
              <table:table-cell office:value-type="float" office:value="1.77636E-015">
                <text:p>1.77636E-015</text:p>
              </table:table-cell>
            </table:table-row>
            <table:table-row>
              <table:table-cell office:value-type="string">
                <text:p>err1305:</text:p>
              </table:table-cell>
              <table:table-cell office:value-type="float" office:value="8.88178E-016">
                <text:p>8.88178E-016</text:p>
              </table:table-cell>
            </table:table-row>
            <table:table-row>
              <table:table-cell office:value-type="string">
                <text:p>err1306:</text:p>
              </table:table-cell>
              <table:table-cell office:value-type="float" office:value="8.88178E-016">
                <text:p>8.88178E-016</text:p>
              </table:table-cell>
            </table:table-row>
            <table:table-row>
              <table:table-cell office:value-type="string">
                <text:p>err1307:</text:p>
              </table:table-cell>
              <table:table-cell office:value-type="float" office:value="1.77636E-015">
                <text:p>1.77636E-015</text:p>
              </table:table-cell>
            </table:table-row>
            <table:table-row>
              <table:table-cell office:value-type="string">
                <text:p>err1308:</text:p>
              </table:table-cell>
              <table:table-cell office:value-type="float" office:value="8.88178E-016">
                <text:p>8.88178E-016</text:p>
              </table:table-cell>
            </table:table-row>
            <table:table-row>
              <table:table-cell office:value-type="string">
                <text:p>err1309:</text:p>
              </table:table-cell>
              <table:table-cell office:value-type="float" office:value="8.88178E-016">
                <text:p>8.88178E-016</text:p>
              </table:table-cell>
            </table:table-row>
            <table:table-row>
              <table:table-cell office:value-type="string">
                <text:p>err1310:</text:p>
              </table:table-cell>
              <table:table-cell office:value-type="float" office:value="1.77636E-015">
                <text:p>1.77636E-015</text:p>
              </table:table-cell>
            </table:table-row>
            <table:table-row>
              <table:table-cell office:value-type="string">
                <text:p>err1311:</text:p>
              </table:table-cell>
              <table:table-cell office:value-type="float" office:value="8.88178E-016">
                <text:p>8.88178E-016</text:p>
              </table:table-cell>
            </table:table-row>
            <table:table-row>
              <table:table-cell office:value-type="string">
                <text:p>err1312:</text:p>
              </table:table-cell>
              <table:table-cell office:value-type="float" office:value="8.88178E-016">
                <text:p>8.88178E-016</text:p>
              </table:table-cell>
            </table:table-row>
            <table:table-row>
              <table:table-cell office:value-type="string">
                <text:p>err1313:</text:p>
              </table:table-cell>
              <table:table-cell office:value-type="float" office:value="8.88178E-016">
                <text:p>8.88178E-016</text:p>
              </table:table-cell>
            </table:table-row>
            <table:table-row>
              <table:table-cell office:value-type="string">
                <text:p>err1314:</text:p>
              </table:table-cell>
              <table:table-cell office:value-type="float" office:value="8.88178E-016">
                <text:p>8.88178E-016</text:p>
              </table:table-cell>
            </table:table-row>
            <table:table-row>
              <table:table-cell office:value-type="string">
                <text:p>err1315:</text:p>
              </table:table-cell>
              <table:table-cell office:value-type="float" office:value="1.77636E-015">
                <text:p>1.77636E-015</text:p>
              </table:table-cell>
            </table:table-row>
            <table:table-row>
              <table:table-cell office:value-type="string">
                <text:p>err1316:</text:p>
              </table:table-cell>
              <table:table-cell office:value-type="float" office:value="8.88178E-016">
                <text:p>8.88178E-016</text:p>
              </table:table-cell>
            </table:table-row>
            <table:table-row>
              <table:table-cell office:value-type="string">
                <text:p>err1317:</text:p>
              </table:table-cell>
              <table:table-cell office:value-type="float" office:value="8.88178E-016">
                <text:p>8.88178E-016</text:p>
              </table:table-cell>
            </table:table-row>
            <table:table-row>
              <table:table-cell office:value-type="string">
                <text:p>err1318:</text:p>
              </table:table-cell>
              <table:table-cell office:value-type="float" office:value="8.88178E-016">
                <text:p>8.88178E-016</text:p>
              </table:table-cell>
            </table:table-row>
            <table:table-row>
              <table:table-cell office:value-type="string">
                <text:p>err1319:</text:p>
              </table:table-cell>
              <table:table-cell office:value-type="float" office:value="8.88178E-016">
                <text:p>8.88178E-016</text:p>
              </table:table-cell>
            </table:table-row>
            <table:table-row>
              <table:table-cell office:value-type="string">
                <text:p>err1320:</text:p>
              </table:table-cell>
              <table:table-cell office:value-type="float" office:value="8.88178E-016">
                <text:p>8.88178E-016</text:p>
              </table:table-cell>
            </table:table-row>
            <table:table-row>
              <table:table-cell office:value-type="string">
                <text:p>err1321:</text:p>
              </table:table-cell>
              <table:table-cell office:value-type="float" office:value="8.88178E-016">
                <text:p>8.88178E-016</text:p>
              </table:table-cell>
            </table:table-row>
            <table:table-row>
              <table:table-cell office:value-type="string">
                <text:p>err1322:</text:p>
              </table:table-cell>
              <table:table-cell office:value-type="float" office:value="8.88178E-016">
                <text:p>8.88178E-016</text:p>
              </table:table-cell>
            </table:table-row>
            <table:table-row>
              <table:table-cell office:value-type="string">
                <text:p>err1323:</text:p>
              </table:table-cell>
              <table:table-cell office:value-type="float" office:value="8.88178E-016">
                <text:p>8.88178E-016</text:p>
              </table:table-cell>
            </table:table-row>
            <table:table-row>
              <table:table-cell office:value-type="string">
                <text:p>err1324:</text:p>
              </table:table-cell>
              <table:table-cell office:value-type="float" office:value="8.88178E-016">
                <text:p>8.88178E-016</text:p>
              </table:table-cell>
            </table:table-row>
            <table:table-row>
              <table:table-cell office:value-type="string">
                <text:p>err1325:</text:p>
              </table:table-cell>
              <table:table-cell office:value-type="float" office:value="8.88178E-016">
                <text:p>8.88178E-016</text:p>
              </table:table-cell>
            </table:table-row>
            <table:table-row>
              <table:table-cell office:value-type="string">
                <text:p>err1326:</text:p>
              </table:table-cell>
              <table:table-cell office:value-type="float" office:value="8.88178E-016">
                <text:p>8.88178E-016</text:p>
              </table:table-cell>
            </table:table-row>
            <table:table-row>
              <table:table-cell office:value-type="string">
                <text:p>err1327:</text:p>
              </table:table-cell>
              <table:table-cell office:value-type="float" office:value="8.88178E-016">
                <text:p>8.88178E-016</text:p>
              </table:table-cell>
            </table:table-row>
            <table:table-row>
              <table:table-cell office:value-type="string">
                <text:p>err1328: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